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P4" style:parent-style-name="Standard" style:family="paragraph">
      <style:text-properties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T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" style:parent-style-name="Основнойшрифтабзаца" style:family="text">
      <style:text-properties fo:font-weight="bold" style:font-weight-asian="bold" style:font-weight-complex="bold"/>
    </style:style>
    <style:style style:name="T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T16" style:parent-style-name="Основнойшрифтабзаца" style:family="text">
      <style:text-properties fo:font-weight="bold" style:font-weight-asian="bold" style:font-weight-complex="bold"/>
    </style:style>
    <style:style style:name="T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" style:parent-style-name="Основнойшрифтабзаца" style:family="text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" style:parent-style-name="Основнойшрифтабзаца" style:family="text">
      <style:text-properties fo:font-weight="bold" style:font-weight-asian="bold" style:font-weight-complex="bold"/>
    </style:style>
    <style:style style:name="T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4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4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5" style:parent-style-name="Standard" style:family="paragraph">
      <style:text-properties fo:language="ru" fo:country="RU"/>
    </style:style>
    <style:style style:name="T66" style:parent-style-name="Основнойшрифтабзаца" style:family="text">
      <style:text-properties fo:font-weight="bold" style:font-weight-asian="bold" style:font-weight-complex="bold"/>
    </style:style>
    <style:style style:name="T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T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80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5" style:parent-style-name="Основнойшрифтабзаца" style:family="text">
      <style:text-properties fo:font-weight="bold" style:font-weight-asian="bold" style:font-weight-complex="bold"/>
    </style:style>
    <style:style style:name="T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font-weight="bold" style:font-weight-asian="bold" style:font-weight-complex="bold"/>
    </style:style>
    <style:style style:name="T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0" style:parent-style-name="Основнойшрифтабзаца" style:family="text">
      <style:text-properties fo:font-weight="bold" style:font-weight-asian="bold" style:font-weight-complex="bold"/>
    </style:style>
    <style:style style:name="T1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font-weight="bold" style:font-weight-asian="bold" style:font-weight-complex="bold"/>
    </style:style>
    <style:style style:name="T1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P131" style:parent-style-name="Standard" style:family="paragraph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134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135" style:parent-style-name="Standard" style:family="paragraph">
      <style:text-properties fo:language="ru" fo:country="RU"/>
    </style:style>
    <style:style style:name="T136" style:parent-style-name="Основнойшрифтабзаца" style:family="text">
      <style:text-properties fo:font-weight="bold" style:font-weight-asian="bold" style:font-weight-complex="bold"/>
    </style:style>
    <style:style style:name="T1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8" style:parent-style-name="Основнойшрифтабзаца" style:family="text">
      <style:text-properties fo:font-weight="bold" style:font-weight-asian="bold" style:font-weight-complex="bold"/>
    </style:style>
    <style:style style:name="T139" style:parent-style-name="Основнойшрифтабзаца" style:family="text">
      <style:text-properties fo:font-weight="bold" style:font-weight-asian="bold" style:font-weight-complex="bold"/>
    </style:style>
    <style:style style:name="T1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P147" style:parent-style-name="Standard" style:family="paragraph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155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61" style:parent-style-name="Основнойшрифтабзаца" style:family="text">
      <style:text-properties fo:font-weight="bold" style:font-weight-asian="bold" style:font-weight-complex="bold"/>
    </style:style>
    <style:style style:name="T1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language="ru" fo:country="RU"/>
    </style:style>
    <style:style style:name="T172" style:parent-style-name="Основнойшрифтабзаца" style:family="text">
      <style:text-properties fo:font-weight="bold" style:font-weight-asian="bold" style:font-weight-complex="bold"/>
    </style:style>
    <style:style style:name="T17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" style:parent-style-name="Основнойшрифтабзаца" style:family="text">
      <style:text-properties fo:language="ru" fo:country="RU"/>
    </style:style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language="ru" fo:country="RU"/>
    </style:style>
    <style:style style:name="T177" style:parent-style-name="Основнойшрифтабзаца" style:family="text">
      <style:text-properties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T179" style:parent-style-name="Основнойшрифтабзаца" style:family="text">
      <style:text-properties fo:language="ru" fo:country="RU"/>
    </style:style>
    <style:style style:name="T180" style:parent-style-name="Основнойшрифтабзаца" style:family="text">
      <style:text-properties fo:language="ru" fo:country="RU"/>
    </style:style>
    <style:style style:name="T181" style:parent-style-name="Основнойшрифтабзаца" style:family="text">
      <style:text-properties fo:language="ru" fo:country="RU"/>
    </style:style>
    <style:style style:name="T18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5" style:parent-style-name="Основнойшрифтабзаца" style:family="text">
      <style:text-properties fo:font-weight="bold" style:font-weight-asian="bold" style:font-weight-complex="bold"/>
    </style:style>
    <style:style style:name="T1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Основнойшрифтабзац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Основнойшрифтабзаца" style:family="text">
      <style:text-properties fo:language="ru" fo:country="RU"/>
    </style:style>
    <style:style style:name="T192" style:parent-style-name="Основнойшрифтабзаца" style:family="text">
      <style:text-properties fo:language="ru" fo:country="RU"/>
    </style:style>
    <style:style style:name="T193" style:parent-style-name="Основнойшрифтабзаца" style:family="text">
      <style:text-properties fo:language="ru" fo:country="RU"/>
    </style:style>
    <style:style style:name="T194" style:parent-style-name="Основнойшрифтабзаца" style:family="text">
      <style:text-properties fo:language="ru" fo:country="RU"/>
    </style:style>
    <style:style style:name="T195" style:parent-style-name="Основнойшрифтабзаца" style:family="text">
      <style:text-properties fo:language="ru" fo:country="RU"/>
    </style:style>
    <style:style style:name="T196" style:parent-style-name="Основнойшрифтабзаца" style:family="text">
      <style:text-properties fo:font-weight="bold" style:font-weight-asian="bold" style:font-weight-complex="bold"/>
    </style:style>
    <style:style style:name="T197" style:parent-style-name="Основнойшрифтабзаца" style:family="text">
      <style:text-properties fo:font-weight="bold" style:font-weight-asian="bold" style:font-weight-complex="bold"/>
    </style:style>
    <style:style style:name="T1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9" style:parent-style-name="Основнойшрифтабзаца" style:family="text">
      <style:text-properties fo:language="ru" fo:country="RU"/>
    </style:style>
    <style:style style:name="T200" style:parent-style-name="Основнойшрифтабзаца" style:family="text">
      <style:text-properties fo:language="ru" fo:country="RU"/>
    </style:style>
    <style:style style:name="T201" style:parent-style-name="Основнойшрифтабзаца" style:family="text">
      <style:text-properties fo:language="ru" fo:country="RU"/>
    </style:style>
    <style:style style:name="T202" style:parent-style-name="Основнойшрифтабзаца" style:family="text">
      <style:text-properties fo:language="ru" fo:country="RU"/>
    </style:style>
    <style:style style:name="T203" style:parent-style-name="Основнойшрифтабзаца" style:family="text">
      <style:text-properties fo:language="ru" fo:country="RU"/>
    </style:style>
    <style:style style:name="T204" style:parent-style-name="Основнойшрифтабзаца" style:family="text">
      <style:text-properties fo:language="ru" fo:country="RU"/>
    </style:style>
    <style:style style:name="T205" style:parent-style-name="Основнойшрифтабзаца" style:family="text">
      <style:text-properties fo:language="ru" fo:country="RU"/>
    </style:style>
    <style:style style:name="P206" style:parent-style-name="Standard" style:family="paragraph">
      <style:text-properties fo:language="ru" fo:country="RU"/>
    </style:style>
    <style:style style:name="T207" style:parent-style-name="Основнойшрифтабзаца" style:family="text">
      <style:text-properties fo:language="ru" fo:country="RU"/>
    </style:style>
    <style:style style:name="T20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0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10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11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12" style:parent-style-name="Основнойшрифтабзаца" style:family="text">
      <style:text-properties fo:font-weight="bold" style:font-weight-asian="bold" style:font-weight-complex="bold"/>
    </style:style>
    <style:style style:name="T2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4" style:parent-style-name="Основнойшрифтабзаца" style:family="text">
      <style:text-properties fo:font-weight="bold" style:font-weight-asian="bold" style:font-weight-complex="bold"/>
    </style:style>
    <style:style style:name="T2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" style:parent-style-name="Основнойшрифтабзаца" style:family="text">
      <style:text-properties fo:font-weight="bold" style:font-weight-asian="bold" style:font-weight-complex="bold"/>
    </style:style>
    <style:style style:name="T2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0" style:parent-style-name="Основнойшрифтабзаца" style:family="text">
      <style:text-properties fo:language="ru" fo:country="RU"/>
    </style:style>
    <style:style style:name="T221" style:parent-style-name="Основнойшрифтабзаца" style:family="text">
      <style:text-properties fo:language="ru" fo:country="RU"/>
    </style:style>
    <style:style style:name="T222" style:parent-style-name="Основнойшрифтабзаца" style:family="text">
      <style:text-properties fo:language="ru" fo:country="RU"/>
    </style:style>
    <style:style style:name="T223" style:parent-style-name="Основнойшрифтабзаца" style:family="text">
      <style:text-properties fo:language="ru" fo:country="RU"/>
    </style:style>
    <style:style style:name="T224" style:parent-style-name="Основнойшрифтабзаца" style:family="text">
      <style:text-properties fo:language="ru" fo:country="RU"/>
    </style:style>
    <style:style style:name="T225" style:parent-style-name="Основнойшрифтабзаца" style:family="text">
      <style:text-properties fo:language="ru" fo:country="RU"/>
    </style:style>
    <style:style style:name="T226" style:parent-style-name="Основнойшрифтабзаца" style:family="text">
      <style:text-properties fo:language="ru" fo:country="RU"/>
    </style:style>
    <style:style style:name="T227" style:parent-style-name="Основнойшрифтабзаца" style:family="text">
      <style:text-properties fo:language="ru" fo:country="RU"/>
    </style:style>
    <style:style style:name="T228" style:parent-style-name="Основнойшрифтабзаца" style:family="text">
      <style:text-properties fo:language="ru" fo:country="RU"/>
    </style:style>
    <style:style style:name="T229" style:parent-style-name="Основнойшрифтабзаца" style:family="text">
      <style:text-properties fo:language="ru" fo:country="RU"/>
    </style:style>
    <style:style style:name="T230" style:parent-style-name="Основнойшрифтабзаца" style:family="text">
      <style:text-properties fo:language="ru" fo:country="RU"/>
    </style:style>
    <style:style style:name="T231" style:parent-style-name="Основнойшрифтабзаца" style:family="text">
      <style:text-properties fo:language="ru" fo:country="RU"/>
    </style:style>
    <style:style style:name="T232" style:parent-style-name="Основнойшрифтабзаца" style:family="text">
      <style:text-properties fo:language="ru" fo:country="RU"/>
    </style:style>
    <style:style style:name="T233" style:parent-style-name="Основнойшрифтабзаца" style:family="text">
      <style:text-properties fo:language="ru" fo:country="RU"/>
    </style:style>
    <style:style style:name="T234" style:parent-style-name="Основнойшрифтабзаца" style:family="text">
      <style:text-properties fo:language="ru" fo:country="RU"/>
    </style:style>
    <style:style style:name="P235" style:parent-style-name="Standard" style:family="paragraph">
      <style:text-properties fo:language="ru" fo:country="RU"/>
    </style:style>
    <style:style style:name="T236" style:parent-style-name="Основнойшрифтабзаца" style:family="text">
      <style:text-properties fo:language="ru" fo:country="RU"/>
    </style:style>
    <style:style style:name="T2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46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51" style:parent-style-name="Основнойшрифтабзаца" style:family="text">
      <style:text-properties fo:font-weight="bold" style:font-weight-asian="bold" style:font-weight-complex="bold"/>
    </style:style>
    <style:style style:name="T2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3" style:parent-style-name="Основнойшрифтабзаца" style:family="text">
      <style:text-properties fo:language="ru" fo:country="RU"/>
    </style:style>
    <style:style style:name="T254" style:parent-style-name="Основнойшрифтабзаца" style:family="text">
      <style:text-properties fo:language="ru" fo:country="RU"/>
    </style:style>
    <style:style style:name="T255" style:parent-style-name="Основнойшрифтабзаца" style:family="text">
      <style:text-properties fo:language="ru" fo:country="RU"/>
    </style:style>
    <style:style style:name="T256" style:parent-style-name="Основнойшрифтабзаца" style:family="text">
      <style:text-properties fo:language="ru" fo:country="RU"/>
    </style:style>
    <style:style style:name="T257" style:parent-style-name="Основнойшрифтабзаца" style:family="text">
      <style:text-properties fo:language="ru" fo:country="RU"/>
    </style:style>
    <style:style style:name="T258" style:parent-style-name="Основнойшрифтабзаца" style:family="text">
      <style:text-properties fo:language="ru" fo:country="RU"/>
    </style:style>
    <style:style style:name="T259" style:parent-style-name="Основнойшрифтабзаца" style:family="text">
      <style:text-properties fo:language="ru" fo:country="RU"/>
    </style:style>
    <style:style style:name="T260" style:parent-style-name="Основнойшрифтабзаца" style:family="text">
      <style:text-properties fo:language="ru" fo:country="RU"/>
    </style:style>
    <style:style style:name="T261" style:parent-style-name="Основнойшрифтабзаца" style:family="text">
      <style:text-properties fo:language="ru" fo:country="RU"/>
    </style:style>
    <style:style style:name="T262" style:parent-style-name="Основнойшрифтабзаца" style:family="text">
      <style:text-properties fo:language="ru" fo:country="RU"/>
    </style:style>
    <style:style style:name="T2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64" style:parent-style-name="Основнойшрифтабзаца" style:family="text">
      <style:text-properties fo:font-weight="bold" style:font-weight-asian="bold" style:font-weight-complex="bold"/>
    </style:style>
    <style:style style:name="T2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66" style:parent-style-name="Основнойшрифтабзаца" style:family="text">
      <style:text-properties fo:language="ru" fo:country="RU"/>
    </style:style>
    <style:style style:name="T267" style:parent-style-name="Основнойшрифтабзаца" style:family="text">
      <style:text-properties fo:language="ru" fo:country="RU"/>
    </style:style>
    <style:style style:name="T268" style:parent-style-name="Основнойшрифтабзаца" style:family="text">
      <style:text-properties fo:language="ru" fo:country="RU"/>
    </style:style>
    <style:style style:name="T269" style:parent-style-name="Основнойшрифтабзаца" style:family="text">
      <style:text-properties fo:language="ru" fo:country="RU"/>
    </style:style>
    <style:style style:name="T270" style:parent-style-name="Основнойшрифтабзаца" style:family="text">
      <style:text-properties fo:language="ru" fo:country="RU"/>
    </style:style>
    <style:style style:name="T271" style:parent-style-name="Основнойшрифтабзаца" style:family="text">
      <style:text-properties fo:language="ru" fo:country="RU"/>
    </style:style>
    <style:style style:name="T272" style:parent-style-name="Основнойшрифтабзаца" style:family="text">
      <style:text-properties fo:language="ru" fo:country="RU"/>
    </style:style>
    <style:style style:name="T273" style:parent-style-name="Основнойшрифтабзаца" style:family="text">
      <style:text-properties fo:language="ru" fo:country="RU"/>
    </style:style>
    <style:style style:name="P274" style:parent-style-name="Standard" style:family="paragraph">
      <style:text-properties fo:language="ru" fo:country="RU"/>
    </style:style>
    <style:style style:name="T275" style:parent-style-name="Основнойшрифтабзаца" style:family="text">
      <style:text-properties fo:language="ru" fo:country="RU"/>
    </style:style>
    <style:style style:name="T276" style:parent-style-name="Основнойшрифтабзаца" style:family="text">
      <style:text-properties fo:language="ru" fo:country="RU"/>
    </style:style>
    <style:style style:name="T277" style:parent-style-name="Основнойшрифтабзаца" style:family="text">
      <style:text-properties fo:font-weight="bold" style:font-weight-asian="bold" style:font-weight-complex="bold"/>
    </style:style>
    <style:style style:name="T27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79" style:parent-style-name="Основнойшрифтабзаца" style:family="text">
      <style:text-properties fo:language="ru" fo:country="RU"/>
    </style:style>
    <style:style style:name="T280" style:parent-style-name="Основнойшрифтабзаца" style:family="text">
      <style:text-properties fo:language="ru" fo:country="RU"/>
    </style:style>
    <style:style style:name="T281" style:parent-style-name="Основнойшрифтабзаца" style:family="text">
      <style:text-properties fo:language="ru" fo:country="RU"/>
    </style:style>
    <style:style style:name="T282" style:parent-style-name="Основнойшрифтабзаца" style:family="text">
      <style:text-properties fo:language="ru" fo:country="RU"/>
    </style:style>
    <style:style style:name="T283" style:parent-style-name="Основнойшрифтабзаца" style:family="text">
      <style:text-properties fo:language="ru" fo:country="RU"/>
    </style:style>
    <style:style style:name="T284" style:parent-style-name="Основнойшрифтабзаца" style:family="text">
      <style:text-properties fo:language="ru" fo:country="RU"/>
    </style:style>
    <style:style style:name="T285" style:parent-style-name="Основнойшрифтабзаца" style:family="text">
      <style:text-properties fo:language="ru" fo:country="RU"/>
    </style:style>
    <style:style style:name="T286" style:parent-style-name="Основнойшрифтабзаца" style:family="text">
      <style:text-properties fo:language="ru" fo:country="RU"/>
    </style:style>
    <style:style style:name="T287" style:parent-style-name="Основнойшрифтабзаца" style:family="text">
      <style:text-properties fo:language="ru" fo:country="RU"/>
    </style:style>
    <style:style style:name="T28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9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91" style:parent-style-name="Основнойшрифтабзаца" style:family="text">
      <style:text-properties fo:font-weight="bold" style:font-weight-asian="bold" style:font-weight-complex="bold"/>
    </style:style>
    <style:style style:name="T292" style:parent-style-name="Основнойшрифтабзаца" style:family="text">
      <style:text-properties fo:language="ru" fo:country="RU"/>
    </style:style>
    <style:style style:name="T293" style:parent-style-name="Основнойшрифтабзаца" style:family="text">
      <style:text-properties fo:language="ru" fo:country="RU"/>
    </style:style>
    <style:style style:name="T294" style:parent-style-name="Основнойшрифтабзаца" style:family="text">
      <style:text-properties fo:language="ru" fo:country="RU"/>
    </style:style>
    <style:style style:name="T295" style:parent-style-name="Основнойшрифтабзаца" style:family="text">
      <style:text-properties fo:language="ru" fo:country="RU"/>
    </style:style>
    <style:style style:name="T296" style:parent-style-name="Основнойшрифтабзаца" style:family="text">
      <style:text-properties fo:language="ru" fo:country="RU"/>
    </style:style>
    <style:style style:name="T297" style:parent-style-name="Основнойшрифтабзаца" style:family="text">
      <style:text-properties fo:language="ru" fo:country="RU"/>
    </style:style>
    <style:style style:name="T298" style:parent-style-name="Основнойшрифтабзаца" style:family="text">
      <style:text-properties fo:language="ru" fo:country="RU"/>
    </style:style>
    <style:style style:name="T299" style:parent-style-name="Основнойшрифтабзаца" style:family="text">
      <style:text-properties fo:language="ru" fo:country="RU"/>
    </style:style>
    <style:style style:name="P300" style:parent-style-name="Standard" style:family="paragraph">
      <style:text-properties fo:language="ru" fo:country="RU"/>
    </style:style>
    <style:style style:name="T301" style:parent-style-name="Основнойшрифтабзаца" style:family="text">
      <style:text-properties fo:language="ru" fo:country="RU"/>
    </style:style>
    <style:style style:name="T302" style:parent-style-name="Основнойшрифтабзаца" style:family="text">
      <style:text-properties fo:language="ru" fo:country="RU"/>
    </style:style>
    <style:style style:name="T303" style:parent-style-name="Основнойшрифтабзаца" style:family="text">
      <style:text-properties fo:font-weight="bold" style:font-weight-asian="bold" style:font-weight-complex="bold"/>
    </style:style>
    <style:style style:name="T3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05" style:parent-style-name="Основнойшрифтабзаца" style:family="text">
      <style:text-properties fo:language="ru" fo:country="RU"/>
    </style:style>
    <style:style style:name="T306" style:parent-style-name="Основнойшрифтабзаца" style:family="text">
      <style:text-properties fo:language="ru" fo:country="RU"/>
    </style:style>
    <style:style style:name="T307" style:parent-style-name="Основнойшрифтабзаца" style:family="text">
      <style:text-properties fo:language="ru" fo:country="RU"/>
    </style:style>
    <style:style style:name="T308" style:parent-style-name="Основнойшрифтабзаца" style:family="text">
      <style:text-properties fo:language="ru" fo:country="RU"/>
    </style:style>
    <style:style style:name="T309" style:parent-style-name="Основнойшрифтабзаца" style:family="text">
      <style:text-properties fo:language="ru" fo:country="RU"/>
    </style:style>
    <style:style style:name="T310" style:parent-style-name="Основнойшрифтабзаца" style:family="text">
      <style:text-properties fo:language="ru" fo:country="RU"/>
    </style:style>
    <style:style style:name="T311" style:parent-style-name="Основнойшрифтабзаца" style:family="text">
      <style:text-properties fo:language="ru" fo:country="RU"/>
    </style:style>
    <style:style style:name="T312" style:parent-style-name="Основнойшрифтабзаца" style:family="text">
      <style:text-properties fo:language="ru" fo:country="RU"/>
    </style:style>
    <style:style style:name="T313" style:parent-style-name="Основнойшрифтабзаца" style:family="text">
      <style:text-properties fo:language="ru" fo:country="RU"/>
    </style:style>
    <style:style style:name="T314" style:parent-style-name="Основнойшрифтабзаца" style:family="text">
      <style:text-properties fo:font-weight="bold" style:font-weight-asian="bold" style:font-weight-complex="bold"/>
    </style:style>
    <style:style style:name="T3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16" style:parent-style-name="Основнойшрифтабзаца" style:family="text">
      <style:text-properties fo:language="ru" fo:country="RU"/>
    </style:style>
    <style:style style:name="T317" style:parent-style-name="Основнойшрифтабзаца" style:family="text">
      <style:text-properties fo:language="ru" fo:country="RU"/>
    </style:style>
    <style:style style:name="T318" style:parent-style-name="Основнойшрифтабзаца" style:family="text">
      <style:text-properties fo:language="ru" fo:country="RU"/>
    </style:style>
    <style:style style:name="T319" style:parent-style-name="Основнойшрифтабзаца" style:family="text">
      <style:text-properties fo:language="ru" fo:country="RU"/>
    </style:style>
    <style:style style:name="T320" style:parent-style-name="Основнойшрифтабзаца" style:family="text">
      <style:text-properties fo:language="ru" fo:country="RU"/>
    </style:style>
    <style:style style:name="T321" style:parent-style-name="Основнойшрифтабзаца" style:family="text">
      <style:text-properties fo:language="ru" fo:country="RU"/>
    </style:style>
    <style:style style:name="P322" style:parent-style-name="Standard" style:family="paragraph">
      <style:text-properties fo:language="ru" fo:country="RU"/>
    </style:style>
    <style:style style:name="T323" style:parent-style-name="Основнойшрифтабзаца" style:family="text">
      <style:text-properties fo:language="ru" fo:country="RU"/>
    </style:style>
    <style:style style:name="T32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325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326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27" style:parent-style-name="Основнойшрифтабзаца" style:family="text">
      <style:text-properties fo:font-weight="bold" style:font-weight-asian="bold" style:font-weight-complex="bold"/>
    </style:style>
    <style:style style:name="T3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29" style:parent-style-name="Основнойшрифтабзаца" style:family="text">
      <style:text-properties fo:font-weight="bold" style:font-weight-asian="bold" style:font-weight-complex="bold"/>
    </style:style>
    <style:style style:name="T3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2" style:parent-style-name="Основнойшрифтабзаца" style:family="text">
      <style:text-properties fo:font-weight="bold" style:font-weight-asian="bold" style:font-weight-complex="bold"/>
    </style:style>
    <style:style style:name="T33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5" style:parent-style-name="Основнойшрифтабзаца" style:family="text">
      <style:text-properties fo:language="ru" fo:country="RU"/>
    </style:style>
    <style:style style:name="T336" style:parent-style-name="Основнойшрифтабзаца" style:family="text">
      <style:text-properties fo:language="ru" fo:country="RU"/>
    </style:style>
    <style:style style:name="T337" style:parent-style-name="Основнойшрифтабзаца" style:family="text">
      <style:text-properties fo:language="ru" fo:country="RU"/>
    </style:style>
    <style:style style:name="T338" style:parent-style-name="Основнойшрифтабзаца" style:family="text">
      <style:text-properties fo:language="ru" fo:country="RU"/>
    </style:style>
    <style:style style:name="T339" style:parent-style-name="Основнойшрифтабзаца" style:family="text">
      <style:text-properties fo:language="ru" fo:country="RU"/>
    </style:style>
    <style:style style:name="T340" style:parent-style-name="Основнойшрифтабзаца" style:family="text">
      <style:text-properties fo:language="ru" fo:country="RU"/>
    </style:style>
    <style:style style:name="T341" style:parent-style-name="Основнойшрифтабзаца" style:family="text">
      <style:text-properties fo:language="ru" fo:country="RU"/>
    </style:style>
    <style:style style:name="T342" style:parent-style-name="Основнойшрифтабзаца" style:family="text">
      <style:text-properties fo:language="ru" fo:country="RU"/>
    </style:style>
    <style:style style:name="T343" style:parent-style-name="Основнойшрифтабзаца" style:family="text">
      <style:text-properties fo:language="ru" fo:country="RU"/>
    </style:style>
    <style:style style:name="T344" style:parent-style-name="Основнойшрифтабзаца" style:family="text">
      <style:text-properties fo:language="ru" fo:country="RU"/>
    </style:style>
    <style:style style:name="T345" style:parent-style-name="Основнойшрифтабзаца" style:family="text">
      <style:text-properties fo:language="ru" fo:country="RU"/>
    </style:style>
    <style:style style:name="T346" style:parent-style-name="Основнойшрифтабзаца" style:family="text">
      <style:text-properties fo:language="ru" fo:country="RU"/>
    </style:style>
    <style:style style:name="T347" style:parent-style-name="Основнойшрифтабзаца" style:family="text">
      <style:text-properties fo:language="ru" fo:country="RU"/>
    </style:style>
    <style:style style:name="T348" style:parent-style-name="Основнойшрифтабзаца" style:family="text">
      <style:text-properties fo:language="ru" fo:country="RU"/>
    </style:style>
    <style:style style:name="T349" style:parent-style-name="Основнойшрифтабзаца" style:family="text">
      <style:text-properties fo:language="ru" fo:country="RU"/>
    </style:style>
    <style:style style:name="T350" style:parent-style-name="Основнойшрифтабзаца" style:family="text">
      <style:text-properties fo:language="ru" fo:country="RU"/>
    </style:style>
    <style:style style:name="P351" style:parent-style-name="Standard" style:family="paragraph">
      <style:text-properties fo:language="ru" fo:country="RU"/>
    </style:style>
    <style:style style:name="T352" style:parent-style-name="Основнойшрифтабзаца" style:family="text">
      <style:text-properties fo:language="ru" fo:country="RU"/>
    </style:style>
    <style:style style:name="T3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361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6" style:parent-style-name="Основнойшрифтабзаца" style:family="text">
      <style:text-properties fo:font-weight="bold" style:font-weight-asian="bold" style:font-weight-complex="bold"/>
    </style:style>
    <style:style style:name="T3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68" style:parent-style-name="Основнойшрифтабзаца" style:family="text">
      <style:text-properties fo:language="ru" fo:country="RU"/>
    </style:style>
    <style:style style:name="T369" style:parent-style-name="Основнойшрифтабзаца" style:family="text">
      <style:text-properties fo:language="ru" fo:country="RU"/>
    </style:style>
    <style:style style:name="T370" style:parent-style-name="Основнойшрифтабзаца" style:family="text">
      <style:text-properties fo:language="ru" fo:country="RU"/>
    </style:style>
    <style:style style:name="T371" style:parent-style-name="Основнойшрифтабзаца" style:family="text">
      <style:text-properties fo:language="ru" fo:country="RU"/>
    </style:style>
    <style:style style:name="T372" style:parent-style-name="Основнойшрифтабзаца" style:family="text">
      <style:text-properties fo:language="ru" fo:country="RU"/>
    </style:style>
    <style:style style:name="T373" style:parent-style-name="Основнойшрифтабзаца" style:family="text">
      <style:text-properties fo:language="ru" fo:country="RU"/>
    </style:style>
    <style:style style:name="T374" style:parent-style-name="Основнойшрифтабзаца" style:family="text">
      <style:text-properties fo:language="ru" fo:country="RU"/>
    </style:style>
    <style:style style:name="T375" style:parent-style-name="Основнойшрифтабзаца" style:family="text">
      <style:text-properties fo:language="ru" fo:country="RU"/>
    </style:style>
    <style:style style:name="T376" style:parent-style-name="Основнойшрифтабзаца" style:family="text">
      <style:text-properties fo:language="ru" fo:country="RU"/>
    </style:style>
    <style:style style:name="T377" style:parent-style-name="Основнойшрифтабзаца" style:family="text">
      <style:text-properties fo:language="ru" fo:country="RU"/>
    </style:style>
    <style:style style:name="T378" style:parent-style-name="Основнойшрифтабзаца" style:family="text">
      <style:text-properties fo:language="ru" fo:country="RU"/>
    </style:style>
    <style:style style:name="T37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80" style:parent-style-name="Основнойшрифтабзаца" style:family="text">
      <style:text-properties fo:font-weight="bold" style:font-weight-asian="bold" style:font-weight-complex="bold"/>
    </style:style>
    <style:style style:name="T3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82" style:parent-style-name="Основнойшрифтабзаца" style:family="text">
      <style:text-properties fo:language="ru" fo:country="RU"/>
    </style:style>
    <style:style style:name="T383" style:parent-style-name="Основнойшрифтабзаца" style:family="text">
      <style:text-properties fo:language="ru" fo:country="RU"/>
    </style:style>
    <style:style style:name="T384" style:parent-style-name="Основнойшрифтабзаца" style:family="text">
      <style:text-properties fo:language="ru" fo:country="RU"/>
    </style:style>
    <style:style style:name="T385" style:parent-style-name="Основнойшрифтабзаца" style:family="text">
      <style:text-properties fo:language="ru" fo:country="RU"/>
    </style:style>
    <style:style style:name="T386" style:parent-style-name="Основнойшрифтабзаца" style:family="text">
      <style:text-properties fo:language="ru" fo:country="RU"/>
    </style:style>
    <style:style style:name="T387" style:parent-style-name="Основнойшрифтабзаца" style:family="text">
      <style:text-properties fo:language="ru" fo:country="RU"/>
    </style:style>
    <style:style style:name="T388" style:parent-style-name="Основнойшрифтабзаца" style:family="text">
      <style:text-properties fo:language="ru" fo:country="RU"/>
    </style:style>
    <style:style style:name="P389" style:parent-style-name="Standard" style:family="paragraph">
      <style:text-properties fo:language="ru" fo:country="RU"/>
    </style:style>
    <style:style style:name="T390" style:parent-style-name="Основнойшрифтабзаца" style:family="text">
      <style:text-properties fo:language="ru" fo:country="RU"/>
    </style:style>
    <style:style style:name="T391" style:parent-style-name="Основнойшрифтабзаца" style:family="text">
      <style:text-properties fo:language="ru" fo:country="RU"/>
    </style:style>
    <style:style style:name="T392" style:parent-style-name="Основнойшрифтабзаца" style:family="text">
      <style:text-properties fo:font-weight="bold" style:font-weight-asian="bold" style:font-weight-complex="bold"/>
    </style:style>
    <style:style style:name="T3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94" style:parent-style-name="Основнойшрифтабзаца" style:family="text">
      <style:text-properties fo:language="ru" fo:country="RU"/>
    </style:style>
    <style:style style:name="T395" style:parent-style-name="Основнойшрифтабзаца" style:family="text">
      <style:text-properties fo:language="ru" fo:country="RU"/>
    </style:style>
    <style:style style:name="T396" style:parent-style-name="Основнойшрифтабзаца" style:family="text">
      <style:text-properties fo:language="ru" fo:country="RU"/>
    </style:style>
    <style:style style:name="T397" style:parent-style-name="Основнойшрифтабзаца" style:family="text">
      <style:text-properties fo:language="ru" fo:country="RU"/>
    </style:style>
    <style:style style:name="T398" style:parent-style-name="Основнойшрифтабзаца" style:family="text">
      <style:text-properties fo:language="ru" fo:country="RU"/>
    </style:style>
    <style:style style:name="T399" style:parent-style-name="Основнойшрифтабзаца" style:family="text">
      <style:text-properties fo:language="ru" fo:country="RU"/>
    </style:style>
    <style:style style:name="T400" style:parent-style-name="Основнойшрифтабзаца" style:family="text">
      <style:text-properties fo:language="ru" fo:country="RU"/>
    </style:style>
    <style:style style:name="T401" style:parent-style-name="Основнойшрифтабзаца" style:family="text">
      <style:text-properties fo:language="ru" fo:country="RU"/>
    </style:style>
    <style:style style:name="T402" style:parent-style-name="Основнойшрифтабзаца" style:family="text">
      <style:text-properties fo:language="ru" fo:country="RU"/>
    </style:style>
    <style:style style:name="T403" style:parent-style-name="Основнойшрифтабзаца" style:family="text">
      <style:text-properties fo:language="ru" fo:country="RU"/>
    </style:style>
    <style:style style:name="T4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8" style:parent-style-name="Основнойшрифтабзаца" style:family="text">
      <style:text-properties fo:font-weight="bold" style:font-weight-asian="bold" style:font-weight-complex="bold"/>
    </style:style>
    <style:style style:name="T409" style:parent-style-name="Основнойшрифтабзаца" style:family="text">
      <style:text-properties fo:language="ru" fo:country="RU"/>
    </style:style>
    <style:style style:name="T410" style:parent-style-name="Основнойшрифтабзаца" style:family="text">
      <style:text-properties fo:language="ru" fo:country="RU"/>
    </style:style>
    <style:style style:name="T411" style:parent-style-name="Основнойшрифтабзаца" style:family="text">
      <style:text-properties fo:language="ru" fo:country="RU"/>
    </style:style>
    <style:style style:name="T412" style:parent-style-name="Основнойшрифтабзаца" style:family="text">
      <style:text-properties fo:language="ru" fo:country="RU"/>
    </style:style>
    <style:style style:name="T413" style:parent-style-name="Основнойшрифтабзаца" style:family="text">
      <style:text-properties fo:language="ru" fo:country="RU"/>
    </style:style>
    <style:style style:name="T414" style:parent-style-name="Основнойшрифтабзаца" style:family="text">
      <style:text-properties fo:language="ru" fo:country="RU"/>
    </style:style>
    <style:style style:name="T415" style:parent-style-name="Основнойшрифтабзаца" style:family="text">
      <style:text-properties fo:language="ru" fo:country="RU"/>
    </style:style>
    <style:style style:name="P416" style:parent-style-name="Standard" style:family="paragraph">
      <style:text-properties fo:language="ru" fo:country="RU"/>
    </style:style>
    <style:style style:name="T417" style:parent-style-name="Основнойшрифтабзаца" style:family="text">
      <style:text-properties fo:language="ru" fo:country="RU"/>
    </style:style>
    <style:style style:name="T418" style:parent-style-name="Основнойшрифтабзаца" style:family="text">
      <style:text-properties fo:language="ru" fo:country="RU"/>
    </style:style>
    <style:style style:name="T419" style:parent-style-name="Основнойшрифтабзаца" style:family="text">
      <style:text-properties fo:font-weight="bold" style:font-weight-asian="bold" style:font-weight-complex="bold"/>
    </style:style>
    <style:style style:name="T4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21" style:parent-style-name="Основнойшрифтабзаца" style:family="text">
      <style:text-properties fo:language="ru" fo:country="RU"/>
    </style:style>
    <style:style style:name="T422" style:parent-style-name="Основнойшрифтабзаца" style:family="text">
      <style:text-properties fo:language="ru" fo:country="RU"/>
    </style:style>
    <style:style style:name="T423" style:parent-style-name="Основнойшрифтабзаца" style:family="text">
      <style:text-properties fo:language="ru" fo:country="RU"/>
    </style:style>
    <style:style style:name="T424" style:parent-style-name="Основнойшрифтабзаца" style:family="text">
      <style:text-properties fo:language="ru" fo:country="RU"/>
    </style:style>
    <style:style style:name="T425" style:parent-style-name="Основнойшрифтабзаца" style:family="text">
      <style:text-properties fo:language="ru" fo:country="RU"/>
    </style:style>
    <style:style style:name="T426" style:parent-style-name="Основнойшрифтабзаца" style:family="text">
      <style:text-properties fo:language="ru" fo:country="RU"/>
    </style:style>
    <style:style style:name="T427" style:parent-style-name="Основнойшрифтабзаца" style:family="text">
      <style:text-properties fo:language="ru" fo:country="RU"/>
    </style:style>
    <style:style style:name="T428" style:parent-style-name="Основнойшрифтабзаца" style:family="text">
      <style:text-properties fo:language="ru" fo:country="RU"/>
    </style:style>
    <style:style style:name="T429" style:parent-style-name="Основнойшрифтабзаца" style:family="text">
      <style:text-properties fo:font-weight="bold" style:font-weight-asian="bold" style:font-weight-complex="bold"/>
    </style:style>
    <style:style style:name="T4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31" style:parent-style-name="Основнойшрифтабзаца" style:family="text">
      <style:text-properties fo:language="ru" fo:country="RU"/>
    </style:style>
    <style:style style:name="T432" style:parent-style-name="Основнойшрифтабзаца" style:family="text">
      <style:text-properties fo:language="ru" fo:country="RU"/>
    </style:style>
    <style:style style:name="T433" style:parent-style-name="Основнойшрифтабзаца" style:family="text">
      <style:text-properties fo:language="ru" fo:country="RU"/>
    </style:style>
    <style:style style:name="T434" style:parent-style-name="Основнойшрифтабзаца" style:family="text">
      <style:text-properties fo:language="ru" fo:country="RU"/>
    </style:style>
    <style:style style:name="T435" style:parent-style-name="Основнойшрифтабзаца" style:family="text">
      <style:text-properties fo:language="ru" fo:country="RU"/>
    </style:style>
    <style:style style:name="T436" style:parent-style-name="Основнойшрифтабзаца" style:family="text">
      <style:text-properties fo:language="ru" fo:country="RU"/>
    </style:style>
    <style:style style:name="T437" style:parent-style-name="Основнойшрифтабзаца" style:family="text">
      <style:text-properties fo:language="ru" fo:country="RU"/>
    </style:style>
    <style:style style:name="P438" style:parent-style-name="Standard" style:family="paragraph">
      <style:text-properties fo:language="ru" fo:country="RU"/>
    </style:style>
    <style:style style:name="T439" style:parent-style-name="Основнойшрифтабзаца" style:family="text">
      <style:text-properties fo:language="ru" fo:country="RU"/>
    </style:style>
    <style:style style:name="T44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441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44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43" style:parent-style-name="Основнойшрифтабзаца" style:family="text">
      <style:text-properties fo:font-weight="bold" style:font-weight-asian="bold" style:font-weight-complex="bold"/>
    </style:style>
    <style:style style:name="T4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5" style:parent-style-name="Основнойшрифтабзаца" style:family="text">
      <style:text-properties fo:font-weight="bold" style:font-weight-asian="bold" style:font-weight-complex="bold"/>
    </style:style>
    <style:style style:name="T4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8" style:parent-style-name="Основнойшрифтабзаца" style:family="text">
      <style:text-properties fo:font-weight="bold" style:font-weight-asian="bold" style:font-weight-complex="bold"/>
    </style:style>
    <style:style style:name="T4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51" style:parent-style-name="Основнойшрифтабзаца" style:family="text">
      <style:text-properties fo:language="ru" fo:country="RU"/>
    </style:style>
    <style:style style:name="T452" style:parent-style-name="Основнойшрифтабзаца" style:family="text">
      <style:text-properties fo:language="ru" fo:country="RU"/>
    </style:style>
    <style:style style:name="T453" style:parent-style-name="Основнойшрифтабзаца" style:family="text">
      <style:text-properties fo:language="ru" fo:country="RU"/>
    </style:style>
    <style:style style:name="T454" style:parent-style-name="Основнойшрифтабзаца" style:family="text">
      <style:text-properties fo:language="ru" fo:country="RU"/>
    </style:style>
    <style:style style:name="T455" style:parent-style-name="Основнойшрифтабзаца" style:family="text">
      <style:text-properties fo:language="ru" fo:country="RU"/>
    </style:style>
    <style:style style:name="T456" style:parent-style-name="Основнойшрифтабзаца" style:family="text">
      <style:text-properties fo:language="ru" fo:country="RU"/>
    </style:style>
    <style:style style:name="T457" style:parent-style-name="Основнойшрифтабзаца" style:family="text">
      <style:text-properties fo:language="ru" fo:country="RU"/>
    </style:style>
    <style:style style:name="T458" style:parent-style-name="Основнойшрифтабзаца" style:family="text">
      <style:text-properties fo:language="ru" fo:country="RU"/>
    </style:style>
    <style:style style:name="T459" style:parent-style-name="Основнойшрифтабзаца" style:family="text">
      <style:text-properties fo:language="ru" fo:country="RU"/>
    </style:style>
    <style:style style:name="T460" style:parent-style-name="Основнойшрифтабзаца" style:family="text">
      <style:text-properties fo:language="ru" fo:country="RU"/>
    </style:style>
    <style:style style:name="T461" style:parent-style-name="Основнойшрифтабзаца" style:family="text">
      <style:text-properties fo:language="ru" fo:country="RU"/>
    </style:style>
    <style:style style:name="T462" style:parent-style-name="Основнойшрифтабзаца" style:family="text">
      <style:text-properties fo:language="ru" fo:country="RU"/>
    </style:style>
    <style:style style:name="P463" style:parent-style-name="Standard" style:family="paragraph">
      <style:text-properties fo:language="ru" fo:country="RU"/>
    </style:style>
    <style:style style:name="T464" style:parent-style-name="Основнойшрифтабзаца" style:family="text">
      <style:text-properties fo:language="ru" fo:country="RU"/>
    </style:style>
    <style:style style:name="T4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6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6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474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9" style:parent-style-name="Основнойшрифтабзаца" style:family="text">
      <style:text-properties fo:font-weight="bold" style:font-weight-asian="bold" style:font-weight-complex="bold"/>
    </style:style>
    <style:style style:name="T48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81" style:parent-style-name="Основнойшрифтабзаца" style:family="text">
      <style:text-properties fo:language="ru" fo:country="RU"/>
    </style:style>
    <style:style style:name="T482" style:parent-style-name="Основнойшрифтабзаца" style:family="text">
      <style:text-properties fo:language="ru" fo:country="RU"/>
    </style:style>
    <style:style style:name="T483" style:parent-style-name="Основнойшрифтабзаца" style:family="text">
      <style:text-properties fo:language="ru" fo:country="RU"/>
    </style:style>
    <style:style style:name="T484" style:parent-style-name="Основнойшрифтабзаца" style:family="text">
      <style:text-properties fo:language="ru" fo:country="RU"/>
    </style:style>
    <style:style style:name="T485" style:parent-style-name="Основнойшрифтабзаца" style:family="text">
      <style:text-properties fo:language="ru" fo:country="RU"/>
    </style:style>
    <style:style style:name="T486" style:parent-style-name="Основнойшрифтабзаца" style:family="text">
      <style:text-properties fo:language="ru" fo:country="RU"/>
    </style:style>
    <style:style style:name="T487" style:parent-style-name="Основнойшрифтабзаца" style:family="text">
      <style:text-properties fo:language="ru" fo:country="RU"/>
    </style:style>
    <style:style style:name="T488" style:parent-style-name="Основнойшрифтабзаца" style:family="text">
      <style:text-properties fo:language="ru" fo:country="RU"/>
    </style:style>
    <style:style style:name="T489" style:parent-style-name="Основнойшрифтабзаца" style:family="text">
      <style:text-properties fo:language="ru" fo:country="RU"/>
    </style:style>
    <style:style style:name="T490" style:parent-style-name="Основнойшрифтабзаца" style:family="text">
      <style:text-properties fo:language="ru" fo:country="RU"/>
    </style:style>
    <style:style style:name="T4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92" style:parent-style-name="Основнойшрифтабзаца" style:family="text">
      <style:text-properties fo:font-weight="bold" style:font-weight-asian="bold" style:font-weight-complex="bold"/>
    </style:style>
    <style:style style:name="T4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94" style:parent-style-name="Основнойшрифтабзаца" style:family="text">
      <style:text-properties fo:language="ru" fo:country="RU"/>
    </style:style>
    <style:style style:name="T495" style:parent-style-name="Основнойшрифтабзаца" style:family="text">
      <style:text-properties fo:language="ru" fo:country="RU"/>
    </style:style>
    <style:style style:name="T496" style:parent-style-name="Основнойшрифтабзаца" style:family="text">
      <style:text-properties fo:language="ru" fo:country="RU"/>
    </style:style>
    <style:style style:name="T497" style:parent-style-name="Основнойшрифтабзаца" style:family="text">
      <style:text-properties fo:language="ru" fo:country="RU"/>
    </style:style>
    <style:style style:name="T498" style:parent-style-name="Основнойшрифтабзаца" style:family="text">
      <style:text-properties fo:language="ru" fo:country="RU"/>
    </style:style>
    <style:style style:name="T499" style:parent-style-name="Основнойшрифтабзаца" style:family="text">
      <style:text-properties fo:language="ru" fo:country="RU"/>
    </style:style>
    <style:style style:name="T500" style:parent-style-name="Основнойшрифтабзаца" style:family="text">
      <style:text-properties fo:language="ru" fo:country="RU"/>
    </style:style>
    <style:style style:name="T501" style:parent-style-name="Основнойшрифтабзаца" style:family="text">
      <style:text-properties fo:language="ru" fo:country="RU"/>
    </style:style>
    <style:style style:name="P502" style:parent-style-name="Standard" style:family="paragraph">
      <style:text-properties fo:language="ru" fo:country="RU"/>
    </style:style>
    <style:style style:name="T503" style:parent-style-name="Основнойшрифтабзаца" style:family="text">
      <style:text-properties fo:language="ru" fo:country="RU"/>
    </style:style>
    <style:style style:name="T504" style:parent-style-name="Основнойшрифтабзаца" style:family="text">
      <style:text-properties fo:language="ru" fo:country="RU"/>
    </style:style>
    <style:style style:name="T505" style:parent-style-name="Основнойшрифтабзаца" style:family="text">
      <style:text-properties fo:font-weight="bold" style:font-weight-asian="bold" style:font-weight-complex="bold"/>
    </style:style>
    <style:style style:name="T5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07" style:parent-style-name="Основнойшрифтабзаца" style:family="text">
      <style:text-properties fo:language="ru" fo:country="RU"/>
    </style:style>
    <style:style style:name="T508" style:parent-style-name="Основнойшрифтабзаца" style:family="text">
      <style:text-properties fo:language="ru" fo:country="RU"/>
    </style:style>
    <style:style style:name="T509" style:parent-style-name="Основнойшрифтабзаца" style:family="text">
      <style:text-properties fo:language="ru" fo:country="RU"/>
    </style:style>
    <style:style style:name="T510" style:parent-style-name="Основнойшрифтабзаца" style:family="text">
      <style:text-properties fo:language="ru" fo:country="RU"/>
    </style:style>
    <style:style style:name="T511" style:parent-style-name="Основнойшрифтабзаца" style:family="text">
      <style:text-properties fo:language="ru" fo:country="RU"/>
    </style:style>
    <style:style style:name="T512" style:parent-style-name="Основнойшрифтабзаца" style:family="text">
      <style:text-properties fo:language="ru" fo:country="RU"/>
    </style:style>
    <style:style style:name="T513" style:parent-style-name="Основнойшрифтабзаца" style:family="text">
      <style:text-properties fo:language="ru" fo:country="RU"/>
    </style:style>
    <style:style style:name="T514" style:parent-style-name="Основнойшрифтабзаца" style:family="text">
      <style:text-properties fo:language="ru" fo:country="RU"/>
    </style:style>
    <style:style style:name="T515" style:parent-style-name="Основнойшрифтабзаца" style:family="text">
      <style:text-properties fo:language="ru" fo:country="RU"/>
    </style:style>
    <style:style style:name="T5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20" style:parent-style-name="Основнойшрифтабзаца" style:family="text">
      <style:text-properties fo:font-weight="bold" style:font-weight-asian="bold" style:font-weight-complex="bold"/>
    </style:style>
    <style:style style:name="T521" style:parent-style-name="Основнойшрифтабзаца" style:family="text">
      <style:text-properties fo:language="ru" fo:country="RU"/>
    </style:style>
    <style:style style:name="T522" style:parent-style-name="Основнойшрифтабзаца" style:family="text">
      <style:text-properties fo:language="ru" fo:country="RU"/>
    </style:style>
    <style:style style:name="T523" style:parent-style-name="Основнойшрифтабзаца" style:family="text">
      <style:text-properties fo:language="ru" fo:country="RU"/>
    </style:style>
    <style:style style:name="T524" style:parent-style-name="Основнойшрифтабзаца" style:family="text">
      <style:text-properties fo:language="ru" fo:country="RU"/>
    </style:style>
    <style:style style:name="T525" style:parent-style-name="Основнойшрифтабзаца" style:family="text">
      <style:text-properties fo:language="ru" fo:country="RU"/>
    </style:style>
    <style:style style:name="T526" style:parent-style-name="Основнойшрифтабзаца" style:family="text">
      <style:text-properties fo:language="ru" fo:country="RU"/>
    </style:style>
    <style:style style:name="T527" style:parent-style-name="Основнойшрифтабзаца" style:family="text">
      <style:text-properties fo:language="ru" fo:country="RU"/>
    </style:style>
    <style:style style:name="T528" style:parent-style-name="Основнойшрифтабзаца" style:family="text">
      <style:text-properties fo:language="ru" fo:country="RU"/>
    </style:style>
    <style:style style:name="P529" style:parent-style-name="Standard" style:family="paragraph">
      <style:text-properties fo:language="ru" fo:country="RU"/>
    </style:style>
    <style:style style:name="T530" style:parent-style-name="Основнойшрифтабзаца" style:family="text">
      <style:text-properties fo:language="ru" fo:country="RU"/>
    </style:style>
    <style:style style:name="T531" style:parent-style-name="Основнойшрифтабзаца" style:family="text">
      <style:text-properties fo:language="ru" fo:country="RU"/>
    </style:style>
    <style:style style:name="T532" style:parent-style-name="Основнойшрифтабзаца" style:family="text">
      <style:text-properties fo:font-weight="bold" style:font-weight-asian="bold" style:font-weight-complex="bold"/>
    </style:style>
    <style:style style:name="T53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34" style:parent-style-name="Основнойшрифтабзаца" style:family="text">
      <style:text-properties fo:language="ru" fo:country="RU"/>
    </style:style>
    <style:style style:name="T535" style:parent-style-name="Основнойшрифтабзаца" style:family="text">
      <style:text-properties fo:language="ru" fo:country="RU"/>
    </style:style>
    <style:style style:name="T536" style:parent-style-name="Основнойшрифтабзаца" style:family="text">
      <style:text-properties fo:language="ru" fo:country="RU"/>
    </style:style>
    <style:style style:name="T537" style:parent-style-name="Основнойшрифтабзаца" style:family="text">
      <style:text-properties fo:language="ru" fo:country="RU"/>
    </style:style>
    <style:style style:name="T538" style:parent-style-name="Основнойшрифтабзаца" style:family="text">
      <style:text-properties fo:language="ru" fo:country="RU"/>
    </style:style>
    <style:style style:name="T539" style:parent-style-name="Основнойшрифтабзаца" style:family="text">
      <style:text-properties fo:language="ru" fo:country="RU"/>
    </style:style>
    <style:style style:name="T540" style:parent-style-name="Основнойшрифтабзаца" style:family="text">
      <style:text-properties fo:language="ru" fo:country="RU"/>
    </style:style>
    <style:style style:name="T541" style:parent-style-name="Основнойшрифтабзаца" style:family="text">
      <style:text-properties fo:language="ru" fo:country="RU"/>
    </style:style>
    <style:style style:name="T542" style:parent-style-name="Основнойшрифтабзаца" style:family="text">
      <style:text-properties fo:font-weight="bold" style:font-weight-asian="bold" style:font-weight-complex="bold"/>
    </style:style>
    <style:style style:name="T5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44" style:parent-style-name="Основнойшрифтабзаца" style:family="text">
      <style:text-properties fo:language="ru" fo:country="RU"/>
    </style:style>
    <style:style style:name="T545" style:parent-style-name="Основнойшрифтабзаца" style:family="text">
      <style:text-properties fo:language="ru" fo:country="RU"/>
    </style:style>
    <style:style style:name="T546" style:parent-style-name="Основнойшрифтабзаца" style:family="text">
      <style:text-properties fo:language="ru" fo:country="RU"/>
    </style:style>
    <style:style style:name="T547" style:parent-style-name="Основнойшрифтабзаца" style:family="text">
      <style:text-properties fo:language="ru" fo:country="RU"/>
    </style:style>
    <style:style style:name="T548" style:parent-style-name="Основнойшрифтабзаца" style:family="text">
      <style:text-properties fo:language="ru" fo:country="RU"/>
    </style:style>
    <style:style style:name="T549" style:parent-style-name="Основнойшрифтабзаца" style:family="text">
      <style:text-properties fo:language="ru" fo:country="RU"/>
    </style:style>
    <style:style style:name="T550" style:parent-style-name="Основнойшрифтабзаца" style:family="text">
      <style:text-properties fo:language="ru" fo:country="RU"/>
    </style:style>
    <style:style style:name="P551" style:parent-style-name="Standard" style:family="paragraph">
      <style:text-properties fo:language="ru" fo:country="RU"/>
    </style:style>
    <style:style style:name="T552" style:parent-style-name="Основнойшрифтабзаца" style:family="text">
      <style:text-properties fo:language="ru" fo:country="RU"/>
    </style:style>
    <style:style style:name="T5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54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55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56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57" style:parent-style-name="Основнойшрифтабзаца" style:family="text">
      <style:text-properties fo:font-weight="bold" style:font-weight-asian="bold" style:font-weight-complex="bold"/>
    </style:style>
    <style:style style:name="T5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9" style:parent-style-name="Основнойшрифтабзаца" style:family="text">
      <style:text-properties fo:font-weight="bold" style:font-weight-asian="bold" style:font-weight-complex="bold"/>
    </style:style>
    <style:style style:name="T5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62" style:parent-style-name="Основнойшрифтабзаца" style:family="text">
      <style:text-properties fo:font-weight="bold" style:font-weight-asian="bold" style:font-weight-complex="bold"/>
    </style:style>
    <style:style style:name="T5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65" style:parent-style-name="Основнойшрифтабзаца" style:family="text">
      <style:text-properties fo:language="ru" fo:country="RU"/>
    </style:style>
    <style:style style:name="T566" style:parent-style-name="Основнойшрифтабзаца" style:family="text">
      <style:text-properties fo:language="ru" fo:country="RU"/>
    </style:style>
    <style:style style:name="T567" style:parent-style-name="Основнойшрифтабзаца" style:family="text">
      <style:text-properties fo:language="ru" fo:country="RU"/>
    </style:style>
    <style:style style:name="T568" style:parent-style-name="Основнойшрифтабзаца" style:family="text">
      <style:text-properties fo:language="ru" fo:country="RU"/>
    </style:style>
    <style:style style:name="P569" style:parent-style-name="Standard" style:family="paragraph">
      <style:text-properties fo:language="ru" fo:country="RU"/>
    </style:style>
    <style:style style:name="T5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78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8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8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8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85" style:parent-style-name="Основнойшрифтабзаца" style:family="text">
      <style:text-properties fo:font-weight="bold" style:font-weight-asian="bold" style:font-weight-complex="bold"/>
    </style:style>
    <style:style style:name="T5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87" style:parent-style-name="Основнойшрифтабзаца" style:family="text">
      <style:text-properties fo:language="ru" fo:country="RU"/>
    </style:style>
    <style:style style:name="T588" style:parent-style-name="Основнойшрифтабзаца" style:family="text">
      <style:text-properties fo:language="ru" fo:country="RU"/>
    </style:style>
    <style:style style:name="T589" style:parent-style-name="Основнойшрифтабзаца" style:family="text">
      <style:text-properties fo:language="ru" fo:country="RU"/>
    </style:style>
    <style:style style:name="T590" style:parent-style-name="Основнойшрифтабзаца" style:family="text">
      <style:text-properties fo:language="ru" fo:country="RU"/>
    </style:style>
    <style:style style:name="T591" style:parent-style-name="Основнойшрифтабзаца" style:family="text">
      <style:text-properties fo:language="ru" fo:country="RU"/>
    </style:style>
    <style:style style:name="T592" style:parent-style-name="Основнойшрифтабзаца" style:family="text">
      <style:text-properties fo:language="ru" fo:country="RU"/>
    </style:style>
    <style:style style:name="T593" style:parent-style-name="Основнойшрифтабзаца" style:family="text">
      <style:text-properties fo:language="ru" fo:country="RU"/>
    </style:style>
    <style:style style:name="T594" style:parent-style-name="Основнойшрифтабзаца" style:family="text">
      <style:text-properties fo:language="ru" fo:country="RU"/>
    </style:style>
    <style:style style:name="T595" style:parent-style-name="Основнойшрифтабзаца" style:family="text">
      <style:text-properties fo:language="ru" fo:country="RU"/>
    </style:style>
    <style:style style:name="T596" style:parent-style-name="Основнойшрифтабзаца" style:family="text">
      <style:text-properties fo:language="ru" fo:country="RU"/>
    </style:style>
    <style:style style:name="T59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98" style:parent-style-name="Основнойшрифтабзаца" style:family="text">
      <style:text-properties fo:font-weight="bold" style:font-weight-asian="bold" style:font-weight-complex="bold"/>
    </style:style>
    <style:style style:name="T5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00" style:parent-style-name="Основнойшрифтабзаца" style:family="text">
      <style:text-properties fo:language="ru" fo:country="RU"/>
    </style:style>
    <style:style style:name="T601" style:parent-style-name="Основнойшрифтабзаца" style:family="text">
      <style:text-properties fo:language="ru" fo:country="RU"/>
    </style:style>
    <style:style style:name="T602" style:parent-style-name="Основнойшрифтабзаца" style:family="text">
      <style:text-properties fo:language="ru" fo:country="RU"/>
    </style:style>
    <style:style style:name="T603" style:parent-style-name="Основнойшрифтабзаца" style:family="text">
      <style:text-properties fo:language="ru" fo:country="RU"/>
    </style:style>
    <style:style style:name="T604" style:parent-style-name="Основнойшрифтабзаца" style:family="text">
      <style:text-properties fo:language="ru" fo:country="RU"/>
    </style:style>
    <style:style style:name="T605" style:parent-style-name="Основнойшрифтабзаца" style:family="text">
      <style:text-properties fo:language="ru" fo:country="RU"/>
    </style:style>
    <style:style style:name="T606" style:parent-style-name="Основнойшрифтабзаца" style:family="text">
      <style:text-properties fo:language="ru" fo:country="RU"/>
    </style:style>
    <style:style style:name="P607" style:parent-style-name="Standard" style:family="paragraph">
      <style:text-properties fo:language="ru" fo:country="RU"/>
    </style:style>
    <style:style style:name="T608" style:parent-style-name="Основнойшрифтабзаца" style:family="text">
      <style:text-properties fo:language="ru" fo:country="RU"/>
    </style:style>
    <style:style style:name="T609" style:parent-style-name="Основнойшрифтабзаца" style:family="text">
      <style:text-properties fo:language="ru" fo:country="RU"/>
    </style:style>
    <style:style style:name="T610" style:parent-style-name="Основнойшрифтабзаца" style:family="text">
      <style:text-properties fo:font-weight="bold" style:font-weight-asian="bold" style:font-weight-complex="bold"/>
    </style:style>
    <style:style style:name="T611" style:parent-style-name="Основнойшрифтабзаца" style:family="text">
      <style:text-properties fo:font-weight="bold" style:font-weight-asian="bold" style:font-weight-complex="bold"/>
    </style:style>
    <style:style style:name="T6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13" style:parent-style-name="Основнойшрифтабзаца" style:family="text">
      <style:text-properties fo:language="ru" fo:country="RU"/>
    </style:style>
    <style:style style:name="T614" style:parent-style-name="Основнойшрифтабзаца" style:family="text">
      <style:text-properties fo:language="ru" fo:country="RU"/>
    </style:style>
    <style:style style:name="T615" style:parent-style-name="Основнойшрифтабзаца" style:family="text">
      <style:text-properties fo:language="ru" fo:country="RU"/>
    </style:style>
    <style:style style:name="T616" style:parent-style-name="Основнойшрифтабзаца" style:family="text">
      <style:text-properties fo:language="ru" fo:country="RU"/>
    </style:style>
    <style:style style:name="T617" style:parent-style-name="Основнойшрифтабзаца" style:family="text">
      <style:text-properties fo:language="ru" fo:country="RU"/>
    </style:style>
    <style:style style:name="T618" style:parent-style-name="Основнойшрифтабзаца" style:family="text">
      <style:text-properties fo:language="ru" fo:country="RU"/>
    </style:style>
    <style:style style:name="T619" style:parent-style-name="Основнойшрифтабзаца" style:family="text">
      <style:text-properties fo:language="ru" fo:country="RU"/>
    </style:style>
    <style:style style:name="T620" style:parent-style-name="Основнойшрифтабзаца" style:family="text">
      <style:text-properties fo:language="ru" fo:country="RU"/>
    </style:style>
    <style:style style:name="T621" style:parent-style-name="Основнойшрифтабзаца" style:family="text">
      <style:text-properties fo:language="ru" fo:country="RU"/>
    </style:style>
    <style:style style:name="T6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2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25" style:parent-style-name="Основнойшрифтабзаца" style:family="text">
      <style:text-properties fo:font-weight="bold" style:font-weight-asian="bold" style:font-weight-complex="bold"/>
    </style:style>
    <style:style style:name="T626" style:parent-style-name="Основнойшрифтабзаца" style:family="text">
      <style:text-properties fo:language="ru" fo:country="RU"/>
    </style:style>
    <style:style style:name="T627" style:parent-style-name="Основнойшрифтабзаца" style:family="text">
      <style:text-properties fo:language="ru" fo:country="RU"/>
    </style:style>
    <style:style style:name="T628" style:parent-style-name="Основнойшрифтабзаца" style:family="text">
      <style:text-properties fo:language="ru" fo:country="RU"/>
    </style:style>
    <style:style style:name="T629" style:parent-style-name="Основнойшрифтабзаца" style:family="text">
      <style:text-properties fo:language="ru" fo:country="RU"/>
    </style:style>
    <style:style style:name="T630" style:parent-style-name="Основнойшрифтабзаца" style:family="text">
      <style:text-properties fo:language="ru" fo:country="RU"/>
    </style:style>
    <style:style style:name="T631" style:parent-style-name="Основнойшрифтабзаца" style:family="text">
      <style:text-properties fo:language="ru" fo:country="RU"/>
    </style:style>
    <style:style style:name="T632" style:parent-style-name="Основнойшрифтабзаца" style:family="text">
      <style:text-properties fo:language="ru" fo:country="RU"/>
    </style:style>
    <style:style style:name="P633" style:parent-style-name="Standard" style:family="paragraph">
      <style:text-properties fo:language="ru" fo:country="RU"/>
    </style:style>
    <style:style style:name="T634" style:parent-style-name="Основнойшрифтабзаца" style:family="text">
      <style:text-properties fo:language="ru" fo:country="RU"/>
    </style:style>
    <style:style style:name="T635" style:parent-style-name="Основнойшрифтабзаца" style:family="text">
      <style:text-properties fo:language="ru" fo:country="RU"/>
    </style:style>
    <style:style style:name="T636" style:parent-style-name="Основнойшрифтабзаца" style:family="text">
      <style:text-properties fo:font-weight="bold" style:font-weight-asian="bold" style:font-weight-complex="bold"/>
    </style:style>
    <style:style style:name="T637" style:parent-style-name="Основнойшрифтабзаца" style:family="text">
      <style:text-properties fo:font-weight="bold" style:font-weight-asian="bold" style:font-weight-complex="bold"/>
    </style:style>
    <style:style style:name="T6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39" style:parent-style-name="Основнойшрифтабзаца" style:family="text">
      <style:text-properties fo:language="ru" fo:country="RU"/>
    </style:style>
    <style:style style:name="T640" style:parent-style-name="Основнойшрифтабзаца" style:family="text">
      <style:text-properties fo:language="ru" fo:country="RU"/>
    </style:style>
    <style:style style:name="T641" style:parent-style-name="Основнойшрифтабзаца" style:family="text">
      <style:text-properties fo:language="ru" fo:country="RU"/>
    </style:style>
    <style:style style:name="T642" style:parent-style-name="Основнойшрифтабзаца" style:family="text">
      <style:text-properties fo:language="ru" fo:country="RU"/>
    </style:style>
    <style:style style:name="T643" style:parent-style-name="Основнойшрифтабзаца" style:family="text">
      <style:text-properties fo:language="ru" fo:country="RU"/>
    </style:style>
    <style:style style:name="T644" style:parent-style-name="Основнойшрифтабзаца" style:family="text">
      <style:text-properties fo:language="ru" fo:country="RU"/>
    </style:style>
    <style:style style:name="P645" style:parent-style-name="Standard" style:family="paragraph">
      <style:text-properties fo:language="ru" fo:country="RU"/>
    </style:style>
    <style:style style:name="T646" style:parent-style-name="Основнойшрифтабзаца" style:family="text">
      <style:text-properties fo:language="ru" fo:country="RU"/>
    </style:style>
    <style:style style:name="T647" style:parent-style-name="Основнойшрифтабзаца" style:family="text">
      <style:text-properties fo:language="ru" fo:country="RU"/>
    </style:style>
    <style:style style:name="T648" style:parent-style-name="Основнойшрифтабзаца" style:family="text">
      <style:text-properties fo:language="ru" fo:country="RU"/>
    </style:style>
    <style:style style:name="T649" style:parent-style-name="Основнойшрифтабзаца" style:family="text">
      <style:text-properties fo:font-weight="bold" style:font-weight-asian="bold" style:font-weight-complex="bold"/>
    </style:style>
    <style:style style:name="T6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51" style:parent-style-name="Основнойшрифтабзаца" style:family="text">
      <style:text-properties fo:language="ru" fo:country="RU"/>
    </style:style>
    <style:style style:name="T652" style:parent-style-name="Основнойшрифтабзаца" style:family="text">
      <style:text-properties fo:language="ru" fo:country="RU"/>
    </style:style>
    <style:style style:name="T653" style:parent-style-name="Основнойшрифтабзаца" style:family="text">
      <style:text-properties fo:language="ru" fo:country="RU"/>
    </style:style>
    <style:style style:name="T654" style:parent-style-name="Основнойшрифтабзаца" style:family="text">
      <style:text-properties fo:language="ru" fo:country="RU"/>
    </style:style>
    <style:style style:name="T655" style:parent-style-name="Основнойшрифтабзаца" style:family="text">
      <style:text-properties fo:language="ru" fo:country="RU"/>
    </style:style>
    <style:style style:name="T656" style:parent-style-name="Основнойшрифтабзаца" style:family="text">
      <style:text-properties fo:language="ru" fo:country="RU"/>
    </style:style>
    <style:style style:name="P657" style:parent-style-name="Standard" style:family="paragraph">
      <style:text-properties fo:language="ru" fo:country="RU"/>
    </style:style>
    <style:style style:name="T658" style:parent-style-name="Основнойшрифтабзаца" style:family="text">
      <style:text-properties fo:language="ru" fo:country="RU"/>
    </style:style>
    <style:style style:name="T6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67" style:parent-style-name="Основнойшрифтабзаца" style:family="text">
      <style:text-properties fo:language="ru" fo:country="RU"/>
    </style:style>
    <style:style style:name="T668" style:parent-style-name="Основнойшрифтабзаца" style:family="text">
      <style:text-properties fo:language="ru" fo:country="RU"/>
    </style:style>
    <style:style style:name="T669" style:parent-style-name="Основнойшрифтабзаца" style:family="text">
      <style:text-properties fo:language="ru" fo:country="RU"/>
    </style:style>
    <style:style style:name="T670" style:parent-style-name="Основнойшрифтабзаца" style:family="text">
      <style:text-properties fo:language="ru" fo:country="RU"/>
    </style:style>
    <style:style style:name="T671" style:parent-style-name="Основнойшрифтабзаца" style:family="text">
      <style:text-properties fo:language="ru" fo:country="RU"/>
    </style:style>
    <style:style style:name="T672" style:parent-style-name="Основнойшрифтабзаца" style:family="text">
      <style:text-properties fo:language="ru" fo:country="RU"/>
    </style:style>
    <style:style style:name="T673" style:parent-style-name="Основнойшрифтабзаца" style:family="text">
      <style:text-properties fo:language="ru" fo:country="RU"/>
    </style:style>
    <style:style style:name="T674" style:parent-style-name="Основнойшрифтабзаца" style:family="text">
      <style:text-properties fo:language="ru" fo:country="RU"/>
    </style:style>
    <style:style style:name="T675" style:parent-style-name="Основнойшрифтабзаца" style:family="text">
      <style:text-properties fo:language="ru" fo:country="RU"/>
    </style:style>
    <style:style style:name="P676" style:parent-style-name="Standard" style:family="paragraph">
      <style:text-properties fo:language="ru" fo:country="RU"/>
    </style:style>
    <style:style style:name="T677" style:parent-style-name="Основнойшрифтабзаца" style:family="text">
      <style:text-properties fo:language="ru" fo:country="RU"/>
    </style:style>
    <style:style style:name="T67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8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8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84" style:parent-style-name="Основнойшрифтабзаца" style:family="text">
      <style:text-properties fo:language="ru" fo:country="RU"/>
    </style:style>
    <style:style style:name="T685" style:parent-style-name="Основнойшрифтабзаца" style:family="text">
      <style:text-properties fo:language="ru" fo:country="RU"/>
    </style:style>
    <style:style style:name="T686" style:parent-style-name="Основнойшрифтабзаца" style:family="text">
      <style:text-properties fo:language="ru" fo:country="RU"/>
    </style:style>
    <style:style style:name="T687" style:parent-style-name="Основнойшрифтабзаца" style:family="text">
      <style:text-properties fo:language="ru" fo:country="RU"/>
    </style:style>
    <style:style style:name="T688" style:parent-style-name="Основнойшрифтабзаца" style:family="text">
      <style:text-properties fo:language="ru" fo:country="RU"/>
    </style:style>
    <style:style style:name="T689" style:parent-style-name="Основнойшрифтабзаца" style:family="text">
      <style:text-properties fo:language="ru" fo:country="RU"/>
    </style:style>
    <style:style style:name="T690" style:parent-style-name="Основнойшрифтабзаца" style:family="text">
      <style:text-properties fo:language="ru" fo:country="RU"/>
    </style:style>
    <style:style style:name="P691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9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9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0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3" style:parent-style-name="Основнойшрифтабзаца" style:family="text">
      <style:text-properties fo:language="ru" fo:country="RU"/>
    </style:style>
    <style:style style:name="T704" style:parent-style-name="Основнойшрифтабзаца" style:family="text">
      <style:text-properties fo:language="ru" fo:country="RU"/>
    </style:style>
    <style:style style:name="T705" style:parent-style-name="Основнойшрифтабзаца" style:family="text">
      <style:text-properties fo:language="ru" fo:country="RU"/>
    </style:style>
    <style:style style:name="P706" style:parent-style-name="Standard" style:family="paragraph">
      <style:text-properties fo:language="ru" fo:country="RU"/>
    </style:style>
    <style:style style:name="T707" style:parent-style-name="Основнойшрифтабзаца" style:family="text">
      <style:text-properties fo:language="ru" fo:country="RU"/>
    </style:style>
    <style:style style:name="T70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1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1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1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14" style:parent-style-name="Основнойшрифтабзаца" style:family="text">
      <style:text-properties fo:language="ru" fo:country="RU"/>
    </style:style>
    <style:style style:name="T715" style:parent-style-name="Основнойшрифтабзаца" style:family="text">
      <style:text-properties fo:language="ru" fo:country="RU"/>
    </style:style>
    <style:style style:name="T716" style:parent-style-name="Основнойшрифтабзаца" style:family="text">
      <style:text-properties fo:language="ru" fo:country="RU"/>
    </style:style>
    <style:style style:name="T717" style:parent-style-name="Основнойшрифтабзаца" style:family="text">
      <style:text-properties fo:language="ru" fo:country="RU"/>
    </style:style>
    <style:style style:name="T718" style:parent-style-name="Основнойшрифтабзаца" style:family="text">
      <style:text-properties fo:language="ru" fo:country="RU"/>
    </style:style>
    <style:style style:name="T719" style:parent-style-name="Основнойшрифтабзаца" style:family="text">
      <style:text-properties fo:language="ru" fo:country="RU"/>
    </style:style>
    <style:style style:name="T720" style:parent-style-name="Основнойшрифтабзаца" style:family="text">
      <style:text-properties fo:language="ru" fo:country="RU"/>
    </style:style>
    <style:style style:name="T721" style:parent-style-name="Основнойшрифтабзаца" style:family="text">
      <style:text-properties fo:language="ru" fo:country="RU"/>
    </style:style>
    <style:style style:name="T722" style:parent-style-name="Основнойшрифтабзаца" style:family="text">
      <style:text-properties fo:language="ru" fo:country="RU"/>
    </style:style>
    <style:style style:name="T723" style:parent-style-name="Основнойшрифтабзаца" style:family="text">
      <style:text-properties fo:language="ru" fo:country="RU"/>
    </style:style>
    <style:style style:name="T72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2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2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2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29" style:parent-style-name="Основнойшрифтабзаца" style:family="text">
      <style:text-properties fo:language="ru" fo:country="RU"/>
    </style:style>
    <style:style style:name="T730" style:parent-style-name="Основнойшрифтабзаца" style:family="text">
      <style:text-properties fo:language="ru" fo:country="RU"/>
    </style:style>
    <style:style style:name="T731" style:parent-style-name="Основнойшрифтабзаца" style:family="text">
      <style:text-properties fo:language="ru" fo:country="RU"/>
    </style:style>
    <style:style style:name="T732" style:parent-style-name="Основнойшрифтабзаца" style:family="text">
      <style:text-properties fo:language="ru" fo:country="RU"/>
    </style:style>
    <style:style style:name="P733" style:parent-style-name="Standard" style:family="paragraph">
      <style:text-properties fo:language="ru" fo:country="RU"/>
    </style:style>
    <style:style style:name="T734" style:parent-style-name="Основнойшрифтабзаца" style:family="text">
      <style:text-properties fo:language="ru" fo:country="RU"/>
    </style:style>
    <style:style style:name="T7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4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41" style:parent-style-name="Основнойшрифтабзаца" style:family="text">
      <style:text-properties fo:language="ru" fo:country="RU"/>
    </style:style>
    <style:style style:name="T742" style:parent-style-name="Основнойшрифтабзаца" style:family="text">
      <style:text-properties fo:language="ru" fo:country="RU"/>
    </style:style>
    <style:style style:name="T743" style:parent-style-name="Основнойшрифтабзаца" style:family="text">
      <style:text-properties fo:language="ru" fo:country="RU"/>
    </style:style>
    <style:style style:name="T744" style:parent-style-name="Основнойшрифтабзаца" style:family="text">
      <style:text-properties fo:language="ru" fo:country="RU"/>
    </style:style>
    <style:style style:name="T745" style:parent-style-name="Основнойшрифтабзаца" style:family="text">
      <style:text-properties fo:language="ru" fo:country="RU"/>
    </style:style>
    <style:style style:name="T746" style:parent-style-name="Основнойшрифтабзаца" style:family="text">
      <style:text-properties fo:language="ru" fo:country="RU"/>
    </style:style>
    <style:style style:name="T747" style:parent-style-name="Основнойшрифтабзаца" style:family="text">
      <style:text-properties fo:language="ru" fo:country="RU"/>
    </style:style>
    <style:style style:name="T748" style:parent-style-name="Основнойшрифтабзаца" style:family="text">
      <style:text-properties fo:font-weight="bold" style:font-weight-asian="bold" style:font-weight-complex="bold"/>
    </style:style>
    <style:style style:name="T749" style:parent-style-name="Основнойшрифтабзаца" style:family="text">
      <style:text-properties fo:font-weight="bold" style:font-weight-asian="bold" style:font-weight-complex="bold"/>
    </style:style>
    <style:style style:name="T750" style:parent-style-name="Основнойшрифтабзаца" style:family="text">
      <style:text-properties fo:language="ru" fo:country="RU"/>
    </style:style>
    <style:style style:name="T751" style:parent-style-name="Основнойшрифтабзаца" style:family="text">
      <style:text-properties fo:language="ru" fo:country="RU"/>
    </style:style>
    <style:style style:name="T752" style:parent-style-name="Основнойшрифтабзаца" style:family="text">
      <style:text-properties fo:language="ru" fo:country="RU"/>
    </style:style>
    <style:style style:name="T753" style:parent-style-name="Основнойшрифтабзаца" style:family="text">
      <style:text-properties fo:language="ru" fo:country="RU"/>
    </style:style>
    <style:style style:name="T754" style:parent-style-name="Основнойшрифтабзаца" style:family="text">
      <style:text-properties fo:language="ru" fo:country="RU"/>
    </style:style>
    <style:style style:name="T7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56" style:parent-style-name="Основнойшрифтабзаца" style:family="text">
      <style:text-properties fo:language="ru" fo:country="RU"/>
    </style:style>
    <style:style style:name="T7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61" style:parent-style-name="Основнойшрифтабзаца" style:family="text">
      <style:text-properties fo:language="ru" fo:country="RU"/>
    </style:style>
    <style:style style:name="T762" style:parent-style-name="Основнойшрифтабзаца" style:family="text">
      <style:text-properties fo:language="ru" fo:country="RU"/>
    </style:style>
    <style:style style:name="T763" style:parent-style-name="Основнойшрифтабзаца" style:family="text">
      <style:text-properties fo:language="ru" fo:country="RU"/>
    </style:style>
    <style:style style:name="T764" style:parent-style-name="Основнойшрифтабзаца" style:family="text">
      <style:text-properties fo:language="ru" fo:country="RU"/>
    </style:style>
    <style:style style:name="T765" style:parent-style-name="Основнойшрифтабзаца" style:family="text">
      <style:text-properties fo:language="ru" fo:country="RU"/>
    </style:style>
    <style:style style:name="T766" style:parent-style-name="Основнойшрифтабзаца" style:family="text">
      <style:text-properties fo:language="ru" fo:country="RU"/>
    </style:style>
    <style:style style:name="T767" style:parent-style-name="Основнойшрифтабзаца" style:family="text">
      <style:text-properties fo:language="ru" fo:country="RU"/>
    </style:style>
    <style:style style:name="T76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769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74" style:parent-style-name="Основнойшрифтабзаца" style:family="text">
      <style:text-properties fo:language="ru" fo:country="RU"/>
    </style:style>
    <style:style style:name="T775" style:parent-style-name="Основнойшрифтабзаца" style:family="text">
      <style:text-properties fo:language="ru" fo:country="RU"/>
    </style:style>
    <style:style style:name="T776" style:parent-style-name="Основнойшрифтабзаца" style:family="text">
      <style:text-properties fo:language="ru" fo:country="RU"/>
    </style:style>
    <style:style style:name="T777" style:parent-style-name="Основнойшрифтабзаца" style:family="text">
      <style:text-properties fo:language="ru" fo:country="RU"/>
    </style:style>
    <style:style style:name="T778" style:parent-style-name="Основнойшрифтабзаца" style:family="text">
      <style:text-properties fo:font-weight="bold" style:font-weight-asian="bold" style:font-weight-complex="bold"/>
    </style:style>
    <style:style style:name="T7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80" style:parent-style-name="Основнойшрифтабзаца" style:family="text">
      <style:text-properties fo:language="ru" fo:country="RU"/>
    </style:style>
    <style:style style:name="T781" style:parent-style-name="Основнойшрифтабзаца" style:family="text">
      <style:text-properties fo:language="ru" fo:country="RU"/>
    </style:style>
    <style:style style:name="P782" style:parent-style-name="Standard" style:family="paragraph">
      <style:text-properties fo:language="ru" fo:country="RU"/>
    </style:style>
    <style:style style:name="T783" style:parent-style-name="Основнойшрифтабзаца" style:family="text">
      <style:text-properties fo:language="ru" fo:country="RU"/>
    </style:style>
    <style:style style:name="T784" style:parent-style-name="Основнойшрифтабзаца" style:family="text">
      <style:text-properties fo:language="ru" fo:country="RU"/>
    </style:style>
    <style:style style:name="T785" style:parent-style-name="Основнойшрифтабзаца" style:family="text">
      <style:text-properties fo:font-weight="bold" style:font-weight-asian="bold" style:font-weight-complex="bold"/>
    </style:style>
    <style:style style:name="T786" style:parent-style-name="Основнойшрифтабзаца" style:family="text">
      <style:text-properties fo:language="ru" fo:country="RU"/>
    </style:style>
    <style:style style:name="T787" style:parent-style-name="Основнойшрифтабзаца" style:family="text">
      <style:text-properties fo:language="ru" fo:country="RU"/>
    </style:style>
    <style:style style:name="T788" style:parent-style-name="Основнойшрифтабзаца" style:family="text">
      <style:text-properties fo:language="ru" fo:country="RU"/>
    </style:style>
    <style:style style:name="T789" style:parent-style-name="Основнойшрифтабзаца" style:family="text">
      <style:text-properties fo:language="ru" fo:country="RU"/>
    </style:style>
    <style:style style:name="T790" style:parent-style-name="Основнойшрифтабзаца" style:family="text">
      <style:text-properties fo:language="ru" fo:country="RU"/>
    </style:style>
    <style:style style:name="T791" style:parent-style-name="Основнойшрифтабзаца" style:family="text">
      <style:text-properties fo:language="ru" fo:country="RU"/>
    </style:style>
    <style:style style:name="T792" style:parent-style-name="Основнойшрифтабзаца" style:family="text">
      <style:text-properties fo:language="ru" fo:country="RU"/>
    </style:style>
    <style:style style:name="T793" style:parent-style-name="Основнойшрифтабзаца" style:family="text">
      <style:text-properties fo:font-weight="bold" style:font-weight-asian="bold" style:font-weight-complex="bold"/>
    </style:style>
    <style:style style:name="T794" style:parent-style-name="Основнойшрифтабзаца" style:family="text">
      <style:text-properties fo:language="ru" fo:country="RU"/>
    </style:style>
    <style:style style:name="T795" style:parent-style-name="Основнойшрифтабзаца" style:family="text">
      <style:text-properties fo:language="ru" fo:country="RU"/>
    </style:style>
    <style:style style:name="T796" style:parent-style-name="Основнойшрифтабзаца" style:family="text">
      <style:text-properties fo:language="ru" fo:country="RU"/>
    </style:style>
    <style:style style:name="T797" style:parent-style-name="Основнойшрифтабзаца" style:family="text">
      <style:text-properties fo:language="ru" fo:country="RU"/>
    </style:style>
    <style:style style:name="P798" style:parent-style-name="Standard" style:family="paragraph">
      <style:text-properties fo:language="ru" fo:country="RU"/>
    </style:style>
    <style:style style:name="T79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8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0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1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1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8" style:parent-style-name="Основнойшрифтабзаца" style:family="text">
      <style:text-properties fo:font-style="italic" style:font-style-asian="italic" style:font-style-complex="italic"/>
    </style:style>
    <style:style style:name="T81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2" style:parent-style-name="Основнойшрифтабзаца" style:family="text">
      <style:text-properties fo:font-style="italic" style:font-style-asian="italic" style:font-style-complex="italic"/>
    </style:style>
    <style:style style:name="T82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4" style:parent-style-name="Основнойшрифтабзаца" style:family="text">
      <style:text-properties fo:font-style="italic" style:font-style-asian="italic" style:font-style-complex="italic"/>
    </style:style>
    <style:style style:name="T82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26" style:parent-style-name="Standard" style:family="paragraph">
      <style:text-properties fo:font-style="italic" style:font-style-asian="italic" style:font-style-complex="italic" fo:language="ru" fo:country="RU"/>
    </style:style>
    <style:style style:name="T82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8" style:parent-style-name="Основнойшрифтабзаца" style:family="text">
      <style:text-properties fo:font-style="italic" style:font-style-asian="italic" style:font-style-complex="italic"/>
    </style:style>
    <style:style style:name="T829" style:parent-style-name="Основнойшрифтабзаца" style:family="text">
      <style:text-properties fo:font-style="italic" style:font-style-asian="italic" style:font-style-complex="italic"/>
    </style:style>
    <style:style style:name="T83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31" style:parent-style-name="Основнойшрифтабзаца" style:family="text">
      <style:text-properties fo:font-style="italic" style:font-style-asian="italic" style:font-style-complex="italic"/>
    </style:style>
    <style:style style:name="T83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3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3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35" style:parent-style-name="Основнойшрифтабзаца" style:family="text">
      <style:text-properties fo:font-style="italic" style:font-style-asian="italic" style:font-style-complex="italic"/>
    </style:style>
    <style:style style:name="T83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3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3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39" style:parent-style-name="Standard" style:family="paragraph">
      <style:text-properties fo:font-style="italic" style:font-style-asian="italic" style:font-style-complex="italic" fo:language="ru" fo:country="RU"/>
    </style:style>
    <style:style style:name="T84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4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4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4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4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4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4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3" style:parent-style-name="Основнойшрифтабзаца" style:family="text">
      <style:text-properties fo:font-style="italic" style:font-style-asian="italic" style:font-style-complex="italic"/>
    </style:style>
    <style:style style:name="T85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7" style:parent-style-name="Основнойшрифтабзаца" style:family="text">
      <style:text-properties fo:font-style="italic" style:font-style-asian="italic" style:font-style-complex="italic"/>
    </style:style>
    <style:style style:name="T85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9" style:parent-style-name="Основнойшрифтабзаца" style:family="text">
      <style:text-properties fo:font-style="italic" style:font-style-asian="italic" style:font-style-complex="italic"/>
    </style:style>
    <style:style style:name="T86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62" style:parent-style-name="Standard" style:family="paragraph">
      <style:text-properties fo:font-style="italic" style:font-style-asian="italic" style:font-style-complex="italic" fo:language="ru" fo:country="RU"/>
    </style:style>
    <style:style style:name="T86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4" style:parent-style-name="Основнойшрифтабзаца" style:family="text">
      <style:text-properties fo:font-style="italic" style:font-style-asian="italic" style:font-style-complex="italic"/>
    </style:style>
    <style:style style:name="T86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6" style:parent-style-name="Основнойшрифтабзаца" style:family="text">
      <style:text-properties fo:font-style="italic" style:font-style-asian="italic" style:font-style-complex="italic"/>
    </style:style>
    <style:style style:name="T86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70" style:parent-style-name="Основнойшрифтабзаца" style:family="text">
      <style:text-properties fo:font-style="italic" style:font-style-asian="italic" style:font-style-complex="italic"/>
    </style:style>
    <style:style style:name="T87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7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73" style:parent-style-name="Standard" style:family="paragraph">
      <style:text-properties fo:font-style="italic" style:font-style-asian="italic" style:font-style-complex="italic" fo:language="ru" fo:country="RU"/>
    </style:style>
    <style:style style:name="P874" style:parent-style-name="Standard" style:family="paragraph">
      <style:text-properties fo:font-style="italic" style:font-style-asian="italic" style:font-style-complex="italic" fo:language="ru" fo:country="RU"/>
    </style:style>
    <style:style style:name="T8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7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8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8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8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8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84" style:parent-style-name="Standard" style:family="paragraph">
      <style:text-properties fo:font-style="italic" style:font-style-asian="italic" style:font-style-complex="italic" fo:language="ru" fo:country="RU"/>
    </style:style>
    <style:style style:name="P885" style:parent-style-name="Standard" style:family="paragraph">
      <style:text-properties fo:font-style="italic" style:font-style-asian="italic" style:font-style-complex="italic" fo:language="ru" fo:country="RU"/>
    </style:style>
    <style:style style:name="P886" style:parent-style-name="Standard" style:family="paragraph">
      <style:text-properties fo:font-style="italic" style:font-style-asian="italic" style:font-style-complex="italic" fo:language="ru" fo:country="RU"/>
    </style:style>
    <style:style style:name="T88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8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8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1" style:parent-style-name="Основнойшрифтабзаца" style:family="text">
      <style:text-properties fo:language="ru" fo:country="RU"/>
    </style:style>
    <style:style style:name="T892" style:parent-style-name="Основнойшрифтабзаца" style:family="text">
      <style:text-properties fo:language="ru" fo:country="RU"/>
    </style:style>
    <style:style style:name="T89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8" style:parent-style-name="Основнойшрифтабзаца" style:family="text">
      <style:text-properties fo:language="ru" fo:country="RU"/>
    </style:style>
    <style:style style:name="T899" style:parent-style-name="Основнойшрифтабзаца" style:family="text">
      <style:text-properties fo:language="ru" fo:country="RU"/>
    </style:style>
    <style:style style:name="T9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7" style:parent-style-name="Основнойшрифтабзаца" style:family="text">
      <style:text-properties fo:language="ru" fo:country="RU"/>
    </style:style>
    <style:style style:name="T908" style:parent-style-name="Основнойшрифтабзаца" style:family="text">
      <style:text-properties fo:language="ru" fo:country="RU"/>
    </style:style>
    <style:style style:name="T909" style:parent-style-name="Основнойшрифтабзаца" style:family="text">
      <style:text-properties fo:language="ru" fo:country="RU"/>
    </style:style>
    <style:style style:name="T91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1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1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16" style:parent-style-name="Основнойшрифтабзаца" style:family="text">
      <style:text-properties fo:language="ru" fo:country="RU"/>
    </style:style>
    <style:style style:name="T917" style:parent-style-name="Основнойшрифтабзаца" style:family="text">
      <style:text-properties fo:language="ru" fo:country="RU"/>
    </style:style>
    <style:style style:name="T918" style:parent-style-name="Основнойшрифтабзаца" style:family="text">
      <style:text-properties fo:language="ru" fo:country="RU"/>
    </style:style>
    <style:style style:name="T919" style:parent-style-name="Основнойшрифтабзаца" style:family="text">
      <style:text-properties fo:language="ru" fo:country="RU"/>
    </style:style>
    <style:style style:name="T920" style:parent-style-name="Основнойшрифтабзаца" style:family="text">
      <style:text-properties fo:language="ru" fo:country="RU"/>
    </style:style>
    <style:style style:name="T921" style:parent-style-name="Основнойшрифтабзаца" style:family="text">
      <style:text-properties fo:language="ru" fo:country="RU"/>
    </style:style>
    <style:style style:name="T922" style:parent-style-name="Основнойшрифтабзаца" style:family="text">
      <style:text-properties fo:language="ru" fo:country="RU"/>
    </style:style>
    <style:style style:name="T92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2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27" style:parent-style-name="Основнойшрифтабзаца" style:family="text">
      <style:text-properties fo:language="ru" fo:country="RU"/>
    </style:style>
    <style:style style:name="T928" style:parent-style-name="Основнойшрифтабзаца" style:family="text">
      <style:text-properties fo:language="ru" fo:country="RU"/>
    </style:style>
    <style:style style:name="T929" style:parent-style-name="Основнойшрифтабзаца" style:family="text">
      <style:text-properties fo:language="ru" fo:country="RU"/>
    </style:style>
    <style:style style:name="T930" style:parent-style-name="Основнойшрифтабзаца" style:family="text">
      <style:text-properties fo:language="ru" fo:country="RU"/>
    </style:style>
    <style:style style:name="T9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5" style:parent-style-name="Основнойшрифтабзаца" style:family="text">
      <style:text-properties fo:language="ru" fo:country="RU"/>
    </style:style>
    <style:style style:name="T936" style:parent-style-name="Основнойшрифтабзаца" style:family="text">
      <style:text-properties fo:language="ru" fo:country="RU"/>
    </style:style>
    <style:style style:name="T9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4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41" style:parent-style-name="Основнойшрифтабзаца" style:family="text">
      <style:text-properties fo:language="ru" fo:country="RU"/>
    </style:style>
    <style:style style:name="T942" style:parent-style-name="Основнойшрифтабзаца" style:family="text">
      <style:text-properties fo:language="ru" fo:country="RU"/>
    </style:style>
    <style:style style:name="P943" style:parent-style-name="Standard" style:family="paragraph">
      <style:text-properties fo:language="ru" fo:country="RU"/>
    </style:style>
    <style:style style:name="T94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4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4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4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49" style:parent-style-name="Основнойшрифтабзаца" style:family="text">
      <style:text-properties fo:language="ru" fo:country="RU"/>
    </style:style>
    <style:style style:name="P950" style:parent-style-name="Standard" style:family="paragraph">
      <style:text-properties fo:language="ru" fo:country="RU"/>
    </style:style>
    <style:style style:name="T9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55" style:parent-style-name="Основнойшрифтабзаца" style:family="text">
      <style:text-properties fo:language="ru" fo:country="RU"/>
    </style:style>
    <style:style style:name="P956" style:parent-style-name="Standard" style:family="paragraph">
      <style:text-properties fo:language="ru" fo:country="RU"/>
    </style:style>
    <style:style style:name="P957" style:parent-style-name="Standard" style:family="paragraph">
      <style:text-properties fo:language="ru" fo:country="RU"/>
    </style:style>
    <style:style style:name="T958" style:parent-style-name="Основнойшрифтабзаца" style:family="text">
      <style:text-properties fo:language="ru" fo:country="RU"/>
    </style:style>
    <style:style style:name="T959" style:parent-style-name="Основнойшрифтабзаца" style:family="text">
      <style:text-properties fo:language="ru" fo:country="RU"/>
    </style:style>
    <style:style style:name="T960" style:parent-style-name="Основнойшрифтабзаца" style:family="text">
      <style:text-properties fo:language="ru" fo:country="RU"/>
    </style:style>
    <style:style style:name="T961" style:parent-style-name="Основнойшрифтабзаца" style:family="text">
      <style:text-properties fo:language="ru" fo:country="RU"/>
    </style:style>
    <style:style style:name="T962" style:parent-style-name="Основнойшрифтабзаца" style:family="text">
      <style:text-properties fo:language="ru" fo:country="RU"/>
    </style:style>
    <style:style style:name="T963" style:parent-style-name="Основнойшрифтабзаца" style:family="text">
      <style:text-properties fo:language="ru" fo:country="RU"/>
    </style:style>
    <style:style style:name="T964" style:parent-style-name="Основнойшрифтабзаца" style:family="text">
      <style:text-properties fo:language="ru" fo:country="RU"/>
    </style:style>
    <style:style style:name="T965" style:parent-style-name="Основнойшрифтабзаца" style:family="text">
      <style:text-properties fo:language="ru" fo:country="RU"/>
    </style:style>
    <style:style style:name="T966" style:parent-style-name="Основнойшрифтабзаца" style:family="text">
      <style:text-properties fo:language="ru" fo:country="RU"/>
    </style:style>
    <style:style style:name="T967" style:parent-style-name="Основнойшрифтабзаца" style:family="text">
      <style:text-properties fo:language="ru" fo:country="RU"/>
    </style:style>
    <style:style style:name="T968" style:parent-style-name="Основнойшрифтабзаца" style:family="text">
      <style:text-properties fo:language="ru" fo:country="RU"/>
    </style:style>
    <style:style style:name="T969" style:parent-style-name="Основнойшрифтабзаца" style:family="text">
      <style:text-properties fo:language="ru" fo:country="RU"/>
    </style:style>
    <style:style style:name="T970" style:parent-style-name="Основнойшрифтабзаца" style:family="text">
      <style:text-properties fo:language="ru" fo:country="RU"/>
    </style:style>
    <style:style style:name="T971" style:parent-style-name="Основнойшрифтабзаца" style:family="text">
      <style:text-properties fo:language="ru" fo:country="RU"/>
    </style:style>
    <style:style style:name="T972" style:parent-style-name="Основнойшрифтабзаца" style:family="text">
      <style:text-properties fo:language="ru" fo:country="RU"/>
    </style:style>
    <style:style style:name="T973" style:parent-style-name="Основнойшрифтабзаца" style:family="text">
      <style:text-properties fo:language="ru" fo:country="RU"/>
    </style:style>
    <style:style style:name="T974" style:parent-style-name="Основнойшрифтабзаца" style:family="text">
      <style:text-properties fo:language="ru" fo:country="RU"/>
    </style:style>
    <style:style style:name="T975" style:parent-style-name="Основнойшрифтабзаца" style:family="text">
      <style:text-properties fo:language="ru" fo:country="RU"/>
    </style:style>
    <style:style style:name="T976" style:parent-style-name="Основнойшрифтабзаца" style:family="text">
      <style:text-properties fo:language="ru" fo:country="RU"/>
    </style:style>
    <style:style style:name="T977" style:parent-style-name="Основнойшрифтабзаца" style:family="text">
      <style:text-properties fo:language="ru" fo:country="RU"/>
    </style:style>
    <style:style style:name="T978" style:parent-style-name="Основнойшрифтабзаца" style:family="text">
      <style:text-properties fo:language="ru" fo:country="RU"/>
    </style:style>
    <style:style style:name="T97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8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8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8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85" style:parent-style-name="Основнойшрифтабзаца" style:family="text">
      <style:text-properties fo:language="ru" fo:country="RU"/>
    </style:style>
    <style:style style:name="P986" style:parent-style-name="Standard" style:family="paragraph">
      <style:text-properties fo:language="ru" fo:country="RU"/>
    </style:style>
    <style:style style:name="P987" style:parent-style-name="Standard" style:family="paragraph">
      <style:text-properties fo:language="ru" fo:country="RU"/>
    </style:style>
    <style:style style:name="T988" style:parent-style-name="Основнойшрифтабзаца" style:family="text">
      <style:text-properties fo:language="ru" fo:country="RU"/>
    </style:style>
    <style:style style:name="T989" style:parent-style-name="Основнойшрифтабзаца" style:family="text">
      <style:text-properties fo:language="ru" fo:country="RU"/>
    </style:style>
    <style:style style:name="T990" style:parent-style-name="Основнойшрифтабзаца" style:family="text">
      <style:text-properties fo:language="ru" fo:country="RU"/>
    </style:style>
    <style:style style:name="T991" style:parent-style-name="Основнойшрифтабзаца" style:family="text">
      <style:text-properties fo:language="ru" fo:country="RU"/>
    </style:style>
    <style:style style:name="T992" style:parent-style-name="Основнойшрифтабзаца" style:family="text">
      <style:text-properties fo:language="ru" fo:country="RU"/>
    </style:style>
    <style:style style:name="T993" style:parent-style-name="Основнойшрифтабзаца" style:family="text">
      <style:text-properties fo:language="ru" fo:country="RU"/>
    </style:style>
    <style:style style:name="T994" style:parent-style-name="Основнойшрифтабзаца" style:family="text">
      <style:text-properties fo:language="ru" fo:country="RU"/>
    </style:style>
    <style:style style:name="T995" style:parent-style-name="Основнойшрифтабзаца" style:family="text">
      <style:text-properties fo:language="ru" fo:country="RU"/>
    </style:style>
    <style:style style:name="T996" style:parent-style-name="Основнойшрифтабзаца" style:family="text">
      <style:text-properties fo:language="ru" fo:country="RU"/>
    </style:style>
    <style:style style:name="T997" style:parent-style-name="Основнойшрифтабзаца" style:family="text">
      <style:text-properties fo:language="ru" fo:country="RU"/>
    </style:style>
    <style:style style:name="T998" style:parent-style-name="Основнойшрифтабзаца" style:family="text">
      <style:text-properties fo:language="ru" fo:country="RU"/>
    </style:style>
    <style:style style:name="T999" style:parent-style-name="Основнойшрифтабзаца" style:family="text">
      <style:text-properties fo:language="ru" fo:country="RU"/>
    </style:style>
    <style:style style:name="T1000" style:parent-style-name="Основнойшрифтабзаца" style:family="text">
      <style:text-properties fo:language="ru" fo:country="RU"/>
    </style:style>
    <style:style style:name="T1001" style:parent-style-name="Основнойшрифтабзаца" style:family="text">
      <style:text-properties fo:language="ru" fo:country="RU"/>
    </style:style>
    <style:style style:name="T1002" style:parent-style-name="Основнойшрифтабзаца" style:family="text">
      <style:text-properties fo:language="ru" fo:country="RU"/>
    </style:style>
    <style:style style:name="T1003" style:parent-style-name="Основнойшрифтабзаца" style:family="text">
      <style:text-properties fo:language="ru" fo:country="RU"/>
    </style:style>
    <style:style style:name="T1004" style:parent-style-name="Основнойшрифтабзаца" style:family="text">
      <style:text-properties fo:language="ru" fo:country="RU"/>
    </style:style>
    <style:style style:name="T1005" style:parent-style-name="Основнойшрифтабзаца" style:family="text">
      <style:text-properties fo:language="ru" fo:country="RU"/>
    </style:style>
    <style:style style:name="T1006" style:parent-style-name="Основнойшрифтабзаца" style:family="text">
      <style:text-properties fo:language="ru" fo:country="RU"/>
    </style:style>
    <style:style style:name="T1007" style:parent-style-name="Основнойшрифтабзаца" style:family="text">
      <style:text-properties fo:language="ru" fo:country="RU"/>
    </style:style>
    <style:style style:name="T1008" style:parent-style-name="Основнойшрифтабзаца" style:family="text">
      <style:text-properties fo:language="ru" fo:country="RU"/>
    </style:style>
    <style:style style:name="T1009" style:parent-style-name="Основнойшрифтабзаца" style:family="text">
      <style:text-properties fo:language="ru" fo:country="RU"/>
    </style:style>
    <style:style style:name="T101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1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1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1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1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1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1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17" style:parent-style-name="Основнойшрифтабзаца" style:family="text">
      <style:text-properties fo:language="ru" fo:country="RU"/>
    </style:style>
    <style:style style:name="P1018" style:parent-style-name="Standard" style:family="paragraph">
      <style:text-properties fo:language="ru" fo:country="RU"/>
    </style:style>
    <style:style style:name="P1019" style:parent-style-name="Standard" style:family="paragraph">
      <style:text-properties fo:language="ru" fo:country="RU"/>
    </style:style>
    <style:style style:name="T1020" style:parent-style-name="Основнойшрифтабзаца" style:family="text">
      <style:text-properties fo:language="ru" fo:country="RU"/>
    </style:style>
    <style:style style:name="T1021" style:parent-style-name="Основнойшрифтабзаца" style:family="text">
      <style:text-properties fo:language="ru" fo:country="RU"/>
    </style:style>
    <style:style style:name="T1022" style:parent-style-name="Основнойшрифтабзаца" style:family="text">
      <style:text-properties fo:language="ru" fo:country="RU"/>
    </style:style>
    <style:style style:name="T1023" style:parent-style-name="Основнойшрифтабзаца" style:family="text">
      <style:text-properties fo:language="ru" fo:country="RU"/>
    </style:style>
    <style:style style:name="T1024" style:parent-style-name="Основнойшрифтабзаца" style:family="text">
      <style:text-properties fo:language="ru" fo:country="RU"/>
    </style:style>
    <style:style style:name="T1025" style:parent-style-name="Основнойшрифтабзаца" style:family="text">
      <style:text-properties fo:language="ru" fo:country="RU"/>
    </style:style>
    <style:style style:name="T1026" style:parent-style-name="Основнойшрифтабзаца" style:family="text">
      <style:text-properties fo:language="ru" fo:country="RU"/>
    </style:style>
    <style:style style:name="T1027" style:parent-style-name="Основнойшрифтабзаца" style:family="text">
      <style:text-properties fo:language="ru" fo:country="RU"/>
    </style:style>
    <style:style style:name="T1028" style:parent-style-name="Основнойшрифтабзаца" style:family="text">
      <style:text-properties fo:language="ru" fo:country="RU"/>
    </style:style>
    <style:style style:name="T1029" style:parent-style-name="Основнойшрифтабзаца" style:family="text">
      <style:text-properties fo:language="ru" fo:country="RU"/>
    </style:style>
    <style:style style:name="T1030" style:parent-style-name="Основнойшрифтабзаца" style:family="text">
      <style:text-properties fo:language="ru" fo:country="RU"/>
    </style:style>
    <style:style style:name="T1031" style:parent-style-name="Основнойшрифтабзаца" style:family="text">
      <style:text-properties fo:language="ru" fo:country="RU"/>
    </style:style>
    <style:style style:name="T1032" style:parent-style-name="Основнойшрифтабзаца" style:family="text">
      <style:text-properties fo:language="ru" fo:country="RU"/>
    </style:style>
    <style:style style:name="T1033" style:parent-style-name="Основнойшрифтабзаца" style:family="text">
      <style:text-properties fo:language="ru" fo:country="RU"/>
    </style:style>
    <style:style style:name="T1034" style:parent-style-name="Основнойшрифтабзаца" style:family="text">
      <style:text-properties fo:language="ru" fo:country="RU"/>
    </style:style>
    <style:style style:name="T1035" style:parent-style-name="Основнойшрифтабзаца" style:family="text">
      <style:text-properties fo:language="ru" fo:country="RU"/>
    </style:style>
    <style:style style:name="T1036" style:parent-style-name="Основнойшрифтабзаца" style:family="text">
      <style:text-properties fo:language="ru" fo:country="RU"/>
    </style:style>
    <style:style style:name="T1037" style:parent-style-name="Основнойшрифтабзаца" style:family="text">
      <style:text-properties fo:language="ru" fo:country="RU"/>
    </style:style>
    <style:style style:name="T1038" style:parent-style-name="Основнойшрифтабзаца" style:family="text">
      <style:text-properties fo:language="ru" fo:country="RU"/>
    </style:style>
    <style:style style:name="T1039" style:parent-style-name="Основнойшрифтабзаца" style:family="text">
      <style:text-properties fo:language="ru" fo:country="RU"/>
    </style:style>
    <style:style style:name="P1040" style:parent-style-name="Standard" style:family="paragraph">
      <style:text-properties fo:language="ru" fo:country="RU"/>
    </style:style>
    <style:style style:name="T104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4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4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4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45" style:parent-style-name="Основнойшрифтабзаца" style:family="text">
      <style:text-properties fo:language="ru" fo:country="RU"/>
    </style:style>
    <style:style style:name="P1046" style:parent-style-name="Standard" style:family="paragraph">
      <style:text-properties fo:language="ru" fo:country="RU"/>
    </style:style>
    <style:style style:name="T1047" style:parent-style-name="Основнойшрифтабзаца" style:family="text">
      <style:text-properties fo:language="ru" fo:country="RU"/>
    </style:style>
    <style:style style:name="T1048" style:parent-style-name="Основнойшрифтабзаца" style:family="text">
      <style:text-properties fo:language="ru" fo:country="RU"/>
    </style:style>
    <style:style style:name="T1049" style:parent-style-name="Основнойшрифтабзаца" style:family="text">
      <style:text-properties fo:language="ru" fo:country="RU"/>
    </style:style>
    <style:style style:name="T1050" style:parent-style-name="Основнойшрифтабзаца" style:family="text">
      <style:text-properties fo:language="ru" fo:country="RU"/>
    </style:style>
    <style:style style:name="T1051" style:parent-style-name="Основнойшрифтабзаца" style:family="text">
      <style:text-properties fo:language="ru" fo:country="RU"/>
    </style:style>
    <style:style style:name="T10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56" style:parent-style-name="Основнойшрифтабзаца" style:family="text">
      <style:text-properties fo:language="ru" fo:country="RU"/>
    </style:style>
    <style:style style:name="T1057" style:parent-style-name="Основнойшрифтабзаца" style:family="text">
      <style:text-properties fo:language="ru" fo:country="RU"/>
    </style:style>
    <style:style style:name="P1058" style:parent-style-name="Standard" style:family="paragraph">
      <style:text-properties fo:language="ru" fo:country="RU"/>
    </style:style>
    <style:style style:name="T1059" style:parent-style-name="Основнойшрифтабзаца" style:family="text">
      <style:text-properties fo:language="ru" fo:country="RU"/>
    </style:style>
    <style:style style:name="T1060" style:parent-style-name="Основнойшрифтабзаца" style:family="text">
      <style:text-properties fo:language="ru" fo:country="RU"/>
    </style:style>
    <style:style style:name="T1061" style:parent-style-name="Основнойшрифтабзаца" style:family="text">
      <style:text-properties fo:language="ru" fo:country="RU"/>
    </style:style>
    <style:style style:name="T1062" style:parent-style-name="Основнойшрифтабзаца" style:family="text">
      <style:text-properties fo:language="ru" fo:country="RU"/>
    </style:style>
    <style:style style:name="T10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6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68" style:parent-style-name="Основнойшрифтабзаца" style:family="text">
      <style:text-properties fo:language="ru" fo:country="RU"/>
    </style:style>
    <style:style style:name="P1069" style:parent-style-name="Standard" style:family="paragraph">
      <style:text-properties fo:language="ru" fo:country="RU"/>
    </style:style>
    <style:style style:name="T1070" style:parent-style-name="Основнойшрифтабзаца" style:family="text">
      <style:text-properties fo:language="ru" fo:country="RU"/>
    </style:style>
    <style:style style:name="T1071" style:parent-style-name="Основнойшрифтабзаца" style:family="text">
      <style:text-properties fo:language="ru" fo:country="RU"/>
    </style:style>
    <style:style style:name="P1072" style:parent-style-name="Standard" style:family="paragraph">
      <style:text-properties fo:language="ru" fo:country="RU"/>
    </style:style>
    <style:style style:name="T10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77" style:parent-style-name="Основнойшрифтабзаца" style:family="text">
      <style:text-properties fo:language="ru" fo:country="RU"/>
    </style:style>
    <style:style style:name="P1078" style:parent-style-name="Standard" style:family="paragraph">
      <style:text-properties fo:language="ru" fo:country="RU"/>
    </style:style>
    <style:style style:name="T1079" style:parent-style-name="Основнойшрифтабзаца" style:family="text">
      <style:text-properties fo:language="ru" fo:country="RU"/>
    </style:style>
    <style:style style:name="T1080" style:parent-style-name="Основнойшрифтабзаца" style:family="text">
      <style:text-properties fo:language="ru" fo:country="RU"/>
    </style:style>
    <style:style style:name="T1081" style:parent-style-name="Основнойшрифтабзаца" style:family="text">
      <style:text-properties fo:language="ru" fo:country="RU"/>
    </style:style>
    <style:style style:name="T1082" style:parent-style-name="Основнойшрифтабзаца" style:family="text">
      <style:text-properties fo:language="ru" fo:country="RU"/>
    </style:style>
    <style:style style:name="T10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8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8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8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8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88" style:parent-style-name="Основнойшрифтабзаца" style:family="text">
      <style:text-properties fo:language="ru" fo:country="RU"/>
    </style:style>
    <style:style style:name="P1089" style:parent-style-name="Standard" style:family="paragraph">
      <style:text-properties fo:language="ru" fo:country="RU"/>
    </style:style>
    <style:style style:name="T1090" style:parent-style-name="Основнойшрифтабзаца" style:family="text">
      <style:text-properties fo:language="ru" fo:country="RU"/>
    </style:style>
    <style:style style:name="T1091" style:parent-style-name="Основнойшрифтабзаца" style:family="text">
      <style:text-properties fo:language="ru" fo:country="RU"/>
    </style:style>
    <style:style style:name="T1092" style:parent-style-name="Основнойшрифтабзаца" style:family="text">
      <style:text-properties fo:language="ru" fo:country="RU"/>
    </style:style>
    <style:style style:name="T1093" style:parent-style-name="Основнойшрифтабзаца" style:family="text">
      <style:text-properties fo:language="ru" fo:country="RU"/>
    </style:style>
    <style:style style:name="T10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9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9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98" style:parent-style-name="Основнойшрифтабзаца" style:family="text">
      <style:text-properties fo:language="ru" fo:country="RU"/>
    </style:style>
    <style:style style:name="P1099" style:parent-style-name="Standard" style:family="paragraph">
      <style:text-properties fo:language="ru" fo:country="RU"/>
    </style:style>
    <style:style style:name="T1100" style:parent-style-name="Основнойшрифтабзаца" style:family="text">
      <style:text-properties fo:language="ru" fo:country="RU"/>
    </style:style>
    <style:style style:name="T1101" style:parent-style-name="Основнойшрифтабзаца" style:family="text">
      <style:text-properties fo:language="ru" fo:country="RU"/>
    </style:style>
    <style:style style:name="T1102" style:parent-style-name="Основнойшрифтабзаца" style:family="text">
      <style:text-properties fo:language="ru" fo:country="RU"/>
    </style:style>
    <style:style style:name="T1103" style:parent-style-name="Основнойшрифтабзаца" style:family="text">
      <style:text-properties fo:language="ru" fo:country="RU"/>
    </style:style>
    <style:style style:name="T1104" style:parent-style-name="Основнойшрифтабзаца" style:family="text">
      <style:text-properties fo:language="ru" fo:country="RU"/>
    </style:style>
    <style:style style:name="T1105" style:parent-style-name="Основнойшрифтабзаца" style:family="text">
      <style:text-properties fo:language="ru" fo:country="RU"/>
    </style:style>
    <style:style style:name="T110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0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0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0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1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11" style:parent-style-name="Основнойшрифтабзаца" style:family="text">
      <style:text-properties fo:language="ru" fo:country="RU"/>
    </style:style>
    <style:style style:name="P1112" style:parent-style-name="Standard" style:family="paragraph">
      <style:text-properties fo:language="ru" fo:country="RU"/>
    </style:style>
    <style:style style:name="T1113" style:parent-style-name="Основнойшрифтабзаца" style:family="text">
      <style:text-properties fo:language="ru" fo:country="RU"/>
    </style:style>
    <style:style style:name="T1114" style:parent-style-name="Основнойшрифтабзаца" style:family="text">
      <style:text-properties fo:language="ru" fo:country="RU"/>
    </style:style>
    <style:style style:name="T1115" style:parent-style-name="Основнойшрифтабзаца" style:family="text">
      <style:text-properties fo:language="ru" fo:country="RU"/>
    </style:style>
    <style:style style:name="T1116" style:parent-style-name="Основнойшрифтабзаца" style:family="text">
      <style:text-properties fo:language="ru" fo:country="RU"/>
    </style:style>
    <style:style style:name="T111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1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1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2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21" style:parent-style-name="Основнойшрифтабзаца" style:family="text">
      <style:text-properties fo:language="ru" fo:country="RU"/>
    </style:style>
    <style:style style:name="T1122" style:parent-style-name="Основнойшрифтабзаца" style:family="text">
      <style:text-properties fo:language="ru" fo:country="RU"/>
    </style:style>
    <style:style style:name="P1123" style:parent-style-name="Standard" style:family="paragraph">
      <style:text-properties fo:language="ru" fo:country="RU"/>
    </style:style>
    <style:style style:name="T1124" style:parent-style-name="Основнойшрифтабзаца" style:family="text">
      <style:text-properties fo:language="ru" fo:country="RU"/>
    </style:style>
    <style:style style:name="T1125" style:parent-style-name="Основнойшрифтабзаца" style:family="text">
      <style:text-properties fo:language="ru" fo:country="RU"/>
    </style:style>
    <style:style style:name="T1126" style:parent-style-name="Основнойшрифтабзаца" style:family="text">
      <style:text-properties fo:language="ru" fo:country="RU"/>
    </style:style>
    <style:style style:name="T1127" style:parent-style-name="Основнойшрифтабзаца" style:family="text">
      <style:text-properties fo:language="ru" fo:country="RU"/>
    </style:style>
    <style:style style:name="T1128" style:parent-style-name="Основнойшрифтабзаца" style:family="text">
      <style:text-properties fo:language="ru" fo:country="RU"/>
    </style:style>
    <style:style style:name="T112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34" style:parent-style-name="Основнойшрифтабзаца" style:family="text">
      <style:text-properties fo:language="ru" fo:country="RU"/>
    </style:style>
    <style:style style:name="P1135" style:parent-style-name="Standard" style:family="paragraph">
      <style:text-properties fo:language="ru" fo:country="RU"/>
    </style:style>
    <style:style style:name="T1136" style:parent-style-name="Основнойшрифтабзаца" style:family="text">
      <style:text-properties fo:language="ru" fo:country="RU"/>
    </style:style>
    <style:style style:name="T1137" style:parent-style-name="Основнойшрифтабзаца" style:family="text">
      <style:text-properties fo:language="ru" fo:country="RU"/>
    </style:style>
    <style:style style:name="T1138" style:parent-style-name="Основнойшрифтабзаца" style:family="text">
      <style:text-properties fo:language="ru" fo:country="RU"/>
    </style:style>
    <style:style style:name="T1139" style:parent-style-name="Основнойшрифтабзаца" style:family="text">
      <style:text-properties fo:language="ru" fo:country="RU"/>
    </style:style>
    <style:style style:name="T1140" style:parent-style-name="Основнойшрифтабзаца" style:family="text">
      <style:text-properties fo:language="ru" fo:country="RU"/>
    </style:style>
    <style:style style:name="T114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4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4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4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45" style:parent-style-name="Основнойшрифтабзаца" style:family="text">
      <style:text-properties fo:language="ru" fo:country="RU"/>
    </style:style>
    <style:style style:name="T1146" style:parent-style-name="Основнойшрифтабзаца" style:family="text">
      <style:text-properties fo:language="ru" fo:country="RU"/>
    </style:style>
    <style:style style:name="T1147" style:parent-style-name="Основнойшрифтабзаца" style:family="text">
      <style:text-properties fo:language="ru" fo:country="RU"/>
    </style:style>
    <style:style style:name="T1148" style:parent-style-name="Основнойшрифтабзаца" style:family="text">
      <style:text-properties fo:language="ru" fo:country="RU"/>
    </style:style>
    <style:style style:name="T1149" style:parent-style-name="Основнойшрифтабзаца" style:family="text">
      <style:text-properties fo:language="ru" fo:country="RU"/>
    </style:style>
    <style:style style:name="T1150" style:parent-style-name="Основнойшрифтабзаца" style:family="text">
      <style:text-properties fo:language="ru" fo:country="RU"/>
    </style:style>
    <style:style style:name="T1151" style:parent-style-name="Основнойшрифтабзаца" style:family="text">
      <style:text-properties fo:language="ru" fo:country="RU"/>
    </style:style>
    <style:style style:name="T1152" style:parent-style-name="Основнойшрифтабзаца" style:family="text">
      <style:text-properties fo:language="ru" fo:country="RU"/>
    </style:style>
    <style:style style:name="T11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57" style:parent-style-name="Основнойшрифтабзаца" style:family="text">
      <style:text-properties fo:language="ru" fo:country="RU"/>
    </style:style>
    <style:style style:name="T1158" style:parent-style-name="Основнойшрифтабзаца" style:family="text">
      <style:text-properties fo:language="ru" fo:country="RU"/>
    </style:style>
    <style:style style:name="T1159" style:parent-style-name="Основнойшрифтабзаца" style:family="text">
      <style:text-properties fo:language="ru" fo:country="RU"/>
    </style:style>
    <style:style style:name="T1160" style:parent-style-name="Основнойшрифтабзаца" style:family="text">
      <style:text-properties fo:language="ru" fo:country="RU"/>
    </style:style>
    <style:style style:name="T1161" style:parent-style-name="Основнойшрифтабзаца" style:family="text">
      <style:text-properties fo:language="ru" fo:country="RU"/>
    </style:style>
    <style:style style:name="T1162" style:parent-style-name="Основнойшрифтабзаца" style:family="text">
      <style:text-properties fo:language="ru" fo:country="RU"/>
    </style:style>
    <style:style style:name="T1163" style:parent-style-name="Основнойшрифтабзаца" style:family="text">
      <style:text-properties fo:language="ru" fo:country="RU"/>
    </style:style>
    <style:style style:name="T1164" style:parent-style-name="Основнойшрифтабзаца" style:family="text">
      <style:text-properties fo:language="ru" fo:country="RU"/>
    </style:style>
    <style:style style:name="T11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6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6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69" style:parent-style-name="Основнойшрифтабзаца" style:family="text">
      <style:text-properties fo:language="ru" fo:country="RU"/>
    </style:style>
    <style:style style:name="T1170" style:parent-style-name="Основнойшрифтабзаца" style:family="text">
      <style:text-properties fo:language="ru" fo:country="RU"/>
    </style:style>
    <style:style style:name="T1171" style:parent-style-name="Основнойшрифтабзаца" style:family="text">
      <style:text-properties fo:language="ru" fo:country="RU"/>
    </style:style>
    <style:style style:name="T1172" style:parent-style-name="Основнойшрифтабзаца" style:family="text">
      <style:text-properties fo:language="ru" fo:country="RU"/>
    </style:style>
    <style:style style:name="T1173" style:parent-style-name="Основнойшрифтабзаца" style:family="text">
      <style:text-properties fo:language="ru" fo:country="RU"/>
    </style:style>
    <style:style style:name="T1174" style:parent-style-name="Основнойшрифтабзаца" style:family="text">
      <style:text-properties fo:language="ru" fo:country="RU"/>
    </style:style>
    <style:style style:name="T1175" style:parent-style-name="Основнойшрифтабзаца" style:family="text">
      <style:text-properties fo:language="ru" fo:country="RU"/>
    </style:style>
    <style:style style:name="T1176" style:parent-style-name="Основнойшрифтабзаца" style:family="text">
      <style:text-properties fo:language="ru" fo:country="RU"/>
    </style:style>
    <style:style style:name="T1177" style:parent-style-name="Основнойшрифтабзаца" style:family="text">
      <style:text-properties fo:language="ru" fo:country="RU"/>
    </style:style>
    <style:style style:name="T1178" style:parent-style-name="Основнойшрифтабзаца" style:family="text">
      <style:text-properties fo:language="ru" fo:country="RU"/>
    </style:style>
    <style:style style:name="T11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18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18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182" style:parent-style-name="Основнойшрифтабзаца" style:family="text">
      <style:text-properties fo:font-weight="bold" style:font-weight-asian="bold" style:font-weight-complex="bold"/>
    </style:style>
    <style:style style:name="T11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84" style:parent-style-name="Основнойшрифтабзаца" style:family="text">
      <style:text-properties fo:font-weight="bold" style:font-weight-asian="bold" style:font-weight-complex="bold"/>
    </style:style>
    <style:style style:name="T11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86" style:parent-style-name="Основнойшрифтабзаца" style:family="text">
      <style:text-properties fo:language="ru" fo:country="RU"/>
    </style:style>
    <style:style style:name="T1187" style:parent-style-name="Основнойшрифтабзаца" style:family="text">
      <style:text-properties fo:language="ru" fo:country="RU"/>
    </style:style>
    <style:style style:name="T1188" style:parent-style-name="Основнойшрифтабзаца" style:family="text">
      <style:text-properties fo:language="ru" fo:country="RU"/>
    </style:style>
    <style:style style:name="T1189" style:parent-style-name="Основнойшрифтабзаца" style:family="text">
      <style:text-properties fo:language="ru" fo:country="RU"/>
    </style:style>
    <style:style style:name="T1190" style:parent-style-name="Основнойшрифтабзаца" style:family="text">
      <style:text-properties fo:language="ru" fo:country="RU"/>
    </style:style>
    <style:style style:name="T1191" style:parent-style-name="Основнойшрифтабзаца" style:family="text">
      <style:text-properties fo:language="ru" fo:country="RU"/>
    </style:style>
    <style:style style:name="T1192" style:parent-style-name="Основнойшрифтабзаца" style:family="text">
      <style:text-properties fo:language="ru" fo:country="RU"/>
    </style:style>
    <style:style style:name="T1193" style:parent-style-name="Основнойшрифтабзаца" style:family="text">
      <style:text-properties fo:font-weight="bold" style:font-weight-asian="bold" style:font-weight-complex="bold"/>
    </style:style>
    <style:style style:name="T1194" style:parent-style-name="Основнойшрифтабзаца" style:family="text">
      <style:text-properties fo:font-weight="bold" style:font-weight-asian="bold" style:font-weight-complex="bold"/>
    </style:style>
    <style:style style:name="T1195" style:parent-style-name="Основнойшрифтабзаца" style:family="text">
      <style:text-properties fo:language="ru" fo:country="RU"/>
    </style:style>
    <style:style style:name="T1196" style:parent-style-name="Основнойшрифтабзаца" style:family="text">
      <style:text-properties fo:language="ru" fo:country="RU"/>
    </style:style>
    <style:style style:name="T1197" style:parent-style-name="Основнойшрифтабзаца" style:family="text">
      <style:text-properties fo:language="ru" fo:country="RU"/>
    </style:style>
    <style:style style:name="T1198" style:parent-style-name="Основнойшрифтабзаца" style:family="text">
      <style:text-properties fo:language="ru" fo:country="RU"/>
    </style:style>
    <style:style style:name="T1199" style:parent-style-name="Основнойшрифтабзаца" style:family="text">
      <style:text-properties fo:language="ru" fo:country="RU"/>
    </style:style>
    <style:style style:name="T1200" style:parent-style-name="Основнойшрифтабзаца" style:family="text">
      <style:text-properties fo:language="ru" fo:country="RU"/>
    </style:style>
    <style:style style:name="T1201" style:parent-style-name="Основнойшрифтабзаца" style:family="text">
      <style:text-properties fo:language="ru" fo:country="RU"/>
    </style:style>
    <style:style style:name="T1202" style:parent-style-name="Основнойшрифтабзаца" style:family="text">
      <style:text-properties fo:language="ru" fo:country="RU"/>
    </style:style>
    <style:style style:name="T1203" style:parent-style-name="Основнойшрифтабзаца" style:family="text">
      <style:text-properties fo:font-weight="bold" style:font-weight-asian="bold" style:font-weight-complex="bold"/>
    </style:style>
    <style:style style:name="T1204" style:parent-style-name="Основнойшрифтабзаца" style:family="text">
      <style:text-properties fo:language="ru" fo:country="RU"/>
    </style:style>
    <style:style style:name="T1205" style:parent-style-name="Основнойшрифтабзаца" style:family="text">
      <style:text-properties fo:language="ru" fo:country="RU"/>
    </style:style>
    <style:style style:name="T1206" style:parent-style-name="Основнойшрифтабзаца" style:family="text">
      <style:text-properties fo:language="ru" fo:country="RU"/>
    </style:style>
    <style:style style:name="T1207" style:parent-style-name="Основнойшрифтабзаца" style:family="text">
      <style:text-properties fo:language="ru" fo:country="RU"/>
    </style:style>
    <style:style style:name="T1208" style:parent-style-name="Основнойшрифтабзаца" style:family="text">
      <style:text-properties fo:language="ru" fo:country="RU"/>
    </style:style>
    <style:style style:name="T1209" style:parent-style-name="Основнойшрифтабзаца" style:family="text">
      <style:text-properties fo:language="ru" fo:country="RU"/>
    </style:style>
    <style:style style:name="T1210" style:parent-style-name="Основнойшрифтабзаца" style:family="text">
      <style:text-properties fo:language="ru" fo:country="RU"/>
    </style:style>
    <style:style style:name="P1211" style:parent-style-name="Standard" style:family="paragraph">
      <style:text-properties fo:language="ru" fo:country="RU"/>
    </style:style>
    <style:style style:name="T1212" style:parent-style-name="Основнойшрифтабзаца" style:family="text">
      <style:text-properties fo:language="ru" fo:country="RU"/>
    </style:style>
    <style:style style:name="T1213" style:parent-style-name="Основнойшрифтабзаца" style:family="text">
      <style:text-properties fo:language="ru" fo:country="RU"/>
    </style:style>
    <style:style style:name="T1214" style:parent-style-name="Основнойшрифтабзаца" style:family="text">
      <style:text-properties fo:font-weight="bold" style:font-weight-asian="bold" style:font-weight-complex="bold"/>
    </style:style>
    <style:style style:name="T1215" style:parent-style-name="Основнойшрифтабзаца" style:family="text">
      <style:text-properties fo:language="ru" fo:country="RU"/>
    </style:style>
    <style:style style:name="T1216" style:parent-style-name="Основнойшрифтабзаца" style:family="text">
      <style:text-properties fo:language="ru" fo:country="RU"/>
    </style:style>
    <style:style style:name="T1217" style:parent-style-name="Основнойшрифтабзаца" style:family="text">
      <style:text-properties fo:language="ru" fo:country="RU"/>
    </style:style>
    <style:style style:name="T1218" style:parent-style-name="Основнойшрифтабзаца" style:family="text">
      <style:text-properties fo:language="ru" fo:country="RU"/>
    </style:style>
    <style:style style:name="T1219" style:parent-style-name="Основнойшрифтабзаца" style:family="text">
      <style:text-properties fo:language="ru" fo:country="RU"/>
    </style:style>
    <style:style style:name="T1220" style:parent-style-name="Основнойшрифтабзаца" style:family="text">
      <style:text-properties fo:language="ru" fo:country="RU"/>
    </style:style>
    <style:style style:name="T1221" style:parent-style-name="Основнойшрифтабзаца" style:family="text">
      <style:text-properties fo:language="ru" fo:country="RU"/>
    </style:style>
    <style:style style:name="T1222" style:parent-style-name="Основнойшрифтабзаца" style:family="text">
      <style:text-properties fo:language="ru" fo:country="RU"/>
    </style:style>
    <style:style style:name="T1223" style:parent-style-name="Основнойшрифтабзаца" style:family="text">
      <style:text-properties fo:language="ru" fo:country="RU"/>
    </style:style>
    <style:style style:name="T1224" style:parent-style-name="Основнойшрифтабзаца" style:family="text">
      <style:text-properties fo:language="ru" fo:country="RU"/>
    </style:style>
    <style:style style:name="T1225" style:parent-style-name="Основнойшрифтабзаца" style:family="text">
      <style:text-properties fo:language="ru" fo:country="RU"/>
    </style:style>
    <style:style style:name="T1226" style:parent-style-name="Основнойшрифтабзаца" style:family="text">
      <style:text-properties fo:language="ru" fo:country="RU"/>
    </style:style>
    <style:style style:name="T1227" style:parent-style-name="Основнойшрифтабзаца" style:family="text">
      <style:text-properties fo:language="ru" fo:country="RU"/>
    </style:style>
    <style:style style:name="T1228" style:parent-style-name="Основнойшрифтабзаца" style:family="text">
      <style:text-properties fo:language="ru" fo:country="RU"/>
    </style:style>
    <style:style style:name="T1229" style:parent-style-name="Основнойшрифтабзаца" style:family="text">
      <style:text-properties fo:font-weight="bold" style:font-weight-asian="bold" style:font-weight-complex="bold"/>
    </style:style>
    <style:style style:name="T1230" style:parent-style-name="Основнойшрифтабзаца" style:family="text">
      <style:text-properties fo:font-weight="bold" style:font-weight-asian="bold" style:font-weight-complex="bold"/>
    </style:style>
    <style:style style:name="T1231" style:parent-style-name="Основнойшрифтабзаца" style:family="text">
      <style:text-properties fo:language="ru" fo:country="RU"/>
    </style:style>
    <style:style style:name="T1232" style:parent-style-name="Основнойшрифтабзаца" style:family="text">
      <style:text-properties fo:language="ru" fo:country="RU"/>
    </style:style>
    <style:style style:name="T1233" style:parent-style-name="Основнойшрифтабзаца" style:family="text">
      <style:text-properties fo:language="ru" fo:country="RU"/>
    </style:style>
    <style:style style:name="T1234" style:parent-style-name="Основнойшрифтабзаца" style:family="text">
      <style:text-properties fo:language="ru" fo:country="RU"/>
    </style:style>
    <style:style style:name="T1235" style:parent-style-name="Основнойшрифтабзаца" style:family="text">
      <style:text-properties fo:language="ru" fo:country="RU"/>
    </style:style>
    <style:style style:name="T1236" style:parent-style-name="Основнойшрифтабзаца" style:family="text">
      <style:text-properties fo:language="ru" fo:country="RU"/>
    </style:style>
    <style:style style:name="T1237" style:parent-style-name="Основнойшрифтабзаца" style:family="text">
      <style:text-properties fo:language="ru" fo:country="RU"/>
    </style:style>
    <style:style style:name="T1238" style:parent-style-name="Основнойшрифтабзаца" style:family="text">
      <style:text-properties fo:language="ru" fo:country="RU"/>
    </style:style>
    <style:style style:name="T1239" style:parent-style-name="Основнойшрифтабзаца" style:family="text">
      <style:text-properties fo:language="ru" fo:country="RU"/>
    </style:style>
    <style:style style:name="T1240" style:parent-style-name="Основнойшрифтабзаца" style:family="text">
      <style:text-properties fo:language="ru" fo:country="RU"/>
    </style:style>
    <style:style style:name="P1241" style:parent-style-name="Standard" style:family="paragraph">
      <style:text-properties fo:language="ru" fo:country="RU"/>
    </style:style>
    <style:style style:name="P1242" style:parent-style-name="Standard" style:family="paragraph">
      <style:text-properties fo:language="ru" fo:country="RU"/>
    </style:style>
    <style:style style:name="T1243" style:parent-style-name="Основнойшрифтабзаца" style:family="text">
      <style:text-properties fo:font-weight="bold" style:font-weight-asian="bold" style:font-weight-complex="bold"/>
    </style:style>
    <style:style style:name="T12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45" style:parent-style-name="Основнойшрифтабзаца" style:family="text">
      <style:text-properties fo:font-weight="bold" style:font-weight-asian="bold" style:font-weight-complex="bold"/>
    </style:style>
    <style:style style:name="T12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47" style:parent-style-name="Основнойшрифтабзаца" style:family="text">
      <style:text-properties fo:language="ru" fo:country="RU"/>
    </style:style>
    <style:style style:name="T1248" style:parent-style-name="Основнойшрифтабзаца" style:family="text">
      <style:text-properties fo:language="ru" fo:country="RU"/>
    </style:style>
    <style:style style:name="T1249" style:parent-style-name="Основнойшрифтабзаца" style:family="text">
      <style:text-properties fo:language="ru" fo:country="RU"/>
    </style:style>
    <style:style style:name="T1250" style:parent-style-name="Основнойшрифтабзаца" style:family="text">
      <style:text-properties fo:language="ru" fo:country="RU"/>
    </style:style>
    <style:style style:name="T1251" style:parent-style-name="Основнойшрифтабзаца" style:family="text">
      <style:text-properties fo:language="ru" fo:country="RU"/>
    </style:style>
    <style:style style:name="T1252" style:parent-style-name="Основнойшрифтабзаца" style:family="text">
      <style:text-properties fo:language="ru" fo:country="RU"/>
    </style:style>
    <style:style style:name="T1253" style:parent-style-name="Основнойшрифтабзаца" style:family="text">
      <style:text-properties fo:language="ru" fo:country="RU"/>
    </style:style>
    <style:style style:name="T1254" style:parent-style-name="Основнойшрифтабзаца" style:family="text">
      <style:text-properties fo:language="ru" fo:country="RU"/>
    </style:style>
    <style:style style:name="T1255" style:parent-style-name="Основнойшрифтабзаца" style:family="text">
      <style:text-properties fo:font-weight="bold" style:font-weight-asian="bold" style:font-weight-complex="bold"/>
    </style:style>
    <style:style style:name="T1256" style:parent-style-name="Основнойшрифтабзаца" style:family="text">
      <style:text-properties fo:language="ru" fo:country="RU"/>
    </style:style>
    <style:style style:name="T1257" style:parent-style-name="Основнойшрифтабзаца" style:family="text">
      <style:text-properties fo:language="ru" fo:country="RU"/>
    </style:style>
    <style:style style:name="T1258" style:parent-style-name="Основнойшрифтабзаца" style:family="text">
      <style:text-properties fo:language="ru" fo:country="RU"/>
    </style:style>
    <style:style style:name="T1259" style:parent-style-name="Основнойшрифтабзаца" style:family="text">
      <style:text-properties fo:language="ru" fo:country="RU"/>
    </style:style>
    <style:style style:name="T1260" style:parent-style-name="Основнойшрифтабзаца" style:family="text">
      <style:text-properties fo:language="ru" fo:country="RU"/>
    </style:style>
    <style:style style:name="T1261" style:parent-style-name="Основнойшрифтабзаца" style:family="text">
      <style:text-properties fo:language="ru" fo:country="RU"/>
    </style:style>
    <style:style style:name="T1262" style:parent-style-name="Основнойшрифтабзаца" style:family="text">
      <style:text-properties fo:language="ru" fo:country="RU"/>
    </style:style>
    <style:style style:name="T1263" style:parent-style-name="Основнойшрифтабзаца" style:family="text">
      <style:text-properties fo:language="ru" fo:country="RU"/>
    </style:style>
    <style:style style:name="T1264" style:parent-style-name="Основнойшрифтабзаца" style:family="text">
      <style:text-properties fo:font-weight="bold" style:font-weight-asian="bold" style:font-weight-complex="bold"/>
    </style:style>
    <style:style style:name="T1265" style:parent-style-name="Основнойшрифтабзаца" style:family="text">
      <style:text-properties fo:language="ru" fo:country="RU"/>
    </style:style>
    <style:style style:name="T1266" style:parent-style-name="Основнойшрифтабзаца" style:family="text">
      <style:text-properties fo:language="ru" fo:country="RU"/>
    </style:style>
    <style:style style:name="T1267" style:parent-style-name="Основнойшрифтабзаца" style:family="text">
      <style:text-properties fo:language="ru" fo:country="RU"/>
    </style:style>
    <style:style style:name="T1268" style:parent-style-name="Основнойшрифтабзаца" style:family="text">
      <style:text-properties fo:language="ru" fo:country="RU"/>
    </style:style>
    <style:style style:name="T1269" style:parent-style-name="Основнойшрифтабзаца" style:family="text">
      <style:text-properties fo:language="ru" fo:country="RU"/>
    </style:style>
    <style:style style:name="T1270" style:parent-style-name="Основнойшрифтабзаца" style:family="text">
      <style:text-properties fo:language="ru" fo:country="RU"/>
    </style:style>
    <style:style style:name="T1271" style:parent-style-name="Основнойшрифтабзаца" style:family="text">
      <style:text-properties fo:language="ru" fo:country="RU"/>
    </style:style>
    <style:style style:name="P1272" style:parent-style-name="Standard" style:family="paragraph">
      <style:text-properties fo:language="ru" fo:country="RU"/>
    </style:style>
    <style:style style:name="T1273" style:parent-style-name="Основнойшрифтабзаца" style:family="text">
      <style:text-properties fo:language="ru" fo:country="RU"/>
    </style:style>
    <style:style style:name="T1274" style:parent-style-name="Основнойшрифтабзаца" style:family="text">
      <style:text-properties fo:language="ru" fo:country="RU"/>
    </style:style>
    <style:style style:name="T1275" style:parent-style-name="Основнойшрифтабзаца" style:family="text">
      <style:text-properties fo:font-weight="bold" style:font-weight-asian="bold" style:font-weight-complex="bold"/>
    </style:style>
    <style:style style:name="T1276" style:parent-style-name="Основнойшрифтабзаца" style:family="text">
      <style:text-properties fo:font-weight="bold" style:font-weight-asian="bold" style:font-weight-complex="bold"/>
    </style:style>
    <style:style style:name="T1277" style:parent-style-name="Основнойшрифтабзаца" style:family="text">
      <style:text-properties fo:language="ru" fo:country="RU"/>
    </style:style>
    <style:style style:name="T1278" style:parent-style-name="Основнойшрифтабзаца" style:family="text">
      <style:text-properties fo:language="ru" fo:country="RU"/>
    </style:style>
    <style:style style:name="T1279" style:parent-style-name="Основнойшрифтабзаца" style:family="text">
      <style:text-properties fo:language="ru" fo:country="RU"/>
    </style:style>
    <style:style style:name="T1280" style:parent-style-name="Основнойшрифтабзаца" style:family="text">
      <style:text-properties fo:language="ru" fo:country="RU"/>
    </style:style>
    <style:style style:name="T1281" style:parent-style-name="Основнойшрифтабзаца" style:family="text">
      <style:text-properties fo:language="ru" fo:country="RU"/>
    </style:style>
    <style:style style:name="T1282" style:parent-style-name="Основнойшрифтабзаца" style:family="text">
      <style:text-properties fo:language="ru" fo:country="RU"/>
    </style:style>
    <style:style style:name="T1283" style:parent-style-name="Основнойшрифтабзаца" style:family="text">
      <style:text-properties fo:language="ru" fo:country="RU"/>
    </style:style>
    <style:style style:name="T1284" style:parent-style-name="Основнойшрифтабзаца" style:family="text">
      <style:text-properties fo:language="ru" fo:country="RU"/>
    </style:style>
    <style:style style:name="T1285" style:parent-style-name="Основнойшрифтабзаца" style:family="text">
      <style:text-properties fo:language="ru" fo:country="RU"/>
    </style:style>
    <style:style style:name="T1286" style:parent-style-name="Основнойшрифтабзаца" style:family="text">
      <style:text-properties fo:font-weight="bold" style:font-weight-asian="bold" style:font-weight-complex="bold"/>
    </style:style>
    <style:style style:name="T1287" style:parent-style-name="Основнойшрифтабзаца" style:family="text">
      <style:text-properties fo:language="ru" fo:country="RU"/>
    </style:style>
    <style:style style:name="P1288" style:parent-style-name="Standard" style:family="paragraph">
      <style:text-properties fo:language="ru" fo:country="RU"/>
    </style:style>
    <style:style style:name="P1289" style:parent-style-name="Standard" style:family="paragraph">
      <style:text-properties fo:language="ru" fo:country="RU"/>
    </style:style>
    <style:style style:name="P1290" style:parent-style-name="Standard" style:family="paragraph">
      <style:text-properties fo:language="ru" fo:country="RU"/>
    </style:style>
    <style:style style:name="T1291" style:parent-style-name="Основнойшрифтабзаца" style:family="text">
      <style:text-properties fo:language="ru" fo:country="RU"/>
    </style:style>
    <style:style style:name="T1292" style:parent-style-name="Основнойшрифтабзаца" style:family="text">
      <style:text-properties fo:language="ru" fo:country="RU"/>
    </style:style>
    <style:style style:name="T1293" style:parent-style-name="Основнойшрифтабзаца" style:family="text">
      <style:text-properties fo:font-weight="bold" style:font-weight-asian="bold" style:font-weight-complex="bold"/>
    </style:style>
    <style:style style:name="T129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95" style:parent-style-name="Основнойшрифтабзаца" style:family="text">
      <style:text-properties fo:font-weight="bold" style:font-weight-asian="bold" style:font-weight-complex="bold"/>
    </style:style>
    <style:style style:name="T129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97" style:parent-style-name="Основнойшрифтабзаца" style:family="text">
      <style:text-properties fo:language="ru" fo:country="RU"/>
    </style:style>
    <style:style style:name="T1298" style:parent-style-name="Основнойшрифтабзаца" style:family="text">
      <style:text-properties fo:language="ru" fo:country="RU"/>
    </style:style>
    <style:style style:name="T1299" style:parent-style-name="Основнойшрифтабзаца" style:family="text">
      <style:text-properties fo:language="ru" fo:country="RU"/>
    </style:style>
    <style:style style:name="T1300" style:parent-style-name="Основнойшрифтабзаца" style:family="text">
      <style:text-properties fo:language="ru" fo:country="RU"/>
    </style:style>
    <style:style style:name="T1301" style:parent-style-name="Основнойшрифтабзаца" style:family="text">
      <style:text-properties fo:language="ru" fo:country="RU"/>
    </style:style>
    <style:style style:name="T1302" style:parent-style-name="Основнойшрифтабзаца" style:family="text">
      <style:text-properties fo:language="ru" fo:country="RU"/>
    </style:style>
    <style:style style:name="T1303" style:parent-style-name="Основнойшрифтабзаца" style:family="text">
      <style:text-properties fo:language="ru" fo:country="RU"/>
    </style:style>
    <style:style style:name="T1304" style:parent-style-name="Основнойшрифтабзаца" style:family="text">
      <style:text-properties fo:font-weight="bold" style:font-weight-asian="bold" style:font-weight-complex="bold"/>
    </style:style>
    <style:style style:name="T1305" style:parent-style-name="Основнойшрифтабзаца" style:family="text">
      <style:text-properties fo:font-weight="bold" style:font-weight-asian="bold" style:font-weight-complex="bold"/>
    </style:style>
    <style:style style:name="T1306" style:parent-style-name="Основнойшрифтабзаца" style:family="text">
      <style:text-properties fo:language="ru" fo:country="RU"/>
    </style:style>
    <style:style style:name="T1307" style:parent-style-name="Основнойшрифтабзаца" style:family="text">
      <style:text-properties fo:language="ru" fo:country="RU"/>
    </style:style>
    <style:style style:name="T1308" style:parent-style-name="Основнойшрифтабзаца" style:family="text">
      <style:text-properties fo:language="ru" fo:country="RU"/>
    </style:style>
    <style:style style:name="T1309" style:parent-style-name="Основнойшрифтабзаца" style:family="text">
      <style:text-properties fo:language="ru" fo:country="RU"/>
    </style:style>
    <style:style style:name="T1310" style:parent-style-name="Основнойшрифтабзаца" style:family="text">
      <style:text-properties fo:language="ru" fo:country="RU"/>
    </style:style>
    <style:style style:name="T1311" style:parent-style-name="Основнойшрифтабзаца" style:family="text">
      <style:text-properties fo:language="ru" fo:country="RU"/>
    </style:style>
    <style:style style:name="T1312" style:parent-style-name="Основнойшрифтабзаца" style:family="text">
      <style:text-properties fo:language="ru" fo:country="RU"/>
    </style:style>
    <style:style style:name="T1313" style:parent-style-name="Основнойшрифтабзаца" style:family="text">
      <style:text-properties fo:language="ru" fo:country="RU"/>
    </style:style>
    <style:style style:name="T1314" style:parent-style-name="Основнойшрифтабзаца" style:family="text">
      <style:text-properties fo:font-weight="bold" style:font-weight-asian="bold" style:font-weight-complex="bold"/>
    </style:style>
    <style:style style:name="T1315" style:parent-style-name="Основнойшрифтабзаца" style:family="text">
      <style:text-properties fo:language="ru" fo:country="RU"/>
    </style:style>
    <style:style style:name="T1316" style:parent-style-name="Основнойшрифтабзаца" style:family="text">
      <style:text-properties fo:language="ru" fo:country="RU"/>
    </style:style>
    <style:style style:name="T1317" style:parent-style-name="Основнойшрифтабзаца" style:family="text">
      <style:text-properties fo:language="ru" fo:country="RU"/>
    </style:style>
    <style:style style:name="T1318" style:parent-style-name="Основнойшрифтабзаца" style:family="text">
      <style:text-properties fo:language="ru" fo:country="RU"/>
    </style:style>
    <style:style style:name="T1319" style:parent-style-name="Основнойшрифтабзаца" style:family="text">
      <style:text-properties fo:language="ru" fo:country="RU"/>
    </style:style>
    <style:style style:name="T1320" style:parent-style-name="Основнойшрифтабзаца" style:family="text">
      <style:text-properties fo:language="ru" fo:country="RU"/>
    </style:style>
    <style:style style:name="T1321" style:parent-style-name="Основнойшрифтабзаца" style:family="text">
      <style:text-properties fo:language="ru" fo:country="RU"/>
    </style:style>
    <style:style style:name="P1322" style:parent-style-name="Standard" style:family="paragraph">
      <style:text-properties fo:language="ru" fo:country="RU"/>
    </style:style>
    <style:style style:name="T1323" style:parent-style-name="Основнойшрифтабзаца" style:family="text">
      <style:text-properties fo:language="ru" fo:country="RU"/>
    </style:style>
    <style:style style:name="T1324" style:parent-style-name="Основнойшрифтабзаца" style:family="text">
      <style:text-properties fo:language="ru" fo:country="RU"/>
    </style:style>
    <style:style style:name="T1325" style:parent-style-name="Основнойшрифтабзаца" style:family="text">
      <style:text-properties fo:font-weight="bold" style:font-weight-asian="bold" style:font-weight-complex="bold"/>
    </style:style>
    <style:style style:name="T1326" style:parent-style-name="Основнойшрифтабзаца" style:family="text">
      <style:text-properties fo:language="ru" fo:country="RU"/>
    </style:style>
    <style:style style:name="T1327" style:parent-style-name="Основнойшрифтабзаца" style:family="text">
      <style:text-properties fo:language="ru" fo:country="RU"/>
    </style:style>
    <style:style style:name="T1328" style:parent-style-name="Основнойшрифтабзаца" style:family="text">
      <style:text-properties fo:language="ru" fo:country="RU"/>
    </style:style>
    <style:style style:name="T1329" style:parent-style-name="Основнойшрифтабзаца" style:family="text">
      <style:text-properties fo:language="ru" fo:country="RU"/>
    </style:style>
    <style:style style:name="T1330" style:parent-style-name="Основнойшрифтабзаца" style:family="text">
      <style:text-properties fo:language="ru" fo:country="RU"/>
    </style:style>
    <style:style style:name="T1331" style:parent-style-name="Основнойшрифтабзаца" style:family="text">
      <style:text-properties fo:language="ru" fo:country="RU"/>
    </style:style>
    <style:style style:name="T1332" style:parent-style-name="Основнойшрифтабзаца" style:family="text">
      <style:text-properties fo:language="ru" fo:country="RU"/>
    </style:style>
    <style:style style:name="T1333" style:parent-style-name="Основнойшрифтабзаца" style:family="text">
      <style:text-properties fo:language="ru" fo:country="RU"/>
    </style:style>
    <style:style style:name="T1334" style:parent-style-name="Основнойшрифтабзаца" style:family="text">
      <style:text-properties fo:language="ru" fo:country="RU"/>
    </style:style>
    <style:style style:name="T1335" style:parent-style-name="Основнойшрифтабзаца" style:family="text">
      <style:text-properties fo:font-weight="bold" style:font-weight-asian="bold" style:font-weight-complex="bold"/>
    </style:style>
    <style:style style:name="T1336" style:parent-style-name="Основнойшрифтабзаца" style:family="text">
      <style:text-properties fo:font-weight="bold" style:font-weight-asian="bold" style:font-weight-complex="bold"/>
    </style:style>
    <style:style style:name="T1337" style:parent-style-name="Основнойшрифтабзаца" style:family="text">
      <style:text-properties fo:language="ru" fo:country="RU"/>
    </style:style>
    <style:style style:name="P1338" style:parent-style-name="Standard" style:family="paragraph">
      <style:text-properties fo:language="ru" fo:country="RU"/>
    </style:style>
    <style:style style:name="T1339" style:parent-style-name="Основнойшрифтабзаца" style:family="text">
      <style:text-properties fo:language="ru" fo:country="RU"/>
    </style:style>
    <style:style style:name="T1340" style:parent-style-name="Основнойшрифтабзаца" style:family="text">
      <style:text-properties fo:language="ru" fo:country="RU"/>
    </style:style>
    <style:style style:name="T1341" style:parent-style-name="Основнойшрифтабзаца" style:family="text">
      <style:text-properties fo:language="ru" fo:country="RU"/>
    </style:style>
    <style:style style:name="T1342" style:parent-style-name="Основнойшрифтабзаца" style:family="text">
      <style:text-properties fo:language="ru" fo:country="RU"/>
    </style:style>
    <style:style style:name="T1343" style:parent-style-name="Основнойшрифтабзаца" style:family="text">
      <style:text-properties fo:language="ru" fo:country="RU"/>
    </style:style>
    <style:style style:name="T1344" style:parent-style-name="Основнойшрифтабзаца" style:family="text">
      <style:text-properties fo:language="ru" fo:country="RU"/>
    </style:style>
    <style:style style:name="T1345" style:parent-style-name="Основнойшрифтабзаца" style:family="text">
      <style:text-properties fo:language="ru" fo:country="RU"/>
    </style:style>
    <style:style style:name="T1346" style:parent-style-name="Основнойшрифтабзаца" style:family="text">
      <style:text-properties fo:language="ru" fo:country="RU"/>
    </style:style>
    <style:style style:name="T1347" style:parent-style-name="Основнойшрифтабзаца" style:family="text">
      <style:text-properties fo:font-weight="bold" style:font-weight-asian="bold" style:font-weight-complex="bold"/>
    </style:style>
    <style:style style:name="T13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49" style:parent-style-name="Основнойшрифтабзаца" style:family="text">
      <style:text-properties fo:font-weight="bold" style:font-weight-asian="bold" style:font-weight-complex="bold"/>
    </style:style>
    <style:style style:name="T13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51" style:parent-style-name="Основнойшрифтабзаца" style:family="text">
      <style:text-properties fo:language="ru" fo:country="RU"/>
    </style:style>
    <style:style style:name="T1352" style:parent-style-name="Основнойшрифтабзаца" style:family="text">
      <style:text-properties fo:language="ru" fo:country="RU"/>
    </style:style>
    <style:style style:name="T1353" style:parent-style-name="Основнойшрифтабзаца" style:family="text">
      <style:text-properties fo:language="ru" fo:country="RU"/>
    </style:style>
    <style:style style:name="T1354" style:parent-style-name="Основнойшрифтабзаца" style:family="text">
      <style:text-properties fo:language="ru" fo:country="RU"/>
    </style:style>
    <style:style style:name="T1355" style:parent-style-name="Основнойшрифтабзаца" style:family="text">
      <style:text-properties fo:language="ru" fo:country="RU"/>
    </style:style>
    <style:style style:name="T1356" style:parent-style-name="Основнойшрифтабзаца" style:family="text">
      <style:text-properties fo:language="ru" fo:country="RU"/>
    </style:style>
    <style:style style:name="T1357" style:parent-style-name="Основнойшрифтабзаца" style:family="text">
      <style:text-properties fo:language="ru" fo:country="RU"/>
    </style:style>
    <style:style style:name="T1358" style:parent-style-name="Основнойшрифтабзаца" style:family="text">
      <style:text-properties fo:font-weight="bold" style:font-weight-asian="bold" style:font-weight-complex="bold"/>
    </style:style>
    <style:style style:name="T1359" style:parent-style-name="Основнойшрифтабзаца" style:family="text">
      <style:text-properties fo:language="ru" fo:country="RU"/>
    </style:style>
    <style:style style:name="T1360" style:parent-style-name="Основнойшрифтабзаца" style:family="text">
      <style:text-properties fo:language="ru" fo:country="RU"/>
    </style:style>
    <style:style style:name="T1361" style:parent-style-name="Основнойшрифтабзаца" style:family="text">
      <style:text-properties fo:language="ru" fo:country="RU"/>
    </style:style>
    <style:style style:name="T1362" style:parent-style-name="Основнойшрифтабзаца" style:family="text">
      <style:text-properties fo:language="ru" fo:country="RU"/>
    </style:style>
    <style:style style:name="T1363" style:parent-style-name="Основнойшрифтабзаца" style:family="text">
      <style:text-properties fo:language="ru" fo:country="RU"/>
    </style:style>
    <style:style style:name="T1364" style:parent-style-name="Основнойшрифтабзаца" style:family="text">
      <style:text-properties fo:language="ru" fo:country="RU"/>
    </style:style>
    <style:style style:name="T1365" style:parent-style-name="Основнойшрифтабзаца" style:family="text">
      <style:text-properties fo:language="ru" fo:country="RU"/>
    </style:style>
    <style:style style:name="T1366" style:parent-style-name="Основнойшрифтабзаца" style:family="text">
      <style:text-properties fo:language="ru" fo:country="RU"/>
    </style:style>
    <style:style style:name="T1367" style:parent-style-name="Основнойшрифтабзаца" style:family="text">
      <style:text-properties fo:font-weight="bold" style:font-weight-asian="bold" style:font-weight-complex="bold"/>
    </style:style>
    <style:style style:name="T1368" style:parent-style-name="Основнойшрифтабзаца" style:family="text">
      <style:text-properties fo:language="ru" fo:country="RU"/>
    </style:style>
    <style:style style:name="T1369" style:parent-style-name="Основнойшрифтабзаца" style:family="text">
      <style:text-properties fo:language="ru" fo:country="RU"/>
    </style:style>
    <style:style style:name="T1370" style:parent-style-name="Основнойшрифтабзаца" style:family="text">
      <style:text-properties fo:language="ru" fo:country="RU"/>
    </style:style>
    <style:style style:name="T1371" style:parent-style-name="Основнойшрифтабзаца" style:family="text">
      <style:text-properties fo:language="ru" fo:country="RU"/>
    </style:style>
    <style:style style:name="T1372" style:parent-style-name="Основнойшрифтабзаца" style:family="text">
      <style:text-properties fo:language="ru" fo:country="RU"/>
    </style:style>
    <style:style style:name="T1373" style:parent-style-name="Основнойшрифтабзаца" style:family="text">
      <style:text-properties fo:language="ru" fo:country="RU"/>
    </style:style>
    <style:style style:name="T1374" style:parent-style-name="Основнойшрифтабзаца" style:family="text">
      <style:text-properties fo:language="ru" fo:country="RU"/>
    </style:style>
    <style:style style:name="P1375" style:parent-style-name="Standard" style:family="paragraph">
      <style:text-properties fo:language="ru" fo:country="RU"/>
    </style:style>
    <style:style style:name="T1376" style:parent-style-name="Основнойшрифтабзаца" style:family="text">
      <style:text-properties fo:language="ru" fo:country="RU"/>
    </style:style>
    <style:style style:name="T1377" style:parent-style-name="Основнойшрифтабзаца" style:family="text">
      <style:text-properties fo:language="ru" fo:country="RU"/>
    </style:style>
    <style:style style:name="T1378" style:parent-style-name="Основнойшрифтабзаца" style:family="text">
      <style:text-properties fo:font-weight="bold" style:font-weight-asian="bold" style:font-weight-complex="bold"/>
    </style:style>
    <style:style style:name="T1379" style:parent-style-name="Основнойшрифтабзаца" style:family="text">
      <style:text-properties fo:font-weight="bold" style:font-weight-asian="bold" style:font-weight-complex="bold"/>
    </style:style>
    <style:style style:name="T1380" style:parent-style-name="Основнойшрифтабзаца" style:family="text">
      <style:text-properties fo:language="ru" fo:country="RU"/>
    </style:style>
    <style:style style:name="T1381" style:parent-style-name="Основнойшрифтабзаца" style:family="text">
      <style:text-properties fo:language="ru" fo:country="RU"/>
    </style:style>
    <style:style style:name="T1382" style:parent-style-name="Основнойшрифтабзаца" style:family="text">
      <style:text-properties fo:language="ru" fo:country="RU"/>
    </style:style>
    <style:style style:name="T1383" style:parent-style-name="Основнойшрифтабзаца" style:family="text">
      <style:text-properties fo:language="ru" fo:country="RU"/>
    </style:style>
    <style:style style:name="T1384" style:parent-style-name="Основнойшрифтабзаца" style:family="text">
      <style:text-properties fo:language="ru" fo:country="RU"/>
    </style:style>
    <style:style style:name="T1385" style:parent-style-name="Основнойшрифтабзаца" style:family="text">
      <style:text-properties fo:language="ru" fo:country="RU"/>
    </style:style>
    <style:style style:name="T1386" style:parent-style-name="Основнойшрифтабзаца" style:family="text">
      <style:text-properties fo:language="ru" fo:country="RU"/>
    </style:style>
    <style:style style:name="T1387" style:parent-style-name="Основнойшрифтабзаца" style:family="text">
      <style:text-properties fo:language="ru" fo:country="RU"/>
    </style:style>
    <style:style style:name="T1388" style:parent-style-name="Основнойшрифтабзаца" style:family="text">
      <style:text-properties fo:language="ru" fo:country="RU"/>
    </style:style>
    <style:style style:name="T1389" style:parent-style-name="Основнойшрифтабзаца" style:family="text">
      <style:text-properties fo:language="ru" fo:country="RU"/>
    </style:style>
    <style:style style:name="T1390" style:parent-style-name="Основнойшрифтабзаца" style:family="text">
      <style:text-properties fo:language="ru" fo:country="RU"/>
    </style:style>
    <style:style style:name="T1391" style:parent-style-name="Основнойшрифтабзаца" style:family="text">
      <style:text-properties fo:language="ru" fo:country="RU"/>
    </style:style>
    <style:style style:name="T1392" style:parent-style-name="Основнойшрифтабзаца" style:family="text">
      <style:text-properties fo:language="ru" fo:country="RU"/>
    </style:style>
    <style:style style:name="T1393" style:parent-style-name="Основнойшрифтабзаца" style:family="text">
      <style:text-properties fo:language="ru" fo:country="RU"/>
    </style:style>
    <style:style style:name="T1394" style:parent-style-name="Основнойшрифтабзаца" style:family="text">
      <style:text-properties fo:font-weight="bold" style:font-weight-asian="bold" style:font-weight-complex="bold"/>
    </style:style>
    <style:style style:name="T1395" style:parent-style-name="Основнойшрифтабзаца" style:family="text">
      <style:text-properties fo:language="ru" fo:country="RU"/>
    </style:style>
    <style:style style:name="P1396" style:parent-style-name="Standard" style:family="paragraph">
      <style:text-properties fo:language="ru" fo:country="RU"/>
    </style:style>
    <style:style style:name="P1397" style:parent-style-name="Standard" style:family="paragraph">
      <style:text-properties fo:language="ru" fo:country="RU"/>
    </style:style>
    <style:style style:name="P1398" style:parent-style-name="Standard" style:family="paragraph">
      <style:text-properties fo:language="ru" fo:country="RU"/>
    </style:style>
    <style:style style:name="P1399" style:parent-style-name="Standard" style:family="paragraph">
      <style:text-properties fo:language="ru" fo:country="RU"/>
    </style:style>
    <style:style style:name="T1400" style:parent-style-name="Основнойшрифтабзаца" style:family="text">
      <style:text-properties fo:font-weight="bold" style:font-weight-asian="bold" style:font-weight-complex="bold"/>
    </style:style>
    <style:style style:name="T14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02" style:parent-style-name="Основнойшрифтабзаца" style:family="text">
      <style:text-properties fo:font-weight="bold" style:font-weight-asian="bold" style:font-weight-complex="bold"/>
    </style:style>
    <style:style style:name="T140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04" style:parent-style-name="Основнойшрифтабзаца" style:family="text">
      <style:text-properties fo:language="ru" fo:country="RU"/>
    </style:style>
    <style:style style:name="T1405" style:parent-style-name="Основнойшрифтабзаца" style:family="text">
      <style:text-properties fo:language="ru" fo:country="RU"/>
    </style:style>
    <style:style style:name="T1406" style:parent-style-name="Основнойшрифтабзаца" style:family="text">
      <style:text-properties fo:language="ru" fo:country="RU"/>
    </style:style>
    <style:style style:name="T1407" style:parent-style-name="Основнойшрифтабзаца" style:family="text">
      <style:text-properties fo:language="ru" fo:country="RU"/>
    </style:style>
    <style:style style:name="T1408" style:parent-style-name="Основнойшрифтабзаца" style:family="text">
      <style:text-properties fo:language="ru" fo:country="RU"/>
    </style:style>
    <style:style style:name="T1409" style:parent-style-name="Основнойшрифтабзаца" style:family="text">
      <style:text-properties fo:language="ru" fo:country="RU"/>
    </style:style>
    <style:style style:name="T1410" style:parent-style-name="Основнойшрифтабзаца" style:family="text">
      <style:text-properties fo:language="ru" fo:country="RU"/>
    </style:style>
    <style:style style:name="T1411" style:parent-style-name="Основнойшрифтабзаца" style:family="text">
      <style:text-properties fo:font-weight="bold" style:font-weight-asian="bold" style:font-weight-complex="bold"/>
    </style:style>
    <style:style style:name="T1412" style:parent-style-name="Основнойшрифтабзаца" style:family="text">
      <style:text-properties fo:language="ru" fo:country="RU"/>
    </style:style>
    <style:style style:name="T1413" style:parent-style-name="Основнойшрифтабзаца" style:family="text">
      <style:text-properties fo:language="ru" fo:country="RU"/>
    </style:style>
    <style:style style:name="T1414" style:parent-style-name="Основнойшрифтабзаца" style:family="text">
      <style:text-properties fo:language="ru" fo:country="RU"/>
    </style:style>
    <style:style style:name="T1415" style:parent-style-name="Основнойшрифтабзаца" style:family="text">
      <style:text-properties fo:language="ru" fo:country="RU"/>
    </style:style>
    <style:style style:name="T1416" style:parent-style-name="Основнойшрифтабзаца" style:family="text">
      <style:text-properties fo:language="ru" fo:country="RU"/>
    </style:style>
    <style:style style:name="T1417" style:parent-style-name="Основнойшрифтабзаца" style:family="text">
      <style:text-properties fo:language="ru" fo:country="RU"/>
    </style:style>
    <style:style style:name="T1418" style:parent-style-name="Основнойшрифтабзаца" style:family="text">
      <style:text-properties fo:language="ru" fo:country="RU"/>
    </style:style>
    <style:style style:name="T1419" style:parent-style-name="Основнойшрифтабзаца" style:family="text">
      <style:text-properties fo:language="ru" fo:country="RU"/>
    </style:style>
    <style:style style:name="T1420" style:parent-style-name="Основнойшрифтабзаца" style:family="text">
      <style:text-properties fo:font-weight="bold" style:font-weight-asian="bold" style:font-weight-complex="bold"/>
    </style:style>
    <style:style style:name="T1421" style:parent-style-name="Основнойшрифтабзаца" style:family="text">
      <style:text-properties fo:font-weight="bold" style:font-weight-asian="bold" style:font-weight-complex="bold"/>
    </style:style>
    <style:style style:name="T1422" style:parent-style-name="Основнойшрифтабзаца" style:family="text">
      <style:text-properties fo:language="ru" fo:country="RU"/>
    </style:style>
    <style:style style:name="T1423" style:parent-style-name="Основнойшрифтабзаца" style:family="text">
      <style:text-properties fo:language="ru" fo:country="RU"/>
    </style:style>
    <style:style style:name="T1424" style:parent-style-name="Основнойшрифтабзаца" style:family="text">
      <style:text-properties fo:language="ru" fo:country="RU"/>
    </style:style>
    <style:style style:name="T1425" style:parent-style-name="Основнойшрифтабзаца" style:family="text">
      <style:text-properties fo:language="ru" fo:country="RU"/>
    </style:style>
    <style:style style:name="T1426" style:parent-style-name="Основнойшрифтабзаца" style:family="text">
      <style:text-properties fo:language="ru" fo:country="RU"/>
    </style:style>
    <style:style style:name="T1427" style:parent-style-name="Основнойшрифтабзаца" style:family="text">
      <style:text-properties fo:language="ru" fo:country="RU"/>
    </style:style>
    <style:style style:name="T1428" style:parent-style-name="Основнойшрифтабзаца" style:family="text">
      <style:text-properties fo:language="ru" fo:country="RU"/>
    </style:style>
    <style:style style:name="P1429" style:parent-style-name="Standard" style:family="paragraph">
      <style:text-properties fo:language="ru" fo:country="RU"/>
    </style:style>
    <style:style style:name="T1430" style:parent-style-name="Основнойшрифтабзаца" style:family="text">
      <style:text-properties fo:language="ru" fo:country="RU"/>
    </style:style>
    <style:style style:name="T1431" style:parent-style-name="Основнойшрифтабзаца" style:family="text">
      <style:text-properties fo:language="ru" fo:country="RU"/>
    </style:style>
    <style:style style:name="T1432" style:parent-style-name="Основнойшрифтабзаца" style:family="text">
      <style:text-properties fo:font-weight="bold" style:font-weight-asian="bold" style:font-weight-complex="bold"/>
    </style:style>
    <style:style style:name="T1433" style:parent-style-name="Основнойшрифтабзаца" style:family="text">
      <style:text-properties fo:language="ru" fo:country="RU"/>
    </style:style>
    <style:style style:name="T1434" style:parent-style-name="Основнойшрифтабзаца" style:family="text">
      <style:text-properties fo:language="ru" fo:country="RU"/>
    </style:style>
    <style:style style:name="T1435" style:parent-style-name="Основнойшрифтабзаца" style:family="text">
      <style:text-properties fo:language="ru" fo:country="RU"/>
    </style:style>
    <style:style style:name="T1436" style:parent-style-name="Основнойшрифтабзаца" style:family="text">
      <style:text-properties fo:language="ru" fo:country="RU"/>
    </style:style>
    <style:style style:name="T1437" style:parent-style-name="Основнойшрифтабзаца" style:family="text">
      <style:text-properties fo:language="ru" fo:country="RU"/>
    </style:style>
    <style:style style:name="T1438" style:parent-style-name="Основнойшрифтабзаца" style:family="text">
      <style:text-properties fo:language="ru" fo:country="RU"/>
    </style:style>
    <style:style style:name="T1439" style:parent-style-name="Основнойшрифтабзаца" style:family="text">
      <style:text-properties fo:language="ru" fo:country="RU"/>
    </style:style>
    <style:style style:name="T1440" style:parent-style-name="Основнойшрифтабзаца" style:family="text">
      <style:text-properties fo:language="ru" fo:country="RU"/>
    </style:style>
    <style:style style:name="T1441" style:parent-style-name="Основнойшрифтабзаца" style:family="text">
      <style:text-properties fo:language="ru" fo:country="RU"/>
    </style:style>
    <style:style style:name="T1442" style:parent-style-name="Основнойшрифтабзаца" style:family="text">
      <style:text-properties fo:font-weight="bold" style:font-weight-asian="bold" style:font-weight-complex="bold"/>
    </style:style>
    <style:style style:name="T1443" style:parent-style-name="Основнойшрифтабзаца" style:family="text">
      <style:text-properties fo:language="ru" fo:country="RU"/>
    </style:style>
    <style:style style:name="P1444" style:parent-style-name="Standard" style:family="paragraph">
      <style:text-properties fo:language="ru" fo:country="RU"/>
    </style:style>
    <style:style style:name="P1445" style:parent-style-name="Standard" style:family="paragraph">
      <style:text-properties fo:language="ru" fo:country="RU"/>
    </style:style>
    <style:style style:name="P1446" style:parent-style-name="Standard" style:family="paragraph">
      <style:text-properties fo:language="ru" fo:country="RU"/>
    </style:style>
    <style:style style:name="P1447" style:parent-style-name="Standard" style:family="paragraph">
      <style:text-properties fo:language="ru" fo:country="RU"/>
    </style:style>
    <style:style style:name="T1448" style:parent-style-name="Основнойшрифтабзаца" style:family="text">
      <style:text-properties fo:font-weight="bold" style:font-weight-asian="bold" style:font-weight-complex="bold"/>
    </style:style>
    <style:style style:name="T14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50" style:parent-style-name="Основнойшрифтабзаца" style:family="text">
      <style:text-properties fo:font-weight="bold" style:font-weight-asian="bold" style:font-weight-complex="bold"/>
    </style:style>
    <style:style style:name="T14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52" style:parent-style-name="Основнойшрифтабзаца" style:family="text">
      <style:text-properties fo:language="ru" fo:country="RU"/>
    </style:style>
    <style:style style:name="T1453" style:parent-style-name="Основнойшрифтабзаца" style:family="text">
      <style:text-properties fo:language="ru" fo:country="RU"/>
    </style:style>
    <style:style style:name="T1454" style:parent-style-name="Основнойшрифтабзаца" style:family="text">
      <style:text-properties fo:language="ru" fo:country="RU"/>
    </style:style>
    <style:style style:name="T1455" style:parent-style-name="Основнойшрифтабзаца" style:family="text">
      <style:text-properties fo:language="ru" fo:country="RU"/>
    </style:style>
    <style:style style:name="T1456" style:parent-style-name="Основнойшрифтабзаца" style:family="text">
      <style:text-properties fo:language="ru" fo:country="RU"/>
    </style:style>
    <style:style style:name="T1457" style:parent-style-name="Основнойшрифтабзаца" style:family="text">
      <style:text-properties fo:language="ru" fo:country="RU"/>
    </style:style>
    <style:style style:name="T1458" style:parent-style-name="Основнойшрифтабзаца" style:family="text">
      <style:text-properties fo:language="ru" fo:country="RU"/>
    </style:style>
    <style:style style:name="T1459" style:parent-style-name="Основнойшрифтабзаца" style:family="text">
      <style:text-properties fo:font-weight="bold" style:font-weight-asian="bold" style:font-weight-complex="bold"/>
    </style:style>
    <style:style style:name="T1460" style:parent-style-name="Основнойшрифтабзаца" style:family="text">
      <style:text-properties fo:language="ru" fo:country="RU"/>
    </style:style>
    <style:style style:name="T1461" style:parent-style-name="Основнойшрифтабзаца" style:family="text">
      <style:text-properties fo:language="ru" fo:country="RU"/>
    </style:style>
    <style:style style:name="T1462" style:parent-style-name="Основнойшрифтабзаца" style:family="text">
      <style:text-properties fo:language="ru" fo:country="RU"/>
    </style:style>
    <style:style style:name="T1463" style:parent-style-name="Основнойшрифтабзаца" style:family="text">
      <style:text-properties fo:language="ru" fo:country="RU"/>
    </style:style>
    <style:style style:name="T1464" style:parent-style-name="Основнойшрифтабзаца" style:family="text">
      <style:text-properties fo:language="ru" fo:country="RU"/>
    </style:style>
    <style:style style:name="T1465" style:parent-style-name="Основнойшрифтабзаца" style:family="text">
      <style:text-properties fo:language="ru" fo:country="RU"/>
    </style:style>
    <style:style style:name="T1466" style:parent-style-name="Основнойшрифтабзаца" style:family="text">
      <style:text-properties fo:language="ru" fo:country="RU"/>
    </style:style>
    <style:style style:name="T1467" style:parent-style-name="Основнойшрифтабзаца" style:family="text">
      <style:text-properties fo:language="ru" fo:country="RU"/>
    </style:style>
    <style:style style:name="T1468" style:parent-style-name="Основнойшрифтабзаца" style:family="text">
      <style:text-properties fo:language="ru" fo:country="RU"/>
    </style:style>
    <style:style style:name="T1469" style:parent-style-name="Основнойшрифтабзаца" style:family="text">
      <style:text-properties fo:font-weight="bold" style:font-weight-asian="bold" style:font-weight-complex="bold"/>
    </style:style>
    <style:style style:name="T1470" style:parent-style-name="Основнойшрифтабзаца" style:family="text">
      <style:text-properties fo:language="ru" fo:country="RU"/>
    </style:style>
    <style:style style:name="T1471" style:parent-style-name="Основнойшрифтабзаца" style:family="text">
      <style:text-properties fo:language="ru" fo:country="RU"/>
    </style:style>
    <style:style style:name="T1472" style:parent-style-name="Основнойшрифтабзаца" style:family="text">
      <style:text-properties fo:language="ru" fo:country="RU"/>
    </style:style>
    <style:style style:name="T1473" style:parent-style-name="Основнойшрифтабзаца" style:family="text">
      <style:text-properties fo:language="ru" fo:country="RU"/>
    </style:style>
    <style:style style:name="T1474" style:parent-style-name="Основнойшрифтабзаца" style:family="text">
      <style:text-properties fo:language="ru" fo:country="RU"/>
    </style:style>
    <style:style style:name="T1475" style:parent-style-name="Основнойшрифтабзаца" style:family="text">
      <style:text-properties fo:language="ru" fo:country="RU"/>
    </style:style>
    <style:style style:name="T1476" style:parent-style-name="Основнойшрифтабзаца" style:family="text">
      <style:text-properties fo:language="ru" fo:country="RU"/>
    </style:style>
    <style:style style:name="P1477" style:parent-style-name="Standard" style:family="paragraph">
      <style:text-properties fo:language="ru" fo:country="RU"/>
    </style:style>
    <style:style style:name="T1478" style:parent-style-name="Основнойшрифтабзаца" style:family="text">
      <style:text-properties fo:language="ru" fo:country="RU"/>
    </style:style>
    <style:style style:name="T1479" style:parent-style-name="Основнойшрифтабзаца" style:family="text">
      <style:text-properties fo:language="ru" fo:country="RU"/>
    </style:style>
    <style:style style:name="T1480" style:parent-style-name="Основнойшрифтабзаца" style:family="text">
      <style:text-properties fo:font-weight="bold" style:font-weight-asian="bold" style:font-weight-complex="bold"/>
    </style:style>
    <style:style style:name="T1481" style:parent-style-name="Основнойшрифтабзаца" style:family="text">
      <style:text-properties fo:language="ru" fo:country="RU"/>
    </style:style>
    <style:style style:name="T1482" style:parent-style-name="Основнойшрифтабзаца" style:family="text">
      <style:text-properties fo:language="ru" fo:country="RU"/>
    </style:style>
    <style:style style:name="T1483" style:parent-style-name="Основнойшрифтабзаца" style:family="text">
      <style:text-properties fo:language="ru" fo:country="RU"/>
    </style:style>
    <style:style style:name="T1484" style:parent-style-name="Основнойшрифтабзаца" style:family="text">
      <style:text-properties fo:language="ru" fo:country="RU"/>
    </style:style>
    <style:style style:name="T1485" style:parent-style-name="Основнойшрифтабзаца" style:family="text">
      <style:text-properties fo:language="ru" fo:country="RU"/>
    </style:style>
    <style:style style:name="T1486" style:parent-style-name="Основнойшрифтабзаца" style:family="text">
      <style:text-properties fo:language="ru" fo:country="RU"/>
    </style:style>
    <style:style style:name="T1487" style:parent-style-name="Основнойшрифтабзаца" style:family="text">
      <style:text-properties fo:language="ru" fo:country="RU"/>
    </style:style>
    <style:style style:name="T1488" style:parent-style-name="Основнойшрифтабзаца" style:family="text">
      <style:text-properties fo:language="ru" fo:country="RU"/>
    </style:style>
    <style:style style:name="T1489" style:parent-style-name="Основнойшрифтабзаца" style:family="text">
      <style:text-properties fo:language="ru" fo:country="RU"/>
    </style:style>
    <style:style style:name="T1490" style:parent-style-name="Основнойшрифтабзаца" style:family="text">
      <style:text-properties fo:language="ru" fo:country="RU"/>
    </style:style>
    <style:style style:name="T1491" style:parent-style-name="Основнойшрифтабзаца" style:family="text">
      <style:text-properties fo:language="ru" fo:country="RU"/>
    </style:style>
    <style:style style:name="T1492" style:parent-style-name="Основнойшрифтабзаца" style:family="text">
      <style:text-properties fo:language="ru" fo:country="RU"/>
    </style:style>
    <style:style style:name="T1493" style:parent-style-name="Основнойшрифтабзаца" style:family="text">
      <style:text-properties fo:language="ru" fo:country="RU"/>
    </style:style>
    <style:style style:name="T1494" style:parent-style-name="Основнойшрифтабзаца" style:family="text">
      <style:text-properties fo:language="ru" fo:country="RU"/>
    </style:style>
    <style:style style:name="T1495" style:parent-style-name="Основнойшрифтабзаца" style:family="text">
      <style:text-properties fo:font-weight="bold" style:font-weight-asian="bold" style:font-weight-complex="bold"/>
    </style:style>
    <style:style style:name="T1496" style:parent-style-name="Основнойшрифтабзаца" style:family="text">
      <style:text-properties fo:language="ru" fo:country="RU"/>
    </style:style>
    <style:style style:name="P1497" style:parent-style-name="Standard" style:family="paragraph">
      <style:text-properties fo:language="ru" fo:country="RU"/>
    </style:style>
    <style:style style:name="P1498" style:parent-style-name="Standard" style:family="paragraph">
      <style:text-properties fo:language="ru" fo:country="RU"/>
    </style:style>
    <style:style style:name="P1499" style:parent-style-name="Standard" style:family="paragraph">
      <style:text-properties fo:language="ru" fo:country="RU"/>
    </style:style>
    <style:style style:name="P1500" style:parent-style-name="Standard" style:family="paragraph">
      <style:text-properties fo:language="ru" fo:country="RU"/>
    </style:style>
    <style:style style:name="P1501" style:parent-style-name="Standard" style:family="paragraph">
      <style:text-properties fo:language="ru" fo:country="RU"/>
    </style:style>
    <style:style style:name="P1502" style:parent-style-name="Standard" style:family="paragraph">
      <style:text-properties fo:language="ru" fo:country="RU"/>
    </style:style>
    <style:style style:name="P1503" style:parent-style-name="Standard" style:family="paragraph">
      <style:text-properties fo:language="ru" fo:country="RU"/>
    </style:style>
    <style:style style:name="T1504" style:parent-style-name="Основнойшрифтабзаца" style:family="text">
      <style:text-properties fo:font-weight="bold" style:font-weight-asian="bold" style:font-weight-complex="bold"/>
    </style:style>
    <style:style style:name="T15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06" style:parent-style-name="Основнойшрифтабзаца" style:family="text">
      <style:text-properties fo:font-weight="bold" style:font-weight-asian="bold" style:font-weight-complex="bold"/>
    </style:style>
    <style:style style:name="T1507" style:parent-style-name="Основнойшрифтабзаца" style:family="text">
      <style:text-properties fo:font-weight="bold" style:font-weight-asian="bold" style:font-weight-complex="bold"/>
    </style:style>
    <style:style style:name="T15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09" style:parent-style-name="Основнойшрифтабзаца" style:family="text">
      <style:text-properties fo:language="ru" fo:country="RU"/>
    </style:style>
    <style:style style:name="T1510" style:parent-style-name="Основнойшрифтабзаца" style:family="text">
      <style:text-properties fo:language="ru" fo:country="RU"/>
    </style:style>
    <style:style style:name="T1511" style:parent-style-name="Основнойшрифтабзаца" style:family="text">
      <style:text-properties fo:language="ru" fo:country="RU"/>
    </style:style>
    <style:style style:name="T1512" style:parent-style-name="Основнойшрифтабзаца" style:family="text">
      <style:text-properties fo:language="ru" fo:country="RU"/>
    </style:style>
    <style:style style:name="T1513" style:parent-style-name="Основнойшрифтабзаца" style:family="text">
      <style:text-properties fo:language="ru" fo:country="RU"/>
    </style:style>
    <style:style style:name="T1514" style:parent-style-name="Основнойшрифтабзаца" style:family="text">
      <style:text-properties fo:language="ru" fo:country="RU"/>
    </style:style>
    <style:style style:name="T1515" style:parent-style-name="Основнойшрифтабзаца" style:family="text">
      <style:text-properties fo:language="ru" fo:country="RU"/>
    </style:style>
    <style:style style:name="T1516" style:parent-style-name="Основнойшрифтабзаца" style:family="text">
      <style:text-properties fo:font-weight="bold" style:font-weight-asian="bold" style:font-weight-complex="bold"/>
    </style:style>
    <style:style style:name="T1517" style:parent-style-name="Основнойшрифтабзаца" style:family="text">
      <style:text-properties fo:language="ru" fo:country="RU"/>
    </style:style>
    <style:style style:name="T1518" style:parent-style-name="Основнойшрифтабзаца" style:family="text">
      <style:text-properties fo:language="ru" fo:country="RU"/>
    </style:style>
    <style:style style:name="T1519" style:parent-style-name="Основнойшрифтабзаца" style:family="text">
      <style:text-properties fo:language="ru" fo:country="RU"/>
    </style:style>
    <style:style style:name="T1520" style:parent-style-name="Основнойшрифтабзаца" style:family="text">
      <style:text-properties fo:language="ru" fo:country="RU"/>
    </style:style>
    <style:style style:name="T1521" style:parent-style-name="Основнойшрифтабзаца" style:family="text">
      <style:text-properties fo:language="ru" fo:country="RU"/>
    </style:style>
    <style:style style:name="T1522" style:parent-style-name="Основнойшрифтабзаца" style:family="text">
      <style:text-properties fo:language="ru" fo:country="RU"/>
    </style:style>
    <style:style style:name="T1523" style:parent-style-name="Основнойшрифтабзаца" style:family="text">
      <style:text-properties fo:language="ru" fo:country="RU"/>
    </style:style>
    <style:style style:name="T1524" style:parent-style-name="Основнойшрифтабзаца" style:family="text">
      <style:text-properties fo:language="ru" fo:country="RU"/>
    </style:style>
    <style:style style:name="T1525" style:parent-style-name="Основнойшрифтабзаца" style:family="text">
      <style:text-properties fo:font-weight="bold" style:font-weight-asian="bold" style:font-weight-complex="bold"/>
    </style:style>
    <style:style style:name="T1526" style:parent-style-name="Основнойшрифтабзаца" style:family="text">
      <style:text-properties fo:language="ru" fo:country="RU"/>
    </style:style>
    <style:style style:name="T1527" style:parent-style-name="Основнойшрифтабзаца" style:family="text">
      <style:text-properties fo:language="ru" fo:country="RU"/>
    </style:style>
    <style:style style:name="T1528" style:parent-style-name="Основнойшрифтабзаца" style:family="text">
      <style:text-properties fo:language="ru" fo:country="RU"/>
    </style:style>
    <style:style style:name="T1529" style:parent-style-name="Основнойшрифтабзаца" style:family="text">
      <style:text-properties fo:language="ru" fo:country="RU"/>
    </style:style>
    <style:style style:name="T1530" style:parent-style-name="Основнойшрифтабзаца" style:family="text">
      <style:text-properties fo:language="ru" fo:country="RU"/>
    </style:style>
    <style:style style:name="T1531" style:parent-style-name="Основнойшрифтабзаца" style:family="text">
      <style:text-properties fo:language="ru" fo:country="RU"/>
    </style:style>
    <style:style style:name="T1532" style:parent-style-name="Основнойшрифтабзаца" style:family="text">
      <style:text-properties fo:language="ru" fo:country="RU"/>
    </style:style>
    <style:style style:name="T1533" style:parent-style-name="Основнойшрифтабзаца" style:family="text">
      <style:text-properties fo:language="ru" fo:country="RU"/>
    </style:style>
    <style:style style:name="P1534" style:parent-style-name="Standard" style:family="paragraph">
      <style:text-properties fo:language="ru" fo:country="RU"/>
    </style:style>
    <style:style style:name="T1535" style:parent-style-name="Основнойшрифтабзаца" style:family="text">
      <style:text-properties fo:language="ru" fo:country="RU"/>
    </style:style>
    <style:style style:name="T1536" style:parent-style-name="Основнойшрифтабзаца" style:family="text">
      <style:text-properties fo:language="ru" fo:country="RU"/>
    </style:style>
    <style:style style:name="T1537" style:parent-style-name="Основнойшрифтабзаца" style:family="text">
      <style:text-properties fo:font-weight="bold" style:font-weight-asian="bold" style:font-weight-complex="bold"/>
    </style:style>
    <style:style style:name="T1538" style:parent-style-name="Основнойшрифтабзаца" style:family="text">
      <style:text-properties fo:language="ru" fo:country="RU"/>
    </style:style>
    <style:style style:name="T1539" style:parent-style-name="Основнойшрифтабзаца" style:family="text">
      <style:text-properties fo:language="ru" fo:country="RU"/>
    </style:style>
    <style:style style:name="T1540" style:parent-style-name="Основнойшрифтабзаца" style:family="text">
      <style:text-properties fo:language="ru" fo:country="RU"/>
    </style:style>
    <style:style style:name="T1541" style:parent-style-name="Основнойшрифтабзаца" style:family="text">
      <style:text-properties fo:language="ru" fo:country="RU"/>
    </style:style>
    <style:style style:name="T1542" style:parent-style-name="Основнойшрифтабзаца" style:family="text">
      <style:text-properties fo:language="ru" fo:country="RU"/>
    </style:style>
    <style:style style:name="T1543" style:parent-style-name="Основнойшрифтабзаца" style:family="text">
      <style:text-properties fo:language="ru" fo:country="RU"/>
    </style:style>
    <style:style style:name="T1544" style:parent-style-name="Основнойшрифтабзаца" style:family="text">
      <style:text-properties fo:language="ru" fo:country="RU"/>
    </style:style>
    <style:style style:name="T1545" style:parent-style-name="Основнойшрифтабзаца" style:family="text">
      <style:text-properties fo:language="ru" fo:country="RU"/>
    </style:style>
    <style:style style:name="T1546" style:parent-style-name="Основнойшрифтабзаца" style:family="text">
      <style:text-properties fo:language="ru" fo:country="RU"/>
    </style:style>
    <style:style style:name="T1547" style:parent-style-name="Основнойшрифтабзаца" style:family="text">
      <style:text-properties fo:font-weight="bold" style:font-weight-asian="bold" style:font-weight-complex="bold"/>
    </style:style>
    <style:style style:name="T1548" style:parent-style-name="Основнойшрифтабзаца" style:family="text">
      <style:text-properties fo:language="ru" fo:country="RU"/>
    </style:style>
    <style:style style:name="P1549" style:parent-style-name="Standard" style:family="paragraph">
      <style:text-properties fo:language="ru" fo:country="RU"/>
    </style:style>
    <style:style style:name="P1550" style:parent-style-name="Standard" style:family="paragraph">
      <style:text-properties fo:language="ru" fo:country="RU"/>
    </style:style>
    <style:style style:name="P1551" style:parent-style-name="Standard" style:family="paragraph">
      <style:text-properties fo:language="ru" fo:country="RU"/>
    </style:style>
    <style:style style:name="P1552" style:parent-style-name="Standard" style:family="paragraph">
      <style:text-properties fo:language="ru" fo:country="RU"/>
    </style:style>
    <style:style style:name="T1553" style:parent-style-name="Основнойшрифтабзаца" style:family="text">
      <style:text-properties fo:font-weight="bold" style:font-weight-asian="bold" style:font-weight-complex="bold"/>
    </style:style>
    <style:style style:name="T15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55" style:parent-style-name="Основнойшрифтабзаца" style:family="text">
      <style:text-properties fo:font-weight="bold" style:font-weight-asian="bold" style:font-weight-complex="bold"/>
    </style:style>
    <style:style style:name="T15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57" style:parent-style-name="Основнойшрифтабзаца" style:family="text">
      <style:text-properties fo:language="ru" fo:country="RU"/>
    </style:style>
    <style:style style:name="T1558" style:parent-style-name="Основнойшрифтабзаца" style:family="text">
      <style:text-properties fo:language="ru" fo:country="RU"/>
    </style:style>
    <style:style style:name="T1559" style:parent-style-name="Основнойшрифтабзаца" style:family="text">
      <style:text-properties fo:language="ru" fo:country="RU"/>
    </style:style>
    <style:style style:name="T1560" style:parent-style-name="Основнойшрифтабзаца" style:family="text">
      <style:text-properties fo:language="ru" fo:country="RU"/>
    </style:style>
    <style:style style:name="T1561" style:parent-style-name="Основнойшрифтабзаца" style:family="text">
      <style:text-properties fo:language="ru" fo:country="RU"/>
    </style:style>
    <style:style style:name="T1562" style:parent-style-name="Основнойшрифтабзаца" style:family="text">
      <style:text-properties fo:language="ru" fo:country="RU"/>
    </style:style>
    <style:style style:name="T1563" style:parent-style-name="Основнойшрифтабзаца" style:family="text">
      <style:text-properties fo:language="ru" fo:country="RU"/>
    </style:style>
    <style:style style:name="T1564" style:parent-style-name="Основнойшрифтабзаца" style:family="text">
      <style:text-properties fo:font-weight="bold" style:font-weight-asian="bold" style:font-weight-complex="bold"/>
    </style:style>
    <style:style style:name="T1565" style:parent-style-name="Основнойшрифтабзаца" style:family="text">
      <style:text-properties fo:language="ru" fo:country="RU"/>
    </style:style>
    <style:style style:name="T1566" style:parent-style-name="Основнойшрифтабзаца" style:family="text">
      <style:text-properties fo:language="ru" fo:country="RU"/>
    </style:style>
    <style:style style:name="T1567" style:parent-style-name="Основнойшрифтабзаца" style:family="text">
      <style:text-properties fo:language="ru" fo:country="RU"/>
    </style:style>
    <style:style style:name="T1568" style:parent-style-name="Основнойшрифтабзаца" style:family="text">
      <style:text-properties fo:language="ru" fo:country="RU"/>
    </style:style>
    <style:style style:name="T1569" style:parent-style-name="Основнойшрифтабзаца" style:family="text">
      <style:text-properties fo:language="ru" fo:country="RU"/>
    </style:style>
    <style:style style:name="T1570" style:parent-style-name="Основнойшрифтабзаца" style:family="text">
      <style:text-properties fo:language="ru" fo:country="RU"/>
    </style:style>
    <style:style style:name="T1571" style:parent-style-name="Основнойшрифтабзаца" style:family="text">
      <style:text-properties fo:language="ru" fo:country="RU"/>
    </style:style>
    <style:style style:name="T1572" style:parent-style-name="Основнойшрифтабзаца" style:family="text">
      <style:text-properties fo:language="ru" fo:country="RU"/>
    </style:style>
    <style:style style:name="T1573" style:parent-style-name="Основнойшрифтабзаца" style:family="text">
      <style:text-properties fo:language="ru" fo:country="RU"/>
    </style:style>
    <style:style style:name="T1574" style:parent-style-name="Основнойшрифтабзаца" style:family="text">
      <style:text-properties fo:font-weight="bold" style:font-weight-asian="bold" style:font-weight-complex="bold"/>
    </style:style>
    <style:style style:name="T1575" style:parent-style-name="Основнойшрифтабзаца" style:family="text">
      <style:text-properties fo:language="ru" fo:country="RU"/>
    </style:style>
    <style:style style:name="T1576" style:parent-style-name="Основнойшрифтабзаца" style:family="text">
      <style:text-properties fo:language="ru" fo:country="RU"/>
    </style:style>
    <style:style style:name="T1577" style:parent-style-name="Основнойшрифтабзаца" style:family="text">
      <style:text-properties fo:language="ru" fo:country="RU"/>
    </style:style>
    <style:style style:name="T1578" style:parent-style-name="Основнойшрифтабзаца" style:family="text">
      <style:text-properties fo:language="ru" fo:country="RU"/>
    </style:style>
    <style:style style:name="T1579" style:parent-style-name="Основнойшрифтабзаца" style:family="text">
      <style:text-properties fo:language="ru" fo:country="RU"/>
    </style:style>
    <style:style style:name="T1580" style:parent-style-name="Основнойшрифтабзаца" style:family="text">
      <style:text-properties fo:language="ru" fo:country="RU"/>
    </style:style>
    <style:style style:name="T1581" style:parent-style-name="Основнойшрифтабзаца" style:family="text">
      <style:text-properties fo:language="ru" fo:country="RU"/>
    </style:style>
    <style:style style:name="P1582" style:parent-style-name="Standard" style:family="paragraph">
      <style:text-properties fo:language="ru" fo:country="RU"/>
    </style:style>
    <style:style style:name="T1583" style:parent-style-name="Основнойшрифтабзаца" style:family="text">
      <style:text-properties fo:language="ru" fo:country="RU"/>
    </style:style>
    <style:style style:name="T1584" style:parent-style-name="Основнойшрифтабзаца" style:family="text">
      <style:text-properties fo:language="ru" fo:country="RU"/>
    </style:style>
    <style:style style:name="T1585" style:parent-style-name="Основнойшрифтабзаца" style:family="text">
      <style:text-properties fo:font-weight="bold" style:font-weight-asian="bold" style:font-weight-complex="bold"/>
    </style:style>
    <style:style style:name="T1586" style:parent-style-name="Основнойшрифтабзаца" style:family="text">
      <style:text-properties fo:language="ru" fo:country="RU"/>
    </style:style>
    <style:style style:name="T1587" style:parent-style-name="Основнойшрифтабзаца" style:family="text">
      <style:text-properties fo:language="ru" fo:country="RU"/>
    </style:style>
    <style:style style:name="T1588" style:parent-style-name="Основнойшрифтабзаца" style:family="text">
      <style:text-properties fo:language="ru" fo:country="RU"/>
    </style:style>
    <style:style style:name="T1589" style:parent-style-name="Основнойшрифтабзаца" style:family="text">
      <style:text-properties fo:language="ru" fo:country="RU"/>
    </style:style>
    <style:style style:name="T1590" style:parent-style-name="Основнойшрифтабзаца" style:family="text">
      <style:text-properties fo:language="ru" fo:country="RU"/>
    </style:style>
    <style:style style:name="T1591" style:parent-style-name="Основнойшрифтабзаца" style:family="text">
      <style:text-properties fo:language="ru" fo:country="RU"/>
    </style:style>
    <style:style style:name="T1592" style:parent-style-name="Основнойшрифтабзаца" style:family="text">
      <style:text-properties fo:language="ru" fo:country="RU"/>
    </style:style>
    <style:style style:name="T1593" style:parent-style-name="Основнойшрифтабзаца" style:family="text">
      <style:text-properties fo:language="ru" fo:country="RU"/>
    </style:style>
    <style:style style:name="T1594" style:parent-style-name="Основнойшрифтабзаца" style:family="text">
      <style:text-properties fo:language="ru" fo:country="RU"/>
    </style:style>
    <style:style style:name="T1595" style:parent-style-name="Основнойшрифтабзаца" style:family="text">
      <style:text-properties fo:language="ru" fo:country="RU"/>
    </style:style>
    <style:style style:name="T1596" style:parent-style-name="Основнойшрифтабзаца" style:family="text">
      <style:text-properties fo:language="ru" fo:country="RU"/>
    </style:style>
    <style:style style:name="T1597" style:parent-style-name="Основнойшрифтабзаца" style:family="text">
      <style:text-properties fo:language="ru" fo:country="RU"/>
    </style:style>
    <style:style style:name="T1598" style:parent-style-name="Основнойшрифтабзаца" style:family="text">
      <style:text-properties fo:language="ru" fo:country="RU"/>
    </style:style>
    <style:style style:name="T1599" style:parent-style-name="Основнойшрифтабзаца" style:family="text">
      <style:text-properties fo:language="ru" fo:country="RU"/>
    </style:style>
    <style:style style:name="T1600" style:parent-style-name="Основнойшрифтабзаца" style:family="text">
      <style:text-properties fo:font-weight="bold" style:font-weight-asian="bold" style:font-weight-complex="bold"/>
    </style:style>
    <style:style style:name="T1601" style:parent-style-name="Основнойшрифтабзаца" style:family="text">
      <style:text-properties fo:language="ru" fo:country="RU"/>
    </style:style>
    <style:style style:name="P1602" style:parent-style-name="Standard" style:family="paragraph">
      <style:text-properties fo:language="ru" fo:country="RU"/>
    </style:style>
    <style:style style:name="T1603" style:parent-style-name="Основнойшрифтабзаца" style:family="text">
      <style:text-properties fo:language="ru" fo:country="RU"/>
    </style:style>
    <style:style style:name="T1604" style:parent-style-name="Основнойшрифтабзаца" style:family="text">
      <style:text-properties fo:language="ru" fo:country="RU"/>
    </style:style>
    <style:style style:name="T1605" style:parent-style-name="Основнойшрифтабзаца" style:family="text">
      <style:text-properties fo:language="ru" fo:country="RU"/>
    </style:style>
    <style:style style:name="T1606" style:parent-style-name="Основнойшрифтабзаца" style:family="text">
      <style:text-properties fo:language="ru" fo:country="RU"/>
    </style:style>
    <style:style style:name="T1607" style:parent-style-name="Основнойшрифтабзаца" style:family="text">
      <style:text-properties fo:language="ru" fo:country="RU"/>
    </style:style>
    <style:style style:name="T1608" style:parent-style-name="Основнойшрифтабзаца" style:family="text">
      <style:text-properties fo:language="ru" fo:country="RU"/>
    </style:style>
    <style:style style:name="T1609" style:parent-style-name="Основнойшрифтабзаца" style:family="text">
      <style:text-properties fo:language="ru" fo:country="RU"/>
    </style:style>
    <style:style style:name="T16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6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6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613" style:parent-style-name="Основнойшрифтабзаца" style:family="text">
      <style:text-properties fo:font-weight="bold" style:font-weight-asian="bold" style:font-weight-complex="bold"/>
    </style:style>
    <style:style style:name="T16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16" style:parent-style-name="Основнойшрифтабзаца" style:family="text">
      <style:text-properties fo:font-weight="bold" style:font-weight-asian="bold" style:font-weight-complex="bold"/>
    </style:style>
    <style:style style:name="T16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18" style:parent-style-name="Основнойшрифтабзаца" style:family="text">
      <style:text-properties fo:font-weight="bold" style:font-weight-asian="bold" style:font-weight-complex="bold"/>
    </style:style>
    <style:style style:name="T16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20" style:parent-style-name="Основнойшрифтабзаца" style:family="text">
      <style:text-properties fo:font-weight="bold" style:font-weight-asian="bold" style:font-weight-complex="bold"/>
    </style:style>
    <style:style style:name="T16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22" style:parent-style-name="Основнойшрифтабзаца" style:family="text">
      <style:text-properties fo:font-weight="bold" style:font-weight-asian="bold" style:font-weight-complex="bold"/>
    </style:style>
    <style:style style:name="T16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24" style:parent-style-name="Основнойшрифтабзаца" style:family="text">
      <style:text-properties fo:language="ru" fo:country="RU"/>
    </style:style>
    <style:style style:name="P1625" style:parent-style-name="Standard" style:family="paragraph">
      <style:text-properties fo:language="ru" fo:country="RU"/>
    </style:style>
    <style:style style:name="T1626" style:parent-style-name="Основнойшрифтабзаца" style:family="text">
      <style:text-properties fo:language="ru" fo:country="RU"/>
    </style:style>
    <style:style style:name="T1627" style:parent-style-name="Основнойшрифтабзаца" style:family="text">
      <style:text-properties fo:font-weight="bold" style:font-weight-asian="bold" style:font-weight-complex="bold"/>
    </style:style>
    <style:style style:name="T16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29" style:parent-style-name="Основнойшрифтабзаца" style:family="text">
      <style:text-properties fo:language="ru" fo:country="RU"/>
    </style:style>
    <style:style style:name="T16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2" style:parent-style-name="Основнойшрифтабзаца" style:family="text">
      <style:text-properties fo:font-weight="bold" style:font-weight-asian="bold" style:font-weight-complex="bold"/>
    </style:style>
    <style:style style:name="T163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4" style:parent-style-name="Основнойшрифтабзаца" style:family="text">
      <style:text-properties fo:language="ru" fo:country="RU"/>
    </style:style>
    <style:style style:name="T16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7" style:parent-style-name="Основнойшрифтабзаца" style:family="text">
      <style:text-properties fo:font-weight="bold" style:font-weight-asian="bold" style:font-weight-complex="bold"/>
    </style:style>
    <style:style style:name="T16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9" style:parent-style-name="Основнойшрифтабзаца" style:family="text">
      <style:text-properties fo:language="ru" fo:country="RU"/>
    </style:style>
    <style:style style:name="T1640" style:parent-style-name="Основнойшрифтабзаца" style:family="text">
      <style:text-properties fo:language="ru" fo:country="RU"/>
    </style:style>
    <style:style style:name="T1641" style:parent-style-name="Основнойшрифтабзаца" style:family="text">
      <style:text-properties fo:language="ru" fo:country="RU"/>
    </style:style>
    <style:style style:name="T1642" style:parent-style-name="Основнойшрифтабзаца" style:family="text">
      <style:text-properties fo:language="ru" fo:country="RU"/>
    </style:style>
    <style:style style:name="T1643" style:parent-style-name="Основнойшрифтабзаца" style:family="text">
      <style:text-properties fo:language="ru" fo:country="RU"/>
    </style:style>
    <style:style style:name="T16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2" style:parent-style-name="Основнойшрифтабзаца" style:family="text">
      <style:text-properties fo:font-weight="bold" style:font-weight-asian="bold" style:font-weight-complex="bold"/>
    </style:style>
    <style:style style:name="T16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4" style:parent-style-name="Основнойшрифтабзаца" style:family="text">
      <style:text-properties fo:language="ru" fo:country="RU"/>
    </style:style>
    <style:style style:name="T16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0" style:parent-style-name="Основнойшрифтабзаца" style:family="text">
      <style:text-properties fo:font-weight="bold" style:font-weight-asian="bold" style:font-weight-complex="bold"/>
    </style:style>
    <style:style style:name="T16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2" style:parent-style-name="Основнойшрифтабзаца" style:family="text">
      <style:text-properties fo:language="ru" fo:country="RU"/>
    </style:style>
    <style:style style:name="P1663" style:parent-style-name="Standard" style:family="paragraph">
      <style:text-properties fo:language="ru" fo:country="RU"/>
    </style:style>
    <style:style style:name="P1664" style:parent-style-name="Standard" style:family="paragraph">
      <style:text-properties fo:language="ru" fo:country="RU"/>
    </style:style>
    <style:style style:name="P1665" style:parent-style-name="Standard" style:family="paragraph">
      <style:text-properties fo:language="ru" fo:country="RU"/>
    </style:style>
    <style:style style:name="T1666" style:parent-style-name="Основнойшрифтабзаца" style:family="text">
      <style:text-properties fo:font-weight="bold" style:font-weight-asian="bold" style:font-weight-complex="bold"/>
    </style:style>
    <style:style style:name="T16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8" style:parent-style-name="Основнойшрифтабзаца" style:family="text">
      <style:text-properties fo:font-weight="bold" style:font-weight-asian="bold" style:font-weight-complex="bold"/>
    </style:style>
    <style:style style:name="T166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0" style:parent-style-name="Основнойшрифтабзаца" style:family="text">
      <style:text-properties fo:font-weight="bold" style:font-weight-asian="bold" style:font-weight-complex="bold"/>
    </style:style>
    <style:style style:name="T167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2" style:parent-style-name="Основнойшрифтабзаца" style:family="text">
      <style:text-properties fo:language="ru" fo:country="RU"/>
    </style:style>
    <style:style style:name="P1673" style:parent-style-name="Standard" style:family="paragraph">
      <style:text-properties fo:language="ru" fo:country="RU"/>
    </style:style>
    <style:style style:name="T1674" style:parent-style-name="Основнойшрифтабзаца" style:family="text">
      <style:text-properties fo:language="ru" fo:country="RU"/>
    </style:style>
    <style:style style:name="T1675" style:parent-style-name="Основнойшрифтабзаца" style:family="text">
      <style:text-properties fo:language="ru" fo:country="RU"/>
    </style:style>
    <style:style style:name="T1676" style:parent-style-name="Основнойшрифтабзаца" style:family="text">
      <style:text-properties fo:font-weight="bold" style:font-weight-asian="bold" style:font-weight-complex="bold"/>
    </style:style>
    <style:style style:name="T167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8" style:parent-style-name="Основнойшрифтабзаца" style:family="text">
      <style:text-properties fo:language="ru" fo:country="RU"/>
    </style:style>
    <style:style style:name="T16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8" style:parent-style-name="Основнойшрифтабзаца" style:family="text">
      <style:text-properties fo:font-weight="bold" style:font-weight-asian="bold" style:font-weight-complex="bold"/>
    </style:style>
    <style:style style:name="T16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0" style:parent-style-name="Основнойшрифтабзаца" style:family="text">
      <style:text-properties fo:language="ru" fo:country="RU"/>
    </style:style>
    <style:style style:name="T16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6" style:parent-style-name="Основнойшрифтабзаца" style:family="text">
      <style:text-properties fo:font-weight="bold" style:font-weight-asian="bold" style:font-weight-complex="bold"/>
    </style:style>
    <style:style style:name="T16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8" style:parent-style-name="Основнойшрифтабзаца" style:family="text">
      <style:text-properties fo:language="ru" fo:country="RU"/>
    </style:style>
    <style:style style:name="P1699" style:parent-style-name="Standard" style:family="paragraph">
      <style:text-properties fo:language="ru" fo:country="RU"/>
    </style:style>
    <style:style style:name="P1700" style:parent-style-name="Standard" style:family="paragraph">
      <style:text-properties fo:language="ru" fo:country="RU"/>
    </style:style>
    <style:style style:name="P1701" style:parent-style-name="Standard" style:family="paragraph">
      <style:text-properties fo:language="ru" fo:country="RU"/>
    </style:style>
    <style:style style:name="P1702" style:parent-style-name="Standard" style:family="paragraph">
      <style:text-properties fo:language="ru" fo:country="RU"/>
    </style:style>
    <style:style style:name="T1703" style:parent-style-name="Основнойшрифтабзаца" style:family="text">
      <style:text-properties fo:font-weight="bold" style:font-weight-asian="bold" style:font-weight-complex="bold"/>
    </style:style>
    <style:style style:name="T17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6" style:parent-style-name="Основнойшрифтабзаца" style:family="text">
      <style:text-properties fo:font-weight="bold" style:font-weight-asian="bold" style:font-weight-complex="bold"/>
    </style:style>
    <style:style style:name="T17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8" style:parent-style-name="Основнойшрифтабзаца" style:family="text">
      <style:text-properties fo:font-weight="bold" style:font-weight-asian="bold" style:font-weight-complex="bold"/>
    </style:style>
    <style:style style:name="T17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0" style:parent-style-name="Основнойшрифтабзаца" style:family="text">
      <style:text-properties fo:font-weight="bold" style:font-weight-asian="bold" style:font-weight-complex="bold"/>
    </style:style>
    <style:style style:name="T17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2" style:parent-style-name="Основнойшрифтабзаца" style:family="text">
      <style:text-properties fo:font-weight="bold" style:font-weight-asian="bold" style:font-weight-complex="bold"/>
    </style:style>
    <style:style style:name="T17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4" style:parent-style-name="Основнойшрифтабзаца" style:family="text">
      <style:text-properties fo:language="ru" fo:country="RU"/>
    </style:style>
    <style:style style:name="P1715" style:parent-style-name="Standard" style:family="paragraph">
      <style:text-properties fo:language="ru" fo:country="RU"/>
    </style:style>
    <style:style style:name="T1716" style:parent-style-name="Основнойшрифтабзаца" style:family="text">
      <style:text-properties fo:language="ru" fo:country="RU"/>
    </style:style>
    <style:style style:name="T1717" style:parent-style-name="Основнойшрифтабзаца" style:family="text">
      <style:text-properties fo:font-weight="bold" style:font-weight-asian="bold" style:font-weight-complex="bold"/>
    </style:style>
    <style:style style:name="T17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9" style:parent-style-name="Основнойшрифтабзаца" style:family="text">
      <style:text-properties fo:language="ru" fo:country="RU"/>
    </style:style>
    <style:style style:name="T17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2" style:parent-style-name="Основнойшрифтабзаца" style:family="text">
      <style:text-properties fo:font-weight="bold" style:font-weight-asian="bold" style:font-weight-complex="bold"/>
    </style:style>
    <style:style style:name="T17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4" style:parent-style-name="Основнойшрифтабзаца" style:family="text">
      <style:text-properties fo:language="ru" fo:country="RU"/>
    </style:style>
    <style:style style:name="T17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7" style:parent-style-name="Основнойшрифтабзаца" style:family="text">
      <style:text-properties fo:font-weight="bold" style:font-weight-asian="bold" style:font-weight-complex="bold"/>
    </style:style>
    <style:style style:name="T17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9" style:parent-style-name="Основнойшрифтабзаца" style:family="text">
      <style:text-properties fo:language="ru" fo:country="RU"/>
    </style:style>
    <style:style style:name="T1730" style:parent-style-name="Основнойшрифтабзаца" style:family="text">
      <style:text-properties fo:language="ru" fo:country="RU"/>
    </style:style>
    <style:style style:name="T1731" style:parent-style-name="Основнойшрифтабзаца" style:family="text">
      <style:text-properties fo:language="ru" fo:country="RU"/>
    </style:style>
    <style:style style:name="T1732" style:parent-style-name="Основнойшрифтабзаца" style:family="text">
      <style:text-properties fo:language="ru" fo:country="RU"/>
    </style:style>
    <style:style style:name="T1733" style:parent-style-name="Основнойшрифтабзаца" style:family="text">
      <style:text-properties fo:language="ru" fo:country="RU"/>
    </style:style>
    <style:style style:name="T17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2" style:parent-style-name="Основнойшрифтабзаца" style:family="text">
      <style:text-properties fo:font-weight="bold" style:font-weight-asian="bold" style:font-weight-complex="bold"/>
    </style:style>
    <style:style style:name="T17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4" style:parent-style-name="Основнойшрифтабзаца" style:family="text">
      <style:text-properties fo:language="ru" fo:country="RU"/>
    </style:style>
    <style:style style:name="T17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0" style:parent-style-name="Основнойшрифтабзаца" style:family="text">
      <style:text-properties fo:font-weight="bold" style:font-weight-asian="bold" style:font-weight-complex="bold"/>
    </style:style>
    <style:style style:name="T17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2" style:parent-style-name="Основнойшрифтабзаца" style:family="text">
      <style:text-properties fo:language="ru" fo:country="RU"/>
    </style:style>
    <style:style style:name="P1753" style:parent-style-name="Standard" style:family="paragraph">
      <style:text-properties fo:language="ru" fo:country="RU"/>
    </style:style>
    <style:style style:name="P1754" style:parent-style-name="Standard" style:family="paragraph">
      <style:text-properties fo:language="ru" fo:country="RU"/>
    </style:style>
    <style:style style:name="P1755" style:parent-style-name="Standard" style:family="paragraph">
      <style:text-properties fo:language="ru" fo:country="RU"/>
    </style:style>
    <style:style style:name="P1756" style:parent-style-name="Standard" style:family="paragraph">
      <style:text-properties fo:language="ru" fo:country="RU"/>
    </style:style>
    <style:style style:name="T1757" style:parent-style-name="Основнойшрифтабзаца" style:family="text">
      <style:text-properties fo:font-weight="bold" style:font-weight-asian="bold" style:font-weight-complex="bold"/>
    </style:style>
    <style:style style:name="T17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9" style:parent-style-name="Основнойшрифтабзаца" style:family="text">
      <style:text-properties fo:font-weight="bold" style:font-weight-asian="bold" style:font-weight-complex="bold"/>
    </style:style>
    <style:style style:name="T17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1" style:parent-style-name="Основнойшрифтабзаца" style:family="text">
      <style:text-properties fo:font-weight="bold" style:font-weight-asian="bold" style:font-weight-complex="bold"/>
    </style:style>
    <style:style style:name="T17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3" style:parent-style-name="Основнойшрифтабзаца" style:family="text">
      <style:text-properties fo:language="ru" fo:country="RU"/>
    </style:style>
    <style:style style:name="T1764" style:parent-style-name="Основнойшрифтабзаца" style:family="text">
      <style:text-properties fo:language="ru" fo:country="RU"/>
    </style:style>
    <style:style style:name="T1765" style:parent-style-name="Основнойшрифтабзаца" style:family="text">
      <style:text-properties fo:language="ru" fo:country="RU"/>
    </style:style>
    <style:style style:name="P1766" style:parent-style-name="Standard" style:family="paragraph">
      <style:text-properties fo:language="ru" fo:country="RU"/>
    </style:style>
    <style:style style:name="T1767" style:parent-style-name="Основнойшрифтабзаца" style:family="text">
      <style:text-properties fo:language="ru" fo:country="RU"/>
    </style:style>
    <style:style style:name="T1768" style:parent-style-name="Основнойшрифтабзаца" style:family="text">
      <style:text-properties fo:language="ru" fo:country="RU"/>
    </style:style>
    <style:style style:name="T1769" style:parent-style-name="Основнойшрифтабзаца" style:family="text">
      <style:text-properties fo:language="ru" fo:country="RU"/>
    </style:style>
    <style:style style:name="T1770" style:parent-style-name="Основнойшрифтабзаца" style:family="text">
      <style:text-properties fo:language="ru" fo:country="RU"/>
    </style:style>
    <style:style style:name="T1771" style:parent-style-name="Основнойшрифтабзаца" style:family="text">
      <style:text-properties fo:font-weight="bold" style:font-weight-asian="bold" style:font-weight-complex="bold"/>
    </style:style>
    <style:style style:name="T17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73" style:parent-style-name="Основнойшрифтабзаца" style:family="text">
      <style:text-properties fo:font-weight="bold" style:font-weight-asian="bold" style:font-weight-complex="bold"/>
    </style:style>
    <style:style style:name="T17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75" style:parent-style-name="Основнойшрифтабзаца" style:family="text">
      <style:text-properties fo:font-weight="bold" style:font-weight-asian="bold" style:font-weight-complex="bold"/>
    </style:style>
    <style:style style:name="T17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77" style:parent-style-name="Основнойшрифтабзаца" style:family="text">
      <style:text-properties fo:language="ru" fo:country="RU"/>
    </style:style>
    <style:style style:name="T1778" style:parent-style-name="Основнойшрифтабзаца" style:family="text">
      <style:text-properties fo:language="ru" fo:country="RU"/>
    </style:style>
    <style:style style:name="T1779" style:parent-style-name="Основнойшрифтабзаца" style:family="text">
      <style:text-properties fo:language="ru" fo:country="RU"/>
    </style:style>
    <style:style style:name="T1780" style:parent-style-name="Основнойшрифтабзаца" style:family="text">
      <style:text-properties fo:language="ru" fo:country="RU"/>
    </style:style>
    <style:style style:name="T1781" style:parent-style-name="Основнойшрифтабзаца" style:family="text">
      <style:text-properties fo:language="ru" fo:country="RU"/>
    </style:style>
    <style:style style:name="T1782" style:parent-style-name="Основнойшрифтабзаца" style:family="text">
      <style:text-properties fo:language="ru" fo:country="RU"/>
    </style:style>
    <style:style style:name="T1783" style:parent-style-name="Основнойшрифтабзаца" style:family="text">
      <style:text-properties fo:font-weight="bold" style:font-weight-asian="bold" style:font-weight-complex="bold"/>
    </style:style>
    <style:style style:name="T1784" style:parent-style-name="Основнойшрифтабзаца" style:family="text">
      <style:text-properties fo:language="ru" fo:country="RU"/>
    </style:style>
    <style:style style:name="T1785" style:parent-style-name="Основнойшрифтабзаца" style:family="text">
      <style:text-properties fo:language="ru" fo:country="RU"/>
    </style:style>
    <style:style style:name="T1786" style:parent-style-name="Основнойшрифтабзаца" style:family="text">
      <style:text-properties fo:language="ru" fo:country="RU"/>
    </style:style>
    <style:style style:name="T1787" style:parent-style-name="Основнойшрифтабзаца" style:family="text">
      <style:text-properties fo:font-weight="bold" style:font-weight-asian="bold" style:font-weight-complex="bold"/>
    </style:style>
    <style:style style:name="T1788" style:parent-style-name="Основнойшрифтабзаца" style:family="text">
      <style:text-properties fo:language="ru" fo:country="RU"/>
    </style:style>
    <style:style style:name="T1789" style:parent-style-name="Основнойшрифтабзаца" style:family="text">
      <style:text-properties fo:language="ru" fo:country="RU"/>
    </style:style>
    <style:style style:name="T1790" style:parent-style-name="Основнойшрифтабзаца" style:family="text">
      <style:text-properties fo:language="ru" fo:country="RU"/>
    </style:style>
    <style:style style:name="T1791" style:parent-style-name="Основнойшрифтабзаца" style:family="text">
      <style:text-properties fo:language="ru" fo:country="RU"/>
    </style:style>
    <style:style style:name="T1792" style:parent-style-name="Основнойшрифтабзаца" style:family="text">
      <style:text-properties fo:language="ru" fo:country="RU"/>
    </style:style>
    <style:style style:name="T1793" style:parent-style-name="Основнойшрифтабзаца" style:family="text">
      <style:text-properties fo:font-weight="bold" style:font-weight-asian="bold" style:font-weight-complex="bold"/>
    </style:style>
    <style:style style:name="T1794" style:parent-style-name="Основнойшрифтабзаца" style:family="text">
      <style:text-properties fo:language="ru" fo:country="RU"/>
    </style:style>
    <style:style style:name="T1795" style:parent-style-name="Основнойшрифтабзаца" style:family="text">
      <style:text-properties fo:language="ru" fo:country="RU"/>
    </style:style>
    <style:style style:name="T1796" style:parent-style-name="Основнойшрифтабзаца" style:family="text">
      <style:text-properties fo:language="ru" fo:country="RU"/>
    </style:style>
    <style:style style:name="T1797" style:parent-style-name="Основнойшрифтабзаца" style:family="text">
      <style:text-properties fo:font-weight="bold" style:font-weight-asian="bold" style:font-weight-complex="bold"/>
    </style:style>
    <style:style style:name="T17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99" style:parent-style-name="Основнойшрифтабзаца" style:family="text">
      <style:text-properties fo:font-weight="bold" style:font-weight-asian="bold" style:font-weight-complex="bold"/>
    </style:style>
    <style:style style:name="T1800" style:parent-style-name="Основнойшрифтабзаца" style:family="text">
      <style:text-properties fo:font-weight="bold" style:font-weight-asian="bold" style:font-weight-complex="bold"/>
    </style:style>
    <style:style style:name="T18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02" style:parent-style-name="Основнойшрифтабзаца" style:family="text">
      <style:text-properties fo:language="ru" fo:country="RU"/>
    </style:style>
    <style:style style:name="T1803" style:parent-style-name="Основнойшрифтабзаца" style:family="text">
      <style:text-properties fo:language="ru" fo:country="RU"/>
    </style:style>
    <style:style style:name="P1804" style:parent-style-name="Standard" style:family="paragraph">
      <style:text-properties fo:language="ru" fo:country="RU"/>
    </style:style>
    <style:style style:name="T1805" style:parent-style-name="Основнойшрифтабзаца" style:family="text">
      <style:text-properties fo:language="ru" fo:country="RU"/>
    </style:style>
    <style:style style:name="T18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07" style:parent-style-name="Основнойшрифтабзаца" style:family="text">
      <style:text-properties fo:language="ru" fo:country="RU"/>
    </style:style>
    <style:style style:name="T1808" style:parent-style-name="Основнойшрифтабзаца" style:family="text">
      <style:text-properties fo:language="ru" fo:country="RU"/>
    </style:style>
    <style:style style:name="T1809" style:parent-style-name="Основнойшрифтабзаца" style:family="text">
      <style:text-properties fo:font-weight="bold" style:font-weight-asian="bold" style:font-weight-complex="bold"/>
    </style:style>
    <style:style style:name="T1810" style:parent-style-name="Основнойшрифтабзаца" style:family="text">
      <style:text-properties fo:language="ru" fo:country="RU"/>
    </style:style>
    <style:style style:name="T1811" style:parent-style-name="Основнойшрифтабзаца" style:family="text">
      <style:text-properties fo:language="ru" fo:country="RU"/>
    </style:style>
    <style:style style:name="T1812" style:parent-style-name="Основнойшрифтабзаца" style:family="text">
      <style:text-properties fo:language="ru" fo:country="RU"/>
    </style:style>
    <style:style style:name="T1813" style:parent-style-name="Основнойшрифтабзаца" style:family="text">
      <style:text-properties fo:font-weight="bold" style:font-weight-asian="bold" style:font-weight-complex="bold"/>
    </style:style>
    <style:style style:name="T1814" style:parent-style-name="Основнойшрифтабзаца" style:family="text">
      <style:text-properties fo:language="ru" fo:country="RU"/>
    </style:style>
    <style:style style:name="T1815" style:parent-style-name="Основнойшрифтабзаца" style:family="text">
      <style:text-properties fo:language="ru" fo:country="RU"/>
    </style:style>
    <style:style style:name="T1816" style:parent-style-name="Основнойшрифтабзаца" style:family="text">
      <style:text-properties fo:language="ru" fo:country="RU"/>
    </style:style>
    <style:style style:name="T1817" style:parent-style-name="Основнойшрифтабзаца" style:family="text">
      <style:text-properties fo:language="ru" fo:country="RU"/>
    </style:style>
    <style:style style:name="T1818" style:parent-style-name="Основнойшрифтабзаца" style:family="text">
      <style:text-properties fo:language="ru" fo:country="RU"/>
    </style:style>
    <style:style style:name="T1819" style:parent-style-name="Основнойшрифтабзаца" style:family="text">
      <style:text-properties fo:language="ru" fo:country="RU"/>
    </style:style>
    <style:style style:name="T1820" style:parent-style-name="Основнойшрифтабзаца" style:family="text">
      <style:text-properties fo:font-weight="bold" style:font-weight-asian="bold" style:font-weight-complex="bold"/>
    </style:style>
    <style:style style:name="T1821" style:parent-style-name="Основнойшрифтабзаца" style:family="text">
      <style:text-properties fo:language="ru" fo:country="RU"/>
    </style:style>
    <style:style style:name="P1822" style:parent-style-name="Standard" style:family="paragraph">
      <style:text-properties fo:language="ru" fo:country="RU"/>
    </style:style>
    <style:style style:name="P1823" style:parent-style-name="Standard" style:family="paragraph">
      <style:text-properties fo:language="ru" fo:country="RU"/>
    </style:style>
    <style:style style:name="T1824" style:parent-style-name="Основнойшрифтабзаца" style:family="text">
      <style:text-properties fo:font-weight="bold" style:font-weight-asian="bold" style:font-weight-complex="bold"/>
    </style:style>
    <style:style style:name="T18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26" style:parent-style-name="Основнойшрифтабзаца" style:family="text">
      <style:text-properties fo:font-weight="bold" style:font-weight-asian="bold" style:font-weight-complex="bold"/>
    </style:style>
    <style:style style:name="T182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29" style:parent-style-name="Основнойшрифтабзаца" style:family="text">
      <style:text-properties fo:language="ru" fo:country="RU"/>
    </style:style>
    <style:style style:name="T18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31" style:parent-style-name="Основнойшрифтабзаца" style:family="text">
      <style:text-properties fo:language="ru" fo:country="RU"/>
    </style:style>
    <style:style style:name="T1832" style:parent-style-name="Основнойшрифтабзаца" style:family="text">
      <style:text-properties fo:language="ru" fo:country="RU"/>
    </style:style>
    <style:style style:name="T1833" style:parent-style-name="Основнойшрифтабзаца" style:family="text">
      <style:text-properties fo:language="ru" fo:country="RU"/>
    </style:style>
    <style:style style:name="T1834" style:parent-style-name="Основнойшрифтабзаца" style:family="text">
      <style:text-properties fo:language="ru" fo:country="RU"/>
    </style:style>
    <style:style style:name="T1835" style:parent-style-name="Основнойшрифтабзаца" style:family="text">
      <style:text-properties fo:font-weight="bold" style:font-weight-asian="bold" style:font-weight-complex="bold"/>
    </style:style>
    <style:style style:name="T1836" style:parent-style-name="Основнойшрифтабзаца" style:family="text">
      <style:text-properties fo:language="ru" fo:country="RU"/>
    </style:style>
    <style:style style:name="T1837" style:parent-style-name="Основнойшрифтабзаца" style:family="text">
      <style:text-properties fo:language="ru" fo:country="RU"/>
    </style:style>
    <style:style style:name="T1838" style:parent-style-name="Основнойшрифтабзаца" style:family="text">
      <style:text-properties fo:language="ru" fo:country="RU"/>
    </style:style>
    <style:style style:name="T1839" style:parent-style-name="Основнойшрифтабзаца" style:family="text">
      <style:text-properties fo:font-weight="bold" style:font-weight-asian="bold" style:font-weight-complex="bold"/>
    </style:style>
    <style:style style:name="T18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1" style:parent-style-name="Основнойшрифтабзаца" style:family="text">
      <style:text-properties fo:font-weight="bold" style:font-weight-asian="bold" style:font-weight-complex="bold"/>
    </style:style>
    <style:style style:name="T1842" style:parent-style-name="Основнойшрифтабзаца" style:family="text">
      <style:text-properties fo:font-weight="bold" style:font-weight-asian="bold" style:font-weight-complex="bold"/>
    </style:style>
    <style:style style:name="T1843" style:parent-style-name="Основнойшрифтабзаца" style:family="text">
      <style:text-properties fo:font-weight="bold" style:font-weight-asian="bold" style:font-weight-complex="bold"/>
    </style:style>
    <style:style style:name="T1844" style:parent-style-name="Основнойшрифтабзаца" style:family="text">
      <style:text-properties fo:font-weight="bold" style:font-weight-asian="bold" style:font-weight-complex="bold"/>
    </style:style>
    <style:style style:name="T18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6" style:parent-style-name="Основнойшрифтабзаца" style:family="text">
      <style:text-properties fo:font-weight="bold" style:font-weight-asian="bold" style:font-weight-complex="bold"/>
    </style:style>
    <style:style style:name="T18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8" style:parent-style-name="Основнойшрифтабзаца" style:family="text">
      <style:text-properties fo:font-weight="bold" style:font-weight-asian="bold" style:font-weight-complex="bold"/>
    </style:style>
    <style:style style:name="T18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50" style:parent-style-name="Основнойшрифтабзаца" style:family="text">
      <style:text-properties fo:font-weight="bold" style:font-weight-asian="bold" style:font-weight-complex="bold"/>
    </style:style>
    <style:style style:name="T18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52" style:parent-style-name="Основнойшрифтабзаца" style:family="text">
      <style:text-properties fo:language="ru" fo:country="RU"/>
    </style:style>
    <style:style style:name="T1853" style:parent-style-name="Основнойшрифтабзаца" style:family="text">
      <style:text-properties fo:language="ru" fo:country="RU"/>
    </style:style>
    <style:style style:name="T1854" style:parent-style-name="Основнойшрифтабзаца" style:family="text">
      <style:text-properties fo:language="ru" fo:country="RU"/>
    </style:style>
    <style:style style:name="T1855" style:parent-style-name="Основнойшрифтабзаца" style:family="text">
      <style:text-properties fo:language="ru" fo:country="RU"/>
    </style:style>
    <style:style style:name="T1856" style:parent-style-name="Основнойшрифтабзаца" style:family="text">
      <style:text-properties fo:language="ru" fo:country="RU"/>
    </style:style>
    <style:style style:name="T1857" style:parent-style-name="Основнойшрифтабзаца" style:family="text">
      <style:text-properties fo:language="ru" fo:country="RU"/>
    </style:style>
    <style:style style:name="T1858" style:parent-style-name="Основнойшрифтабзаца" style:family="text">
      <style:text-properties fo:language="ru" fo:country="RU"/>
    </style:style>
    <style:style style:name="T1859" style:parent-style-name="Основнойшрифтабзаца" style:family="text">
      <style:text-properties fo:font-weight="bold" style:font-weight-asian="bold" style:font-weight-complex="bold"/>
    </style:style>
    <style:style style:name="T18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61" style:parent-style-name="Основнойшрифтабзаца" style:family="text">
      <style:text-properties fo:language="ru" fo:country="RU"/>
    </style:style>
    <style:style style:name="T1862" style:parent-style-name="Основнойшрифтабзаца" style:family="text">
      <style:text-properties fo:language="ru" fo:country="RU"/>
    </style:style>
    <style:style style:name="T1863" style:parent-style-name="Основнойшрифтабзаца" style:family="text">
      <style:text-properties fo:language="ru" fo:country="RU"/>
    </style:style>
    <style:style style:name="T1864" style:parent-style-name="Основнойшрифтабзаца" style:family="text">
      <style:text-properties fo:language="ru" fo:country="RU"/>
    </style:style>
    <style:style style:name="T1865" style:parent-style-name="Основнойшрифтабзаца" style:family="text">
      <style:text-properties fo:language="ru" fo:country="RU"/>
    </style:style>
    <style:style style:name="T1866" style:parent-style-name="Основнойшрифтабзаца" style:family="text">
      <style:text-properties fo:language="ru" fo:country="RU"/>
    </style:style>
    <style:style style:name="T1867" style:parent-style-name="Основнойшрифтабзаца" style:family="text">
      <style:text-properties fo:font-weight="bold" style:font-weight-asian="bold" style:font-weight-complex="bold"/>
    </style:style>
    <style:style style:name="T18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69" style:parent-style-name="Основнойшрифтабзаца" style:family="text">
      <style:text-properties fo:language="ru" fo:country="RU"/>
    </style:style>
    <style:style style:name="T1870" style:parent-style-name="Основнойшрифтабзаца" style:family="text">
      <style:text-properties fo:language="ru" fo:country="RU"/>
    </style:style>
    <style:style style:name="T1871" style:parent-style-name="Основнойшрифтабзаца" style:family="text">
      <style:text-properties fo:language="ru" fo:country="RU"/>
    </style:style>
    <style:style style:name="T1872" style:parent-style-name="Основнойшрифтабзаца" style:family="text">
      <style:text-properties fo:language="ru" fo:country="RU"/>
    </style:style>
    <style:style style:name="T1873" style:parent-style-name="Основнойшрифтабзаца" style:family="text">
      <style:text-properties fo:language="ru" fo:country="RU"/>
    </style:style>
    <style:style style:name="T1874" style:parent-style-name="Основнойшрифтабзаца" style:family="text">
      <style:text-properties fo:language="ru" fo:country="RU"/>
    </style:style>
    <style:style style:name="T1875" style:parent-style-name="Основнойшрифтабзаца" style:family="text">
      <style:text-properties fo:language="ru" fo:country="RU"/>
    </style:style>
    <style:style style:name="T1876" style:parent-style-name="Основнойшрифтабзаца" style:family="text">
      <style:text-properties fo:language="ru" fo:country="RU"/>
    </style:style>
    <style:style style:name="T1877" style:parent-style-name="Основнойшрифтабзаца" style:family="text">
      <style:text-properties fo:language="ru" fo:country="RU"/>
    </style:style>
    <style:style style:name="T1878" style:parent-style-name="Основнойшрифтабзаца" style:family="text">
      <style:text-properties fo:language="ru" fo:country="RU"/>
    </style:style>
    <style:style style:name="T1879" style:parent-style-name="Основнойшрифтабзаца" style:family="text">
      <style:text-properties fo:font-weight="bold" style:font-weight-asian="bold" style:font-weight-complex="bold"/>
    </style:style>
    <style:style style:name="T188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81" style:parent-style-name="Основнойшрифтабзаца" style:family="text">
      <style:text-properties fo:language="ru" fo:country="RU"/>
    </style:style>
    <style:style style:name="T1882" style:parent-style-name="Основнойшрифтабзаца" style:family="text">
      <style:text-properties fo:language="ru" fo:country="RU"/>
    </style:style>
    <style:style style:name="T1883" style:parent-style-name="Основнойшрифтабзаца" style:family="text">
      <style:text-properties fo:language="ru" fo:country="RU"/>
    </style:style>
    <style:style style:name="T1884" style:parent-style-name="Основнойшрифтабзаца" style:family="text">
      <style:text-properties fo:language="ru" fo:country="RU"/>
    </style:style>
    <style:style style:name="T1885" style:parent-style-name="Основнойшрифтабзаца" style:family="text">
      <style:text-properties fo:language="ru" fo:country="RU"/>
    </style:style>
    <style:style style:name="P1886" style:parent-style-name="Standard" style:family="paragraph">
      <style:text-properties fo:language="ru" fo:country="RU"/>
    </style:style>
    <style:style style:name="T1887" style:parent-style-name="Основнойшрифтабзаца" style:family="text">
      <style:text-properties fo:language="ru" fo:country="RU"/>
    </style:style>
    <style:style style:name="T1888" style:parent-style-name="Основнойшрифтабзаца" style:family="text">
      <style:text-properties fo:language="ru" fo:country="RU"/>
    </style:style>
    <style:style style:name="T1889" style:parent-style-name="Основнойшрифтабзаца" style:family="text">
      <style:text-properties fo:language="ru" fo:country="RU"/>
    </style:style>
    <style:style style:name="T1890" style:parent-style-name="Основнойшрифтабзаца" style:family="text">
      <style:text-properties fo:font-weight="bold" style:font-weight-asian="bold" style:font-weight-complex="bold"/>
    </style:style>
    <style:style style:name="T1891" style:parent-style-name="Основнойшрифтабзаца" style:family="text">
      <style:text-properties fo:font-weight="bold" style:font-weight-asian="bold" style:font-weight-complex="bold"/>
    </style:style>
    <style:style style:name="T1892" style:parent-style-name="Основнойшрифтабзаца" style:family="text">
      <style:text-properties fo:font-weight="bold" style:font-weight-asian="bold" style:font-weight-complex="bold"/>
    </style:style>
    <style:style style:name="T18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9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9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9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97" style:parent-style-name="Основнойшрифтабзаца" style:family="text">
      <style:text-properties fo:font-weight="bold" style:font-weight-asian="bold" style:font-weight-complex="bold"/>
    </style:style>
    <style:style style:name="T1898" style:parent-style-name="Основнойшрифтабзаца" style:family="text">
      <style:text-properties fo:font-weight="bold" style:font-weight-asian="bold" style:font-weight-complex="bold"/>
    </style:style>
    <style:style style:name="T1899" style:parent-style-name="Основнойшрифтабзаца" style:family="text">
      <style:text-properties fo:font-weight="bold" style:font-weight-asian="bold" style:font-weight-complex="bold"/>
    </style:style>
    <style:style style:name="T19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0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03" style:parent-style-name="Основнойшрифтабзаца" style:family="text">
      <style:text-properties fo:language="ru" fo:country="RU"/>
    </style:style>
    <style:style style:name="T1904" style:parent-style-name="Основнойшрифтабзаца" style:family="text">
      <style:text-properties fo:language="ru" fo:country="RU"/>
    </style:style>
    <style:style style:name="P1905" style:parent-style-name="Standard" style:family="paragraph">
      <style:text-properties fo:language="ru" fo:country="RU"/>
    </style:style>
    <style:style style:name="P1906" style:parent-style-name="Standard" style:family="paragraph">
      <style:text-properties fo:language="ru" fo:country="RU"/>
    </style:style>
    <style:style style:name="T1907" style:parent-style-name="Основнойшрифтабзаца" style:family="text">
      <style:text-properties fo:font-weight="bold" style:font-weight-asian="bold" style:font-weight-complex="bold"/>
    </style:style>
    <style:style style:name="T19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09" style:parent-style-name="Основнойшрифтабзаца" style:family="text">
      <style:text-properties fo:font-weight="bold" style:font-weight-asian="bold" style:font-weight-complex="bold"/>
    </style:style>
    <style:style style:name="T1910" style:parent-style-name="Основнойшрифтабзаца" style:family="text">
      <style:text-properties fo:font-weight="bold" style:font-weight-asian="bold" style:font-weight-complex="bold"/>
    </style:style>
    <style:style style:name="T1911" style:parent-style-name="Основнойшрифтабзаца" style:family="text">
      <style:text-properties fo:font-weight="bold" style:font-weight-asian="bold" style:font-weight-complex="bold"/>
    </style:style>
    <style:style style:name="T19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3" style:parent-style-name="Основнойшрифтабзаца" style:family="text">
      <style:text-properties fo:font-weight="bold" style:font-weight-asian="bold" style:font-weight-complex="bold"/>
    </style:style>
    <style:style style:name="T19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5" style:parent-style-name="Основнойшрифтабзаца" style:family="text">
      <style:text-properties fo:font-weight="bold" style:font-weight-asian="bold" style:font-weight-complex="bold"/>
    </style:style>
    <style:style style:name="T19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7" style:parent-style-name="Основнойшрифтабзаца" style:family="text">
      <style:text-properties fo:language="ru" fo:country="RU"/>
    </style:style>
    <style:style style:name="T1918" style:parent-style-name="Основнойшрифтабзаца" style:family="text">
      <style:text-properties fo:language="ru" fo:country="RU"/>
    </style:style>
    <style:style style:name="T1919" style:parent-style-name="Основнойшрифтабзаца" style:family="text">
      <style:text-properties fo:language="ru" fo:country="RU"/>
    </style:style>
    <style:style style:name="T1920" style:parent-style-name="Основнойшрифтабзаца" style:family="text">
      <style:text-properties fo:language="ru" fo:country="RU"/>
    </style:style>
    <style:style style:name="T1921" style:parent-style-name="Основнойшрифтабзаца" style:family="text">
      <style:text-properties fo:language="ru" fo:country="RU"/>
    </style:style>
    <style:style style:name="T1922" style:parent-style-name="Основнойшрифтабзаца" style:family="text">
      <style:text-properties fo:language="ru" fo:country="RU"/>
    </style:style>
    <style:style style:name="T1923" style:parent-style-name="Основнойшрифтабзаца" style:family="text">
      <style:text-properties fo:language="ru" fo:country="RU"/>
    </style:style>
    <style:style style:name="T1924" style:parent-style-name="Основнойшрифтабзаца" style:family="text">
      <style:text-properties fo:language="ru" fo:country="RU"/>
    </style:style>
    <style:style style:name="T1925" style:parent-style-name="Основнойшрифтабзаца" style:family="text">
      <style:text-properties fo:font-weight="bold" style:font-weight-asian="bold" style:font-weight-complex="bold"/>
    </style:style>
    <style:style style:name="T19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27" style:parent-style-name="Основнойшрифтабзаца" style:family="text">
      <style:text-properties fo:language="ru" fo:country="RU"/>
    </style:style>
    <style:style style:name="T1928" style:parent-style-name="Основнойшрифтабзаца" style:family="text">
      <style:text-properties fo:language="ru" fo:country="RU"/>
    </style:style>
    <style:style style:name="T1929" style:parent-style-name="Основнойшрифтабзаца" style:family="text">
      <style:text-properties fo:language="ru" fo:country="RU"/>
    </style:style>
    <style:style style:name="T1930" style:parent-style-name="Основнойшрифтабзаца" style:family="text">
      <style:text-properties fo:language="ru" fo:country="RU"/>
    </style:style>
    <style:style style:name="T1931" style:parent-style-name="Основнойшрифтабзаца" style:family="text">
      <style:text-properties fo:language="ru" fo:country="RU"/>
    </style:style>
    <style:style style:name="T1932" style:parent-style-name="Основнойшрифтабзаца" style:family="text">
      <style:text-properties fo:language="ru" fo:country="RU"/>
    </style:style>
    <style:style style:name="T1933" style:parent-style-name="Основнойшрифтабзаца" style:family="text">
      <style:text-properties fo:font-weight="bold" style:font-weight-asian="bold" style:font-weight-complex="bold"/>
    </style:style>
    <style:style style:name="T19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35" style:parent-style-name="Основнойшрифтабзаца" style:family="text">
      <style:text-properties fo:language="ru" fo:country="RU"/>
    </style:style>
    <style:style style:name="T1936" style:parent-style-name="Основнойшрифтабзаца" style:family="text">
      <style:text-properties fo:language="ru" fo:country="RU"/>
    </style:style>
    <style:style style:name="T1937" style:parent-style-name="Основнойшрифтабзаца" style:family="text">
      <style:text-properties fo:language="ru" fo:country="RU"/>
    </style:style>
    <style:style style:name="T1938" style:parent-style-name="Основнойшрифтабзаца" style:family="text">
      <style:text-properties fo:language="ru" fo:country="RU"/>
    </style:style>
    <style:style style:name="T1939" style:parent-style-name="Основнойшрифтабзаца" style:family="text">
      <style:text-properties fo:language="ru" fo:country="RU"/>
    </style:style>
    <style:style style:name="T1940" style:parent-style-name="Основнойшрифтабзаца" style:family="text">
      <style:text-properties fo:language="ru" fo:country="RU"/>
    </style:style>
    <style:style style:name="T1941" style:parent-style-name="Основнойшрифтабзаца" style:family="text">
      <style:text-properties fo:language="ru" fo:country="RU"/>
    </style:style>
    <style:style style:name="T1942" style:parent-style-name="Основнойшрифтабзаца" style:family="text">
      <style:text-properties fo:language="ru" fo:country="RU"/>
    </style:style>
    <style:style style:name="T1943" style:parent-style-name="Основнойшрифтабзаца" style:family="text">
      <style:text-properties fo:language="ru" fo:country="RU"/>
    </style:style>
    <style:style style:name="T1944" style:parent-style-name="Основнойшрифтабзаца" style:family="text">
      <style:text-properties fo:language="ru" fo:country="RU"/>
    </style:style>
    <style:style style:name="T1945" style:parent-style-name="Основнойшрифтабзаца" style:family="text">
      <style:text-properties fo:language="ru" fo:country="RU"/>
    </style:style>
    <style:style style:name="T1946" style:parent-style-name="Основнойшрифтабзаца" style:family="text">
      <style:text-properties fo:language="ru" fo:country="RU"/>
    </style:style>
    <style:style style:name="P1947" style:parent-style-name="Standard" style:family="paragraph">
      <style:text-properties fo:language="ru" fo:country="RU"/>
    </style:style>
    <style:style style:name="T1948" style:parent-style-name="Основнойшрифтабзаца" style:family="text">
      <style:text-properties fo:language="ru" fo:country="RU"/>
    </style:style>
    <style:style style:name="T1949" style:parent-style-name="Основнойшрифтабзаца" style:family="text">
      <style:text-properties fo:language="ru" fo:country="RU"/>
    </style:style>
    <style:style style:name="T1950" style:parent-style-name="Основнойшрифтабзаца" style:family="text">
      <style:text-properties fo:language="ru" fo:country="RU"/>
    </style:style>
    <style:style style:name="T1951" style:parent-style-name="Основнойшрифтабзаца" style:family="text">
      <style:text-properties fo:font-weight="bold" style:font-weight-asian="bold" style:font-weight-complex="bold"/>
    </style:style>
    <style:style style:name="T1952" style:parent-style-name="Основнойшрифтабзаца" style:family="text">
      <style:text-properties fo:font-weight="bold" style:font-weight-asian="bold" style:font-weight-complex="bold"/>
    </style:style>
    <style:style style:name="T1953" style:parent-style-name="Основнойшрифтабзаца" style:family="text">
      <style:text-properties fo:font-weight="bold" style:font-weight-asian="bold" style:font-weight-complex="bold"/>
    </style:style>
    <style:style style:name="T19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58" style:parent-style-name="Основнойшрифтабзаца" style:family="text">
      <style:text-properties fo:font-weight="bold" style:font-weight-asian="bold" style:font-weight-complex="bold"/>
    </style:style>
    <style:style style:name="T1959" style:parent-style-name="Основнойшрифтабзаца" style:family="text">
      <style:text-properties fo:font-weight="bold" style:font-weight-asian="bold" style:font-weight-complex="bold"/>
    </style:style>
    <style:style style:name="T1960" style:parent-style-name="Основнойшрифтабзаца" style:family="text">
      <style:text-properties fo:font-weight="bold" style:font-weight-asian="bold" style:font-weight-complex="bold"/>
    </style:style>
    <style:style style:name="T19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4" style:parent-style-name="Основнойшрифтабзаца" style:family="text">
      <style:text-properties fo:language="ru" fo:country="RU"/>
    </style:style>
    <style:style style:name="T1965" style:parent-style-name="Основнойшрифтабзаца" style:family="text">
      <style:text-properties fo:language="ru" fo:country="RU"/>
    </style:style>
    <style:style style:name="T1966" style:parent-style-name="Основнойшрифтабзаца" style:family="text">
      <style:text-properties fo:language="ru" fo:country="RU"/>
    </style:style>
    <style:style style:name="T1967" style:parent-style-name="Основнойшрифтабзаца" style:family="text">
      <style:text-properties fo:font-weight="bold" style:font-weight-asian="bold" style:font-weight-complex="bold"/>
    </style:style>
    <style:style style:name="T19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9" style:parent-style-name="Основнойшрифтабзаца" style:family="text">
      <style:text-properties fo:font-weight="bold" style:font-weight-asian="bold" style:font-weight-complex="bold"/>
    </style:style>
    <style:style style:name="T1970" style:parent-style-name="Основнойшрифтабзаца" style:family="text">
      <style:text-properties fo:font-weight="bold" style:font-weight-asian="bold" style:font-weight-complex="bold"/>
    </style:style>
    <style:style style:name="T1971" style:parent-style-name="Основнойшрифтабзаца" style:family="text">
      <style:text-properties fo:font-weight="bold" style:font-weight-asian="bold" style:font-weight-complex="bold"/>
    </style:style>
    <style:style style:name="T19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3" style:parent-style-name="Основнойшрифтабзаца" style:family="text">
      <style:text-properties fo:font-weight="bold" style:font-weight-asian="bold" style:font-weight-complex="bold"/>
    </style:style>
    <style:style style:name="T19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7" style:parent-style-name="Основнойшрифтабзаца" style:family="text">
      <style:text-properties fo:language="ru" fo:country="RU"/>
    </style:style>
    <style:style style:name="T1978" style:parent-style-name="Основнойшрифтабзаца" style:family="text">
      <style:text-properties fo:language="ru" fo:country="RU"/>
    </style:style>
    <style:style style:name="P1979" style:parent-style-name="Standard" style:family="paragraph">
      <style:text-properties fo:language="ru" fo:country="RU"/>
    </style:style>
    <style:style style:name="P1980" style:parent-style-name="Standard" style:family="paragraph">
      <style:text-properties fo:language="ru" fo:country="RU"/>
    </style:style>
    <style:style style:name="T1981" style:parent-style-name="Основнойшрифтабзаца" style:family="text">
      <style:text-properties fo:language="ru" fo:country="RU"/>
    </style:style>
    <style:style style:name="T1982" style:parent-style-name="Основнойшрифтабзаца" style:family="text">
      <style:text-properties fo:language="ru" fo:country="RU"/>
    </style:style>
    <style:style style:name="T1983" style:parent-style-name="Основнойшрифтабзаца" style:family="text">
      <style:text-properties fo:font-weight="bold" style:font-weight-asian="bold" style:font-weight-complex="bold"/>
    </style:style>
    <style:style style:name="T198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85" style:parent-style-name="Основнойшрифтабзаца" style:family="text">
      <style:text-properties fo:language="ru" fo:country="RU"/>
    </style:style>
    <style:style style:name="T1986" style:parent-style-name="Основнойшрифтабзаца" style:family="text">
      <style:text-properties fo:language="ru" fo:country="RU"/>
    </style:style>
    <style:style style:name="T1987" style:parent-style-name="Основнойшрифтабзаца" style:family="text">
      <style:text-properties fo:language="ru" fo:country="RU"/>
    </style:style>
    <style:style style:name="T1988" style:parent-style-name="Основнойшрифтабзаца" style:family="text">
      <style:text-properties fo:language="ru" fo:country="RU"/>
    </style:style>
    <style:style style:name="P1989" style:parent-style-name="Standard" style:family="paragraph">
      <style:text-properties fo:language="ru" fo:country="RU"/>
    </style:style>
    <style:style style:name="P1990" style:parent-style-name="Standard" style:family="paragraph">
      <style:text-properties fo:language="ru" fo:country="RU"/>
    </style:style>
    <style:style style:name="T1991" style:parent-style-name="Основнойшрифтабзаца" style:family="text">
      <style:text-properties fo:language="ru" fo:country="RU"/>
    </style:style>
    <style:style style:name="T1992" style:parent-style-name="Основнойшрифтабзаца" style:family="text">
      <style:text-properties fo:language="ru" fo:country="RU"/>
    </style:style>
    <style:style style:name="T1993" style:parent-style-name="Основнойшрифтабзаца" style:family="text">
      <style:text-properties fo:language="ru" fo:country="RU"/>
    </style:style>
    <style:style style:name="T1994" style:parent-style-name="Основнойшрифтабзаца" style:family="text">
      <style:text-properties fo:font-weight="bold" style:font-weight-asian="bold" style:font-weight-complex="bold"/>
    </style:style>
    <style:style style:name="T1995" style:parent-style-name="Основнойшрифтабзаца" style:family="text">
      <style:text-properties fo:font-weight="bold" style:font-weight-asian="bold" style:font-weight-complex="bold"/>
    </style:style>
    <style:style style:name="T1996" style:parent-style-name="Основнойшрифтабзаца" style:family="text">
      <style:text-properties fo:font-weight="bold" style:font-weight-asian="bold" style:font-weight-complex="bold"/>
    </style:style>
    <style:style style:name="T19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1" style:parent-style-name="Основнойшрифтабзаца" style:family="text">
      <style:text-properties fo:font-weight="bold" style:font-weight-asian="bold" style:font-weight-complex="bold"/>
    </style:style>
    <style:style style:name="T2002" style:parent-style-name="Основнойшрифтабзаца" style:family="text">
      <style:text-properties fo:font-weight="bold" style:font-weight-asian="bold" style:font-weight-complex="bold"/>
    </style:style>
    <style:style style:name="T2003" style:parent-style-name="Основнойшрифтабзаца" style:family="text">
      <style:text-properties fo:font-weight="bold" style:font-weight-asian="bold" style:font-weight-complex="bold"/>
    </style:style>
    <style:style style:name="T20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7" style:parent-style-name="Основнойшрифтабзаца" style:family="text">
      <style:text-properties fo:language="ru" fo:country="RU"/>
    </style:style>
    <style:style style:name="P2008" style:parent-style-name="Standard" style:family="paragraph">
      <style:text-properties fo:language="ru" fo:country="RU"/>
    </style:style>
    <style:style style:name="T2009" style:parent-style-name="Основнойшрифтабзаца" style:family="text">
      <style:text-properties fo:font-weight="bold" style:font-weight-asian="bold" style:font-weight-complex="bold"/>
    </style:style>
    <style:style style:name="T20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11" style:parent-style-name="Основнойшрифтабзаца" style:family="text">
      <style:text-properties fo:language="ru" fo:country="RU"/>
    </style:style>
    <style:style style:name="T20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13" style:parent-style-name="Основнойшрифтабзаца" style:family="text">
      <style:text-properties fo:font-weight="bold" style:font-weight-asian="bold" style:font-weight-complex="bold"/>
    </style:style>
    <style:style style:name="T2014" style:parent-style-name="Основнойшрифтабзаца" style:family="text">
      <style:text-properties fo:font-weight="bold" style:font-weight-asian="bold" style:font-weight-complex="bold"/>
    </style:style>
    <style:style style:name="T2015" style:parent-style-name="Основнойшрифтабзаца" style:family="text">
      <style:text-properties fo:font-weight="bold" style:font-weight-asian="bold" style:font-weight-complex="bold"/>
    </style:style>
    <style:style style:name="T20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17" style:parent-style-name="Основнойшрифтабзаца" style:family="text">
      <style:text-properties fo:font-weight="bold" style:font-weight-asian="bold" style:font-weight-complex="bold"/>
    </style:style>
    <style:style style:name="T20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19" style:parent-style-name="Основнойшрифтабзаца" style:family="text">
      <style:text-properties fo:font-weight="bold" style:font-weight-asian="bold" style:font-weight-complex="bold"/>
    </style:style>
    <style:style style:name="T20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21" style:parent-style-name="Основнойшрифтабзаца" style:family="text">
      <style:text-properties fo:font-weight="bold" style:font-weight-asian="bold" style:font-weight-complex="bold"/>
    </style:style>
    <style:style style:name="T2022" style:parent-style-name="Основнойшрифтабзаца" style:family="text">
      <style:text-properties style:font-weight-complex="bold" fo:language="ru" fo:country="RU"/>
    </style:style>
    <style:style style:name="P2023" style:parent-style-name="Standard" style:family="paragraph">
      <style:text-properties fo:language="ru" fo:country="RU"/>
    </style:style>
    <style:style style:name="P2024" style:parent-style-name="Standard" style:family="paragraph">
      <style:text-properties fo:language="ru" fo:country="RU"/>
    </style:style>
    <style:style style:name="T2025" style:parent-style-name="Основнойшрифтабзаца" style:family="text">
      <style:text-properties fo:language="ru" fo:country="RU"/>
    </style:style>
    <style:style style:name="T2026" style:parent-style-name="Основнойшрифтабзаца" style:family="text">
      <style:text-properties fo:language="ru" fo:country="RU"/>
    </style:style>
    <style:style style:name="T2027" style:parent-style-name="Основнойшрифтабзаца" style:family="text">
      <style:text-properties fo:font-weight="bold" style:font-weight-asian="bold" style:font-weight-complex="bold"/>
    </style:style>
    <style:style style:name="T20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29" style:parent-style-name="Основнойшрифтабзаца" style:family="text">
      <style:text-properties fo:language="ru" fo:country="RU"/>
    </style:style>
    <style:style style:name="T2030" style:parent-style-name="Основнойшрифтабзаца" style:family="text">
      <style:text-properties fo:language="ru" fo:country="RU"/>
    </style:style>
    <style:style style:name="T2031" style:parent-style-name="Основнойшрифтабзаца" style:family="text">
      <style:text-properties fo:language="ru" fo:country="RU"/>
    </style:style>
    <style:style style:name="T2032" style:parent-style-name="Основнойшрифтабзаца" style:family="text">
      <style:text-properties fo:language="ru" fo:country="RU"/>
    </style:style>
    <style:style style:name="T2033" style:parent-style-name="Основнойшрифтабзаца" style:family="text">
      <style:text-properties fo:language="ru" fo:country="RU"/>
    </style:style>
    <style:style style:name="T2034" style:parent-style-name="Основнойшрифтабзаца" style:family="text">
      <style:text-properties fo:font-weight="bold" style:font-weight-asian="bold" style:font-weight-complex="bold"/>
    </style:style>
    <style:style style:name="T20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36" style:parent-style-name="Основнойшрифтабзаца" style:family="text">
      <style:text-properties fo:language="ru" fo:country="RU"/>
    </style:style>
    <style:style style:name="T2037" style:parent-style-name="Основнойшрифтабзаца" style:family="text">
      <style:text-properties fo:language="ru" fo:country="RU"/>
    </style:style>
    <style:style style:name="T2038" style:parent-style-name="Основнойшрифтабзаца" style:family="text">
      <style:text-properties fo:language="ru" fo:country="RU"/>
    </style:style>
    <style:style style:name="T2039" style:parent-style-name="Основнойшрифтабзаца" style:family="text">
      <style:text-properties fo:language="ru" fo:country="RU"/>
    </style:style>
    <style:style style:name="T2040" style:parent-style-name="Основнойшрифтабзаца" style:family="text">
      <style:text-properties fo:language="ru" fo:country="RU"/>
    </style:style>
    <style:style style:name="T2041" style:parent-style-name="Основнойшрифтабзаца" style:family="text">
      <style:text-properties fo:language="ru" fo:country="RU"/>
    </style:style>
    <style:style style:name="T2042" style:parent-style-name="Основнойшрифтабзаца" style:family="text">
      <style:text-properties fo:language="ru" fo:country="RU"/>
    </style:style>
    <style:style style:name="T2043" style:parent-style-name="Основнойшрифтабзаца" style:family="text">
      <style:text-properties fo:language="ru" fo:country="RU"/>
    </style:style>
    <style:style style:name="T2044" style:parent-style-name="Основнойшрифтабзаца" style:family="text">
      <style:text-properties fo:language="ru" fo:country="RU"/>
    </style:style>
    <style:style style:name="T2045" style:parent-style-name="Основнойшрифтабзаца" style:family="text">
      <style:text-properties fo:font-weight="bold" style:font-weight-asian="bold" style:font-weight-complex="bold"/>
    </style:style>
    <style:style style:name="T20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47" style:parent-style-name="Основнойшрифтабзаца" style:family="text">
      <style:text-properties fo:language="ru" fo:country="RU"/>
    </style:style>
    <style:style style:name="T2048" style:parent-style-name="Основнойшрифтабзаца" style:family="text">
      <style:text-properties fo:language="ru" fo:country="RU"/>
    </style:style>
    <style:style style:name="T2049" style:parent-style-name="Основнойшрифтабзаца" style:family="text">
      <style:text-properties fo:language="ru" fo:country="RU"/>
    </style:style>
    <style:style style:name="T2050" style:parent-style-name="Основнойшрифтабзаца" style:family="text">
      <style:text-properties fo:language="ru" fo:country="RU"/>
    </style:style>
    <style:style style:name="T2051" style:parent-style-name="Основнойшрифтабзаца" style:family="text">
      <style:text-properties fo:language="ru" fo:country="RU"/>
    </style:style>
    <style:style style:name="P2052" style:parent-style-name="Standard" style:family="paragraph">
      <style:text-properties fo:language="ru" fo:country="RU"/>
    </style:style>
    <style:style style:name="T2053" style:parent-style-name="Основнойшрифтабзаца" style:family="text">
      <style:text-properties fo:language="ru" fo:country="RU"/>
    </style:style>
    <style:style style:name="T2054" style:parent-style-name="Основнойшрифтабзаца" style:family="text">
      <style:text-properties fo:language="ru" fo:country="RU"/>
    </style:style>
    <style:style style:name="T2055" style:parent-style-name="Основнойшрифтабзаца" style:family="text">
      <style:text-properties fo:language="ru" fo:country="RU"/>
    </style:style>
    <style:style style:name="T2056" style:parent-style-name="Основнойшрифтабзаца" style:family="text">
      <style:text-properties fo:font-weight="bold" style:font-weight-asian="bold" style:font-weight-complex="bold"/>
    </style:style>
    <style:style style:name="T2057" style:parent-style-name="Основнойшрифтабзаца" style:family="text">
      <style:text-properties fo:font-weight="bold" style:font-weight-asian="bold" style:font-weight-complex="bold"/>
    </style:style>
    <style:style style:name="T2058" style:parent-style-name="Основнойшрифтабзаца" style:family="text">
      <style:text-properties fo:font-weight="bold" style:font-weight-asian="bold" style:font-weight-complex="bold"/>
    </style:style>
    <style:style style:name="T20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3" style:parent-style-name="Основнойшрифтабзаца" style:family="text">
      <style:text-properties fo:font-weight="bold" style:font-weight-asian="bold" style:font-weight-complex="bold"/>
    </style:style>
    <style:style style:name="T2064" style:parent-style-name="Основнойшрифтабзаца" style:family="text">
      <style:text-properties fo:font-weight="bold" style:font-weight-asian="bold" style:font-weight-complex="bold"/>
    </style:style>
    <style:style style:name="T2065" style:parent-style-name="Основнойшрифтабзаца" style:family="text">
      <style:text-properties fo:font-weight="bold" style:font-weight-asian="bold" style:font-weight-complex="bold"/>
    </style:style>
    <style:style style:name="T20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9" style:parent-style-name="Основнойшрифтабзаца" style:family="text">
      <style:text-properties fo:language="ru" fo:country="RU"/>
    </style:style>
    <style:style style:name="P2070" style:parent-style-name="Standard" style:family="paragraph">
      <style:text-properties fo:language="ru" fo:country="RU"/>
    </style:style>
    <style:style style:name="P2071" style:parent-style-name="Standard" style:family="paragraph">
      <style:text-properties fo:language="ru" fo:country="RU"/>
    </style:style>
    <style:style style:name="T2072" style:parent-style-name="Основнойшрифтабзаца" style:family="text">
      <style:text-properties fo:font-weight="bold" style:font-weight-asian="bold" style:font-weight-complex="bold"/>
    </style:style>
    <style:style style:name="T207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74" style:parent-style-name="Основнойшрифтабзаца" style:family="text">
      <style:text-properties fo:language="ru" fo:country="RU"/>
    </style:style>
    <style:style style:name="T207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76" style:parent-style-name="Основнойшрифтабзаца" style:family="text">
      <style:text-properties fo:font-weight="bold" style:font-weight-asian="bold" style:font-weight-complex="bold"/>
    </style:style>
    <style:style style:name="T2077" style:parent-style-name="Основнойшрифтабзаца" style:family="text">
      <style:text-properties fo:font-weight="bold" style:font-weight-asian="bold" style:font-weight-complex="bold"/>
    </style:style>
    <style:style style:name="T2078" style:parent-style-name="Основнойшрифтабзаца" style:family="text">
      <style:text-properties fo:font-weight="bold" style:font-weight-asian="bold" style:font-weight-complex="bold"/>
    </style:style>
    <style:style style:name="T20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80" style:parent-style-name="Основнойшрифтабзаца" style:family="text">
      <style:text-properties fo:font-weight="bold" style:font-weight-asian="bold" style:font-weight-complex="bold"/>
    </style:style>
    <style:style style:name="T20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82" style:parent-style-name="Основнойшрифтабзаца" style:family="text">
      <style:text-properties fo:font-weight="bold" style:font-weight-asian="bold" style:font-weight-complex="bold"/>
    </style:style>
    <style:style style:name="T2083" style:parent-style-name="Основнойшрифтабзаца" style:family="text">
      <style:text-properties style:font-weight-complex="bold" fo:language="ru" fo:country="RU"/>
    </style:style>
    <style:style style:name="T2084" style:parent-style-name="Основнойшрифтабзаца" style:family="text">
      <style:text-properties style:font-weight-complex="bold" fo:language="ru" fo:country="RU"/>
    </style:style>
    <style:style style:name="T2085" style:parent-style-name="Основнойшрифтабзаца" style:family="text">
      <style:text-properties style:font-weight-complex="bold" fo:language="ru" fo:country="RU"/>
    </style:style>
    <style:style style:name="T2086" style:parent-style-name="Основнойшрифтабзаца" style:family="text">
      <style:text-properties style:font-weight-complex="bold" fo:language="ru" fo:country="RU"/>
    </style:style>
    <style:style style:name="T2087" style:parent-style-name="Основнойшрифтабзаца" style:family="text">
      <style:text-properties fo:language="ru" fo:country="RU"/>
    </style:style>
    <style:style style:name="T2088" style:parent-style-name="Основнойшрифтабзаца" style:family="text">
      <style:text-properties fo:language="ru" fo:country="RU"/>
    </style:style>
    <style:style style:name="T2089" style:parent-style-name="Основнойшрифтабзаца" style:family="text">
      <style:text-properties fo:language="ru" fo:country="RU"/>
    </style:style>
    <style:style style:name="T2090" style:parent-style-name="Основнойшрифтабзаца" style:family="text">
      <style:text-properties fo:language="ru" fo:country="RU"/>
    </style:style>
    <style:style style:name="T2091" style:parent-style-name="Основнойшрифтабзаца" style:family="text">
      <style:text-properties fo:language="ru" fo:country="RU"/>
    </style:style>
    <style:style style:name="T2092" style:parent-style-name="Основнойшрифтабзаца" style:family="text">
      <style:text-properties fo:font-weight="bold" style:font-weight-asian="bold" style:font-weight-complex="bold"/>
    </style:style>
    <style:style style:name="T20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94" style:parent-style-name="Основнойшрифтабзаца" style:family="text">
      <style:text-properties fo:language="ru" fo:country="RU"/>
    </style:style>
    <style:style style:name="T209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96" style:parent-style-name="Основнойшрифтабзаца" style:family="text">
      <style:text-properties fo:font-weight="bold" style:font-weight-asian="bold" style:font-weight-complex="bold"/>
    </style:style>
    <style:style style:name="T2097" style:parent-style-name="Основнойшрифтабзаца" style:family="text">
      <style:text-properties fo:font-weight="bold" style:font-weight-asian="bold" style:font-weight-complex="bold"/>
    </style:style>
    <style:style style:name="T2098" style:parent-style-name="Основнойшрифтабзаца" style:family="text">
      <style:text-properties fo:font-weight="bold" style:font-weight-asian="bold" style:font-weight-complex="bold"/>
    </style:style>
    <style:style style:name="T20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00" style:parent-style-name="Основнойшрифтабзаца" style:family="text">
      <style:text-properties fo:font-weight="bold" style:font-weight-asian="bold" style:font-weight-complex="bold"/>
    </style:style>
    <style:style style:name="T2101" style:parent-style-name="Основнойшрифтабзаца" style:family="text">
      <style:text-properties style:font-weight-complex="bold" fo:language="ru" fo:country="RU"/>
    </style:style>
    <style:style style:name="T2102" style:parent-style-name="Основнойшрифтабзаца" style:family="text">
      <style:text-properties style:font-weight-complex="bold" fo:language="ru" fo:country="RU"/>
    </style:style>
    <style:style style:name="T2103" style:parent-style-name="Основнойшрифтабзаца" style:family="text">
      <style:text-properties style:font-weight-complex="bold"/>
    </style:style>
    <style:style style:name="T2104" style:parent-style-name="Основнойшрифтабзаца" style:family="text">
      <style:text-properties fo:language="ru" fo:country="RU"/>
    </style:style>
    <style:style style:name="T2105" style:parent-style-name="Основнойшрифтабзаца" style:family="text">
      <style:text-properties fo:language="ru" fo:country="RU"/>
    </style:style>
    <style:style style:name="T2106" style:parent-style-name="Основнойшрифтабзаца" style:family="text">
      <style:text-properties fo:language="ru" fo:country="RU"/>
    </style:style>
    <style:style style:name="P2107" style:parent-style-name="Standard" style:family="paragraph">
      <style:text-properties fo:language="ru" fo:country="RU"/>
    </style:style>
    <style:style style:name="T2108" style:parent-style-name="Основнойшрифтабзаца" style:family="text">
      <style:text-properties fo:font-weight="bold" style:font-weight-asian="bold" style:font-weight-complex="bold"/>
    </style:style>
    <style:style style:name="T21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10" style:parent-style-name="Основнойшрифтабзаца" style:family="text">
      <style:text-properties fo:font-weight="bold" style:font-weight-asian="bold" style:font-weight-complex="bold"/>
    </style:style>
    <style:style style:name="T21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12" style:parent-style-name="Основнойшрифтабзаца" style:family="text">
      <style:text-properties fo:font-weight="bold" style:font-weight-asian="bold" style:font-weight-complex="bold"/>
    </style:style>
    <style:style style:name="T21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14" style:parent-style-name="Основнойшрифтабзаца" style:family="text">
      <style:text-properties fo:font-weight="bold" style:font-weight-asian="bold" style:font-weight-complex="bold"/>
    </style:style>
    <style:style style:name="T21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16" style:parent-style-name="Основнойшрифтабзаца" style:family="text">
      <style:text-properties fo:font-weight="bold" style:font-weight-asian="bold" style:font-weight-complex="bold"/>
    </style:style>
    <style:style style:name="T21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18" style:parent-style-name="Основнойшрифтабзаца" style:family="text">
      <style:text-properties fo:language="ru" fo:country="RU"/>
    </style:style>
    <style:style style:name="T2119" style:parent-style-name="Основнойшрифтабзаца" style:family="text">
      <style:text-properties fo:language="ru" fo:country="RU"/>
    </style:style>
    <style:style style:name="T2120" style:parent-style-name="Основнойшрифтабзаца" style:family="text">
      <style:text-properties fo:language="ru" fo:country="RU"/>
    </style:style>
    <style:style style:name="T2121" style:parent-style-name="Основнойшрифтабзаца" style:family="text">
      <style:text-properties fo:language="ru" fo:country="RU"/>
    </style:style>
    <style:style style:name="T2122" style:parent-style-name="Основнойшрифтабзаца" style:family="text">
      <style:text-properties fo:language="ru" fo:country="RU"/>
    </style:style>
    <style:style style:name="T2123" style:parent-style-name="Основнойшрифтабзаца" style:family="text">
      <style:text-properties fo:language="ru" fo:country="RU"/>
    </style:style>
    <style:style style:name="T2124" style:parent-style-name="Основнойшрифтабзаца" style:family="text">
      <style:text-properties fo:language="ru" fo:country="RU"/>
    </style:style>
    <style:style style:name="T2125" style:parent-style-name="Основнойшрифтабзаца" style:family="text">
      <style:text-properties fo:font-weight="bold" style:font-weight-asian="bold" style:font-weight-complex="bold"/>
    </style:style>
    <style:style style:name="T21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27" style:parent-style-name="Основнойшрифтабзаца" style:family="text">
      <style:text-properties fo:language="ru" fo:country="RU"/>
    </style:style>
    <style:style style:name="T2128" style:parent-style-name="Основнойшрифтабзаца" style:family="text">
      <style:text-properties fo:language="ru" fo:country="RU"/>
    </style:style>
    <style:style style:name="T2129" style:parent-style-name="Основнойшрифтабзаца" style:family="text">
      <style:text-properties fo:language="ru" fo:country="RU"/>
    </style:style>
    <style:style style:name="T2130" style:parent-style-name="Основнойшрифтабзаца" style:family="text">
      <style:text-properties fo:font-weight="bold" style:font-weight-asian="bold" style:font-weight-complex="bold"/>
    </style:style>
    <style:style style:name="T21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32" style:parent-style-name="Основнойшрифтабзаца" style:family="text">
      <style:text-properties fo:language="ru" fo:country="RU"/>
    </style:style>
    <style:style style:name="T2133" style:parent-style-name="Основнойшрифтабзаца" style:family="text">
      <style:text-properties fo:language="ru" fo:country="RU"/>
    </style:style>
    <style:style style:name="T2134" style:parent-style-name="Основнойшрифтабзаца" style:family="text">
      <style:text-properties fo:language="ru" fo:country="RU"/>
    </style:style>
    <style:style style:name="T2135" style:parent-style-name="Основнойшрифтабзаца" style:family="text">
      <style:text-properties fo:language="ru" fo:country="RU"/>
    </style:style>
    <style:style style:name="T21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38" style:parent-style-name="Основнойшрифтабзаца" style:family="text">
      <style:text-properties fo:font-weight="bold" style:font-weight-asian="bold" style:font-weight-complex="bold"/>
    </style:style>
    <style:style style:name="T213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40" style:parent-style-name="Основнойшрифтабзаца" style:family="text">
      <style:text-properties fo:language="ru" fo:country="RU"/>
    </style:style>
    <style:style style:name="T2141" style:parent-style-name="Основнойшрифтабзаца" style:family="text">
      <style:text-properties fo:language="ru" fo:country="RU"/>
    </style:style>
    <style:style style:name="T2142" style:parent-style-name="Основнойшрифтабзаца" style:family="text">
      <style:text-properties fo:language="ru" fo:country="RU"/>
    </style:style>
    <style:style style:name="T2143" style:parent-style-name="Основнойшрифтабзаца" style:family="text">
      <style:text-properties fo:language="ru" fo:country="RU"/>
    </style:style>
    <style:style style:name="T2144" style:parent-style-name="Основнойшрифтабзаца" style:family="text">
      <style:text-properties fo:language="ru" fo:country="RU"/>
    </style:style>
    <style:style style:name="T2145" style:parent-style-name="Основнойшрифтабзаца" style:family="text">
      <style:text-properties fo:language="ru" fo:country="RU"/>
    </style:style>
    <style:style style:name="T2146" style:parent-style-name="Основнойшрифтабзаца" style:family="text">
      <style:text-properties fo:language="ru" fo:country="RU"/>
    </style:style>
    <style:style style:name="T2147" style:parent-style-name="Основнойшрифтабзаца" style:family="text">
      <style:text-properties fo:language="ru" fo:country="RU"/>
    </style:style>
    <style:style style:name="T2148" style:parent-style-name="Основнойшрифтабзаца" style:family="text">
      <style:text-properties fo:language="ru" fo:country="RU"/>
    </style:style>
    <style:style style:name="T2149" style:parent-style-name="Основнойшрифтабзаца" style:family="text">
      <style:text-properties fo:font-weight="bold" style:font-weight-asian="bold" style:font-weight-complex="bold"/>
    </style:style>
    <style:style style:name="T21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1" style:parent-style-name="Основнойшрифтабзаца" style:family="text">
      <style:text-properties fo:font-weight="bold" style:font-weight-asian="bold" style:font-weight-complex="bold"/>
    </style:style>
    <style:style style:name="T21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3" style:parent-style-name="Основнойшрифтабзаца" style:family="text">
      <style:text-properties fo:font-weight="bold" style:font-weight-asian="bold" style:font-weight-complex="bold"/>
    </style:style>
    <style:style style:name="T21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5" style:parent-style-name="Основнойшрифтабзаца" style:family="text">
      <style:text-properties fo:font-weight="bold" style:font-weight-asian="bold" style:font-weight-complex="bold"/>
    </style:style>
    <style:style style:name="T21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7" style:parent-style-name="Основнойшрифтабзаца" style:family="text">
      <style:text-properties fo:font-weight="bold" style:font-weight-asian="bold" style:font-weight-complex="bold"/>
    </style:style>
    <style:style style:name="T21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60" style:parent-style-name="Основнойшрифтабзаца" style:family="text">
      <style:text-properties fo:language="ru" fo:country="RU"/>
    </style:style>
    <style:style style:name="T2161" style:parent-style-name="Основнойшрифтабзаца" style:family="text">
      <style:text-properties fo:language="ru" fo:country="RU"/>
    </style:style>
    <style:style style:name="T2162" style:parent-style-name="Основнойшрифтабзаца" style:family="text">
      <style:text-properties fo:language="ru" fo:country="RU"/>
    </style:style>
    <style:style style:name="T2163" style:parent-style-name="Основнойшрифтабзаца" style:family="text">
      <style:text-properties fo:language="ru" fo:country="RU"/>
    </style:style>
    <style:style style:name="T2164" style:parent-style-name="Основнойшрифтабзаца" style:family="text">
      <style:text-properties fo:language="ru" fo:country="RU"/>
    </style:style>
    <style:style style:name="T2165" style:parent-style-name="Основнойшрифтабзаца" style:family="text">
      <style:text-properties fo:language="ru" fo:country="RU"/>
    </style:style>
    <style:style style:name="T2166" style:parent-style-name="Основнойшрифтабзаца" style:family="text">
      <style:text-properties fo:font-weight="bold" style:font-weight-asian="bold" style:font-weight-complex="bold"/>
    </style:style>
    <style:style style:name="T21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68" style:parent-style-name="Основнойшрифтабзаца" style:family="text">
      <style:text-properties fo:language="ru" fo:country="RU"/>
    </style:style>
    <style:style style:name="T2169" style:parent-style-name="Основнойшрифтабзаца" style:family="text">
      <style:text-properties fo:language="ru" fo:country="RU"/>
    </style:style>
    <style:style style:name="T2170" style:parent-style-name="Основнойшрифтабзаца" style:family="text">
      <style:text-properties fo:language="ru" fo:country="RU"/>
    </style:style>
    <style:style style:name="T2171" style:parent-style-name="Основнойшрифтабзаца" style:family="text">
      <style:text-properties fo:font-weight="bold" style:font-weight-asian="bold" style:font-weight-complex="bold"/>
    </style:style>
    <style:style style:name="T21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3" style:parent-style-name="Основнойшрифтабзаца" style:family="text">
      <style:text-properties fo:language="ru" fo:country="RU"/>
    </style:style>
    <style:style style:name="T2174" style:parent-style-name="Основнойшрифтабзаца" style:family="text">
      <style:text-properties fo:language="ru" fo:country="RU"/>
    </style:style>
    <style:style style:name="T2175" style:parent-style-name="Основнойшрифтабзаца" style:family="text">
      <style:text-properties fo:language="ru" fo:country="RU"/>
    </style:style>
    <style:style style:name="T2176" style:parent-style-name="Основнойшрифтабзаца" style:family="text">
      <style:text-properties fo:language="ru" fo:country="RU"/>
    </style:style>
    <style:style style:name="T217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9" style:parent-style-name="Основнойшрифтабзаца" style:family="text">
      <style:text-properties fo:font-weight="bold" style:font-weight-asian="bold" style:font-weight-complex="bold"/>
    </style:style>
    <style:style style:name="T218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81" style:parent-style-name="Основнойшрифтабзаца" style:family="text">
      <style:text-properties fo:language="ru" fo:country="RU"/>
    </style:style>
    <style:style style:name="T2182" style:parent-style-name="Основнойшрифтабзаца" style:family="text">
      <style:text-properties fo:language="ru" fo:country="RU"/>
    </style:style>
    <style:style style:name="T2183" style:parent-style-name="Основнойшрифтабзаца" style:family="text">
      <style:text-properties fo:language="ru" fo:country="RU"/>
    </style:style>
    <style:style style:name="T2184" style:parent-style-name="Основнойшрифтабзаца" style:family="text">
      <style:text-properties fo:language="ru" fo:country="RU"/>
    </style:style>
    <style:style style:name="T2185" style:parent-style-name="Основнойшрифтабзаца" style:family="text">
      <style:text-properties fo:language="ru" fo:country="RU"/>
    </style:style>
    <style:style style:name="T2186" style:parent-style-name="Основнойшрифтабзаца" style:family="text">
      <style:text-properties fo:language="ru" fo:country="RU"/>
    </style:style>
    <style:style style:name="T2187" style:parent-style-name="Основнойшрифтабзаца" style:family="text">
      <style:text-properties fo:language="ru" fo:country="RU"/>
    </style:style>
    <style:style style:name="T2188" style:parent-style-name="Основнойшрифтабзаца" style:family="text">
      <style:text-properties fo:language="ru" fo:country="RU"/>
    </style:style>
    <style:style style:name="T2189" style:parent-style-name="Основнойшрифтабзаца" style:family="text">
      <style:text-properties fo:language="ru" fo:country="RU"/>
    </style:style>
    <style:style style:name="T2190" style:parent-style-name="Основнойшрифтабзаца" style:family="text">
      <style:text-properties fo:font-weight="bold" style:font-weight-asian="bold" style:font-weight-complex="bold"/>
    </style:style>
    <style:style style:name="T21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2" style:parent-style-name="Основнойшрифтабзаца" style:family="text">
      <style:text-properties fo:font-weight="bold" style:font-weight-asian="bold" style:font-weight-complex="bold"/>
    </style:style>
    <style:style style:name="T21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4" style:parent-style-name="Основнойшрифтабзаца" style:family="text">
      <style:text-properties fo:font-weight="bold" style:font-weight-asian="bold" style:font-weight-complex="bold"/>
    </style:style>
    <style:style style:name="T219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6" style:parent-style-name="Основнойшрифтабзаца" style:family="text">
      <style:text-properties fo:font-weight="bold" style:font-weight-asian="bold" style:font-weight-complex="bold"/>
    </style:style>
    <style:style style:name="T21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00" style:parent-style-name="Основнойшрифтабзаца" style:family="text">
      <style:text-properties fo:language="ru" fo:country="RU"/>
    </style:style>
    <style:style style:name="T2201" style:parent-style-name="Основнойшрифтабзаца" style:family="text">
      <style:text-properties fo:language="ru" fo:country="RU"/>
    </style:style>
    <style:style style:name="T2202" style:parent-style-name="Основнойшрифтабзаца" style:family="text">
      <style:text-properties fo:language="ru" fo:country="RU"/>
    </style:style>
    <style:style style:name="T2203" style:parent-style-name="Основнойшрифтабзаца" style:family="text">
      <style:text-properties fo:language="ru" fo:country="RU"/>
    </style:style>
    <style:style style:name="T2204" style:parent-style-name="Основнойшрифтабзаца" style:family="text">
      <style:text-properties fo:language="ru" fo:country="RU"/>
    </style:style>
    <style:style style:name="T2205" style:parent-style-name="Основнойшрифтабзаца" style:family="text">
      <style:text-properties fo:font-weight="bold" style:font-weight-asian="bold" style:font-weight-complex="bold"/>
    </style:style>
    <style:style style:name="T22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07" style:parent-style-name="Основнойшрифтабзаца" style:family="text">
      <style:text-properties fo:language="ru" fo:country="RU"/>
    </style:style>
    <style:style style:name="T2208" style:parent-style-name="Основнойшрифтабзаца" style:family="text">
      <style:text-properties fo:language="ru" fo:country="RU"/>
    </style:style>
    <style:style style:name="T2209" style:parent-style-name="Основнойшрифтабзаца" style:family="text">
      <style:text-properties fo:language="ru" fo:country="RU"/>
    </style:style>
    <style:style style:name="T2210" style:parent-style-name="Основнойшрифтабзаца" style:family="text">
      <style:text-properties fo:font-weight="bold" style:font-weight-asian="bold" style:font-weight-complex="bold"/>
    </style:style>
    <style:style style:name="T22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12" style:parent-style-name="Основнойшрифтабзаца" style:family="text">
      <style:text-properties fo:language="ru" fo:country="RU"/>
    </style:style>
    <style:style style:name="T2213" style:parent-style-name="Основнойшрифтабзаца" style:family="text">
      <style:text-properties fo:language="ru" fo:country="RU"/>
    </style:style>
    <style:style style:name="T2214" style:parent-style-name="Основнойшрифтабзаца" style:family="text">
      <style:text-properties fo:language="ru" fo:country="RU"/>
    </style:style>
    <style:style style:name="T2215" style:parent-style-name="Основнойшрифтабзаца" style:family="text">
      <style:text-properties fo:language="ru" fo:country="RU"/>
    </style:style>
    <style:style style:name="T2216" style:parent-style-name="Основнойшрифтабзаца" style:family="text">
      <style:text-properties fo:language="ru" fo:country="RU"/>
    </style:style>
    <style:style style:name="T2217" style:parent-style-name="Основнойшрифтабзаца" style:family="text">
      <style:text-properties fo:language="ru" fo:country="RU"/>
    </style:style>
    <style:style style:name="T2218" style:parent-style-name="Основнойшрифтабзаца" style:family="text">
      <style:text-properties fo:language="ru" fo:country="RU"/>
    </style:style>
    <style:style style:name="T2219" style:parent-style-name="Основнойшрифтабзаца" style:family="text">
      <style:text-properties fo:language="ru" fo:country="RU"/>
    </style:style>
    <style:style style:name="T2220" style:parent-style-name="Основнойшрифтабзаца" style:family="text">
      <style:text-properties fo:language="ru" fo:country="RU"/>
    </style:style>
    <style:style style:name="T2221" style:parent-style-name="Основнойшрифтабзаца" style:family="text">
      <style:text-properties fo:language="ru" fo:country="RU"/>
    </style:style>
    <style:style style:name="T2222" style:parent-style-name="Основнойшрифтабзаца" style:family="text">
      <style:text-properties fo:language="ru" fo:country="RU"/>
    </style:style>
    <style:style style:name="T22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24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225" style:parent-style-name="Основнойшрифтабзаца" style:family="text">
      <style:text-properties fo:font-weight="bold" style:font-weight-asian="bold" style:font-weight-complex="bold"/>
    </style:style>
    <style:style style:name="T22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27" style:parent-style-name="Основнойшрифтабзаца" style:family="text">
      <style:text-properties fo:font-weight="bold" style:font-weight-asian="bold" style:font-weight-complex="bold"/>
    </style:style>
    <style:style style:name="T22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29" style:parent-style-name="Основнойшрифтабзаца" style:family="text">
      <style:text-properties fo:font-weight="bold" style:font-weight-asian="bold" style:font-weight-complex="bold"/>
    </style:style>
    <style:style style:name="T22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32" style:parent-style-name="Основнойшрифтабзаца" style:family="text">
      <style:text-properties fo:language="ru" fo:country="RU"/>
    </style:style>
    <style:style style:name="T2233" style:parent-style-name="Основнойшрифтабзаца" style:family="text">
      <style:text-properties fo:language="ru" fo:country="RU"/>
    </style:style>
    <style:style style:name="T2234" style:parent-style-name="Основнойшрифтабзаца" style:family="text">
      <style:text-properties fo:language="ru" fo:country="RU"/>
    </style:style>
    <style:style style:name="T2235" style:parent-style-name="Основнойшрифтабзаца" style:family="text">
      <style:text-properties fo:language="ru" fo:country="RU"/>
    </style:style>
    <style:style style:name="T2236" style:parent-style-name="Основнойшрифтабзаца" style:family="text">
      <style:text-properties fo:language="ru" fo:country="RU"/>
    </style:style>
    <style:style style:name="T2237" style:parent-style-name="Основнойшрифтабзаца" style:family="text">
      <style:text-properties fo:language="ru" fo:country="RU"/>
    </style:style>
    <style:style style:name="T2238" style:parent-style-name="Основнойшрифтабзаца" style:family="text">
      <style:text-properties fo:font-weight="bold" style:font-weight-asian="bold" style:font-weight-complex="bold"/>
    </style:style>
    <style:style style:name="T223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40" style:parent-style-name="Основнойшрифтабзаца" style:family="text">
      <style:text-properties fo:language="ru" fo:country="RU"/>
    </style:style>
    <style:style style:name="T2241" style:parent-style-name="Основнойшрифтабзаца" style:family="text">
      <style:text-properties fo:language="ru" fo:country="RU"/>
    </style:style>
    <style:style style:name="T2242" style:parent-style-name="Основнойшрифтабзаца" style:family="text">
      <style:text-properties fo:language="ru" fo:country="RU"/>
    </style:style>
    <style:style style:name="T2243" style:parent-style-name="Основнойшрифтабзаца" style:family="text">
      <style:text-properties fo:language="ru" fo:country="RU"/>
    </style:style>
    <style:style style:name="T2244" style:parent-style-name="Основнойшрифтабзаца" style:family="text">
      <style:text-properties fo:language="ru" fo:country="RU"/>
    </style:style>
    <style:style style:name="T2245" style:parent-style-name="Основнойшрифтабзаца" style:family="text">
      <style:text-properties fo:language="ru" fo:country="RU"/>
    </style:style>
    <style:style style:name="T2246" style:parent-style-name="Основнойшрифтабзаца" style:family="text">
      <style:text-properties fo:language="ru" fo:country="RU"/>
    </style:style>
    <style:style style:name="T2247" style:parent-style-name="Основнойшрифтабзаца" style:family="text">
      <style:text-properties fo:language="ru" fo:country="RU"/>
    </style:style>
    <style:style style:name="T2248" style:parent-style-name="Основнойшрифтабзаца" style:family="text">
      <style:text-properties fo:language="ru" fo:country="RU"/>
    </style:style>
    <style:style style:name="T2249" style:parent-style-name="Основнойшрифтабзаца" style:family="text">
      <style:text-properties fo:language="ru" fo:country="RU"/>
    </style:style>
    <style:style style:name="T2250" style:parent-style-name="Основнойшрифтабзаца" style:family="text">
      <style:text-properties fo:font-weight="bold" style:font-weight-asian="bold" style:font-weight-complex="bold"/>
    </style:style>
    <style:style style:name="T2251" style:parent-style-name="Основнойшрифтабзаца" style:family="text">
      <style:text-properties fo:language="ru" fo:country="RU"/>
    </style:style>
    <style:style style:name="T2252" style:parent-style-name="Основнойшрифтабзаца" style:family="text">
      <style:text-properties fo:language="ru" fo:country="RU"/>
    </style:style>
    <style:style style:name="T2253" style:parent-style-name="Основнойшрифтабзаца" style:family="text">
      <style:text-properties fo:language="ru" fo:country="RU"/>
    </style:style>
    <style:style style:name="T2254" style:parent-style-name="Основнойшрифтабзаца" style:family="text">
      <style:text-properties fo:font-weight="bold" style:font-weight-asian="bold" style:font-weight-complex="bold"/>
    </style:style>
    <style:style style:name="T2255" style:parent-style-name="Основнойшрифтабзаца" style:family="text">
      <style:text-properties fo:language="ru" fo:country="RU"/>
    </style:style>
    <style:style style:name="P2256" style:parent-style-name="Standard" style:family="paragraph">
      <style:text-properties fo:language="ru" fo:country="RU"/>
    </style:style>
    <style:style style:name="T2257" style:parent-style-name="Основнойшрифтабзаца" style:family="text">
      <style:text-properties fo:language="ru" fo:country="RU"/>
    </style:style>
    <style:style style:name="T2258" style:parent-style-name="Основнойшрифтабзаца" style:family="text">
      <style:text-properties fo:font-weight="bold" style:font-weight-asian="bold" style:font-weight-complex="bold"/>
    </style:style>
    <style:style style:name="T2259" style:parent-style-name="Основнойшрифтабзаца" style:family="text">
      <style:text-properties fo:language="ru" fo:country="RU"/>
    </style:style>
    <style:style style:name="T2260" style:parent-style-name="Основнойшрифтабзаца" style:family="text">
      <style:text-properties fo:language="ru" fo:country="RU"/>
    </style:style>
    <style:style style:name="T2261" style:parent-style-name="Основнойшрифтабзаца" style:family="text">
      <style:text-properties fo:language="ru" fo:country="RU"/>
    </style:style>
    <style:style style:name="T2262" style:parent-style-name="Основнойшрифтабзаца" style:family="text">
      <style:text-properties fo:language="ru" fo:country="RU"/>
    </style:style>
    <style:style style:name="T2263" style:parent-style-name="Основнойшрифтабзаца" style:family="text">
      <style:text-properties fo:language="ru" fo:country="RU"/>
    </style:style>
    <style:style style:name="T2264" style:parent-style-name="Основнойшрифтабзаца" style:family="text">
      <style:text-properties fo:language="ru" fo:country="RU"/>
    </style:style>
    <style:style style:name="T2265" style:parent-style-name="Основнойшрифтабзаца" style:family="text">
      <style:text-properties fo:language="ru" fo:country="RU"/>
    </style:style>
    <style:style style:name="T2266" style:parent-style-name="Основнойшрифтабзаца" style:family="text">
      <style:text-properties fo:font-weight="bold" style:font-weight-asian="bold" style:font-weight-complex="bold"/>
    </style:style>
    <style:style style:name="T2267" style:parent-style-name="Основнойшрифтабзаца" style:family="text">
      <style:text-properties fo:font-weight="bold" style:font-weight-asian="bold" style:font-weight-complex="bold"/>
    </style:style>
    <style:style style:name="T2268" style:parent-style-name="Основнойшрифтабзаца" style:family="text">
      <style:text-properties fo:language="ru" fo:country="RU"/>
    </style:style>
    <style:style style:name="T2269" style:parent-style-name="Основнойшрифтабзаца" style:family="text">
      <style:text-properties fo:language="ru" fo:country="RU"/>
    </style:style>
    <style:style style:name="T2270" style:parent-style-name="Основнойшрифтабзаца" style:family="text">
      <style:text-properties fo:language="ru" fo:country="RU"/>
    </style:style>
    <style:style style:name="T2271" style:parent-style-name="Основнойшрифтабзаца" style:family="text">
      <style:text-properties fo:language="ru" fo:country="RU"/>
    </style:style>
    <style:style style:name="T2272" style:parent-style-name="Основнойшрифтабзаца" style:family="text">
      <style:text-properties fo:language="ru" fo:country="RU"/>
    </style:style>
    <style:style style:name="T2273" style:parent-style-name="Основнойшрифтабзаца" style:family="text">
      <style:text-properties fo:language="ru" fo:country="RU"/>
    </style:style>
    <style:style style:name="T2274" style:parent-style-name="Основнойшрифтабзаца" style:family="text">
      <style:text-properties fo:language="ru" fo:country="RU"/>
    </style:style>
    <style:style style:name="T2275" style:parent-style-name="Основнойшрифтабзаца" style:family="text">
      <style:text-properties fo:font-weight="bold" style:font-weight-asian="bold" style:font-weight-complex="bold"/>
    </style:style>
    <style:style style:name="T22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77" style:parent-style-name="Основнойшрифтабзаца" style:family="text">
      <style:text-properties fo:font-weight="bold" style:font-weight-asian="bold" style:font-weight-complex="bold"/>
    </style:style>
    <style:style style:name="T227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80" style:parent-style-name="Основнойшрифтабзаца" style:family="text">
      <style:text-properties fo:font-weight="bold" style:font-weight-asian="bold" style:font-weight-complex="bold"/>
    </style:style>
    <style:style style:name="T22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8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83" style:parent-style-name="Основнойшрифтабзаца" style:family="text">
      <style:text-properties fo:language="ru" fo:country="RU"/>
    </style:style>
    <style:style style:name="T2284" style:parent-style-name="Основнойшрифтабзаца" style:family="text">
      <style:text-properties fo:language="ru" fo:country="RU"/>
    </style:style>
    <style:style style:name="T2285" style:parent-style-name="Основнойшрифтабзаца" style:family="text">
      <style:text-properties fo:language="ru" fo:country="RU"/>
    </style:style>
    <style:style style:name="T2286" style:parent-style-name="Основнойшрифтабзаца" style:family="text">
      <style:text-properties fo:language="ru" fo:country="RU"/>
    </style:style>
    <style:style style:name="T2287" style:parent-style-name="Основнойшрифтабзаца" style:family="text">
      <style:text-properties fo:language="ru" fo:country="RU"/>
    </style:style>
    <style:style style:name="T2288" style:parent-style-name="Основнойшрифтабзаца" style:family="text">
      <style:text-properties fo:language="ru" fo:country="RU"/>
    </style:style>
    <style:style style:name="T2289" style:parent-style-name="Основнойшрифтабзаца" style:family="text">
      <style:text-properties fo:font-weight="bold" style:font-weight-asian="bold" style:font-weight-complex="bold"/>
    </style:style>
    <style:style style:name="T229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91" style:parent-style-name="Основнойшрифтабзаца" style:family="text">
      <style:text-properties fo:font-weight="bold" style:font-weight-asian="bold" style:font-weight-complex="bold"/>
    </style:style>
    <style:style style:name="T229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93" style:parent-style-name="Основнойшрифтабзаца" style:family="text">
      <style:text-properties fo:font-weight="bold" style:font-weight-asian="bold" style:font-weight-complex="bold"/>
    </style:style>
    <style:style style:name="T229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95" style:parent-style-name="Основнойшрифтабзаца" style:family="text">
      <style:text-properties fo:language="ru" fo:country="RU"/>
    </style:style>
    <style:style style:name="T2296" style:parent-style-name="Основнойшрифтабзаца" style:family="text">
      <style:text-properties fo:language="ru" fo:country="RU"/>
    </style:style>
    <style:style style:name="T2297" style:parent-style-name="Основнойшрифтабзаца" style:family="text">
      <style:text-properties fo:language="ru" fo:country="RU"/>
    </style:style>
    <style:style style:name="T2298" style:parent-style-name="Основнойшрифтабзаца" style:family="text">
      <style:text-properties fo:font-weight="bold" style:font-weight-asian="bold" style:font-weight-complex="bold"/>
    </style:style>
    <style:style style:name="T22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00" style:parent-style-name="Основнойшрифтабзаца" style:family="text">
      <style:text-properties fo:font-weight="bold" style:font-weight-asian="bold" style:font-weight-complex="bold"/>
    </style:style>
    <style:style style:name="T23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02" style:parent-style-name="Основнойшрифтабзаца" style:family="text">
      <style:text-properties fo:language="ru" fo:country="RU"/>
    </style:style>
    <style:style style:name="T2303" style:parent-style-name="Основнойшрифтабзаца" style:family="text">
      <style:text-properties fo:language="ru" fo:country="RU"/>
    </style:style>
    <style:style style:name="T2304" style:parent-style-name="Основнойшрифтабзаца" style:family="text">
      <style:text-properties fo:language="ru" fo:country="RU"/>
    </style:style>
    <style:style style:name="T2305" style:parent-style-name="Основнойшрифтабзаца" style:family="text">
      <style:text-properties fo:language="ru" fo:country="RU"/>
    </style:style>
    <style:style style:name="T2306" style:parent-style-name="Основнойшрифтабзаца" style:family="text">
      <style:text-properties fo:language="ru" fo:country="RU"/>
    </style:style>
    <style:style style:name="T2307" style:parent-style-name="Основнойшрифтабзаца" style:family="text">
      <style:text-properties fo:language="ru" fo:country="RU"/>
    </style:style>
    <style:style style:name="T2308" style:parent-style-name="Основнойшрифтабзаца" style:family="text">
      <style:text-properties fo:font-weight="bold" style:font-weight-asian="bold" style:font-weight-complex="bold"/>
    </style:style>
    <style:style style:name="T23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10" style:parent-style-name="Основнойшрифтабзаца" style:family="text">
      <style:text-properties fo:font-weight="bold" style:font-weight-asian="bold" style:font-weight-complex="bold"/>
    </style:style>
    <style:style style:name="T23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12" style:parent-style-name="Основнойшрифтабзаца" style:family="text">
      <style:text-properties fo:language="ru" fo:country="RU"/>
    </style:style>
    <style:style style:name="T2313" style:parent-style-name="Основнойшрифтабзаца" style:family="text">
      <style:text-properties fo:language="ru" fo:country="RU"/>
    </style:style>
    <style:style style:name="P2314" style:parent-style-name="Standard" style:family="paragraph">
      <style:text-properties fo:language="ru" fo:country="RU"/>
    </style:style>
    <style:style style:name="T2315" style:parent-style-name="Основнойшрифтабзаца" style:family="text">
      <style:text-properties fo:language="ru" fo:country="RU"/>
    </style:style>
    <style:style style:name="T2316" style:parent-style-name="Основнойшрифтабзаца" style:family="text">
      <style:text-properties fo:language="ru" fo:country="RU"/>
    </style:style>
    <style:style style:name="T2317" style:parent-style-name="Основнойшрифтабзаца" style:family="text">
      <style:text-properties fo:language="ru" fo:country="RU"/>
    </style:style>
    <style:style style:name="T2318" style:parent-style-name="Основнойшрифтабзаца" style:family="text">
      <style:text-properties fo:language="ru" fo:country="RU"/>
    </style:style>
    <style:style style:name="T2319" style:parent-style-name="Основнойшрифтабзаца" style:family="text">
      <style:text-properties fo:font-weight="bold" style:font-weight-asian="bold" style:font-weight-complex="bold"/>
    </style:style>
    <style:style style:name="T23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21" style:parent-style-name="Основнойшрифтабзаца" style:family="text">
      <style:text-properties fo:font-weight="bold" style:font-weight-asian="bold" style:font-weight-complex="bold"/>
    </style:style>
    <style:style style:name="T23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23" style:parent-style-name="Основнойшрифтабзаца" style:family="text">
      <style:text-properties fo:font-weight="bold" style:font-weight-asian="bold" style:font-weight-complex="bold"/>
    </style:style>
    <style:style style:name="T232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26" style:parent-style-name="Основнойшрифтабзаца" style:family="text">
      <style:text-properties fo:language="ru" fo:country="RU"/>
    </style:style>
    <style:style style:name="T2327" style:parent-style-name="Основнойшрифтабзаца" style:family="text">
      <style:text-properties fo:language="ru" fo:country="RU"/>
    </style:style>
    <style:style style:name="T2328" style:parent-style-name="Основнойшрифтабзаца" style:family="text">
      <style:text-properties fo:language="ru" fo:country="RU"/>
    </style:style>
    <style:style style:name="T2329" style:parent-style-name="Основнойшрифтабзаца" style:family="text">
      <style:text-properties fo:language="ru" fo:country="RU"/>
    </style:style>
    <style:style style:name="T2330" style:parent-style-name="Основнойшрифтабзаца" style:family="text">
      <style:text-properties fo:language="ru" fo:country="RU"/>
    </style:style>
    <style:style style:name="T2331" style:parent-style-name="Основнойшрифтабзаца" style:family="text">
      <style:text-properties fo:language="ru" fo:country="RU"/>
    </style:style>
    <style:style style:name="T2332" style:parent-style-name="Основнойшрифтабзаца" style:family="text">
      <style:text-properties fo:font-weight="bold" style:font-weight-asian="bold" style:font-weight-complex="bold"/>
    </style:style>
    <style:style style:name="T233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34" style:parent-style-name="Основнойшрифтабзаца" style:family="text">
      <style:text-properties fo:font-weight="bold" style:font-weight-asian="bold" style:font-weight-complex="bold"/>
    </style:style>
    <style:style style:name="T23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36" style:parent-style-name="Основнойшрифтабзаца" style:family="text">
      <style:text-properties fo:font-weight="bold" style:font-weight-asian="bold" style:font-weight-complex="bold"/>
    </style:style>
    <style:style style:name="T23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38" style:parent-style-name="Основнойшрифтабзаца" style:family="text">
      <style:text-properties fo:language="ru" fo:country="RU"/>
    </style:style>
    <style:style style:name="T2339" style:parent-style-name="Основнойшрифтабзаца" style:family="text">
      <style:text-properties fo:language="ru" fo:country="RU"/>
    </style:style>
    <style:style style:name="T2340" style:parent-style-name="Основнойшрифтабзаца" style:family="text">
      <style:text-properties fo:language="ru" fo:country="RU"/>
    </style:style>
    <style:style style:name="T2341" style:parent-style-name="Основнойшрифтабзаца" style:family="text">
      <style:text-properties fo:language="ru" fo:country="RU"/>
    </style:style>
    <style:style style:name="T2342" style:parent-style-name="Основнойшрифтабзаца" style:family="text">
      <style:text-properties fo:language="ru" fo:country="RU"/>
    </style:style>
    <style:style style:name="T2343" style:parent-style-name="Основнойшрифтабзаца" style:family="text">
      <style:text-properties fo:language="ru" fo:country="RU"/>
    </style:style>
    <style:style style:name="T2344" style:parent-style-name="Основнойшрифтабзаца" style:family="text">
      <style:text-properties fo:language="ru" fo:country="RU"/>
    </style:style>
    <style:style style:name="T2345" style:parent-style-name="Основнойшрифтабзаца" style:family="text">
      <style:text-properties fo:language="ru" fo:country="RU"/>
    </style:style>
    <style:style style:name="T2346" style:parent-style-name="Основнойшрифтабзаца" style:family="text">
      <style:text-properties fo:font-weight="bold" style:font-weight-asian="bold" style:font-weight-complex="bold"/>
    </style:style>
    <style:style style:name="T23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48" style:parent-style-name="Основнойшрифтабзаца" style:family="text">
      <style:text-properties fo:font-weight="bold" style:font-weight-asian="bold" style:font-weight-complex="bold"/>
    </style:style>
    <style:style style:name="T23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50" style:parent-style-name="Основнойшрифтабзаца" style:family="text">
      <style:text-properties fo:font-weight="bold" style:font-weight-asian="bold" style:font-weight-complex="bold"/>
    </style:style>
    <style:style style:name="T23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52" style:parent-style-name="Основнойшрифтабзаца" style:family="text">
      <style:text-properties fo:font-weight="bold" style:font-weight-asian="bold" style:font-weight-complex="bold"/>
    </style:style>
    <style:style style:name="T23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54" style:parent-style-name="Основнойшрифтабзаца" style:family="text">
      <style:text-properties fo:language="ru" fo:country="RU"/>
    </style:style>
    <style:style style:name="T2355" style:parent-style-name="Основнойшрифтабзаца" style:family="text">
      <style:text-properties fo:language="ru" fo:country="RU"/>
    </style:style>
    <style:style style:name="T2356" style:parent-style-name="Основнойшрифтабзаца" style:family="text">
      <style:text-properties fo:language="ru" fo:country="RU"/>
    </style:style>
    <style:style style:name="T2357" style:parent-style-name="Основнойшрифтабзаца" style:family="text">
      <style:text-properties fo:language="ru" fo:country="RU"/>
    </style:style>
    <style:style style:name="T2358" style:parent-style-name="Основнойшрифтабзаца" style:family="text">
      <style:text-properties fo:language="ru" fo:country="RU"/>
    </style:style>
    <style:style style:name="T2359" style:parent-style-name="Основнойшрифтабзаца" style:family="text">
      <style:text-properties fo:language="ru" fo:country="RU"/>
    </style:style>
    <style:style style:name="T2360" style:parent-style-name="Основнойшрифтабзаца" style:family="text">
      <style:text-properties fo:language="ru" fo:country="RU"/>
    </style:style>
    <style:style style:name="T2361" style:parent-style-name="Основнойшрифтабзаца" style:family="text">
      <style:text-properties fo:language="ru" fo:country="RU"/>
    </style:style>
    <style:style style:name="T2362" style:parent-style-name="Основнойшрифтабзаца" style:family="text">
      <style:text-properties fo:language="ru" fo:country="RU"/>
    </style:style>
    <style:style style:name="T2363" style:parent-style-name="Основнойшрифтабзаца" style:family="text">
      <style:text-properties fo:language="ru" fo:country="RU"/>
    </style:style>
    <style:style style:name="T2364" style:parent-style-name="Основнойшрифтабзаца" style:family="text">
      <style:text-properties fo:language="ru" fo:country="RU"/>
    </style:style>
    <style:style style:name="T2365" style:parent-style-name="Основнойшрифтабзаца" style:family="text">
      <style:text-properties fo:font-weight="bold" style:font-weight-asian="bold" style:font-weight-complex="bold"/>
    </style:style>
    <style:style style:name="T2366" style:parent-style-name="Основнойшрифтабзаца" style:family="text">
      <style:text-properties fo:language="ru" fo:country="RU"/>
    </style:style>
    <style:style style:name="T2367" style:parent-style-name="Основнойшрифтабзаца" style:family="text">
      <style:text-properties fo:language="ru" fo:country="RU"/>
    </style:style>
    <style:style style:name="T2368" style:parent-style-name="Основнойшрифтабзаца" style:family="text">
      <style:text-properties fo:font-weight="bold" style:font-weight-asian="bold" style:font-weight-complex="bold"/>
    </style:style>
    <style:style style:name="T236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70" style:parent-style-name="Основнойшрифтабзаца" style:family="text">
      <style:text-properties fo:language="ru" fo:country="RU"/>
    </style:style>
    <style:style style:name="T2371" style:parent-style-name="Основнойшрифтабзаца" style:family="text">
      <style:text-properties fo:language="ru" fo:country="RU"/>
    </style:style>
    <style:style style:name="T2372" style:parent-style-name="Основнойшрифтабзаца" style:family="text">
      <style:text-properties fo:language="ru" fo:country="RU"/>
    </style:style>
    <style:style style:name="P2373" style:parent-style-name="Standard" style:family="paragraph">
      <style:text-properties fo:language="ru" fo:country="RU"/>
    </style:style>
    <style:style style:name="P2374" style:parent-style-name="Standard" style:family="paragraph">
      <style:text-properties fo:language="ru" fo:country="RU"/>
    </style:style>
    <style:style style:name="P2375" style:parent-style-name="Standard" style:family="paragraph">
      <style:text-properties fo:language="ru" fo:country="RU"/>
    </style:style>
    <style:style style:name="T2376" style:parent-style-name="Основнойшрифтабзаца" style:family="text">
      <style:text-properties fo:font-weight="bold" style:font-weight-asian="bold" style:font-weight-complex="bold"/>
    </style:style>
    <style:style style:name="T2377" style:parent-style-name="Основнойшрифтабзаца" style:family="text">
      <style:text-properties fo:language="ru" fo:country="RU"/>
    </style:style>
    <style:style style:name="P2378" style:parent-style-name="Standard" style:family="paragraph">
      <style:text-properties fo:language="ru" fo:country="RU"/>
    </style:style>
    <style:style style:name="T2379" style:parent-style-name="Основнойшрифтабзаца" style:family="text">
      <style:text-properties fo:language="ru" fo:country="RU"/>
    </style:style>
    <style:style style:name="T2380" style:parent-style-name="Основнойшрифтабзаца" style:family="text">
      <style:text-properties fo:language="ru" fo:country="RU"/>
    </style:style>
    <style:style style:name="T2381" style:parent-style-name="Основнойшрифтабзаца" style:family="text">
      <style:text-properties fo:font-weight="bold" style:font-weight-asian="bold" style:font-weight-complex="bold"/>
    </style:style>
    <style:style style:name="T2382" style:parent-style-name="Основнойшрифтабзаца" style:family="text">
      <style:text-properties fo:language="ru" fo:country="RU"/>
    </style:style>
    <style:style style:name="T2383" style:parent-style-name="Основнойшрифтабзаца" style:family="text">
      <style:text-properties fo:language="ru" fo:country="RU"/>
    </style:style>
    <style:style style:name="T2384" style:parent-style-name="Основнойшрифтабзаца" style:family="text">
      <style:text-properties fo:font-weight="bold" style:font-weight-asian="bold" style:font-weight-complex="bold"/>
    </style:style>
    <style:style style:name="T23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86" style:parent-style-name="Основнойшрифтабзаца" style:family="text">
      <style:text-properties fo:language="ru" fo:country="RU"/>
    </style:style>
    <style:style style:name="T2387" style:parent-style-name="Основнойшрифтабзаца" style:family="text">
      <style:text-properties fo:language="ru" fo:country="RU"/>
    </style:style>
    <style:style style:name="T2388" style:parent-style-name="Основнойшрифтабзаца" style:family="text">
      <style:text-properties fo:language="ru" fo:country="RU"/>
    </style:style>
    <style:style style:name="T2389" style:parent-style-name="Основнойшрифтабзаца" style:family="text">
      <style:text-properties fo:language="ru" fo:country="RU"/>
    </style:style>
    <style:style style:name="T2390" style:parent-style-name="Основнойшрифтабзаца" style:family="text">
      <style:text-properties fo:language="ru" fo:country="RU"/>
    </style:style>
    <style:style style:name="T2391" style:parent-style-name="Основнойшрифтабзаца" style:family="text">
      <style:text-properties fo:language="ru" fo:country="RU"/>
    </style:style>
    <style:style style:name="T2392" style:parent-style-name="Основнойшрифтабзаца" style:family="text">
      <style:text-properties fo:language="ru" fo:country="RU"/>
    </style:style>
    <style:style style:name="T2393" style:parent-style-name="Основнойшрифтабзаца" style:family="text">
      <style:text-properties fo:language="ru" fo:country="RU"/>
    </style:style>
    <style:style style:name="T2394" style:parent-style-name="Основнойшрифтабзаца" style:family="text">
      <style:text-properties fo:language="ru" fo:country="RU"/>
    </style:style>
    <style:style style:name="T2395" style:parent-style-name="Основнойшрифтабзаца" style:family="text">
      <style:text-properties fo:language="ru" fo:country="RU"/>
    </style:style>
    <style:style style:name="T2396" style:parent-style-name="Основнойшрифтабзаца" style:family="text">
      <style:text-properties fo:language="ru" fo:country="RU"/>
    </style:style>
    <style:style style:name="T2397" style:parent-style-name="Основнойшрифтабзаца" style:family="text">
      <style:text-properties fo:language="ru" fo:country="RU"/>
    </style:style>
    <style:style style:name="T2398" style:parent-style-name="Основнойшрифтабзаца" style:family="text">
      <style:text-properties fo:language="ru" fo:country="RU"/>
    </style:style>
    <style:style style:name="T2399" style:parent-style-name="Основнойшрифтабзаца" style:family="text">
      <style:text-properties fo:language="ru" fo:country="RU"/>
    </style:style>
    <style:style style:name="T2400" style:parent-style-name="Основнойшрифтабзаца" style:family="text">
      <style:text-properties fo:language="ru" fo:country="RU"/>
    </style:style>
    <style:style style:name="T2401" style:parent-style-name="Основнойшрифтабзаца" style:family="text">
      <style:text-properties fo:font-weight="bold" style:font-weight-asian="bold" style:font-weight-complex="bold"/>
    </style:style>
    <style:style style:name="T2402" style:parent-style-name="Основнойшрифтабзаца" style:family="text">
      <style:text-properties fo:language="ru" fo:country="RU"/>
    </style:style>
    <style:style style:name="T2403" style:parent-style-name="Основнойшрифтабзаца" style:family="text">
      <style:text-properties fo:language="ru" fo:country="RU"/>
    </style:style>
    <style:style style:name="T2404" style:parent-style-name="Основнойшрифтабзаца" style:family="text">
      <style:text-properties fo:language="ru" fo:country="RU"/>
    </style:style>
    <style:style style:name="T2405" style:parent-style-name="Основнойшрифтабзаца" style:family="text">
      <style:text-properties fo:language="ru" fo:country="RU"/>
    </style:style>
    <style:style style:name="T2406" style:parent-style-name="Основнойшрифтабзаца" style:family="text">
      <style:text-properties fo:language="ru" fo:country="RU"/>
    </style:style>
    <style:style style:name="T2407" style:parent-style-name="Основнойшрифтабзаца" style:family="text">
      <style:text-properties fo:font-weight="bold" style:font-weight-asian="bold" style:font-weight-complex="bold"/>
    </style:style>
    <style:style style:name="T24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10" style:parent-style-name="Основнойшрифтабзаца" style:family="text">
      <style:text-properties fo:language="ru" fo:country="RU"/>
    </style:style>
    <style:style style:name="T2411" style:parent-style-name="Основнойшрифтабзаца" style:family="text">
      <style:text-properties fo:language="ru" fo:country="RU"/>
    </style:style>
    <style:style style:name="T2412" style:parent-style-name="Основнойшрифтабзаца" style:family="text">
      <style:text-properties fo:language="ru" fo:country="RU"/>
    </style:style>
    <style:style style:name="T2413" style:parent-style-name="Основнойшрифтабзаца" style:family="text">
      <style:text-properties fo:language="ru" fo:country="RU"/>
    </style:style>
    <style:style style:name="T2414" style:parent-style-name="Основнойшрифтабзаца" style:family="text">
      <style:text-properties fo:font-weight="bold" style:font-weight-asian="bold" style:font-weight-complex="bold"/>
    </style:style>
    <style:style style:name="T24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16" style:parent-style-name="Основнойшрифтабзаца" style:family="text">
      <style:text-properties fo:font-weight="bold" style:font-weight-asian="bold" style:font-weight-complex="bold"/>
    </style:style>
    <style:style style:name="T24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18" style:parent-style-name="Основнойшрифтабзаца" style:family="text">
      <style:text-properties fo:language="ru" fo:country="RU"/>
    </style:style>
    <style:style style:name="T2419" style:parent-style-name="Основнойшрифтабзаца" style:family="text">
      <style:text-properties fo:language="ru" fo:country="RU"/>
    </style:style>
    <style:style style:name="T2420" style:parent-style-name="Основнойшрифтабзаца" style:family="text">
      <style:text-properties fo:language="ru" fo:country="RU"/>
    </style:style>
    <style:style style:name="T2421" style:parent-style-name="Основнойшрифтабзаца" style:family="text">
      <style:text-properties fo:language="ru" fo:country="RU"/>
    </style:style>
    <style:style style:name="T2422" style:parent-style-name="Основнойшрифтабзаца" style:family="text">
      <style:text-properties fo:language="ru" fo:country="RU"/>
    </style:style>
    <style:style style:name="T2423" style:parent-style-name="Основнойшрифтабзаца" style:family="text">
      <style:text-properties fo:language="ru" fo:country="RU"/>
    </style:style>
    <style:style style:name="T2424" style:parent-style-name="Основнойшрифтабзаца" style:family="text">
      <style:text-properties fo:language="ru" fo:country="RU"/>
    </style:style>
    <style:style style:name="T2425" style:parent-style-name="Основнойшрифтабзаца" style:family="text">
      <style:text-properties fo:language="ru" fo:country="RU"/>
    </style:style>
    <style:style style:name="T2426" style:parent-style-name="Основнойшрифтабзаца" style:family="text">
      <style:text-properties fo:language="ru" fo:country="RU"/>
    </style:style>
    <style:style style:name="T2427" style:parent-style-name="Основнойшрифтабзаца" style:family="text">
      <style:text-properties fo:language="ru" fo:country="RU"/>
    </style:style>
    <style:style style:name="T2428" style:parent-style-name="Основнойшрифтабзаца" style:family="text">
      <style:text-properties fo:font-weight="bold" style:font-weight-asian="bold" style:font-weight-complex="bold"/>
    </style:style>
    <style:style style:name="T242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30" style:parent-style-name="Основнойшрифтабзаца" style:family="text">
      <style:text-properties fo:language="ru" fo:country="RU"/>
    </style:style>
    <style:style style:name="T2431" style:parent-style-name="Основнойшрифтабзаца" style:family="text">
      <style:text-properties fo:language="ru" fo:country="RU"/>
    </style:style>
    <style:style style:name="T2432" style:parent-style-name="Основнойшрифтабзаца" style:family="text">
      <style:text-properties fo:language="ru" fo:country="RU"/>
    </style:style>
    <style:style style:name="T2433" style:parent-style-name="Основнойшрифтабзаца" style:family="text">
      <style:text-properties fo:language="ru" fo:country="RU"/>
    </style:style>
    <style:style style:name="T2434" style:parent-style-name="Основнойшрифтабзаца" style:family="text">
      <style:text-properties fo:language="ru" fo:country="RU"/>
    </style:style>
    <style:style style:name="T2435" style:parent-style-name="Основнойшрифтабзаца" style:family="text">
      <style:text-properties fo:language="ru" fo:country="RU"/>
    </style:style>
    <style:style style:name="T2436" style:parent-style-name="Основнойшрифтабзаца" style:family="text">
      <style:text-properties fo:language="ru" fo:country="RU"/>
    </style:style>
    <style:style style:name="T2437" style:parent-style-name="Основнойшрифтабзаца" style:family="text">
      <style:text-properties fo:language="ru" fo:country="RU"/>
    </style:style>
    <style:style style:name="T2438" style:parent-style-name="Основнойшрифтабзаца" style:family="text">
      <style:text-properties fo:language="ru" fo:country="RU"/>
    </style:style>
    <style:style style:name="T2439" style:parent-style-name="Основнойшрифтабзаца" style:family="text">
      <style:text-properties fo:language="ru" fo:country="RU"/>
    </style:style>
    <style:style style:name="T2440" style:parent-style-name="Основнойшрифтабзаца" style:family="text">
      <style:text-properties fo:language="ru" fo:country="RU"/>
    </style:style>
    <style:style style:name="T2441" style:parent-style-name="Основнойшрифтабзаца" style:family="text">
      <style:text-properties fo:language="ru" fo:country="RU"/>
    </style:style>
    <style:style style:name="T2442" style:parent-style-name="Основнойшрифтабзаца" style:family="text">
      <style:text-properties fo:font-weight="bold" style:font-weight-asian="bold" style:font-weight-complex="bold"/>
    </style:style>
    <style:style style:name="T24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44" style:parent-style-name="Основнойшрифтабзаца" style:family="text">
      <style:text-properties fo:language="ru" fo:country="RU"/>
    </style:style>
    <style:style style:name="T2445" style:parent-style-name="Основнойшрифтабзаца" style:family="text">
      <style:text-properties fo:language="ru" fo:country="RU"/>
    </style:style>
    <style:style style:name="T2446" style:parent-style-name="Основнойшрифтабзаца" style:family="text">
      <style:text-properties fo:language="ru" fo:country="RU"/>
    </style:style>
    <style:style style:name="T2447" style:parent-style-name="Основнойшрифтабзаца" style:family="text">
      <style:text-properties fo:language="ru" fo:country="RU"/>
    </style:style>
    <style:style style:name="T2448" style:parent-style-name="Основнойшрифтабзаца" style:family="text">
      <style:text-properties fo:language="ru" fo:country="RU"/>
    </style:style>
    <style:style style:name="T2449" style:parent-style-name="Основнойшрифтабзаца" style:family="text">
      <style:text-properties fo:font-weight="bold" style:font-weight-asian="bold" style:font-weight-complex="bold"/>
    </style:style>
    <style:style style:name="T24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51" style:parent-style-name="Основнойшрифтабзаца" style:family="text">
      <style:text-properties fo:font-weight="bold" style:font-weight-asian="bold" style:font-weight-complex="bold"/>
    </style:style>
    <style:style style:name="T24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53" style:parent-style-name="Основнойшрифтабзаца" style:family="text">
      <style:text-properties fo:language="ru" fo:country="RU"/>
    </style:style>
    <style:style style:name="T2454" style:parent-style-name="Основнойшрифтабзаца" style:family="text">
      <style:text-properties fo:language="ru" fo:country="RU"/>
    </style:style>
    <style:style style:name="T2455" style:parent-style-name="Основнойшрифтабзаца" style:family="text">
      <style:text-properties fo:language="ru" fo:country="RU"/>
    </style:style>
    <style:style style:name="T2456" style:parent-style-name="Основнойшрифтабзаца" style:family="text">
      <style:text-properties fo:language="ru" fo:country="RU"/>
    </style:style>
    <style:style style:name="T2457" style:parent-style-name="Основнойшрифтабзаца" style:family="text">
      <style:text-properties fo:font-weight="bold" style:font-weight-asian="bold" style:font-weight-complex="bold"/>
    </style:style>
    <style:style style:name="T2458" style:parent-style-name="Основнойшрифтабзаца" style:family="text">
      <style:text-properties fo:language="ru" fo:country="RU"/>
    </style:style>
    <style:style style:name="T2459" style:parent-style-name="Основнойшрифтабзаца" style:family="text">
      <style:text-properties fo:language="ru" fo:country="RU"/>
    </style:style>
    <style:style style:name="T2460" style:parent-style-name="Основнойшрифтабзаца" style:family="text">
      <style:text-properties fo:language="ru" fo:country="RU"/>
    </style:style>
    <style:style style:name="T2461" style:parent-style-name="Основнойшрифтабзаца" style:family="text">
      <style:text-properties fo:language="ru" fo:country="RU"/>
    </style:style>
    <style:style style:name="T2462" style:parent-style-name="Основнойшрифтабзаца" style:family="text">
      <style:text-properties fo:language="ru" fo:country="RU"/>
    </style:style>
    <style:style style:name="T2463" style:parent-style-name="Основнойшрифтабзаца" style:family="text">
      <style:text-properties fo:font-weight="bold" style:font-weight-asian="bold" style:font-weight-complex="bold"/>
    </style:style>
    <style:style style:name="T24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65" style:parent-style-name="Основнойшрифтабзаца" style:family="text">
      <style:text-properties fo:language="ru" fo:country="RU"/>
    </style:style>
    <style:style style:name="P2466" style:parent-style-name="Standard" style:family="paragraph">
      <style:text-properties fo:language="ru" fo:country="RU"/>
    </style:style>
    <style:style style:name="T2467" style:parent-style-name="Основнойшрифтабзаца" style:family="text">
      <style:text-properties fo:font-weight="bold" style:font-weight-asian="bold" style:font-weight-complex="bold"/>
    </style:style>
    <style:style style:name="T24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6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70" style:parent-style-name="Основнойшрифтабзаца" style:family="text">
      <style:text-properties fo:font-weight="bold" style:font-weight-asian="bold" style:font-weight-complex="bold"/>
    </style:style>
    <style:style style:name="T247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72" style:parent-style-name="Основнойшрифтабзаца" style:family="text">
      <style:text-properties fo:font-weight="bold" style:font-weight-asian="bold" style:font-weight-complex="bold"/>
    </style:style>
    <style:style style:name="T247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74" style:parent-style-name="Основнойшрифтабзаца" style:family="text">
      <style:text-properties fo:font-weight="bold" style:font-weight-asian="bold" style:font-weight-complex="bold"/>
    </style:style>
    <style:style style:name="T247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76" style:parent-style-name="Основнойшрифтабзаца" style:family="text">
      <style:text-properties fo:language="ru" fo:country="RU"/>
    </style:style>
    <style:style style:name="T2477" style:parent-style-name="Основнойшрифтабзаца" style:family="text">
      <style:text-properties fo:language="ru" fo:country="RU"/>
    </style:style>
    <style:style style:name="P2478" style:parent-style-name="Standard" style:family="paragraph">
      <style:text-properties fo:language="ru" fo:country="RU"/>
    </style:style>
    <style:style style:name="T2479" style:parent-style-name="Основнойшрифтабзаца" style:family="text">
      <style:text-properties fo:language="ru" fo:country="RU"/>
    </style:style>
    <style:style style:name="T2480" style:parent-style-name="Основнойшрифтабзаца" style:family="text">
      <style:text-properties fo:language="ru" fo:country="RU"/>
    </style:style>
    <style:style style:name="T2481" style:parent-style-name="Основнойшрифтабзаца" style:family="text">
      <style:text-properties fo:font-weight="bold" style:font-weight-asian="bold" style:font-weight-complex="bold"/>
    </style:style>
    <style:style style:name="T2482" style:parent-style-name="Основнойшрифтабзаца" style:family="text">
      <style:text-properties fo:language="ru" fo:country="RU"/>
    </style:style>
    <style:style style:name="T2483" style:parent-style-name="Основнойшрифтабзаца" style:family="text">
      <style:text-properties fo:language="ru" fo:country="RU"/>
    </style:style>
    <style:style style:name="T2484" style:parent-style-name="Основнойшрифтабзаца" style:family="text">
      <style:text-properties fo:font-weight="bold" style:font-weight-asian="bold" style:font-weight-complex="bold"/>
    </style:style>
    <style:style style:name="T2485" style:parent-style-name="Основнойшрифтабзаца" style:family="text">
      <style:text-properties fo:language="ru" fo:country="RU"/>
    </style:style>
    <style:style style:name="P2486" style:parent-style-name="Standard" style:family="paragraph">
      <style:text-properties fo:language="ru" fo:country="RU"/>
    </style:style>
    <style:style style:name="P2487" style:parent-style-name="Standard" style:family="paragraph">
      <style:text-properties fo:language="ru" fo:country="RU"/>
    </style:style>
    <style:style style:name="P2488" style:parent-style-name="Standard" style:family="paragraph">
      <style:text-properties fo:language="ru" fo:country="RU"/>
    </style:style>
    <style:style style:name="T2489" style:parent-style-name="Основнойшрифтабзаца" style:family="text">
      <style:text-properties fo:font-weight="bold" style:font-weight-asian="bold" style:font-weight-complex="bold"/>
    </style:style>
    <style:style style:name="T2490" style:parent-style-name="Основнойшрифтабзаца" style:family="text">
      <style:text-properties fo:font-weight="bold" style:font-weight-asian="bold" style:font-weight-complex="bold"/>
    </style:style>
    <style:style style:name="T24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92" style:parent-style-name="Основнойшрифтабзаца" style:family="text">
      <style:text-properties fo:font-weight="bold" style:font-weight-asian="bold" style:font-weight-complex="bold"/>
    </style:style>
    <style:style style:name="T24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94" style:parent-style-name="Основнойшрифтабзаца" style:family="text">
      <style:text-properties fo:font-weight="bold" style:font-weight-asian="bold" style:font-weight-complex="bold"/>
    </style:style>
    <style:style style:name="T249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9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97" style:parent-style-name="Основнойшрифтабзаца" style:family="text">
      <style:text-properties fo:language="ru" fo:country="RU"/>
    </style:style>
    <style:style style:name="T2498" style:parent-style-name="Основнойшрифтабзаца" style:family="text">
      <style:text-properties fo:language="ru" fo:country="RU"/>
    </style:style>
    <style:style style:name="P2499" style:parent-style-name="Standard" style:family="paragraph">
      <style:text-properties fo:language="ru" fo:country="RU"/>
    </style:style>
    <style:style style:name="T2500" style:parent-style-name="Основнойшрифтабзаца" style:family="text">
      <style:text-properties fo:language="ru" fo:country="RU"/>
    </style:style>
    <style:style style:name="T2501" style:parent-style-name="Основнойшрифтабзаца" style:family="text">
      <style:text-properties fo:language="ru" fo:country="RU"/>
    </style:style>
    <style:style style:name="T2502" style:parent-style-name="Основнойшрифтабзаца" style:family="text">
      <style:text-properties fo:font-weight="bold" style:font-weight-asian="bold" style:font-weight-complex="bold"/>
    </style:style>
    <style:style style:name="T2503" style:parent-style-name="Основнойшрифтабзаца" style:family="text">
      <style:text-properties fo:language="ru" fo:country="RU"/>
    </style:style>
    <style:style style:name="P2504" style:parent-style-name="Standard" style:family="paragraph">
      <style:text-properties fo:language="ru" fo:country="RU"/>
    </style:style>
    <style:style style:name="P2505" style:parent-style-name="Standard" style:family="paragraph">
      <style:text-properties fo:language="ru" fo:country="RU"/>
    </style:style>
    <style:style style:name="P2506" style:parent-style-name="Standard" style:family="paragraph">
      <style:text-properties fo:language="ru" fo:country="RU"/>
    </style:style>
    <style:style style:name="P2507" style:parent-style-name="Standard" style:family="paragraph">
      <style:text-properties fo:language="ru" fo:country="RU"/>
    </style:style>
    <style:style style:name="P2508" style:parent-style-name="Standard" style:family="paragraph">
      <style:text-properties fo:language="ru" fo:country="RU"/>
    </style:style>
    <style:style style:name="T250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13" style:parent-style-name="Основнойшрифтабзаца" style:family="text">
      <style:text-properties fo:font-weight="bold" style:font-weight-asian="bold" style:font-weight-complex="bold"/>
    </style:style>
    <style:style style:name="T25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15" style:parent-style-name="Основнойшрифтабзаца" style:family="text">
      <style:text-properties fo:font-weight="bold" style:font-weight-asian="bold" style:font-weight-complex="bold"/>
    </style:style>
    <style:style style:name="T25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17" style:parent-style-name="Основнойшрифтабзаца" style:family="text">
      <style:text-properties fo:font-weight="bold" style:font-weight-asian="bold" style:font-weight-complex="bold"/>
    </style:style>
    <style:style style:name="T25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20" style:parent-style-name="Основнойшрифтабзаца" style:family="text">
      <style:text-properties fo:font-weight="bold" style:font-weight-asian="bold" style:font-weight-complex="bold"/>
    </style:style>
    <style:style style:name="T25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22" style:parent-style-name="Основнойшрифтабзаца" style:family="text">
      <style:text-properties fo:language="ru" fo:country="RU"/>
    </style:style>
    <style:style style:name="T2523" style:parent-style-name="Основнойшрифтабзаца" style:family="text">
      <style:text-properties fo:language="ru" fo:country="RU"/>
    </style:style>
    <style:style style:name="P2524" style:parent-style-name="Standard" style:family="paragraph">
      <style:text-properties fo:language="ru" fo:country="RU"/>
    </style:style>
    <style:style style:name="P2525" style:parent-style-name="Standard" style:family="paragraph">
      <style:text-properties fo:language="ru" fo:country="RU"/>
    </style:style>
    <style:style style:name="P2526" style:parent-style-name="Standard" style:family="paragraph">
      <style:text-properties fo:language="ru" fo:country="RU"/>
    </style:style>
    <style:style style:name="T2527" style:parent-style-name="Основнойшрифтабзаца" style:family="text">
      <style:text-properties fo:font-weight="bold" style:font-weight-asian="bold" style:font-weight-complex="bold"/>
    </style:style>
    <style:style style:name="T25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29" style:parent-style-name="Основнойшрифтабзаца" style:family="text">
      <style:text-properties fo:font-weight="bold" style:font-weight-asian="bold" style:font-weight-complex="bold"/>
    </style:style>
    <style:style style:name="T25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31" style:parent-style-name="Основнойшрифтабзаца" style:family="text">
      <style:text-properties fo:font-weight="bold" style:font-weight-asian="bold" style:font-weight-complex="bold"/>
    </style:style>
    <style:style style:name="T25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33" style:parent-style-name="Основнойшрифтабзаца" style:family="text">
      <style:text-properties fo:language="ru" fo:country="RU"/>
    </style:style>
    <style:style style:name="T2534" style:parent-style-name="Основнойшрифтабзаца" style:family="text">
      <style:text-properties fo:language="ru" fo:country="RU"/>
    </style:style>
    <style:style style:name="T2535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/>
      <text:p text:style-name="P2">Концепция -если событие подвязанно в ответ на событие то его можно вызвать -добавить в<text:s/><text:line-break/>описание функций обработчиков событий</text:p>
      <text:p text:style-name="P3"/>
      <text:p text:style-name="P4"/>
      <text:p text:style-name="Standard"><text:span text:style-name="T5">1. Объект модули</text:span><text:span text:style-name="T6"><text:s/>: Содержит в себе все созданные модули , и методы для создания удаления, расширения прототипа модуля.</text:span></text:p>
      <text:p text:style-name="P7"/>
      <text:p text:style-name="Standard"><text:span text:style-name="T8">Modules</text:span><text:span text:style-name="T9">.</text:span><text:span text:style-name="T10">extendCore</text:span><text:span text:style-name="T11">(</text:span><text:span text:style-name="T12">object</text:span><text:span text:style-name="T13">) - <text:s/></text:span><text:span text:style-name="T14">расширяет прототип передаваемыми свойствами и методами объекта</text:span></text:p>
      <text:p text:style-name="P15"/>
      <text:p text:style-name="Standard"><text:span text:style-name="T16">Modules</text:span><text:span text:style-name="T17">.</text:span><text:span text:style-name="T18">createNewModule</text:span><text:span text:style-name="T19">([{</text:span><text:span text:style-name="T20">defaults</text:span><text:span text:style-name="T21">}])<text:s/></text:span><text:span text:style-name="T22"><text:s text:c="3"/>- создаёт и возвр</text:span><text:span text:style-name="T23">ащает новый модуль. Принимает необязательный параметр объект, какой задаёт <text:s/>настройки по умолчанию модуля</text:span><text:span text:style-name="T24"><text:line-break/></text:span><text:span text:style-name="T25"><text:tab/></text:span><text:span text:style-name="T26">Modules</text:span><text:span text:style-name="T27">.имя нового модуля =<text:s/></text:span><text:span text:style-name="T28">Modules</text:span><text:span text:style-name="T29">.</text:span><text:span text:style-name="T30">createNewModule</text:span><text:span text:style-name="T31">([{</text:span><text:span text:style-name="T32">defaults</text:span><text:span text:style-name="T33">}])</text:span><text:span text:style-name="T34"><text:s/></text:span><text:span text:style-name="T35"><text:line-break/></text:span></text:p>
      <text:p text:style-name="Standard"><text:span text:style-name="T36"><text:s text:c="9"/>Вызывает <text:s/>события :</text:span><text:span text:style-name="T37"><text:line-break/></text:span><text:span text:style-name="T38"><text:tab/></text:span><text:span text:style-name="T39"><text:tab/></text:span><text:span text:style-name="T40"><text:s/></text:span><text:span text:style-name="T41">beforeCreate</text:span><text:span text:style-name="T42"><text:s text:c="2"/>-<text:s/></text:span><text:bookmark-start text:name="__DdeLink__2_1885177823"/><text:span text:style-name="T43">перед созданием нового модуля, ес</text:span><text:span text:style-name="T44">ли прототип был расширен<text:s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text:s text:c="4"/>этим событием.</text:span><text:bookmark-end text:name="__DdeLink__2_1885177823"/><text:span text:style-name="T50"><text:s text:c="4"/></text:span></text:p>
      <text:p text:style-name="Standard"><text:span text:style-name="T51"><text:tab/></text:span><text:span text:style-name="T52"><text:tab/><text:s text:c="2"/></text:span><text:span text:style-name="T53">afterCreate</text:span><text:span text:style-name="T54"><text:s/></text:span><text:span text:style-name="T55">- <text:s text:c="2"/>после созданием нового модуля, если прототип был расширен<text:s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text:s text:c="4"/>этим событием.</text:span></text:p>
      <text:p text:style-name="Standard"><text:span text:style-name="T61"><text:line-break/></text:span><text:span text:style-name="T62"><text:s text:c="9"/></text:span><text:span text:style-name="T63">Возвращает ссылку на модуль- последующие операции можно вызывать по цепочке</text:span></text:p>
      <text:p text:style-name="P64"/>
      <text:p text:style-name="P65"/>
      <text:p text:style-name="Standard"><text:bookmark-start text:name="__DdeLink__20_1885177823"/><text:span text:style-name="T66">Modules</text:span><text:span text:style-name="T67">.имя м</text:span><text:span text:style-name="T68">одуля.</text:span><text:span text:style-name="T69">createCloneModule</text:span><text:span text:style-name="T70">()</text:span><text:span text:style-name="T71"><text:s text:c="2"/>- создаёт и возвращает полную копию данного модуля</text:span></text:p>
      <text:p text:style-name="Standard"><text:span text:style-name="T72"><text:tab/></text:span><text:span text:style-name="T73"><text:tab/><text:s/></text:span><text:span text:style-name="T74">Modules</text:span><text:span text:style-name="T75">.имя нового модуля =<text:s/></text:span><text:span text:style-name="T76">Modules</text:span><text:span text:style-name="T77">.имя модуля.</text:span><text:span text:style-name="T78">createCloneModule</text:span><text:span text:style-name="T79">()</text:span></text:p>
      <text:p text:style-name="P80"/>
      <text:p text:style-name="Standard"><text:span text:style-name="T81"><text:tab/>Вызывает <text:s/>события :</text:span><text:span text:style-name="T82"><text:line-break/></text:span><text:span text:style-name="T83"><text:tab/></text:span><text:span text:style-name="T84"><text:tab/><text:s/></text:span><text:span text:style-name="T85">beforeCreate</text:span><text:span text:style-name="T86"><text:s text:c="2"/>-</text:span><text:span text:style-name="T87"><text:s/></text:span><text:bookmark-start text:name="__DdeLink__2_18851778231"/><text:span text:style-name="T88">перед созданием нового модуля, если прототип или клонируемый<text:s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text:s/></text:span><text:span text:style-name="T94"><text:s text:c="2"/>был расширен этим событием.</text:span><text:bookmark-end text:name="__DdeLink__2_18851778231"/></text:p>
      <text:p text:style-name="Standard"><text:span text:style-name="T95"><text:tab/></text:span><text:span text:style-name="T96"><text:tab/><text:s/></text:span><text:span text:style-name="T97">beforeClone</text:span><text:span text:style-name="T98"><text:s/>-</text:span><text:span text:style-name="T99"><text:s/></text:span><text:bookmark-start text:name="__DdeLink__2_188517782311"/><text:span text:style-name="T100">перед созданием нового модуля, если прототип или клонируемый<text:s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text:s text:c="3"/>был расширен этим событием.</text:span><text:bookmark-end text:name="__DdeLink__2_188517782311"/></text:p>
      <text:p text:style-name="Standard"><text:span text:style-name="T106"><text:s/></text:span><text:span text:style-name="T107"><text:s text:c="3"/></text:span></text:p>
      <text:p text:style-name="Standard"><text:span text:style-name="T108"><text:tab/></text:span><text:span text:style-name="T109"><text:tab/><text:s text:c="2"/></text:span><text:span text:style-name="T110">afterCreate</text:span><text:span text:style-name="T111"><text:s/></text:span><text:span text:style-name="T112">- <text:s text:c="2"/>после созданием нового модуля, если прототип или клонируемый<text:s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text:s text:c="4"/>был расширен этим</text:span><text:span text:style-name="T118"><text:s/>событием.</text:span></text:p>
      <text:p text:style-name="Standard"><text:span text:style-name="T119"><text:tab/></text:span><text:span text:style-name="T120"><text:tab/></text:span><text:span text:style-name="T121"><text:s text:c="2"/></text:span><text:span text:style-name="T122">afterClone</text:span><text:span text:style-name="T123"><text:s text:c="2"/>-</text:span><text:span text:style-name="T124"><text:s/>после</text:span><text:bookmark-start text:name="__DdeLink__2_18851778231211"/><text:span text:style-name="T125"><text:s/>создания нового модуля, если прототип или клонируемый<text:s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text:s text:c="3"/>был расширен этим событием.</text:span><text:bookmark-end text:name="__DdeLink__2_18851778231211"/></text:p>
      <text:p text:style-name="P131"/>
      <text:p text:style-name="Standard"><text:span text:style-name="T132"><text:s text:c="9"/></text:span><text:span text:style-name="T133">Возвращает ссылку на модуль- последующие операции можно вызывать по цепочке</text:span></text:p>
      <text:p text:style-name="P134"/>
      <text:p text:style-name="P135"><text:s text:c="16"/></text:p>
      <text:p text:style-name="Standard"><text:bookmark-start text:name="__DdeLink__27_1885177823"/><text:span text:style-name="T136">Modules</text:span><text:span text:style-name="T137">.имя модуля.</text:span><text:span text:style-name="T138">createCloneModuleWith</text:span><text:span text:style-name="T139">OutAuditions</text:span><text:span text:style-name="T140">()</text:span><text:span text:style-name="T141"><text:s text:c="2"/>- создаёт и возвращает <text:s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копию данного модуля без списка прослушиваемых <text:s/>модулей</text:span></text:p>
      <text:p text:style-name="P147"/>
      <text:p text:style-name="Standard"><text:span text:style-name="T148"><text:tab/></text:span><text:span text:style-name="T149">Modules</text:span><text:span text:style-name="T150">.имя нового модуля =</text:span><text:span text:style-name="T151">Modules</text:span><text:span text:style-name="T152">.имямодуля.</text:span><text:span text:style-name="T153">createCloneModuleWithOutAuditions</text:span><text:span text:style-name="T154">()</text:span></text:p>
      <text:p text:style-name="P155"/>
      <text:p text:style-name="Standard"><text:span text:style-name="T156"><text:tab/>Вызывает <text:s/>события :</text:span><text:span text:style-name="T157"><text:line-break/></text:span><text:span text:style-name="T158"><text:tab/></text:span><text:span text:style-name="T159"><text:tab/></text:span><text:span text:style-name="T160"><text:s/></text:span><text:span text:style-name="T161">beforeCreate</text:span><text:span text:style-name="T162"><text:s text:c="2"/>-</text:span><text:span text:style-name="T163"><text:s/></text:span><text:bookmark-start text:name="__DdeLink__2_188517782313"/><text:span text:style-name="T164">перед созданием нового модуля, если прототип или клонируемый<text:s/></text:span><text:span text:style-name="T165"><text:tab/></text:span><text:soft-page-break/><text:span text:style-name="T166"><text:tab/></text:span><text:span text:style-name="T167"><text:tab/></text:span><text:span text:style-name="T168"><text:tab/></text:span><text:span text:style-name="T169"><text:tab/><text:s text:c="3"/>был расширен этим событием.</text:span><text:bookmark-end text:name="__DdeLink__2_188517782313"/></text:p>
      <text:p text:style-name="Standard"><text:span text:style-name="T170"><text:tab/></text:span><text:span text:style-name="T171"><text:tab/><text:s/></text:span><text:span text:style-name="T172">beforeClone</text:span><text:span text:style-name="T173"><text:s/>-</text:span><text:span text:style-name="T174"><text:s/></text:span><text:bookmark-start text:name="__DdeLink__2_1885177823111"/><text:span text:style-name="T175">перед созданием нового модуля, если прототип или клонируемый<text:s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text:s text:c="3"/>был расширен этим событием.</text:span><text:bookmark-end text:name="__DdeLink__2_1885177823111"/></text:p>
      <text:p text:style-name="Standard"><text:span text:style-name="T181"><text:s/></text:span><text:span text:style-name="T182"><text:s text:c="3"/></text:span></text:p>
      <text:p text:style-name="Standard"><text:span text:style-name="T183"><text:tab/></text:span><text:span text:style-name="T184"><text:tab/><text:s text:c="2"/></text:span><text:span text:style-name="T185">afterCreate</text:span><text:span text:style-name="T186"><text:s/></text:span><text:span text:style-name="T187">- <text:s text:c="2"/>пос</text:span><text:span text:style-name="T188">ле созданием нового модуля, если прототип или клонируемый<text:s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text:s text:c="4"/>был расширен этим событием.</text:span></text:p>
      <text:p text:style-name="Standard"><text:span text:style-name="T194"><text:tab/></text:span><text:span text:style-name="T195"><text:tab/><text:s text:c="2"/></text:span><text:span text:style-name="T196">after</text:span><text:span text:style-name="T197">Clone</text:span><text:span text:style-name="T198"><text:s text:c="2"/>-</text:span><text:span text:style-name="T199"><text:s/>после</text:span><text:bookmark-start text:name="__DdeLink__2_1885177823121"/><text:span text:style-name="T200"><text:s/>создания нового модуля, если прототип или клонируемый<text:s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text:s text:c="3"/>был расширен этим событием.</text:span><text:bookmark-end text:name="__DdeLink__27_1885177823"/><text:bookmark-end text:name="__DdeLink__2_1885177823121"/></text:p>
      <text:p text:style-name="P206"><text:bookmark-end text:name="__DdeLink__20_1885177823"/><text:s text:c="25"/></text:p>
      <text:p text:style-name="Standard"><text:span text:style-name="T207"><text:s text:c="11"/></text:span><text:span text:style-name="T208">Возвращает</text:span><text:span text:style-name="T209"><text:s/>ссылку на модуль- последующие операции можно вызывать по цепочке</text:span></text:p>
      <text:p text:style-name="P210"/>
      <text:p text:style-name="P211"/>
      <text:p text:style-name="Standard"><text:bookmark-start text:name="__DdeLink__59_1885177823"/><text:bookmark-start text:name="__DdeLink__48_1885177823"/><text:span text:style-name="T212">Modules</text:span><text:span text:style-name="T213">.имя модуля.</text:span><text:span text:style-name="T214">extend</text:span><text:span text:style-name="T215">(</text:span><text:bookmark-start text:name="__DdeLink__31_1885177823"/><text:span text:style-name="T216">{</text:span><text:span text:style-name="T217">data</text:span><text:span text:style-name="T218">}</text:span><text:bookmark-end text:name="__DdeLink__31_1885177823"/><text:span text:style-name="T219">)</text:span><text:span text:style-name="T220"><text:s text:c="2"/>- наследует данный модуль, заменяя и расширяя свойства и <text:s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<text:s text:c="7"/>методы преданными, не сохраняет<text:s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<text:s text:c="7"/>список прослушиваемых модулей</text:span></text:p>
      <text:p text:style-name="P235"/>
      <text:p text:style-name="Standard"><text:span text:style-name="T236"><text:tab/></text:span><text:span text:style-name="T237">Mod</text:span><text:span text:style-name="T238">ules</text:span><text:span text:style-name="T239">.имя нового модуля =</text:span><text:span text:style-name="T240">Modules</text:span><text:span text:style-name="T241">.имя модуля.</text:span><text:span text:style-name="T242">extend</text:span><text:span text:style-name="T243">({</text:span><text:span text:style-name="T244">data</text:span><text:span text:style-name="T245">})</text:span></text:p>
      <text:p text:style-name="P246"/>
      <text:p text:style-name="Standard"><text:span text:style-name="T247"><text:tab/>Вызывает <text:s/>события :</text:span><text:span text:style-name="T248"><text:line-break/></text:span><text:span text:style-name="T249"><text:tab/></text:span><text:span text:style-name="T250"><text:tab/><text:s/></text:span><text:span text:style-name="T251">beforeCreate</text:span><text:span text:style-name="T252"><text:s text:c="2"/>-</text:span><text:span text:style-name="T253"><text:s/></text:span><text:bookmark-start text:name="__DdeLink__2_1885177823131"/><text:span text:style-name="T254">перед созданием нового модуля, если прототип или наследуемый<text:s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text:s text:c="3"/>был расширен этим событием.</text:span><text:bookmark-end text:name="__DdeLink__2_1885177823131"/><text:span text:style-name="T260"><text:line-break/></text:span><text:span text:style-name="T261"><text:tab/></text:span><text:span text:style-name="T262"><text:tab/><text:s/></text:span><text:span text:style-name="T263"><text:s/></text:span><text:span text:style-name="T264">beforeExtend</text:span><text:span text:style-name="T265"><text:s/>-</text:span><text:span text:style-name="T266"><text:s/></text:span><text:bookmark-start text:name="__DdeLink__2_18851778231311"/><text:span text:style-name="T267">перед созданием нового модуля, если прото</text:span><text:span text:style-name="T268">тип или наследуемый<text:s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text:s text:c="3"/>был расширен этим событием.</text:span><text:bookmark-end text:name="__DdeLink__2_18851778231311"/></text:p>
      <text:p text:style-name="P274"/>
      <text:p text:style-name="Standard"><text:span text:style-name="T275"><text:tab/></text:span><text:span text:style-name="T276"><text:tab/><text:s/></text:span><text:span text:style-name="T277">beforeClearAuditions</text:span><text:span text:style-name="T278"><text:s/>-</text:span><text:span text:style-name="T279"><text:s/></text:span><text:bookmark-start text:name="__DdeLink__2_18851778231111"/><text:span text:style-name="T280">перед сбросом слушателей , если прототип или<text:s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text:s text:c="3"/>наследуемый был расширен этим событием.</text:span><text:bookmark-end text:name="__DdeLink__2_18851778231111"/></text:p>
      <text:p text:style-name="Standard"><text:span text:style-name="T287"><text:s/></text:span><text:span text:style-name="T288"><text:s text:c="3"/></text:span></text:p>
      <text:p text:style-name="Standard"><text:span text:style-name="T289"><text:tab/></text:span><text:span text:style-name="T290"><text:tab/><text:s text:c="2"/></text:span><text:span text:style-name="T291">afterClearAuditions</text:span><text:span text:style-name="T292">- <text:s text:c="2"/>после ссброс</text:span>a<text:span text:style-name="T293"><text:s/>слушателей , если прототип или<text:s/>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text:s text:c="3"/>наследуемый был расширен этим событием.</text:span></text:p>
      <text:p text:style-name="P300"/>
      <text:p text:style-name="Standard"><text:span text:style-name="T301"><text:tab/></text:span><text:span text:style-name="T302"><text:tab/><text:s text:c="2"/></text:span><text:span text:style-name="T303">afterCreate</text:span><text:span text:style-name="T304"><text:s/>-</text:span><text:span text:style-name="T305"><text:s/>после создания нового модуля, если прототип или наследуемый<text:s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text:s text:c="3"/>был расширен этим событием.</text:span></text:p>
      <text:p text:style-name="Standard"><text:span text:style-name="T311"><text:tab/></text:span><text:span text:style-name="T312"><text:tab/></text:span><text:span text:style-name="T313"><text:s text:c="2"/></text:span><text:span text:style-name="T314">afterExtend</text:span><text:span text:style-name="T315"><text:s/>-</text:span><text:span text:style-name="T316"><text:s/>после создания нового модуля, если прототип или наследуемый<text:s/></text:span><text:span text:style-name="T317"><text:tab/></text:span><text:span text:style-name="T318"><text:tab/></text:span><text:span text:style-name="T319"><text:tab/></text:span><text:span text:style-name="T320"><text:tab/></text:span><text:span text:style-name="T321"><text:tab/><text:s text:c="3"/>был расширен этим событием.</text:span></text:p>
      <text:p text:style-name="P322"/>
      <text:p text:style-name="Standard"><text:span text:style-name="T323"><text:s text:c="12"/></text:span><text:span text:style-name="T324">Возвращает ссылку на модуль- последующие операции можно вызывать по цепочке</text:span><text:bookmark-end text:name="__DdeLink__59_1885177823"/></text:p>
      <text:p text:style-name="P325"/>
      <text:p text:style-name="P326"/>
      <text:p text:style-name="Standard"><text:bookmark-start text:name="__DdeLink__69_1885177823"/><text:span text:style-name="T327">Modules</text:span><text:span text:style-name="T328">.имя модуля.</text:span><text:span text:style-name="T329">extendWithSaveAuditions</text:span><text:span text:style-name="T330">(</text:span><text:bookmark-start text:name="__DdeLink__31_18851778231"/><text:span text:style-name="T331">{</text:span><text:span text:style-name="T332">data</text:span><text:span text:style-name="T333">}</text:span><text:bookmark-end text:name="__DdeLink__31_18851778231"/><text:span text:style-name="T334">)</text:span><text:span text:style-name="T335"><text:s text:c="2"/>-</text:span><text:span text:style-name="T336"><text:s/>наследует данный модуль, заменяя и расширяя свойства и <text:s/></text:span><text:span text:style-name="T337"><text:tab/></text:span><text:span text:style-name="T338"><text:tab/></text:span><text:span text:style-name="T339"><text:tab/></text:span><text:span text:style-name="T340"><text:tab/></text:span><text:span text:style-name="T341"><text:tab/><text:s text:c="7"/>методы преданными, <text:s/>сохраняет<text:s/>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text:s text:c="7"/>список прослушиваемых модулей</text:span></text:p>
      <text:p text:style-name="P351"/>
      <text:p text:style-name="Standard"><text:span text:style-name="T352"><text:tab/></text:span><text:span text:style-name="T353">Modules</text:span><text:span text:style-name="T354">.имя нового модуля =</text:span><text:span text:style-name="T355">Modules</text:span><text:span text:style-name="T356">.имя модуля.</text:span><text:span text:style-name="T357">extend</text:span><text:span text:style-name="T358">({</text:span><text:span text:style-name="T359">data</text:span><text:span text:style-name="T360">})</text:span></text:p>
      <text:p text:style-name="P361"/>
      <text:p text:style-name="Standard"><text:span text:style-name="T362"><text:tab/>Вызывает <text:s/>события :</text:span><text:span text:style-name="T363"><text:line-break/></text:span><text:span text:style-name="T364"><text:tab/></text:span><text:span text:style-name="T365"><text:tab/><text:s/></text:span><text:span text:style-name="T366">beforeCreate</text:span><text:span text:style-name="T367"><text:s text:c="2"/>-</text:span><text:span text:style-name="T368"><text:s/></text:span><text:bookmark-start text:name="__DdeLink__2_18851778231312"/><text:span text:style-name="T369">перед с</text:span><text:span text:style-name="T370">озданием нового модуля, если прототип или наследуемый<text:s/></text:span><text:span text:style-name="T371"><text:tab/></text:span><text:span text:style-name="T372"><text:tab/></text:span><text:span text:style-name="T373"><text:tab/></text:span><text:span text:style-name="T374"><text:tab/></text:span><text:span text:style-name="T375"><text:tab/><text:s text:c="3"/>был расширен этим событием.</text:span><text:bookmark-end text:name="__DdeLink__2_18851778231312"/><text:span text:style-name="T376"><text:line-break/></text:span><text:span text:style-name="T377"><text:tab/></text:span><text:span text:style-name="T378"><text:tab/><text:s/></text:span><text:span text:style-name="T379"><text:s/></text:span><text:span text:style-name="T380">beforeExtend</text:span><text:span text:style-name="T381"><text:s/>-</text:span><text:span text:style-name="T382"><text:s/></text:span><text:bookmark-start text:name="__DdeLink__2_188517782313111"/><text:span text:style-name="T383">перед созданием нового модуля, если прототип или наследуемый<text:s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text:s text:c="3"/>был расширен этим событием.</text:span><text:bookmark-end text:name="__DdeLink__2_188517782313111"/></text:p>
      <text:p text:style-name="P389"/>
      <text:p text:style-name="Standard"><text:span text:style-name="T390"><text:tab/></text:span><text:span text:style-name="T391"><text:tab/><text:s/></text:span><text:span text:style-name="T392">beforeCopyAuditions</text:span><text:span text:style-name="T393"><text:s/>-</text:span><text:span text:style-name="T394"><text:s/></text:span><text:bookmark-start text:name="__DdeLink__2_188517782311111"/><text:span text:style-name="T395">перед копированием слуша</text:span><text:span text:style-name="T396">телей , если прототип или<text:s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text:s text:c="3"/>наследуемый был расширен этим событием.</text:span><text:bookmark-end text:name="__DdeLink__2_188517782311111"/></text:p>
      <text:p text:style-name="Standard"><text:span text:style-name="T403"><text:s/></text:span><text:span text:style-name="T404"><text:s text:c="3"/></text:span></text:p>
      <text:p text:style-name="Standard"><text:span text:style-name="T405"><text:tab/></text:span><text:span text:style-name="T406"><text:tab/></text:span><text:span text:style-name="T407"><text:s text:c="2"/></text:span><text:span text:style-name="T408">afterCopyAuditions</text:span><text:span text:style-name="T409">- <text:s text:c="2"/>после копирования слушателей , если прототип или<text:s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text:s text:c="3"/>наследуемый был расширен этим событием.</text:span></text:p>
      <text:p text:style-name="P416"/>
      <text:p text:style-name="Standard"><text:span text:style-name="T417"><text:tab/></text:span><text:span text:style-name="T418"><text:tab/><text:s text:c="2"/></text:span><text:span text:style-name="T419">afterCreate</text:span><text:span text:style-name="T420"><text:s/>-</text:span><text:span text:style-name="T421"><text:s/>после создания нового модуля, если прототип или наследуемый<text:s/></text:span><text:span text:style-name="T422"><text:tab/></text:span><text:span text:style-name="T423"><text:tab/></text:span><text:span text:style-name="T424"><text:tab/></text:span><text:span text:style-name="T425"><text:tab/></text:span><text:span text:style-name="T426"><text:tab/><text:s text:c="3"/>был расширен этим событием.</text:span></text:p>
      <text:p text:style-name="Standard"><text:span text:style-name="T427"><text:tab/></text:span><text:span text:style-name="T428"><text:tab/><text:s text:c="2"/></text:span><text:span text:style-name="T429">afterExtend</text:span><text:span text:style-name="T430"><text:s/>-</text:span><text:span text:style-name="T431"><text:s/>п</text:span><text:span text:style-name="T432">осле создания нового модуля, если прототип или наследуемый<text:s/></text:span><text:span text:style-name="T433"><text:tab/></text:span><text:span text:style-name="T434"><text:tab/></text:span><text:span text:style-name="T435"><text:tab/></text:span><text:span text:style-name="T436"><text:tab/></text:span><text:span text:style-name="T437"><text:tab/><text:s text:c="3"/>был расширен этим событием.</text:span></text:p>
      <text:p text:style-name="P438"/>
      <text:p text:style-name="Standard"><text:bookmark-end text:name="__DdeLink__48_1885177823"/><text:span text:style-name="T439"><text:s text:c="12"/></text:span><text:span text:style-name="T440">Возвращает ссылку на модуль- последующие операции можно вызывать по цепочке</text:span><text:bookmark-end text:name="__DdeLink__69_1885177823"/></text:p>
      <text:p text:style-name="P441"/>
      <text:p text:style-name="P442"/>
      <text:p text:style-name="Standard"><text:span text:style-name="T443">Modules</text:span><text:span text:style-name="T444">.имя модуля.</text:span><text:span text:style-name="T445">extendExpanding</text:span><text:span text:style-name="T446">(</text:span><text:bookmark-start text:name="__DdeLink__31_18851778232"/><text:span text:style-name="T447">{</text:span><text:span text:style-name="T448">data</text:span><text:span text:style-name="T449">}</text:span><text:bookmark-end text:name="__DdeLink__31_18851778232"/><text:span text:style-name="T450">)</text:span><text:span text:style-name="T451"><text:s text:c="2"/>- наследует данный модуль,</text:span><text:span text:style-name="T452"><text:s/>заменяя простые<text:s/></text:span><text:span text:style-name="T453"><text:tab/></text:span><text:span text:style-name="T454"><text:tab/></text:span><text:span text:style-name="T455"><text:tab/>свойства и расширяя прежние переданными если существующие являются<text:s/></text:span><text:span text:style-name="T456"><text:tab/></text:span><text:span text:style-name="T457"><text:tab/></text:span><text:span text:style-name="T458"><text:tab/></text:span><text:span text:style-name="T459"><text:tab/>объектом или массивоми расширяя свойства и <text:s/>методы преданными, не сохраня<text:s/></text:span><text:span text:style-name="T460"><text:tab/></text:span><text:span text:style-name="T461"><text:tab/></text:span><text:span text:style-name="T462"><text:tab/>список прослушиваемых модулей</text:span></text:p>
      <text:p text:style-name="P463"/>
      <text:p text:style-name="Standard"><text:span text:style-name="T464"><text:tab/></text:span><text:span text:style-name="T465">Modules</text:span><text:span text:style-name="T466">.имя нового модуля =</text:span><text:span text:style-name="T467">Modules</text:span><text:span text:style-name="T468">.имя модуля.</text:span><text:span text:style-name="T469">extendExpa</text:span><text:span text:style-name="T470">nding</text:span><text:span text:style-name="T471">({</text:span><text:span text:style-name="T472">data</text:span><text:span text:style-name="T473">})</text:span></text:p>
      <text:p text:style-name="P474"/>
      <text:p text:style-name="Standard"><text:span text:style-name="T475"><text:tab/>Вызывает <text:s/>события :</text:span><text:span text:style-name="T476"><text:line-break/></text:span><text:span text:style-name="T477"><text:tab/></text:span><text:span text:style-name="T478"><text:tab/><text:s/></text:span><text:span text:style-name="T479">beforeCreate</text:span><text:span text:style-name="T480"><text:s text:c="2"/>-</text:span><text:span text:style-name="T481"><text:s/></text:span><text:bookmark-start text:name="__DdeLink__2_18851778231313"/><text:span text:style-name="T482">перед созданием нового модуля, если прототип или наследуемый<text:s/></text:span><text:span text:style-name="T483"><text:tab/></text:span><text:span text:style-name="T484"><text:tab/></text:span><text:span text:style-name="T485"><text:tab/></text:span><text:span text:style-name="T486"><text:tab/></text:span><text:span text:style-name="T487"><text:tab/><text:s text:c="3"/>был расширен этим событием.</text:span><text:bookmark-end text:name="__DdeLink__2_18851778231313"/><text:span text:style-name="T488"><text:line-break/></text:span><text:span text:style-name="T489"><text:tab/></text:span><text:span text:style-name="T490"><text:tab/><text:s/></text:span><text:span text:style-name="T491"><text:s/></text:span><text:span text:style-name="T492">beforeExtend</text:span><text:span text:style-name="T493"><text:s/>-</text:span><text:span text:style-name="T494"><text:s/></text:span><text:bookmark-start text:name="__DdeLink__2_188517782313112"/><text:span text:style-name="T495">перед созданием нового модуля, если прототип или наследуемый<text:s/></text:span><text:span text:style-name="T496"><text:tab/></text:span><text:span text:style-name="T497"><text:tab/></text:span><text:span text:style-name="T498"><text:tab/></text:span><text:span text:style-name="T499"><text:tab/></text:span><text:span text:style-name="T500"><text:tab/><text:s text:c="3"/>был расширен эти</text:span><text:span text:style-name="T501">м событием.</text:span><text:bookmark-end text:name="__DdeLink__2_188517782313112"/></text:p>
      <text:p text:style-name="P502"/>
      <text:p text:style-name="Standard"><text:span text:style-name="T503"><text:tab/></text:span><text:span text:style-name="T504"><text:tab/><text:s/></text:span><text:span text:style-name="T505">beforeClearAuditions</text:span><text:span text:style-name="T506"><text:s/>-</text:span><text:span text:style-name="T507"><text:s/></text:span><text:bookmark-start text:name="__DdeLink__2_188517782311112"/><text:span text:style-name="T508">перед сбросом слушателей , если прототип или<text:s/></text:span><text:span text:style-name="T509"><text:tab/></text:span><text:span text:style-name="T510"><text:tab/></text:span><text:span text:style-name="T511"><text:tab/></text:span><text:span text:style-name="T512"><text:tab/></text:span><text:span text:style-name="T513"><text:tab/></text:span><text:span text:style-name="T514"><text:tab/><text:s text:c="3"/>наследуемый был расширен этим событием.</text:span><text:bookmark-end text:name="__DdeLink__2_188517782311112"/></text:p>
      <text:p text:style-name="Standard"><text:span text:style-name="T515"><text:s/></text:span><text:span text:style-name="T516"><text:s text:c="3"/></text:span></text:p>
      <text:p text:style-name="Standard"><text:span text:style-name="T517"><text:tab/></text:span><text:span text:style-name="T518"><text:tab/></text:span><text:span text:style-name="T519"><text:s text:c="2"/></text:span><text:span text:style-name="T520">afterClearAuditions</text:span><text:span text:style-name="T521">- <text:s text:c="2"/>после ссброс</text:span>a<text:span text:style-name="T522"><text:s/>слушателей , если прототип или<text:s/></text:span><text:span text:style-name="T523"><text:tab/></text:span><text:span text:style-name="T524"><text:tab/></text:span><text:span text:style-name="T525"><text:tab/></text:span><text:span text:style-name="T526"><text:tab/></text:span><text:span text:style-name="T527"><text:tab/></text:span><text:span text:style-name="T528"><text:tab/><text:s text:c="3"/>наследуемый был расширен этим событием.</text:span></text:p>
      <text:p text:style-name="P529"/>
      <text:p text:style-name="Standard"><text:span text:style-name="T530"><text:tab/></text:span><text:span text:style-name="T531"><text:tab/><text:s text:c="2"/></text:span><text:span text:style-name="T532">afterCreate</text:span><text:span text:style-name="T533"><text:s/>-</text:span><text:span text:style-name="T534"><text:s/>после создания нового модуля, если прототип или наследуемый<text:s/></text:span><text:span text:style-name="T535"><text:tab/></text:span><text:span text:style-name="T536"><text:tab/></text:span><text:span text:style-name="T537"><text:tab/></text:span><text:span text:style-name="T538"><text:tab/></text:span><text:span text:style-name="T539"><text:tab/><text:s text:c="3"/>был расширен этим событием.</text:span></text:p>
      <text:p text:style-name="Standard"><text:span text:style-name="T540"><text:tab/></text:span><text:span text:style-name="T541"><text:tab/><text:s text:c="2"/></text:span><text:span text:style-name="T542">afterExtend</text:span><text:span text:style-name="T543"><text:s/>-</text:span><text:span text:style-name="T544"><text:s/>посл</text:span><text:span text:style-name="T545">е создания нового модуля, если прототип или наследуемый<text:s/></text:span><text:span text:style-name="T546"><text:tab/></text:span><text:span text:style-name="T547"><text:tab/></text:span><text:span text:style-name="T548"><text:tab/></text:span><text:span text:style-name="T549"><text:tab/></text:span><text:span text:style-name="T550"><text:tab/><text:s text:c="3"/>был расширен этим событием.</text:span></text:p>
      <text:p text:style-name="P551"/>
      <text:p text:style-name="Standard"><text:span text:style-name="T552"><text:s text:c="12"/></text:span><text:span text:style-name="T553">Возвращает ссылку на модуль- последующие операции можно вызывать по цепочке</text:span></text:p>
      <text:p text:style-name="P554"/>
      <text:p text:style-name="P555"/>
      <text:p text:style-name="P556"/>
      <text:p text:style-name="Standard"><text:bookmark-start text:name="__DdeLink__77_1885177823"/><text:span text:style-name="T557">Modules</text:span><text:span text:style-name="T558">.имя модуля.</text:span><text:bookmark-end text:name="__DdeLink__77_1885177823"/><text:span text:style-name="T559">extendExpandingAndSaveAuditions</text:span><text:span text:style-name="T560">(</text:span><text:bookmark-start text:name="__DdeLink__31_188517782311"/><text:span text:style-name="T561">{</text:span><text:span text:style-name="T562">data</text:span><text:span text:style-name="T563">}</text:span><text:bookmark-end text:name="__DdeLink__31_188517782311"/><text:span text:style-name="T564">)</text:span><text:span text:style-name="T565"><text:s text:c="2"/>- наследует<text:s/></text:span><text:span text:style-name="T566">данный модуль,<text:s/></text:span><text:span text:style-name="T567"><text:tab/>заменяя простые свойства и расширяя прежние переданными если существующие<text:s/></text:span><text:span text:style-name="T568"><text:tab/>являются объектом или массивоми расширяя свойства и методы преданными.</text:span></text:p>
      <text:p text:style-name="P569"/>
      <text:p text:style-name="Standard"><text:span text:style-name="T570">Modules</text:span><text:span text:style-name="T571">.имя нового модуля =</text:span><text:span text:style-name="T572">Modules</text:span><text:span text:style-name="T573">.имя модуля.</text:span><text:span text:style-name="T574">extendExpandingAndSaveAuditions</text:span><text:span text:style-name="T575">({</text:span><text:span text:style-name="T576">data</text:span><text:span text:style-name="T577">})</text:span></text:p>
      <text:p text:style-name="P578"/>
      <text:soft-page-break/>
      <text:p text:style-name="Standard"><text:span text:style-name="T579"><text:tab/></text:span><text:bookmark-start text:name="__DdeLink__79_1885177823"/><text:span text:style-name="T580">Вызыв</text:span><text:span text:style-name="T581">ает <text:s/>события :</text:span><text:bookmark-end text:name="__DdeLink__79_1885177823"/><text:span text:style-name="T582"><text:line-break/></text:span><text:span text:style-name="T583"><text:tab/></text:span><text:span text:style-name="T584"><text:tab/><text:s/></text:span><text:span text:style-name="T585">beforeCreate</text:span><text:span text:style-name="T586"><text:s text:c="2"/>-</text:span><text:span text:style-name="T587"><text:s/></text:span><text:bookmark-start text:name="__DdeLink__2_188517782313121"/><text:span text:style-name="T588">перед созданием нового модуля, если прототип или наследуемый<text:s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text:s text:c="3"/>был расширен этим событием.</text:span><text:bookmark-end text:name="__DdeLink__2_188517782313121"/><text:span text:style-name="T594"><text:line-break/></text:span><text:span text:style-name="T595"><text:tab/></text:span><text:span text:style-name="T596"><text:tab/><text:s/></text:span><text:span text:style-name="T597"><text:s/></text:span><text:span text:style-name="T598">beforeExtend</text:span><text:span text:style-name="T599"><text:s/>-</text:span><text:span text:style-name="T600"><text:s/></text:span><text:bookmark-start text:name="__DdeLink__2_1885177823131111"/><text:span text:style-name="T601">перед созданием нового модуля, если прототип или наследуемый<text:s/>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<text:s text:c="3"/>был расширен этим событием.</text:span><text:bookmark-end text:name="__DdeLink__2_1885177823131111"/></text:p>
      <text:p text:style-name="P607"/>
      <text:p text:style-name="Standard"><text:span text:style-name="T608"><text:tab/></text:span><text:span text:style-name="T609"><text:tab/><text:s/></text:span><text:span text:style-name="T610">befor</text:span><text:span text:style-name="T611">eCopyAuditions</text:span><text:span text:style-name="T612"><text:s/>-</text:span><text:span text:style-name="T613"><text:s/></text:span><text:bookmark-start text:name="__DdeLink__2_1885177823111111"/><text:span text:style-name="T614">перед копированием слушателей , если прототип или<text:s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tab/></text:span><text:span text:style-name="T620"><text:tab/><text:s text:c="3"/>наследуемый был расширен этим событием.</text:span><text:bookmark-end text:name="__DdeLink__2_1885177823111111"/></text:p>
      <text:p text:style-name="Standard"><text:span text:style-name="T621"><text:s/></text:span><text:span text:style-name="T622"><text:s text:c="3"/></text:span></text:p>
      <text:p text:style-name="Standard"><text:span text:style-name="T623"><text:tab/></text:span><text:span text:style-name="T624"><text:tab/><text:s text:c="2"/></text:span><text:span text:style-name="T625">afterCopyAuditions</text:span><text:span text:style-name="T626">- <text:s text:c="2"/>после копирования слушателей , если прототип или<text:s/></text:span><text:span text:style-name="T627"><text:tab/></text:span><text:span text:style-name="T628"><text:tab/></text:span><text:span text:style-name="T629"><text:tab/></text:span><text:span text:style-name="T630"><text:tab/></text:span><text:span text:style-name="T631"><text:tab/></text:span><text:span text:style-name="T632"><text:tab/><text:s text:c="3"/>наследуемый был расширен этим событием.</text:span></text:p>
      <text:p text:style-name="P633"/>
      <text:p text:style-name="Standard"><text:span text:style-name="T634"><text:tab/></text:span><text:span text:style-name="T635"><text:tab/><text:s text:c="2"/></text:span><text:span text:style-name="T636">afterC</text:span><text:span text:style-name="T637">reate</text:span><text:span text:style-name="T638"><text:s/>-</text:span><text:span text:style-name="T639"><text:s/>после создания нового модуля, если прототип или наследуемый<text:s/></text:span><text:span text:style-name="T640"><text:tab/></text:span><text:span text:style-name="T641"><text:tab/></text:span><text:span text:style-name="T642"><text:tab/></text:span><text:span text:style-name="T643"><text:tab/></text:span><text:span text:style-name="T644"><text:tab/><text:s text:c="3"/>был расширен этим событием.</text:span></text:p>
      <text:p text:style-name="P645"/>
      <text:p text:style-name="Standard"><text:span text:style-name="T646"><text:tab/></text:span><text:span text:style-name="T647"><text:tab/></text:span><text:span text:style-name="T648"><text:s text:c="2"/></text:span><text:span text:style-name="T649">afterExtend</text:span><text:span text:style-name="T650"><text:s/>-</text:span><text:span text:style-name="T651"><text:s/>после создания нового модуля, если прототип или наследуемый<text:s/></text:span><text:span text:style-name="T652"><text:tab/></text:span><text:span text:style-name="T653"><text:tab/></text:span><text:span text:style-name="T654"><text:tab/></text:span><text:span text:style-name="T655"><text:tab/></text:span><text:span text:style-name="T656"><text:tab/><text:s text:c="3"/>был расширен этим событием.</text:span></text:p>
      <text:p text:style-name="P657"/>
      <text:p text:style-name="Standard"><text:span text:style-name="T658"><text:s text:c="12"/></text:span><text:span text:style-name="T659">Возвращает ссылку на модуль- последующие операции можно вызывать по цепочке</text:span><text:span text:style-name="T660"><text:line-break/></text:span><text:span text:style-name="T661"><text:line-break/></text:span><text:span text:style-name="T662"><text:line-break/></text:span><text:bookmark-start text:name="__DdeLink__86_1885177823"/><text:span text:style-name="T663">Modules</text:span><text:span text:style-name="T664">.имя модуля.</text:span><text:span text:style-name="T665">removeModule</text:span><text:span text:style-name="T666">() -</text:span><text:span text:style-name="T667">удаляет данный мод</text:span><text:span text:style-name="T668">уль , извлекает из списка<text:s/></text:span><text:span text:style-name="T669"><text:tab/></text:span><text:span text:style-name="T670"><text:tab/></text:span><text:span text:style-name="T671"><text:tab/></text:span><text:span text:style-name="T672"><text:tab/></text:span><text:span text:style-name="T673"><text:tab/></text:span><text:span text:style-name="T674"><text:tab/></text:span><text:span text:style-name="T675"><text:tab/>прослушиваемых</text:span></text:p>
      <text:p text:style-name="P676"/>
      <text:p text:style-name="Standard"><text:span text:style-name="T677"><text:tab/></text:span><text:span text:style-name="T678">Вызывает <text:s/>события :</text:span><text:span text:style-name="T679"><text:line-break/></text:span></text:p>
      <text:p text:style-name="Standard"><text:span text:style-name="T680"><text:tab/></text:span><text:span text:style-name="T681"><text:tab/></text:span><text:span text:style-name="T682">beforeRemove</text:span><text:span text:style-name="T683"><text:s text:c="2"/></text:span><text:span text:style-name="T684">-<text:s/></text:span><text:bookmark-start text:name="__DdeLink__81_1885177823"/><text:span text:style-name="T685">перед удалением данного модуля если прототип, модуль<text:s/></text:span><text:span text:style-name="T686"><text:tab/></text:span><text:span text:style-name="T687"><text:tab/></text:span><text:span text:style-name="T688"><text:tab/></text:span><text:span text:style-name="T689"><text:tab/></text:span><text:span text:style-name="T690"><text:tab/>наследуемы, либо клонируемый были расширенны <text:s/>данным событием</text:span><text:bookmark-end text:name="__DdeLink__86_1885177823"/><text:bookmark-end text:name="__DdeLink__81_1885177823"/></text:p>
      <text:p text:style-name="P691"/>
      <text:p text:style-name="P692"><text:tab/><text:tab/></text:p>
      <text:p text:style-name="P693"/>
      <text:p text:style-name="Standard"><text:span text:style-name="T694">Modules</text:span><text:span text:style-name="T695">.</text:span><text:span text:style-name="T696">removeModules</text:span><text:span text:style-name="T697">(</text:span><text:span text:style-name="T698">modules</text:span><text:span text:style-name="T699"><text:s/>| [</text:span><text:span text:style-name="T700">modules</text:span><text:span text:style-name="T701"><text:s/></text:span><text:span text:style-name="T702">])<text:s/></text:span><text:span text:style-name="T703">-удаляет указанные модули и извлекает их из<text:s/></text:span><text:span text:style-name="T704"><text:tab/></text:span><text:span text:style-name="T705"><text:tab/>списка прослушиваемых</text:span></text:p>
      <text:p text:style-name="P706"/>
      <text:p text:style-name="Standard"><text:span text:style-name="T707"><text:tab/></text:span><text:span text:style-name="T708">Вызывает <text:s/>события :</text:span><text:span text:style-name="T709"><text:line-break/></text:span></text:p>
      <text:p text:style-name="Standard"><text:span text:style-name="T710"><text:tab/></text:span><text:span text:style-name="T711"><text:tab/></text:span><text:span text:style-name="T712">beforeRemove</text:span><text:span text:style-name="T713"><text:s text:c="2"/></text:span><text:span text:style-name="T714">-<text:s/></text:span><text:bookmark-start text:name="__DdeLink__81_18851778231"/><text:span text:style-name="T715">перед удалением данного модуля если прототип, модуль<text:s/></text:span><text:span text:style-name="T716"><text:tab/></text:span><text:span text:style-name="T717"><text:tab/></text:span><text:span text:style-name="T718"><text:tab/></text:span><text:span text:style-name="T719"><text:tab/></text:span><text:span text:style-name="T720"><text:tab/>наследуемы, либо клонируемый были расширенны <text:s/>данным событием</text:span><text:bookmark-end text:name="__DdeLink__81_18851778231"/><text:span text:style-name="T721"><text:line-break/></text:span><text:span text:style-name="T722"><text:line-break/></text:span><text:span text:style-name="T723"><text:line-break/></text:span><text:span text:style-name="T724">Modules</text:span><text:span text:style-name="T725">.имя модуля.</text:span><text:span text:style-name="T726">set</text:span><text:span text:style-name="T727">AllDefaultSettings</text:span><text:span text:style-name="T728">() -</text:span><text:span text:style-name="T729">возвращает данные к виду переданному при<text:s/></text:span><text:span text:style-name="T730"><text:tab/></text:span><text:span text:style-name="T731"><text:tab/>создании объекта , настройки по умолчанию наследуются при клонировании и<text:s/></text:span><text:span text:style-name="T732"><text:tab/>расширении модуля</text:span></text:p>
      <text:p text:style-name="P733"/>
      <text:p text:style-name="Standard"><text:span text:style-name="T734"><text:tab/></text:span><text:span text:style-name="T735">Вызывает <text:s/>события :</text:span><text:span text:style-name="T736"><text:line-break/></text:span></text:p>
      <text:p text:style-name="Standard"><text:span text:style-name="T737"><text:tab/></text:span><text:span text:style-name="T738"><text:tab/></text:span><text:bookmark-start text:name="__DdeLink__90_1885177823"/><text:span text:style-name="T739">beforeSetOneDefaultSetting</text:span><text:span text:style-name="T740"><text:s text:c="2"/></text:span><text:span text:style-name="T741">- перед сбросом настроек к исходным</text:span><text:span text:style-name="T742"><text:line-break/></text:span><text:span text:style-name="T743"><text:tab/></text:span><text:span text:style-name="T744"><text:tab/></text:span><text:span text:style-name="T745"><text:line-break/></text:span><text:span text:style-name="T746"><text:tab/></text:span><text:span text:style-name="T747"><text:tab/></text:span><text:span text:style-name="T748">after</text:span><text:span text:style-name="T749">SetOneDefaultSetting</text:span><text:span text:style-name="T750"><text:s text:c="2"/>-после сброса к исходным</text:span><text:bookmark-end text:name="__DdeLink__90_1885177823"/></text:p>
      <text:soft-page-break/>
      <text:p text:style-name="Standard"><text:span text:style-name="T751"><text:line-break/></text:span><text:span text:style-name="T752"><text:s text:c="12"/>должны получать старые и новые?</text:span><text:span text:style-name="T753"><text:line-break/></text:span><text:span text:style-name="T754"><text:line-break/></text:span><text:span text:style-name="T755">Возвращает ссылку на модуль- последующие операции можно вызывать по цепочке</text:span><text:span text:style-name="T756"><text:line-break/></text:span><text:bookmark-start text:name="__DdeLink__97_1885177823"/><text:span text:style-name="T757">Modules</text:span><text:span text:style-name="T758">.имя модуля.</text:span><text:bookmark-end text:name="__DdeLink__97_1885177823"/><text:span text:style-name="T759">setAllDefaultSettings</text:span><text:span text:style-name="T760">([имена свойств]) -</text:span><text:span text:style-name="T761">возвращает указанные <text:s/>к виду</text:span><text:span text:style-name="T762"><text:s/></text:span><text:span text:style-name="T763"><text:tab/>переданному при создании объекта , настройки по умолчанию наследуются при<text:s/></text:span><text:span text:style-name="T764"><text:tab/>клонировании и расширении модуля.</text:span><text:span text:style-name="T765"><text:line-break/></text:span><text:span text:style-name="T766"><text:line-break/></text:span><text:span text:style-name="T767"><text:tab/></text:span><text:span text:style-name="T768">Вызывает <text:s/>события :</text:span></text:p>
      <text:p text:style-name="P769"><text:tab/><text:tab/><text:tab/></text:p>
      <text:p text:style-name="Standard"><text:span text:style-name="T770"><text:tab/></text:span><text:span text:style-name="T771"><text:tab/></text:span><text:span text:style-name="T772">beforeSetOneDefaultSetting</text:span><text:span text:style-name="T773"><text:s text:c="2"/></text:span><text:span text:style-name="T774">- перед сбросом настроек к исходным</text:span><text:span text:style-name="T775"><text:line-break/></text:span></text:p>
      <text:p text:style-name="Standard"><text:span text:style-name="T776"><text:tab/></text:span><text:span text:style-name="T777"><text:tab/></text:span><text:span text:style-name="T778">beforeSetOneDefaultSetting</text:span><text:span text:style-name="T779"><text:s/></text:span><text:span text:style-name="T780"><text:s text:c="3"/>перед сбросом настро</text:span><text:span text:style-name="T781">ек каждого к исходному</text:span></text:p>
      <text:p text:style-name="P782"/>
      <text:p text:style-name="Standard"><text:span text:style-name="T783"><text:tab/></text:span><text:span text:style-name="T784"><text:tab/></text:span><text:span text:style-name="T785">afterSetOneDefaultSetting</text:span><text:span text:style-name="T786"><text:s text:c="7"/>-после сброса каждого к исходному <text:s/></text:span><text:span text:style-name="T787"><text:line-break/></text:span><text:span text:style-name="T788"><text:tab/></text:span><text:span text:style-name="T789"><text:tab/></text:span><text:span text:style-name="T790"><text:line-break/></text:span><text:span text:style-name="T791"><text:tab/></text:span><text:span text:style-name="T792"><text:tab/></text:span><text:span text:style-name="T793">afterSetOneDefaultSetting</text:span><text:span text:style-name="T794"><text:s text:c="2"/>-после сброса к исходным</text:span><text:span text:style-name="T795"><text:line-break/></text:span><text:span text:style-name="T796"><text:line-break/></text:span><text:bookmark-start text:name="__DdeLink__94_1885177823"/><text:span text:style-name="T797">должны получать старые и новые?</text:span><text:bookmark-end text:name="__DdeLink__94_1885177823"/></text:p>
      <text:p text:style-name="P798"/>
      <text:p text:style-name="Standard"><text:span text:style-name="T799">Возвращает ссылку на модуль- последующие операции можно вызывать по цеп</text:span><text:span text:style-name="T800">очке</text:span><text:span text:style-name="T801"><text:line-break/></text:span><text:span text:style-name="T802"><text:line-break/></text:span><text:span text:style-name="T803"><text:line-break/></text:span><text:span text:style-name="T804">2 Структурирование модулей</text:span><text:span text:style-name="T805"><text:line-break/></text:span><text:span text:style-name="T806"><text:line-break/></text:span><text:bookmark-start text:name="__DdeLink__104_1885177823"/><text:bookmark-start text:name="__DdeLink__100_1885177823"/><text:span text:style-name="T807">Modules</text:span><text:span text:style-name="T808">.имя модуля.</text:span><text:span text:style-name="T809">setAsParentFor</text:span><text:span text:style-name="T810">(модуль | массив модулей) –<text:s/></text:span><text:span text:style-name="T811">назначает родителем данный модуль указанным модулем. Возвращает ссылку на себя -позволет вызов дальнейших методов по цепочке</text:span><text:bookmark-end text:name="__DdeLink__104_1885177823"/><text:span text:style-name="T812"><text:line-break/></text:span><text:span text:style-name="T813"><text:line-break/></text:span><text:span text:style-name="T814"><text:tab/>Генерирует события:</text:span><text:span text:style-name="T815"><text:line-break/></text:span><text:span text:style-name="T816"><text:s text:c="13"/></text:span><text:span text:style-name="T817"><text:s text:c="15"/></text:span><text:span text:style-name="T818">beforeSetAsParent</text:span><text:span text:style-name="T819"><text:s text:c="3"/>-всякий раз перед тем как, модуль назначается родителем</text:span><text:span text:style-name="T820"><text:line-break/></text:span><text:span text:style-name="T821"><text:s text:c="28"/></text:span><text:span text:style-name="T822">beforeSet</text:span><text:span text:style-name="T823">С</text:span><text:span text:style-name="T824">hild</text:span><text:span text:style-name="T825"><text:s text:c="3"/>-всякий раз <text:s/>пред тем как ,как модуль назначается потомком</text:span></text:p>
      <text:p text:style-name="P826"><text:s text:c="28"/></text:p>
      <text:p text:style-name="Standard"><text:span text:style-name="T827"><text:s text:c="27"/></text:span><text:span text:style-name="T828">after</text:span><text:span text:style-name="T829">Set</text:span><text:span text:style-name="T830">С</text:span><text:span text:style-name="T831">hild</text:span><text:span text:style-name="T832"><text:s text:c="2"/>-всякий раз после назначения модуля потомком</text:span><text:span text:style-name="T833"><text:line-break/></text:span><text:span text:style-name="T834"><text:s text:c="27"/></text:span><text:span text:style-name="T835">afterSetAsParent</text:span><text:span text:style-name="T836"><text:s text:c="3"/>-всякий раз после назначения модуля родителем</text:span><text:bookmark-end text:name="__DdeLink__100_1885177823"/><text:span text:style-name="T837"><text:line-break/></text:span><text:span text:style-name="T838"><text:s text:c="23"/></text:span></text:p>
      <text:p text:style-name="P839"/>
      <text:p text:style-name="Standard"><text:span text:style-name="T840">Modules</text:span><text:span text:style-name="T841">.имя модуля.</text:span><text:span text:style-name="T842">setAs</text:span><text:span text:style-name="T843">С</text:span><text:span text:style-name="T844">hildFor</text:span><text:span text:style-name="T845">(модуль ) –<text:s/></text:span><text:span text:style-name="T846">назначает потомком указанного модуля дан</text:span><text:span text:style-name="T847">ный модуль. Возвращает ссылку на себя -позволет вызов дальнейших методов по цепочке</text:span><text:span text:style-name="T848"><text:line-break/></text:span><text:span text:style-name="T849"><text:line-break/></text:span><text:span text:style-name="T850"><text:tab/>Генерирует события:</text:span><text:span text:style-name="T851"><text:line-break/></text:span><text:span text:style-name="T852"><text:s text:c="28"/></text:span><text:span text:style-name="T853">beforeSetAsParent</text:span><text:span text:style-name="T854"><text:s text:c="3"/>-всякий раз перед тем как, модуль назначается родителем</text:span><text:span text:style-name="T855"><text:line-break/></text:span><text:span text:style-name="T856"><text:s text:c="28"/></text:span><text:span text:style-name="T857">beforeSet</text:span><text:span text:style-name="T858">С</text:span><text:span text:style-name="T859">hild</text:span><text:span text:style-name="T860"><text:s text:c="3"/>-</text:span><text:span text:style-name="T861">всякий раз <text:s/>пред тем как ,как модуль назначается потомком</text:span></text:p>
      <text:p text:style-name="P862"><text:s text:c="28"/></text:p>
      <text:p text:style-name="Standard"><text:span text:style-name="T863"><text:s text:c="27"/></text:span><text:span text:style-name="T864">afterSet</text:span><text:span text:style-name="T865">С</text:span><text:span text:style-name="T866">hild</text:span><text:span text:style-name="T867"><text:s text:c="2"/>-всякий раз после назначения модуля потомком</text:span><text:span text:style-name="T868"><text:line-break/></text:span><text:span text:style-name="T869"><text:s text:c="27"/></text:span><text:span text:style-name="T870">afterSetAsParent</text:span><text:span text:style-name="T871"><text:s text:c="3"/>-всякий раз после назначения модуля<text:s/></text:span><text:span text:style-name="T872">родителем</text:span></text:p>
      <text:p text:style-name="P873"/>
      <text:p text:style-name="P874"/>
      <text:p text:style-name="Standard"><text:bookmark-start text:name="__DdeLink__106_1885177823"/><text:span text:style-name="T875">Modules</text:span><text:span text:style-name="T876">.имя модуля.</text:span><text:span text:style-name="T877">getBranch</text:span><text:span text:style-name="T878">С</text:span><text:span text:style-name="T879">hildrenNames</text:span><text:span text:style-name="T880">()</text:span><text:bookmark-end text:name="__DdeLink__106_1885177823"/><text:span text:style-name="T881"><text:s/>–<text:s/></text:span><text:span text:style-name="T882"><text:s/>Возвращает структурированный объект<text:s/></text:span><text:soft-page-break/><text:span text:style-name="T883">потомков данного модуля.</text:span></text:p>
      <text:p text:style-name="P884"/>
      <text:p text:style-name="P885"/>
      <text:p text:style-name="P886"/>
      <text:p text:style-name="Standard"><text:span text:style-name="T887">Modules</text:span><text:span text:style-name="T888">.имя модуля.</text:span><text:span text:style-name="T889">getParentName</text:span><text:span text:style-name="T890">() -</text:span><text:span text:style-name="T891">возвращает имя родителя данного модуля</text:span><text:span text:style-name="T892"><text:line-break/></text:span></text:p>
      <text:p text:style-name="Standard"><text:bookmark-start text:name="__DdeLink__109_1885177823"/><text:span text:style-name="T893">Modules</text:span><text:span text:style-name="T894">.имя модуля.</text:span><text:span text:style-name="T895">getParent</text:span><text:span text:style-name="T896">()</text:span><text:bookmark-end text:name="__DdeLink__109_1885177823"/><text:span text:style-name="T897"><text:s/>-</text:span><text:span text:style-name="T898">возвращает ссылку на <text:s/>родителя данного модуля</text:span><text:span text:style-name="T899"><text:line-break/></text:span></text:p>
      <text:p text:style-name="Standard"><text:bookmark-start text:name="__DdeLink__111_1885177823"/><text:bookmark-start text:name="__DdeLink__113_1885177823"/><text:span text:style-name="T900">Modules</text:span><text:span text:style-name="T901">.имя модуля.</text:span><text:span text:style-name="T902">get</text:span><text:span text:style-name="T903">С</text:span><text:span text:style-name="T904">hildren</text:span><text:span text:style-name="T905">()</text:span><text:bookmark-end text:name="__DdeLink__111_1885177823"/><text:bookmark-end text:name="__DdeLink__113_1885177823"/><text:span text:style-name="T906"><text:s text:c="2"/>-<text:s/></text:span><text:span text:style-name="T907">возвращает объект , где имена свойств -имена прямых потомков данного модуля , а их значения ссылки на эти модули</text:span><text:span text:style-name="T908"><text:line-break/></text:span><text:span text:style-name="T909"><text:line-break/></text:span><text:span text:style-name="T910">Modules</text:span><text:span text:style-name="T911">.имя модуля.</text:span><text:span text:style-name="T912">change</text:span><text:span text:style-name="T913">С</text:span><text:span text:style-name="T914">hildren</text:span><text:span text:style-name="T915">([модули])</text:span><text:span text:style-name="T916"><text:s/>– заменяет по</text:span><text:span text:style-name="T917">томков данного на модуля на указанные</text:span></text:p>
      <text:p text:style-name="Standard"><text:span text:style-name="T918">-не доработан</text:span><text:span text:style-name="T919"><text:line-break/></text:span><text:span text:style-name="T920">Возвращает ссылку на самого себя -позволяет вызов по цепочке</text:span><text:span text:style-name="T921"><text:line-break/></text:span><text:span text:style-name="T922"><text:line-break/></text:span><text:bookmark-start text:name="__DdeLink__115_1885177823"/><text:span text:style-name="T923">Modules</text:span><text:span text:style-name="T924">.имя модуля.</text:span><text:span text:style-name="T925">getAllParentsName</text:span><text:span text:style-name="T926">() <text:s/></text:span><text:span text:style-name="T927">-возвращает массив имён родителей данного модуля . Чем дальше имя находится от начала массива тем род</text:span><text:span text:style-name="T928">итель выше в иерархии</text:span><text:bookmark-end text:name="__DdeLink__115_1885177823"/><text:span text:style-name="T929"><text:line-break/></text:span><text:span text:style-name="T930"><text:line-break/></text:span><text:bookmark-start text:name="__DdeLink__117_1885177823"/><text:span text:style-name="T931">Modules</text:span><text:span text:style-name="T932">.имя модуля.</text:span><text:span text:style-name="T933">getAllParents</text:span><text:span text:style-name="T934">() <text:s/></text:span><text:span text:style-name="T935">-возвращает массив ссылок на родителей данного модуля . Чем дальше имя находится от начала массива тем родитель выше в иерархии</text:span><text:bookmark-end text:name="__DdeLink__117_1885177823"/><text:span text:style-name="T936"><text:line-break/></text:span></text:p>
      <text:p text:style-name="Standard"><text:bookmark-start text:name="__DdeLink__119_1885177823"/><text:span text:style-name="T937">Modules</text:span><text:span text:style-name="T938">.имя модуля.</text:span><text:span text:style-name="T939">getAllBrotherlyModules</text:span><text:span text:style-name="T940">() <text:s/></text:span><text:span text:style-name="T941">-возвращает массив ссыл</text:span><text:span text:style-name="T942">ок на братские модули</text:span><text:bookmark-end text:name="__DdeLink__119_1885177823"/></text:p>
      <text:p text:style-name="P943"/>
      <text:p text:style-name="Standard"><text:bookmark-start text:name="__DdeLink__121_1885177823"/><text:span text:style-name="T944">Modules</text:span><text:span text:style-name="T945">.имя модуля.</text:span><text:span text:style-name="T946">getAllBrotherlyModulesNames</text:span><text:span text:style-name="T947">()<text:s/></text:span><text:bookmark-end text:name="__DdeLink__121_1885177823"/><text:span text:style-name="T948"><text:s/></text:span><text:span text:style-name="T949">-возвращает массив имён братских модулей</text:span></text:p>
      <text:p text:style-name="P950"/>
      <text:p text:style-name="Standard"><text:bookmark-start text:name="__DdeLink__123_1885177823"/><text:span text:style-name="T951">Modules</text:span><text:span text:style-name="T952">.имя модуля.</text:span><text:span text:style-name="T953">removeParent</text:span><text:span text:style-name="T954">()<text:s/></text:span><text:span text:style-name="T955">отвязывает данный модуль от родителя</text:span></text:p>
      <text:p text:style-name="P956"/>
      <text:p text:style-name="P957"><text:tab/>Генерирует события:<text:line-break/><text:s text:c="23"/></text:p>
      <text:p text:style-name="Standard"><text:span text:style-name="T958"><text:tab/></text:span><text:span text:style-name="T959"><text:tab/></text:span>beforeRemove<text:span text:style-name="T960">С</text:span>hild<text:span text:style-name="T961"><text:s text:c="2"/>-пе</text:span><text:span text:style-name="T962">ред удалением потомка</text:span><text:span text:style-name="T963"><text:line-break/></text:span><text:span text:style-name="T964"><text:s text:c="24"/></text:span>beforeRemoveParent<text:span text:style-name="T965"><text:s text:c="2"/>-перед удалением родителя</text:span><text:span text:style-name="T966"><text:line-break/></text:span><text:span text:style-name="T967"><text:s text:c="24"/></text:span></text:p>
      <text:p text:style-name="Standard"><text:span text:style-name="T968"><text:s text:c="23"/></text:span>afterRemoveParent<text:span text:style-name="T969"><text:s text:c="3"/>-после удаления родителя</text:span></text:p>
      <text:p text:style-name="Standard"><text:span text:style-name="T970"><text:s text:c="23"/></text:span>afterRemove<text:span text:style-name="T971">С</text:span>hild<text:span text:style-name="T972"><text:s text:c="5"/>-после удаления потомка</text:span><text:span text:style-name="T973"><text:line-break/></text:span><text:span text:style-name="T974"><text:tab/>Во</text:span><text:span text:style-name="T975">звращает ссылку на самого себя -возможен вызов по цепочке</text:span><text:span text:style-name="T976"><text:line-break/></text:span><text:bookmark-end text:name="__DdeLink__123_1885177823"/><text:span text:style-name="T977"><text:line-break/></text:span></text:p>
      <text:p text:style-name="Standard"><text:span text:style-name="T978"><text:s/></text:span><text:bookmark-start text:name="__DdeLink__125_1885177823"/><text:span text:style-name="T979">Modules</text:span><text:span text:style-name="T980">.имя модуля.</text:span><text:span text:style-name="T981">remove</text:span><text:span text:style-name="T982">С</text:span><text:span text:style-name="T983">hild</text:span><text:span text:style-name="T984">( модуль/ массив модулей)<text:s/></text:span><text:span text:style-name="T985">отвязывает данных потомков от данного модуля</text:span></text:p>
      <text:p text:style-name="P986"/>
      <text:p text:style-name="P987"><text:tab/>Генерирует события:<text:line-break/><text:s text:c="23"/></text:p>
      <text:p text:style-name="Standard"><text:span text:style-name="T988"><text:tab/></text:span><text:span text:style-name="T989"><text:tab/></text:span>beforeRemove<text:span text:style-name="T990">С</text:span>hild<text:span text:style-name="T991"><text:s text:c="2"/>-перед удалением потомка</text:span><text:span text:style-name="T992"><text:line-break/></text:span><text:span text:style-name="T993"><text:s text:c="2"/></text:span><text:span text:style-name="T994"><text:s text:c="22"/></text:span>beforeRemoveParent<text:span text:style-name="T995"><text:s text:c="2"/>-перед удалением родителя</text:span><text:span text:style-name="T996"><text:line-break/></text:span><text:span text:style-name="T997"><text:s text:c="24"/></text:span></text:p>
      <text:p text:style-name="Standard"><text:span text:style-name="T998"><text:s text:c="23"/></text:span>afterRemoveParent<text:span text:style-name="T999"><text:s text:c="3"/>-после удаления родителя</text:span></text:p>
      <text:p text:style-name="Standard"><text:span text:style-name="T1000"><text:s text:c="23"/></text:span>afterRemove<text:span text:style-name="T1001">С</text:span>hild<text:span text:style-name="T1002"><text:s text:c="5"/>-после удаления потомка</text:span><text:span text:style-name="T1003"><text:line-break/></text:span><text:soft-page-break/><text:span text:style-name="T1004"><text:tab/>Возвращает ссылку на самог</text:span><text:span text:style-name="T1005">о себя -возможен вызов по цепочке</text:span><text:span text:style-name="T1006"><text:line-break/></text:span><text:span text:style-name="T1007"><text:s text:c="24"/></text:span><text:bookmark-end text:name="__DdeLink__125_1885177823"/><text:span text:style-name="T1008"><text:line-break/></text:span><text:span text:style-name="T1009"><text:line-break/></text:span><text:bookmark-start text:name="__DdeLink__127_1885177823"/><text:span text:style-name="T1010">Modules</text:span><text:span text:style-name="T1011">.имя модуля.</text:span><text:span text:style-name="T1012">removeAll</text:span><text:span text:style-name="T1013">С</text:span><text:span text:style-name="T1014">hildren</text:span><text:span text:style-name="T1015"><text:s/>()</text:span><text:bookmark-end text:name="__DdeLink__127_1885177823"/><text:span text:style-name="T1016"><text:s/></text:span><text:span text:style-name="T1017">отвязывает всех потомков от данного модуля</text:span></text:p>
      <text:p text:style-name="P1018"/>
      <text:p text:style-name="P1019"><text:tab/>Генерирует события:<text:line-break/><text:s text:c="23"/></text:p>
      <text:p text:style-name="Standard"><text:span text:style-name="T1020"><text:tab/></text:span><text:span text:style-name="T1021"><text:tab/></text:span>beforeRemove<text:span text:style-name="T1022">С</text:span>hild<text:span text:style-name="T1023"><text:s text:c="2"/>-перед удалением потомка</text:span><text:span text:style-name="T1024"><text:line-break/></text:span><text:span text:style-name="T1025"><text:s text:c="21"/></text:span><text:span text:style-name="T1026"><text:s text:c="3"/></text:span>beforeRemoveParent<text:span text:style-name="T1027"><text:s text:c="2"/>-перед удалением родителя</text:span><text:span text:style-name="T1028"><text:line-break/></text:span><text:span text:style-name="T1029"><text:s text:c="24"/></text:span></text:p>
      <text:p text:style-name="Standard"><text:span text:style-name="T1030"><text:s text:c="23"/></text:span>afterRemoveParent<text:span text:style-name="T1031"><text:s text:c="3"/>-после удаления родителя</text:span></text:p>
      <text:p text:style-name="Standard"><text:span text:style-name="T1032"><text:s text:c="23"/></text:span>afterRemove<text:span text:style-name="T1033">С</text:span>hild<text:span text:style-name="T1034"><text:s text:c="5"/>-после удаления потомка</text:span><text:span text:style-name="T1035"><text:line-break/></text:span><text:span text:style-name="T1036"><text:tab/>Возвращает ссылку на самого себя -возможен вы</text:span><text:span text:style-name="T1037">зов по цепочке</text:span><text:span text:style-name="T1038"><text:line-break/></text:span><text:span text:style-name="T1039"><text:s text:c="24"/></text:span></text:p>
      <text:p text:style-name="P1040"/>
      <text:p text:style-name="Standard"><text:span text:style-name="T1041">Modules</text:span><text:span text:style-name="T1042">.имя модуля.</text:span><text:span text:style-name="T1043">isChild</text:span><text:span text:style-name="T1044"><text:s/>(модуль) –<text:s/></text:span><text:span text:style-name="T1045">проверяет , является ли указанный модуль потомком данного модуля вне зависимости от иерархии.</text:span></text:p>
      <text:p text:style-name="P1046"/>
      <text:p text:style-name="Standard"><text:span text:style-name="T1047">Возвращает<text:s/></text:span>true<text:span text:style-name="T1048"><text:s/>или<text:s/></text:span>false<text:span text:style-name="T1049"><text:line-break/></text:span><text:span text:style-name="T1050"><text:line-break/></text:span><text:span text:style-name="T1051"><text:line-break/></text:span><text:bookmark-start text:name="__DdeLink__130_1885177823"/><text:span text:style-name="T1052">Modules</text:span><text:span text:style-name="T1053">.имя модуля.</text:span><text:span text:style-name="T1054">isChildOf</text:span><text:span text:style-name="T1055"><text:s/>(модуль) –<text:s/></text:span><text:span text:style-name="T1056">проверяет , я</text:span><text:span text:style-name="T1057">вляется ли данный модуль родителем указанногго модуля вне зависимости от иерархии.</text:span></text:p>
      <text:p text:style-name="P1058"/>
      <text:p text:style-name="Standard"><text:span text:style-name="T1059">Возвращает<text:s/></text:span>true<text:span text:style-name="T1060"><text:s/>или<text:s/></text:span>false<text:bookmark-end text:name="__DdeLink__130_1885177823"/><text:span text:style-name="T1061"><text:line-break/></text:span><text:span text:style-name="T1062"><text:line-break/></text:span><text:bookmark-start text:name="__DdeLink__132_1885177823"/><text:span text:style-name="T1063">Modules</text:span><text:span text:style-name="T1064">.имя модуля.</text:span><text:span text:style-name="T1065">isDirectChildOf</text:span><text:span text:style-name="T1066"><text:s/>(модуль)<text:s/></text:span><text:bookmark-end text:name="__DdeLink__132_1885177823"/><text:span text:style-name="T1067">–<text:s/></text:span><text:span text:style-name="T1068">проверяет , является ли данный модуль прямым потомком указанного.</text:span></text:p>
      <text:p text:style-name="P1069"/>
      <text:p text:style-name="Standard"><text:span text:style-name="T1070">Возвращает<text:s/></text:span>true<text:span text:style-name="T1071"><text:s/>или<text:s/></text:span>false</text:p>
      <text:p text:style-name="P1072"/>
      <text:p text:style-name="Standard"><text:bookmark-start text:name="__DdeLink__135_1885177823"/><text:span text:style-name="T1073">Modules</text:span><text:span text:style-name="T1074">.имя модуля.</text:span><text:span text:style-name="T1075">isDirectChildOf</text:span><text:span text:style-name="T1076">(модуль) –<text:s/></text:span><text:span text:style-name="T1077">проверяет , является ли указанный модуль прямым потомком данного.</text:span></text:p>
      <text:p text:style-name="P1078"/>
      <text:p text:style-name="Standard"><text:span text:style-name="T1079">Возвращает<text:s/></text:span>true<text:span text:style-name="T1080"><text:s/>или<text:s/></text:span>false<text:bookmark-end text:name="__DdeLink__135_1885177823"/><text:span text:style-name="T1081"><text:line-break/></text:span><text:span text:style-name="T1082"><text:line-break/></text:span><text:bookmark-start text:name="__DdeLink__140_1885177823"/><text:span text:style-name="T1083">Modules</text:span><text:span text:style-name="T1084">.и</text:span><text:span text:style-name="T1085">мя модуля.</text:span><text:span text:style-name="T1086">isParent</text:span><text:span text:style-name="T1087">(модуль) –<text:s/></text:span><text:span text:style-name="T1088">проверяет , является ли указанный модуль <text:s/>предком данного.</text:span></text:p>
      <text:p text:style-name="P1089"/>
      <text:p text:style-name="Standard"><text:span text:style-name="T1090">Возвращает<text:s/></text:span>true<text:span text:style-name="T1091"><text:s/>или<text:s/></text:span>false<text:span text:style-name="T1092"><text:line-break/></text:span><text:span text:style-name="T1093"><text:line-break/></text:span><text:span text:style-name="T1094">Modules</text:span><text:span text:style-name="T1095">.имя модуля.</text:span><text:span text:style-name="T1096">isParentOf</text:span><text:span text:style-name="T1097">(модуль) –<text:s/></text:span><text:span text:style-name="T1098">проверяет , является ли данный модуль <text:s/>предком указанного.</text:span></text:p>
      <text:p text:style-name="P1099"/>
      <text:p text:style-name="Standard"><text:span text:style-name="T1100">Возвращает<text:s/></text:span>true<text:span text:style-name="T1101"><text:s/>или<text:s/></text:span>false<text:bookmark-end text:name="__DdeLink__140_1885177823"/><text:span text:style-name="T1102"><text:line-break/></text:span><text:span text:style-name="T1103"><text:line-break/></text:span><text:span text:style-name="T1104"><text:line-break/></text:span><text:span text:style-name="T1105"><text:s/></text:span><text:span text:style-name="T1106">Modules</text:span><text:span text:style-name="T1107">.и</text:span><text:span text:style-name="T1108">мя модуля.</text:span><text:span text:style-name="T1109">isDirectParent</text:span><text:span text:style-name="T1110">(модуль) –<text:s/></text:span><text:span text:style-name="T1111">проверяет , является ли указанный модуль прямым предком данного.</text:span></text:p>
      <text:p text:style-name="P1112"/>
      <text:p text:style-name="Standard"><text:span text:style-name="T1113">Возвращает<text:s/></text:span>true<text:span text:style-name="T1114"><text:s/>или<text:s/></text:span>false<text:span text:style-name="T1115"><text:line-break/></text:span><text:span text:style-name="T1116"><text:line-break/></text:span><text:bookmark-start text:name="__DdeLink__142_1885177823"/><text:span text:style-name="T1117">Modules</text:span><text:span text:style-name="T1118">.имя модуля.</text:span><text:span text:style-name="T1119">isDirectParentOf</text:span><text:span text:style-name="T1120">(модуль) –<text:s/></text:span><text:span text:style-name="T1121">проверяет , является ли данный</text:span><text:span text:style-name="T1122"><text:s/>модуль прямым предком указанного.</text:span></text:p>
      <text:p text:style-name="P1123"/>
      <text:p text:style-name="Standard"><text:span text:style-name="T1124">Возвращает<text:s/></text:span>true<text:span text:style-name="T1125"><text:s/>или<text:s/></text:span>false<text:bookmark-end text:name="__DdeLink__142_1885177823"/><text:span text:style-name="T1126"><text:line-break/></text:span><text:span text:style-name="T1127"><text:line-break/></text:span><text:bookmark-start text:name="__DdeLink__144_1885177823"/><text:span text:style-name="T1128"><text:s/></text:span><text:span text:style-name="T1129">Modules</text:span><text:span text:style-name="T1130">.имя модуля.</text:span><text:span text:style-name="T1131">isBrotherlyModule</text:span><text:span text:style-name="T1132">(модуль)<text:s/></text:span><text:bookmark-end text:name="__DdeLink__144_1885177823"/><text:span text:style-name="T1133">–<text:s/></text:span><text:span text:style-name="T1134">проверяет , является ли данный модуль братским для указанного.</text:span></text:p>
      <text:p text:style-name="P1135"/>
      <text:p text:style-name="Standard"><text:span text:style-name="T1136">Возвращает<text:s/></text:span>true<text:span text:style-name="T1137"><text:s/>или<text:s/></text:span>false<text:span text:style-name="T1138"><text:line-break/></text:span><text:span text:style-name="T1139"><text:line-break/></text:span><text:span text:style-name="T1140"><text:s/></text:span><text:bookmark-start text:name="__DdeLink__146_1885177823"/><text:span text:style-name="T1141">Modules</text:span><text:span text:style-name="T1142">.имя модуля.</text:span><text:span text:style-name="T1143">setAsPage</text:span><text:span text:style-name="T1144">() –</text:span><text:span text:style-name="T1145"><text:s/>маркирует данный м</text:span><text:span text:style-name="T1146">одуль как страницу</text:span><text:span text:style-name="T1147"><text:line-break/></text:span><text:span text:style-name="T1148"><text:s text:c="2"/></text:span><text:span text:style-name="T1149"><text:line-break/></text:span><text:span text:style-name="T1150">Возвращает ссылку на модуль -возможен вызов по цепочке</text:span><text:span text:style-name="T1151"><text:line-break/></text:span><text:bookmark-end text:name="__DdeLink__146_1885177823"/><text:span text:style-name="T1152"><text:line-break/></text:span><text:bookmark-start text:name="__DdeLink__152_1885177823"/><text:bookmark-start text:name="__DdeLink__148_1885177823"/><text:span text:style-name="T1153">Modules</text:span><text:span text:style-name="T1154">.имя модуля.</text:span><text:bookmark-end text:name="__DdeLink__152_1885177823"/><text:span text:style-name="T1155">unsetAsPage</text:span><text:span text:style-name="T1156">() –</text:span><text:span text:style-name="T1157"><text:s/>размаркирует данный модуль как страницу</text:span><text:span text:style-name="T1158"><text:line-break/></text:span><text:span text:style-name="T1159"><text:s text:c="2"/></text:span><text:span text:style-name="T1160"><text:line-break/></text:span><text:span text:style-name="T1161">Возвращает ссылку на модуль -возможен вызов по цепочке</text:span><text:bookmark-end text:name="__DdeLink__148_1885177823"/><text:span text:style-name="T1162"><text:line-break/></text:span><text:span text:style-name="T1163"><text:line-break/></text:span><text:span text:style-name="T1164"><text:s/></text:span><text:span text:style-name="T1165">Modules</text:span><text:span text:style-name="T1166">.имя модуля.</text:span><text:span text:style-name="T1167">isPage</text:span><text:span text:style-name="T1168"><text:s/>() –</text:span><text:span text:style-name="T1169"><text:s/>проверяет яв</text:span><text:span text:style-name="T1170">ляется ли данный модуль страницей</text:span><text:span text:style-name="T1171"><text:line-break/></text:span><text:span text:style-name="T1172"><text:s text:c="2"/></text:span><text:span text:style-name="T1173"><text:line-break/></text:span><text:span text:style-name="T1174">Возвращает<text:s/></text:span>true<text:span text:style-name="T1175"><text:s/>или<text:s/></text:span>false<text:span text:style-name="T1176"><text:line-break/></text:span><text:span text:style-name="T1177"><text:line-break/></text:span><text:span text:style-name="T1178"><text:line-break/></text:span><text:span text:style-name="T1179">3 Прослушивание модулей</text:span><text:span text:style-name="T1180"><text:line-break/></text:span><text:span text:style-name="T1181"><text:line-break/></text:span><text:bookmark-start text:name="__DdeLink__161_1885177823"/><text:bookmark-start text:name="__DdeLink__157_1885177823"/><text:span text:style-name="T1182">Modules</text:span><text:span text:style-name="T1183">.имя модуля.</text:span><text:span text:style-name="T1184">addModulesToAudition</text:span><text:span text:style-name="T1185">(модуль,массив модулей)-</text:span><text:span text:style-name="T1186"><text:s text:c="2"/>добавлет указанные модули на прослушивание данным модулем<text:s/></text:span><text:span text:style-name="T1187"><text:line-break/></text:span></text:p>
      <text:p text:style-name="Standard"><text:span text:style-name="T1188"><text:s text:c="2"/></text:span><text:span text:style-name="T1189"><text:tab/>Генерирует события:</text:span><text:span text:style-name="T1190"><text:line-break/></text:span><text:span text:style-name="T1191"><text:tab/></text:span><text:span text:style-name="T1192"><text:tab/></text:span><text:span text:style-name="T1193">beforeAddAuditio</text:span><text:span text:style-name="T1194">nModule</text:span><text:span text:style-name="T1195"><text:s text:c="3"/>-перед добавлением модулей на прослушивание .<text:s/></text:span><text:span text:style-name="T1196"><text:tab/></text:span><text:span text:style-name="T1197"><text:tab/></text:span><text:span text:style-name="T1198"><text:tab/></text:span><text:span text:style-name="T1199"><text:tab/></text:span><text:span text:style-name="T1200"><text:line-break/></text:span><text:span text:style-name="T1201"><text:tab/></text:span><text:span text:style-name="T1202"><text:tab/></text:span><text:span text:style-name="T1203">beforeAddAuditionModuleToOtherModule</text:span><text:span text:style-name="T1204"><text:s text:c="2"/>-перед добавлением модуля как<text:s/></text:span><text:span text:style-name="T1205"><text:tab/></text:span><text:span text:style-name="T1206"><text:tab/></text:span><text:span text:style-name="T1207"><text:tab/></text:span><text:span text:style-name="T1208"><text:tab/></text:span><text:span text:style-name="T1209"><text:tab/></text:span><text:span text:style-name="T1210"><text:tab/>слушателя</text:span></text:p>
      <text:p text:style-name="P1211"/>
      <text:p text:style-name="Standard"><text:span text:style-name="T1212"><text:tab/></text:span><text:span text:style-name="T1213"><text:tab/></text:span><text:span text:style-name="T1214">afterAddAuditionModuleToOtherModule</text:span><text:span text:style-name="T1215"><text:s text:c="2"/>-после добавлением модулей на<text:s/></text:span><text:span text:style-name="T1216"><text:tab/></text:span><text:span text:style-name="T1217"><text:tab/></text:span><text:span text:style-name="T1218"><text:tab/></text:span><text:span text:style-name="T1219"><text:tab/></text:span><text:span text:style-name="T1220"><text:tab/></text:span><text:span text:style-name="T1221"><text:tab/></text:span><text:span text:style-name="T1222"><text:tab/>прослушивание .<text:s/></text:span><text:span text:style-name="T1223"><text:tab/></text:span><text:span text:style-name="T1224"><text:tab/></text:span><text:span text:style-name="T1225"><text:tab/></text:span><text:span text:style-name="T1226"><text:tab/></text:span></text:p>
      <text:p text:style-name="Standard"><text:span text:style-name="T1227"><text:tab/></text:span><text:span text:style-name="T1228"><text:tab/></text:span><text:span text:style-name="T1229">afterAddA</text:span><text:span text:style-name="T1230">uditionModule</text:span><text:span text:style-name="T1231"><text:s text:c="3"/>-после добавлением модуля как<text:s/></text:span><text:span text:style-name="T1232"><text:tab/></text:span><text:span text:style-name="T1233"><text:tab/></text:span><text:span text:style-name="T1234"><text:tab/></text:span><text:span text:style-name="T1235"><text:tab/></text:span><text:span text:style-name="T1236"><text:tab/></text:span><text:span text:style-name="T1237"><text:tab/></text:span><text:span text:style-name="T1238"><text:tab/></text:span><text:span text:style-name="T1239"><text:tab/></text:span><text:span text:style-name="T1240"><text:tab/>слушателя</text:span></text:p>
      <text:p text:style-name="P1241"><text:tab/><text:tab/></text:p>
      <text:p text:style-name="P1242"><text:tab/><text:s/>Всякий раз при добавления модуля<text:line-break/><text:line-break/><text:s/>Возвращает ссылку на модуль -возможен вызов по цепочке<text:bookmark-end text:name="__DdeLink__161_1885177823"/><text:line-break/><text:bookmark-end text:name="__DdeLink__157_1885177823"/><text:line-break/><text:line-break/></text:p>
      <text:p text:style-name="Standard"><text:bookmark-start text:name="__DdeLink__165_1885177823"/><text:bookmark-start text:name="__DdeLink__159_1885177823"/><text:soft-page-break/><text:span text:style-name="T1243">Modules</text:span><text:span text:style-name="T1244">.имя модуля.</text:span><text:span text:style-name="T1245">removeModulesFomAudition</text:span><text:span text:style-name="T1246">(модуль,массив модулей)-</text:span><text:span text:style-name="T1247"><text:s text:c="2"/>удаляет указанные модули</text:span><text:span text:style-name="T1248"><text:s/>из прослушиваниея данным модулем<text:s/></text:span><text:span text:style-name="T1249"><text:line-break/></text:span></text:p>
      <text:p text:style-name="Standard"><text:span text:style-name="T1250"><text:s text:c="2"/></text:span><text:span text:style-name="T1251"><text:tab/>Генерирует события:</text:span><text:span text:style-name="T1252"><text:line-break/></text:span><text:span text:style-name="T1253"><text:tab/></text:span><text:span text:style-name="T1254"><text:tab/></text:span><text:span text:style-name="T1255">bbeforeRemoveModuleFromAudition</text:span><text:span text:style-name="T1256"><text:s text:c="3"/>-перед удалением модуля как слушателя .<text:s/></text:span><text:span text:style-name="T1257"><text:tab/></text:span><text:span text:style-name="T1258"><text:tab/></text:span><text:span text:style-name="T1259"><text:tab/></text:span><text:span text:style-name="T1260"><text:tab/></text:span><text:span text:style-name="T1261"><text:line-break/></text:span><text:span text:style-name="T1262"><text:tab/></text:span><text:span text:style-name="T1263"><text:tab/></text:span><text:span text:style-name="T1264">beforeRemoveModuleFromAuditionOtherModule</text:span><text:span text:style-name="T1265"><text:s text:c="2"/>-перед удалением модуля как<text:s/></text:span><text:span text:style-name="T1266"><text:tab/></text:span><text:span text:style-name="T1267"><text:tab/></text:span><text:span text:style-name="T1268"><text:tab/></text:span><text:span text:style-name="T1269"><text:tab/></text:span><text:span text:style-name="T1270"><text:tab/></text:span><text:span text:style-name="T1271"><text:tab/>слушателя</text:span></text:p>
      <text:p text:style-name="P1272"/>
      <text:p text:style-name="Standard"><text:span text:style-name="T1273"><text:tab/></text:span><text:span text:style-name="T1274"><text:tab/></text:span><text:span text:style-name="T1275">afterRemoveModulerFomAud</text:span><text:span text:style-name="T1276">itionOtherModule</text:span><text:span text:style-name="T1277"><text:s text:c="2"/>-после удаления модуля как<text:s/></text:span><text:span text:style-name="T1278"><text:tab/></text:span><text:span text:style-name="T1279"><text:tab/></text:span><text:span text:style-name="T1280"><text:tab/></text:span><text:span text:style-name="T1281"><text:tab/></text:span><text:span text:style-name="T1282"><text:tab/>слушателя</text:span><text:span text:style-name="T1283"><text:tab/></text:span></text:p>
      <text:p text:style-name="Standard"><text:span text:style-name="T1284"><text:tab/></text:span><text:span text:style-name="T1285"><text:tab/></text:span><text:span text:style-name="T1286">afterRemoveModuleFromAudition</text:span><text:span text:style-name="T1287"><text:s text:c="2"/>-после удаления прослушиваемого модуля</text:span></text:p>
      <text:p text:style-name="P1288"><text:tab/><text:tab/></text:p>
      <text:p text:style-name="P1289"><text:tab/><text:s/>Всякий раз при добавления модуля<text:line-break/><text:line-break/><text:s/>Возвращает ссылку на модуль -возможен вызов по цепочке<text:bookmark-end text:name="__DdeLink__165_1885177823"/></text:p>
      <text:p text:style-name="P1290"/>
      <text:p text:style-name="Standard"><text:span text:style-name="T1291"><text:line-break/></text:span><text:bookmark-end text:name="__DdeLink__159_1885177823"/><text:span text:style-name="T1292"><text:line-break/></text:span><text:span text:style-name="T1293">Modules</text:span><text:span text:style-name="T1294">.имя модуля.</text:span><text:span text:style-name="T1295">removeListenerFromModules</text:span><text:span text:style-name="T1296">(модуль,массив модулей)-</text:span><text:span text:style-name="T1297"><text:s text:c="2"/>удаляет данный модуль из прослушивания указанными модулями</text:span><text:span text:style-name="T1298"><text:line-break/></text:span></text:p>
      <text:p text:style-name="Standard"><text:span text:style-name="T1299"><text:s text:c="2"/></text:span><text:span text:style-name="T1300"><text:tab/>Генерирует события:</text:span><text:span text:style-name="T1301"><text:line-break/></text:span><text:span text:style-name="T1302"><text:tab/></text:span><text:span text:style-name="T1303"><text:tab/></text:span><text:span text:style-name="T1304">bbefore</text:span><text:span text:style-name="T1305">RemoveModuleFromAudition</text:span><text:span text:style-name="T1306"><text:s text:c="3"/>-перед удалением модуля как слушателя .<text:s/></text:span><text:span text:style-name="T1307"><text:tab/></text:span><text:span text:style-name="T1308"><text:tab/></text:span><text:span text:style-name="T1309"><text:tab/></text:span><text:span text:style-name="T1310"><text:tab/></text:span><text:span text:style-name="T1311"><text:line-break/></text:span><text:span text:style-name="T1312"><text:tab/></text:span><text:span text:style-name="T1313"><text:tab/></text:span><text:span text:style-name="T1314">beforeRemoveModuleFromAuditionOtherModule</text:span><text:span text:style-name="T1315"><text:s text:c="2"/>-перед удалением модуля как<text:s/></text:span><text:span text:style-name="T1316"><text:tab/></text:span><text:span text:style-name="T1317"><text:tab/></text:span><text:span text:style-name="T1318"><text:tab/></text:span><text:span text:style-name="T1319"><text:tab/></text:span><text:span text:style-name="T1320"><text:tab/></text:span><text:span text:style-name="T1321"><text:tab/>слушателя</text:span></text:p>
      <text:p text:style-name="P1322"/>
      <text:p text:style-name="Standard"><text:span text:style-name="T1323"><text:tab/></text:span><text:span text:style-name="T1324"><text:tab/></text:span><text:span text:style-name="T1325">afterRemoveModulerFomAuditionOtherModule</text:span><text:span text:style-name="T1326"><text:s text:c="2"/>-после удаления модуля как<text:s/></text:span><text:span text:style-name="T1327"><text:tab/></text:span><text:span text:style-name="T1328"><text:tab/></text:span><text:span text:style-name="T1329"><text:tab/></text:span><text:span text:style-name="T1330"><text:tab/></text:span><text:span text:style-name="T1331"><text:tab/>слушателя</text:span><text:span text:style-name="T1332"><text:tab/></text:span></text:p>
      <text:p text:style-name="Standard"><text:span text:style-name="T1333"><text:tab/></text:span><text:span text:style-name="T1334"><text:tab/></text:span><text:span text:style-name="T1335">after</text:span><text:span text:style-name="T1336">RemoveModuleFromAudition</text:span><text:span text:style-name="T1337"><text:s text:c="2"/>-после удаления прослушиваемого модуля</text:span></text:p>
      <text:p text:style-name="P1338"><text:tab/><text:tab/></text:p>
      <text:p text:style-name="Standard"><text:span text:style-name="T1339"><text:tab/><text:s/>Всякий раз при добавления модуля</text:span><text:span text:style-name="T1340"><text:line-break/></text:span><text:span text:style-name="T1341"><text:line-break/></text:span><text:span text:style-name="T1342"><text:s/>Возвращает ссылку на модуль -возможен вызов по цепочке</text:span><text:span text:style-name="T1343"><text:line-break/></text:span><text:span text:style-name="T1344"><text:line-break/></text:span><text:span text:style-name="T1345"><text:line-break/></text:span><text:span text:style-name="T1346"><text:s/></text:span><text:bookmark-start text:name="__DdeLink__167_1885177823"/><text:bookmark-start text:name="__DdeLink__163_1885177823"/><text:span text:style-name="T1347">Modules</text:span><text:span text:style-name="T1348">.имя модуля.</text:span><text:span text:style-name="T1349">addModuleToListenersOtherModule</text:span><text:span text:style-name="T1350">(модуль,массив модулей)-</text:span><text:span text:style-name="T1351"><text:s text:c="2"/>добавлет данный модуль на прослушиване указанными модулями<text:s/></text:span><text:span text:style-name="T1352"><text:line-break/></text:span></text:p>
      <text:p text:style-name="Standard"><text:span text:style-name="T1353"><text:s text:c="2"/></text:span><text:span text:style-name="T1354"><text:tab/>Генерирует события:</text:span><text:span text:style-name="T1355"><text:line-break/></text:span><text:span text:style-name="T1356"><text:tab/></text:span><text:span text:style-name="T1357"><text:tab/></text:span><text:span text:style-name="T1358">beforeAddAuditionModule</text:span><text:span text:style-name="T1359"><text:s text:c="3"/>-перед добавлением модулей на прослушивание .<text:s/></text:span><text:span text:style-name="T1360"><text:tab/></text:span><text:span text:style-name="T1361"><text:tab/></text:span><text:span text:style-name="T1362"><text:tab/></text:span><text:span text:style-name="T1363"><text:tab/></text:span><text:span text:style-name="T1364"><text:line-break/></text:span><text:span text:style-name="T1365"><text:tab/></text:span><text:span text:style-name="T1366"><text:tab/></text:span><text:span text:style-name="T1367">beforeAddAuditionModuleToOtherModule</text:span><text:span text:style-name="T1368"><text:s text:c="2"/>-перед добавлением модуля как<text:s/></text:span><text:span text:style-name="T1369"><text:tab/></text:span><text:span text:style-name="T1370"><text:tab/></text:span><text:span text:style-name="T1371"><text:tab/></text:span><text:span text:style-name="T1372"><text:tab/></text:span><text:span text:style-name="T1373"><text:tab/></text:span><text:span text:style-name="T1374"><text:tab/>слушателя</text:span></text:p>
      <text:p text:style-name="P1375"/>
      <text:p text:style-name="Standard"><text:span text:style-name="T1376"><text:tab/></text:span><text:span text:style-name="T1377"><text:tab/></text:span><text:span text:style-name="T1378">af</text:span><text:span text:style-name="T1379">terAddAuditionModuleToOtherModule</text:span><text:span text:style-name="T1380"><text:s text:c="2"/>-после добавлением модулей на<text:s/></text:span><text:span text:style-name="T1381"><text:tab/></text:span><text:span text:style-name="T1382"><text:tab/></text:span><text:span text:style-name="T1383"><text:tab/></text:span><text:span text:style-name="T1384"><text:tab/></text:span><text:span text:style-name="T1385"><text:tab/></text:span><text:span text:style-name="T1386"><text:tab/></text:span><text:span text:style-name="T1387"><text:tab/>прослушивание .<text:s/></text:span><text:span text:style-name="T1388"><text:tab/></text:span><text:span text:style-name="T1389"><text:tab/></text:span><text:span text:style-name="T1390"><text:tab/></text:span><text:span text:style-name="T1391"><text:tab/></text:span></text:p>
      <text:p text:style-name="Standard"><text:span text:style-name="T1392"><text:tab/></text:span><text:span text:style-name="T1393"><text:tab/></text:span><text:span text:style-name="T1394">afterAddAuditionModule</text:span><text:span text:style-name="T1395"><text:s text:c="3"/>-после добавлением модуля как <text:s/>слушателя</text:span></text:p>
      <text:soft-page-break/>
      <text:p text:style-name="P1396"><text:tab/><text:tab/></text:p>
      <text:p text:style-name="P1397"><text:tab/><text:s/>Всякий раз при добавления модуля<text:line-break/><text:line-break/><text:s/>Возвращает ссылку на модуль -возможен вызов по цепочке</text:p>
      <text:p text:style-name="P1398"><text:bookmark-end text:name="__DdeLink__167_1885177823"/></text:p>
      <text:p text:style-name="P1399"/>
      <text:p text:style-name="Standard"><text:bookmark-start text:name="__DdeLink__169_1885177823"/><text:span text:style-name="T1400">Modules</text:span><text:span text:style-name="T1401">.имя модуля.</text:span><text:span text:style-name="T1402">removeAllAuditions</text:span><text:span text:style-name="T1403">(модуль,массив модулей)-</text:span><text:span text:style-name="T1404"><text:s text:c="2"/>удаляет все модули из прослушиваниея данным модулем<text:s/></text:span><text:span text:style-name="T1405"><text:line-break/></text:span></text:p>
      <text:p text:style-name="Standard"><text:span text:style-name="T1406"><text:s text:c="2"/></text:span><text:span text:style-name="T1407"><text:tab/>Генерирует события:</text:span><text:span text:style-name="T1408"><text:line-break/></text:span><text:span text:style-name="T1409"><text:tab/></text:span><text:span text:style-name="T1410"><text:tab/></text:span><text:span text:style-name="T1411">beforeRemoveModuleFromAudition</text:span><text:span text:style-name="T1412"><text:s text:c="3"/>-перед удалением модуля как слушателя .<text:s/></text:span><text:span text:style-name="T1413"><text:tab/></text:span><text:span text:style-name="T1414"><text:tab/></text:span><text:span text:style-name="T1415"><text:tab/></text:span><text:span text:style-name="T1416"><text:tab/></text:span><text:span text:style-name="T1417"><text:line-break/></text:span><text:span text:style-name="T1418"><text:tab/></text:span><text:span text:style-name="T1419"><text:tab/></text:span><text:span text:style-name="T1420">beforeRemoveModuleFromAuditionOt</text:span><text:span text:style-name="T1421">herModule</text:span><text:span text:style-name="T1422"><text:s text:c="2"/>-перед удалением модуля как<text:s/></text:span><text:span text:style-name="T1423"><text:tab/></text:span><text:span text:style-name="T1424"><text:tab/></text:span><text:span text:style-name="T1425"><text:tab/></text:span><text:span text:style-name="T1426"><text:tab/></text:span><text:span text:style-name="T1427"><text:tab/></text:span><text:span text:style-name="T1428"><text:tab/>слушателя</text:span></text:p>
      <text:p text:style-name="P1429"/>
      <text:p text:style-name="Standard"><text:span text:style-name="T1430"><text:tab/></text:span><text:span text:style-name="T1431"><text:tab/></text:span><text:span text:style-name="T1432">afterRemoveModulerFomAuditionOtherModule</text:span><text:span text:style-name="T1433"><text:s text:c="2"/>-после удаления модуля как<text:s/></text:span><text:span text:style-name="T1434"><text:tab/></text:span><text:span text:style-name="T1435"><text:tab/></text:span><text:span text:style-name="T1436"><text:tab/></text:span><text:span text:style-name="T1437"><text:tab/></text:span><text:span text:style-name="T1438"><text:tab/>слушателя</text:span><text:span text:style-name="T1439"><text:tab/></text:span></text:p>
      <text:p text:style-name="Standard"><text:span text:style-name="T1440"><text:tab/></text:span><text:span text:style-name="T1441"><text:tab/></text:span><text:span text:style-name="T1442">afterRemoveModuleFromAudition</text:span><text:span text:style-name="T1443"><text:s text:c="2"/>-после удаления прослушиваемого модуля</text:span></text:p>
      <text:p text:style-name="P1444"><text:tab/><text:tab/></text:p>
      <text:p text:style-name="P1445"><text:bookmark-end text:name="__DdeLink__163_1885177823"/><text:tab/><text:s/>Всякий раз при добавления модуля<text:line-break/><text:line-break/><text:s/>Возвращает ссылку на модуль -возможен вызов по цепочке<text:bookmark-end text:name="__DdeLink__169_1885177823"/></text:p>
      <text:p text:style-name="P1446"/>
      <text:p text:style-name="P1447"/>
      <text:p text:style-name="Standard"><text:bookmark-start text:name="__DdeLink__171_1885177823"/><text:span text:style-name="T1448">Modules</text:span><text:span text:style-name="T1449">.имя модуля</text:span><text:span text:style-name="T1450">addModuleToAuditionAllModules</text:span><text:span text:style-name="T1451">()-</text:span><text:span text:style-name="T1452"><text:s text:c="2"/>добавлет прослушивание всех известных модулей данным</text:span><text:span text:style-name="T1453"><text:line-break/></text:span></text:p>
      <text:p text:style-name="Standard"><text:span text:style-name="T1454"><text:s text:c="2"/></text:span><text:span text:style-name="T1455"><text:tab/>Генерирует события:</text:span><text:span text:style-name="T1456"><text:line-break/></text:span><text:span text:style-name="T1457"><text:tab/></text:span><text:span text:style-name="T1458"><text:tab/></text:span><text:span text:style-name="T1459">beforeAddAuditionModule</text:span><text:span text:style-name="T1460"><text:s text:c="3"/>-перед добавлением модулей на прослушивание</text:span><text:span text:style-name="T1461"><text:s/>.<text:s/></text:span><text:span text:style-name="T1462"><text:tab/></text:span><text:span text:style-name="T1463"><text:tab/></text:span><text:span text:style-name="T1464"><text:tab/></text:span><text:span text:style-name="T1465"><text:tab/></text:span><text:span text:style-name="T1466"><text:line-break/></text:span><text:span text:style-name="T1467"><text:tab/></text:span><text:span text:style-name="T1468"><text:tab/></text:span><text:span text:style-name="T1469">beforeAddAuditionModuleToOtherModule</text:span><text:span text:style-name="T1470"><text:s text:c="2"/>-перед добавлением модуля как<text:s/></text:span><text:span text:style-name="T1471"><text:tab/></text:span><text:span text:style-name="T1472"><text:tab/></text:span><text:span text:style-name="T1473"><text:tab/></text:span><text:span text:style-name="T1474"><text:tab/></text:span><text:span text:style-name="T1475"><text:tab/></text:span><text:span text:style-name="T1476"><text:tab/>слушателя</text:span></text:p>
      <text:p text:style-name="P1477"/>
      <text:p text:style-name="Standard"><text:span text:style-name="T1478"><text:tab/></text:span><text:span text:style-name="T1479"><text:tab/></text:span><text:span text:style-name="T1480">afterAddAuditionModuleToOtherModule</text:span><text:span text:style-name="T1481"><text:s text:c="2"/>-после добавлением модулей на<text:s/></text:span><text:span text:style-name="T1482"><text:tab/></text:span><text:span text:style-name="T1483"><text:tab/></text:span><text:span text:style-name="T1484"><text:tab/></text:span><text:span text:style-name="T1485"><text:tab/></text:span><text:span text:style-name="T1486"><text:tab/></text:span><text:span text:style-name="T1487"><text:tab/></text:span><text:span text:style-name="T1488"><text:tab/>прослушивание .<text:s/></text:span><text:span text:style-name="T1489"><text:tab/></text:span><text:span text:style-name="T1490"><text:tab/></text:span><text:span text:style-name="T1491"><text:tab/></text:span><text:span text:style-name="T1492"><text:tab/></text:span></text:p>
      <text:p text:style-name="Standard"><text:span text:style-name="T1493"><text:tab/></text:span><text:span text:style-name="T1494"><text:tab/></text:span><text:span text:style-name="T1495">afterAddAuditionModule</text:span><text:span text:style-name="T1496"><text:s text:c="3"/>-после добавлением модуля как <text:s/>слушателя</text:span></text:p>
      <text:p text:style-name="P1497"><text:tab/><text:tab/></text:p>
      <text:p text:style-name="P1498"><text:tab/><text:s/>Всякий раз при добавления модуля<text:line-break/><text:line-break/><text:s/>Возвращает ссылку на модуль -возможен вызов по цепочке<text:bookmark-end text:name="__DdeLink__171_1885177823"/></text:p>
      <text:p text:style-name="P1499"/>
      <text:p text:style-name="P1500"/>
      <text:p text:style-name="P1501"/>
      <text:p text:style-name="P1502"/>
      <text:p text:style-name="P1503"/>
      <text:p text:style-name="Standard"><text:span text:style-name="T1504">Modules</text:span><text:span text:style-name="T1505">.имя модуля.</text:span><text:span text:style-name="T1506">removeAud</text:span><text:span text:style-name="T1507">itionFromAllModulesListeners</text:span><text:span text:style-name="T1508">(модуль,массив модулей)-</text:span><text:span text:style-name="T1509"><text:s text:c="2"/>удаляет из всех модулей прослушивание данного модуля</text:span><text:span text:style-name="T1510"><text:line-break/></text:span></text:p>
      <text:p text:style-name="Standard"><text:span text:style-name="T1511"><text:s text:c="2"/></text:span><text:span text:style-name="T1512"><text:tab/>Генерирует события:</text:span><text:span text:style-name="T1513"><text:line-break/></text:span><text:soft-page-break/><text:span text:style-name="T1514"><text:tab/></text:span><text:span text:style-name="T1515"><text:tab/></text:span><text:span text:style-name="T1516">beforeRemoveModuleFromAudition</text:span><text:span text:style-name="T1517"><text:s text:c="3"/>-перед удалением модуля как слушателя .<text:s/></text:span><text:span text:style-name="T1518"><text:tab/></text:span><text:span text:style-name="T1519"><text:tab/></text:span><text:span text:style-name="T1520"><text:tab/></text:span><text:span text:style-name="T1521"><text:tab/></text:span><text:span text:style-name="T1522"><text:line-break/></text:span><text:span text:style-name="T1523"><text:tab/></text:span><text:span text:style-name="T1524"><text:tab/></text:span><text:span text:style-name="T1525">beforeRemoveModuleFromAuditionOtherModule</text:span><text:span text:style-name="T1526"><text:s text:c="2"/></text:span><text:span text:style-name="T1527">-перед удалением модуля как<text:s/></text:span><text:span text:style-name="T1528"><text:tab/></text:span><text:span text:style-name="T1529"><text:tab/></text:span><text:span text:style-name="T1530"><text:tab/></text:span><text:span text:style-name="T1531"><text:tab/></text:span><text:span text:style-name="T1532"><text:tab/></text:span><text:span text:style-name="T1533"><text:tab/>слушателя</text:span></text:p>
      <text:p text:style-name="P1534"/>
      <text:p text:style-name="Standard"><text:span text:style-name="T1535"><text:tab/></text:span><text:span text:style-name="T1536"><text:tab/></text:span><text:span text:style-name="T1537">afterRemoveModulerFomAuditionOtherModule</text:span><text:span text:style-name="T1538"><text:s text:c="2"/>-после удаления модуля как<text:s/></text:span><text:span text:style-name="T1539"><text:tab/></text:span><text:span text:style-name="T1540"><text:tab/></text:span><text:span text:style-name="T1541"><text:tab/></text:span><text:span text:style-name="T1542"><text:tab/></text:span><text:span text:style-name="T1543"><text:tab/>слушателя</text:span><text:span text:style-name="T1544"><text:tab/></text:span></text:p>
      <text:p text:style-name="Standard"><text:span text:style-name="T1545"><text:tab/></text:span><text:span text:style-name="T1546"><text:tab/></text:span><text:span text:style-name="T1547">afterRemoveModuleFromAudition</text:span><text:span text:style-name="T1548"><text:s text:c="2"/>-после удаления прослушиваемого модуля</text:span></text:p>
      <text:p text:style-name="P1549"><text:tab/><text:tab/></text:p>
      <text:p text:style-name="P1550"><text:tab/><text:s/>Всякий раз при добавления модуля<text:line-break/><text:line-break/><text:s/>Возвращает ссылку на модуль -возможен вызов по цепочке</text:p>
      <text:p text:style-name="P1551"/>
      <text:p text:style-name="P1552"/>
      <text:p text:style-name="Standard"><text:bookmark-start text:name="__DdeLink__173_1885177823"/><text:span text:style-name="T1553">Modules</text:span><text:span text:style-name="T1554">.имя модуля.</text:span><text:bookmark-end text:name="__DdeLink__173_1885177823"/><text:span text:style-name="T1555">addAuditionToAllModulesListeners</text:span><text:span text:style-name="T1556">()-</text:span><text:span text:style-name="T1557"><text:s text:c="2"/>добавлет прослушивание данного модуля во все существующие модули</text:span><text:span text:style-name="T1558"><text:line-break/></text:span></text:p>
      <text:p text:style-name="Standard"><text:span text:style-name="T1559"><text:s text:c="2"/></text:span><text:span text:style-name="T1560"><text:tab/>Генерирует события:</text:span><text:span text:style-name="T1561"><text:line-break/></text:span><text:span text:style-name="T1562"><text:tab/></text:span><text:span text:style-name="T1563"><text:tab/></text:span><text:span text:style-name="T1564">beforeAddAuditionModule</text:span><text:span text:style-name="T1565"><text:s text:c="3"/>-перед добавлением модулей на прослуши</text:span><text:span text:style-name="T1566">вание .<text:s/></text:span><text:span text:style-name="T1567"><text:tab/></text:span><text:span text:style-name="T1568"><text:tab/></text:span><text:span text:style-name="T1569"><text:tab/></text:span><text:span text:style-name="T1570"><text:tab/></text:span><text:span text:style-name="T1571"><text:line-break/></text:span><text:span text:style-name="T1572"><text:tab/></text:span><text:span text:style-name="T1573"><text:tab/></text:span><text:span text:style-name="T1574">beforeAddAuditionModuleToOtherModule</text:span><text:span text:style-name="T1575"><text:s text:c="2"/>-перед добавлением модуля как<text:s/></text:span><text:span text:style-name="T1576"><text:tab/></text:span><text:span text:style-name="T1577"><text:tab/></text:span><text:span text:style-name="T1578"><text:tab/></text:span><text:span text:style-name="T1579"><text:tab/></text:span><text:span text:style-name="T1580"><text:tab/></text:span><text:span text:style-name="T1581"><text:tab/>слушателя</text:span></text:p>
      <text:p text:style-name="P1582"/>
      <text:p text:style-name="Standard"><text:span text:style-name="T1583"><text:tab/></text:span><text:span text:style-name="T1584"><text:tab/></text:span><text:span text:style-name="T1585">afterAddAuditionModuleToOtherModule</text:span><text:span text:style-name="T1586"><text:s text:c="2"/>-после добавлением модулей на<text:s/></text:span><text:span text:style-name="T1587"><text:tab/></text:span><text:span text:style-name="T1588"><text:tab/></text:span><text:span text:style-name="T1589"><text:tab/></text:span><text:span text:style-name="T1590"><text:tab/></text:span><text:span text:style-name="T1591"><text:tab/></text:span><text:span text:style-name="T1592"><text:tab/></text:span><text:span text:style-name="T1593"><text:tab/>прослушивание .<text:s/></text:span><text:span text:style-name="T1594"><text:tab/></text:span><text:span text:style-name="T1595"><text:tab/></text:span><text:span text:style-name="T1596"><text:tab/></text:span><text:span text:style-name="T1597"><text:tab/></text:span></text:p>
      <text:p text:style-name="Standard"><text:span text:style-name="T1598"><text:tab/></text:span><text:span text:style-name="T1599"><text:tab/></text:span><text:span text:style-name="T1600">afterAddAuditionModule</text:span><text:span text:style-name="T1601"><text:s text:c="3"/>-после добавлением модуля как <text:s/>слушателя</text:span></text:p>
      <text:p text:style-name="P1602"><text:tab/><text:tab/></text:p>
      <text:p text:style-name="Standard"><text:span text:style-name="T1603"><text:tab/><text:s/>Всякий раз при добавления модуля</text:span><text:span text:style-name="T1604"><text:line-break/></text:span><text:span text:style-name="T1605"><text:line-break/></text:span><text:span text:style-name="T1606"><text:s/>Возвращает ссылку на модуль -возможен вызов по цепочке</text:span><text:span text:style-name="T1607"><text:line-break/></text:span><text:span text:style-name="T1608"><text:line-break/></text:span><text:span text:style-name="T1609"><text:line-break/></text:span><text:span text:style-name="T1610">5 События модуля</text:span><text:span text:style-name="T1611"><text:line-break/></text:span><text:span text:style-name="T1612"><text:line-break/></text:span><text:bookmark-start text:name="__DdeLink__186_1885177823"/><text:span text:style-name="T1613">Modules</text:span><text:span text:style-name="T1614">.имя м</text:span><text:span text:style-name="T1615">одуля.</text:span><text:span text:style-name="T1616">addEventListener</text:span><text:span text:style-name="T1617">(</text:span><text:span text:style-name="T1618">nameEvent</text:span><text:span text:style-name="T1619">,<text:s/></text:span><text:span text:style-name="T1620">functionToEvent</text:span><text:span text:style-name="T1621">,<text:s/></text:span><text:bookmark-start text:name="__DdeLink__177_1885177823"/><text:span text:style-name="T1622">eventAfterEvent</text:span><text:bookmark-end text:name="__DdeLink__177_1885177823"/><text:span text:style-name="T1623">) -</text:span><text:span text:style-name="T1624">добавляет слушатель события <text:s/>данного модуля где:</text:span></text:p>
      <text:p text:style-name="P1625"/>
      <text:p text:style-name="Standard"><text:span text:style-name="T1626"><text:tab/><text:s/></text:span><text:span text:style-name="T1627">nameEvent</text:span><text:span text:style-name="T1628"><text:s/>-</text:span><text:span text:style-name="T1629">имя события<text:s/></text:span><text:span text:style-name="T1630"><text:line-break/></text:span><text:span text:style-name="T1631"><text:s text:c="13"/></text:span><text:span text:style-name="T1632">functionToEvent</text:span><text:span text:style-name="T1633"><text:s/>-</text:span><text:span text:style-name="T1634">функция обработчик события</text:span><text:span text:style-name="T1635"><text:line-break/></text:span><text:span text:style-name="T1636"><text:s text:c="13"/></text:span><text:span text:style-name="T1637">eventAfterEvent</text:span><text:span text:style-name="T1638"><text:s text:c="2"/>-</text:span><text:span text:style-name="T1639">события какие будут выз</text:span><text:span text:style-name="T1640">ванны после отработки фукиии для все<text:s/></text:span><text:span text:style-name="T1641"><text:tab/></text:span><text:span text:style-name="T1642"><text:tab/></text:span><text:span text:style-name="T1643"><text:tab/>слушающих модулей , массив строка</text:span><text:span text:style-name="T1644"><text:line-break/></text:span><text:span text:style-name="T1645"><text:line-break/></text:span><text:span text:style-name="T1646"><text:tab/>Генерирует события:</text:span><text:span text:style-name="T1647"><text:line-break/></text:span><text:span text:style-name="T1648"><text:s text:c="15"/></text:span><text:span text:style-name="T1649"><text:tab/></text:span><text:span text:style-name="T1650"><text:tab/></text:span><text:span text:style-name="T1651"><text:tab/></text:span><text:span text:style-name="T1652">beforeAddEvent</text:span><text:span text:style-name="T1653"><text:s/>-</text:span><text:span text:style-name="T1654">перед подключением события</text:span><text:span text:style-name="T1655"><text:line-break/></text:span><text:span text:style-name="T1656"><text:s text:c="19"/></text:span><text:span text:style-name="T1657"><text:tab/></text:span><text:span text:style-name="T1658"><text:tab/></text:span><text:span text:style-name="T1659"><text:tab/></text:span><text:span text:style-name="T1660">afterAddEvent</text:span><text:span text:style-name="T1661"><text:s/>-</text:span><text:span text:style-name="T1662">после подключения события</text:span></text:p>
      <text:p text:style-name="P1663"/>
      <text:p text:style-name="P1664"><text:tab/><text:s/>Возвращает ссылку на модуль -возможен вызов по цепочке</text:p>
      <text:p text:style-name="P1665"><text:bookmark-end text:name="__DdeLink__186_1885177823"/></text:p>
      <text:soft-page-break/>
      <text:p text:style-name="Standard"><text:span text:style-name="T1666">Modules</text:span><text:span text:style-name="T1667">.имя модуля.</text:span><text:span text:style-name="T1668">removeEventListener</text:span><text:span text:style-name="T1669">(</text:span><text:span text:style-name="T1670">nameEvent</text:span><text:span text:style-name="T1671">,) -</text:span><text:span text:style-name="T1672">удаляет слушатель события <text:s/>данного модуля где:</text:span></text:p>
      <text:p text:style-name="P1673"/>
      <text:p text:style-name="Standard"><text:span text:style-name="T1674"><text:tab/></text:span><text:span text:style-name="T1675"><text:s/></text:span><text:span text:style-name="T1676">nameEvent</text:span><text:span text:style-name="T1677"><text:s/>-</text:span><text:span text:style-name="T1678">имя события<text:s/></text:span><text:span text:style-name="T1679"><text:line-break/></text:span><text:span text:style-name="T1680"><text:s text:c="13"/></text:span><text:span text:style-name="T1681"><text:line-break/></text:span><text:span text:style-name="T1682"><text:tab/>Генерирует события:</text:span><text:span text:style-name="T1683"><text:line-break/></text:span><text:span text:style-name="T1684"><text:s text:c="15"/></text:span><text:span text:style-name="T1685"><text:tab/></text:span><text:span text:style-name="T1686"><text:tab/></text:span><text:span text:style-name="T1687"><text:tab/></text:span><text:span text:style-name="T1688">beforeRemoveEvent</text:span><text:span text:style-name="T1689"><text:s/>-</text:span><text:span text:style-name="T1690">перед <text:s/>удалением <text:s/>события</text:span><text:span text:style-name="T1691"><text:line-break/></text:span><text:span text:style-name="T1692"><text:s text:c="19"/></text:span><text:span text:style-name="T1693"><text:tab/></text:span><text:span text:style-name="T1694"><text:tab/></text:span><text:span text:style-name="T1695"><text:tab/></text:span><text:span text:style-name="T1696">afterRemoveEvent</text:span><text:span text:style-name="T1697"><text:s/>-</text:span><text:span text:style-name="T1698">после удаления события</text:span></text:p>
      <text:p text:style-name="P1699"/>
      <text:p text:style-name="P1700"><text:tab/><text:s/>Возвращает ссылку на модуль -возможен вызов по цепочке</text:p>
      <text:p text:style-name="P1701"/>
      <text:p text:style-name="P1702"/>
      <text:p text:style-name="Standard"><text:bookmark-start text:name="__DdeLink__188_1885177823"/><text:span text:style-name="T1703">Modules</text:span><text:span text:style-name="T1704">.им</text:span><text:span text:style-name="T1705">я модуля.</text:span><text:span text:style-name="T1706">changeEventListener</text:span><text:span text:style-name="T1707">(</text:span><text:span text:style-name="T1708">nameEvent</text:span><text:span text:style-name="T1709">,<text:s/></text:span><text:span text:style-name="T1710">functionToEvent</text:span><text:span text:style-name="T1711">,<text:s/></text:span><text:span text:style-name="T1712">eventAfterEvent</text:span><text:span text:style-name="T1713">) -</text:span><text:span text:style-name="T1714">изменяет слушатель события <text:s/>данного модуля где:</text:span><text:bookmark-end text:name="__DdeLink__188_1885177823"/></text:p>
      <text:p text:style-name="P1715"/>
      <text:p text:style-name="Standard"><text:span text:style-name="T1716"><text:tab/><text:s/></text:span><text:span text:style-name="T1717">nameEvent</text:span><text:span text:style-name="T1718"><text:s/>-</text:span><text:span text:style-name="T1719">имя события<text:s/></text:span><text:span text:style-name="T1720"><text:line-break/></text:span><text:span text:style-name="T1721"><text:s text:c="13"/></text:span><text:span text:style-name="T1722">functionToEvent</text:span><text:span text:style-name="T1723"><text:s/>-</text:span><text:span text:style-name="T1724">функция обработчик события</text:span><text:span text:style-name="T1725"><text:line-break/></text:span><text:span text:style-name="T1726"><text:s text:c="13"/></text:span><text:span text:style-name="T1727">eventAfterEvent</text:span><text:span text:style-name="T1728"><text:s text:c="2"/>-</text:span><text:span text:style-name="T1729">события какие буду</text:span><text:span text:style-name="T1730">т вызванны после отработки фукиии для все<text:s/></text:span><text:span text:style-name="T1731"><text:tab/></text:span><text:span text:style-name="T1732"><text:tab/></text:span><text:span text:style-name="T1733"><text:tab/>слушающих модулей , массив строка</text:span><text:span text:style-name="T1734"><text:line-break/></text:span><text:span text:style-name="T1735"><text:line-break/></text:span><text:span text:style-name="T1736"><text:tab/>Генерирует события:</text:span><text:span text:style-name="T1737"><text:line-break/></text:span><text:span text:style-name="T1738"><text:s text:c="15"/></text:span><text:span text:style-name="T1739"><text:tab/></text:span><text:span text:style-name="T1740"><text:tab/></text:span><text:span text:style-name="T1741"><text:tab/></text:span><text:span text:style-name="T1742">beforeChangeEvent</text:span><text:span text:style-name="T1743">-</text:span><text:span text:style-name="T1744">перед изменением события</text:span><text:span text:style-name="T1745"><text:line-break/></text:span><text:span text:style-name="T1746"><text:s text:c="19"/></text:span><text:span text:style-name="T1747"><text:tab/></text:span><text:span text:style-name="T1748"><text:tab/></text:span><text:span text:style-name="T1749"><text:tab/></text:span><text:span text:style-name="T1750">afterChangeEvent</text:span><text:span text:style-name="T1751"><text:s/>-</text:span><text:span text:style-name="T1752">после после события</text:span></text:p>
      <text:p text:style-name="P1753"/>
      <text:p text:style-name="P1754"><text:tab/><text:s/>Возвращает ссылку на модуль -возможен вызов по цепочке</text:p>
      <text:p text:style-name="P1755"/>
      <text:p text:style-name="P1756"/>
      <text:p text:style-name="Standard"><text:bookmark-start text:name="__DdeLink__191_1885177823"/><text:span text:style-name="T1757">Modules</text:span><text:span text:style-name="T1758">.имя модуля.</text:span><text:span text:style-name="T1759">hasEventListener</text:span><text:span text:style-name="T1760">(</text:span><text:span text:style-name="T1761">nameEvent</text:span><text:span text:style-name="T1762">) -</text:span><text:span text:style-name="T1763">проверяет имеет ди данный модуль<text:s/></text:span><text:span text:style-name="T1764"><text:tab/></text:span><text:span text:style-name="T1765"><text:tab/>слушатель события</text:span><text:bookmark-end text:name="__DdeLink__191_1885177823"/></text:p>
      <text:p text:style-name="P1766"/>
      <text:p text:style-name="Standard"><text:span text:style-name="T1767"><text:tab/>Возвращает<text:s/></text:span>true<text:span text:style-name="T1768"><text:s/>или<text:s/></text:span>false<text:span text:style-name="T1769"><text:line-break/></text:span><text:span text:style-name="T1770"><text:line-break/></text:span><text:bookmark-start text:name="__DdeLink__193_1885177823"/><text:bookmark-start text:name="__DdeLink__196_1885177823"/><text:span text:style-name="T1771">Modules</text:span><text:span text:style-name="T1772">.имя модуля.</text:span><text:span text:style-name="T1773">getEventListener</text:span><text:span text:style-name="T1774">(</text:span><text:span text:style-name="T1775">nameEvent</text:span><text:span text:style-name="T1776">) -</text:span><text:span text:style-name="T1777">возвращает праметры прослушивания<text:s/></text:span><text:span text:style-name="T1778"><text:tab/>данного события в</text:span><text:span text:style-name="T1779"><text:s/>виде объекта с полями:</text:span><text:span text:style-name="T1780"><text:line-break/></text:span><text:span text:style-name="T1781"><text:line-break/></text:span><text:span text:style-name="T1782"><text:s text:c="16"/></text:span><text:span text:style-name="T1783">eventName</text:span><text:span text:style-name="T1784"><text:s text:c="2"/>-имя данного события</text:span><text:span text:style-name="T1785"><text:line-break/></text:span><text:span text:style-name="T1786"><text:s text:c="16"/></text:span><text:span text:style-name="T1787">eventsAfterEvent</text:span><text:span text:style-name="T1788"><text:s text:c="2"/>-события какие могут быть выполнены после работы обработчика<text:s/></text:span><text:span text:style-name="T1789"><text:tab/></text:span><text:span text:style-name="T1790"><text:tab/></text:span><text:span text:style-name="T1791"><text:tab/>события</text:span></text:p>
      <text:p text:style-name="Standard"><text:span text:style-name="T1792"><text:tab/><text:s text:c="4"/></text:span><text:span text:style-name="T1793">functionForEvent</text:span><text:span text:style-name="T1794"><text:s/>-обработчик события</text:span><text:bookmark-end text:name="__DdeLink__193_1885177823"/><text:bookmark-end text:name="__DdeLink__196_1885177823"/><text:span text:style-name="T1795"><text:line-break/></text:span><text:span text:style-name="T1796"><text:line-break/></text:span><text:span text:style-name="T1797">Modules</text:span><text:span text:style-name="T1798">.имя модуля.</text:span><text:span text:style-name="T1799">getAllEventsLis</text:span><text:span text:style-name="T1800">teners</text:span><text:span text:style-name="T1801">() -</text:span><text:span text:style-name="T1802">возвращает объект <text:s/>слушателей событий данного<text:s/></text:span><text:span text:style-name="T1803"><text:tab/>модуля с полями:</text:span></text:p>
      <text:p text:style-name="P1804"><text:s text:c="11"/></text:p>
      <text:p text:style-name="Standard"><text:span text:style-name="T1805"><text:s/></text:span><text:span text:style-name="T1806"><text:s/>имя события</text:span><text:span text:style-name="T1807"><text:line-break/></text:span><text:span text:style-name="T1808"><text:s text:c="16"/></text:span><text:span text:style-name="T1809">eventName</text:span><text:span text:style-name="T1810"><text:s text:c="2"/>-имя данного события</text:span><text:span text:style-name="T1811"><text:line-break/></text:span><text:span text:style-name="T1812"><text:s text:c="16"/></text:span><text:span text:style-name="T1813">eventsAfterEvent</text:span><text:span text:style-name="T1814"><text:s text:c="2"/>-события какие могут быть выполнены после работы обработчика<text:s/></text:span><text:span text:style-name="T1815"><text:tab/></text:span><text:span text:style-name="T1816"><text:tab/></text:span><text:span text:style-name="T1817"><text:tab/>события</text:span></text:p>
      <text:p text:style-name="Standard"><text:span text:style-name="T1818"><text:tab/></text:span><text:span text:style-name="T1819"><text:s text:c="4"/></text:span><text:span text:style-name="T1820">functionForEvent</text:span><text:span text:style-name="T1821"><text:s/>-обработчик события</text:span></text:p>
      <text:p text:style-name="P1822"/>
      <text:p text:style-name="P1823"/>
      <text:p text:style-name="Standard"><text:bookmark-start text:name="__DdeLink__3447_643355948"/><text:bookmark-start text:name="__DdeLink__198_1885177823"/><text:span text:style-name="T1824">Modules</text:span><text:span text:style-name="T1825">.имя модуля.</text:span><text:bookmark-end text:name="__DdeLink__3447_643355948"/><text:span text:style-name="T1826">getAllListenersName</text:span><text:span text:style-name="T1827">()<text:s/></text:span><text:bookmark-end text:name="__DdeLink__198_1885177823"/><text:span text:style-name="T1828">-</text:span><text:span text:style-name="T1829">имена всех слушателей событий</text:span><text:span text:style-name="T1830"><text:s/></text:span><text:span text:style-name="T1831">в виде объекта со свойствами:</text:span><text:span text:style-name="T1832"><text:line-break/></text:span><text:span text:style-name="T1833"><text:line-break/></text:span><text:span text:style-name="T1834"><text:s text:c="16"/></text:span><text:span text:style-name="T1835">eventName</text:span><text:span text:style-name="T1836"><text:s text:c="2"/>-имя данного события содержит в себе имя события</text:span><text:span text:style-name="T1837"><text:line-break/></text:span><text:span text:style-name="T1838"><text:line-break/></text:span><text:bookmark-start text:name="__DdeLink__3454_643355948"/><text:span text:style-name="T1839">Modules</text:span><text:span text:style-name="T1840">.имя модуля.</text:span><text:span text:style-name="T1841">add</text:span><text:span text:style-name="T1842">View</text:span><text:span text:style-name="T1843">EventLi</text:span><text:span text:style-name="T1844">stener</text:span><text:span text:style-name="T1845">(</text:span><text:span text:style-name="T1846">eLement</text:span><text:span text:style-name="T1847">,<text:s/></text:span><text:span text:style-name="T1848">userEvent</text:span><text:span text:style-name="T1849">,<text:s/></text:span><text:bookmark-start text:name="__DdeLink__3451_643355948"/><text:span text:style-name="T1850">moduleEvent</text:span><text:bookmark-end text:name="__DdeLink__3451_643355948"/><text:span text:style-name="T1851">) –<text:s/></text:span><text:span text:style-name="T1852">навешивает<text:s/></text:span><text:span text:style-name="T1853"><text:tab/>прослушивание событий элемента<text:s/></text:span>view<text:span text:style-name="T1854"><text:line-break/></text:span><text:span text:style-name="T1855"><text:line-break/></text:span><text:span text:style-name="T1856"><text:tab/>Где :</text:span></text:p>
      <text:p text:style-name="Standard"><text:span text:style-name="T1857"><text:tab/></text:span><text:span text:style-name="T1858"><text:tab/></text:span><text:span text:style-name="T1859">eLement</text:span><text:span text:style-name="T1860">-<text:s/></text:span><text:span text:style-name="T1861">имя элемента<text:s/></text:span>view<text:span text:style-name="T1862"><text:s/>, извлекается из<text:s/></text:span>data<text:span text:style-name="T1863">-</text:span>actionElem<text:span text:style-name="T1864"><text:s/>элемента</text:span><text:span text:style-name="T1865"><text:line-break/></text:span><text:span text:style-name="T1866"><text:s text:c="24"/></text:span><text:span text:style-name="T1867">userEvent</text:span><text:span text:style-name="T1868"><text:s/></text:span><text:span text:style-name="T1869">-тип пользовательского события , передаётся в свойст</text:span><text:span text:style-name="T1870">ве <text:s/></text:span>typeEvent<text:span text:style-name="T1871"><text:s/></text:span><text:span text:style-name="T1872"><text:tab/></text:span><text:span text:style-name="T1873"><text:tab/></text:span><text:span text:style-name="T1874"><text:tab/></text:span><text:span text:style-name="T1875"><text:tab/>объекта события <text:s text:c="5"/></text:span><text:span text:style-name="T1876"><text:line-break/></text:span><text:span text:style-name="T1877"><text:tab/></text:span><text:span text:style-name="T1878"><text:tab/></text:span><text:span text:style-name="T1879">moduleEvent</text:span><text:span text:style-name="T1880"><text:s/>–<text:s/></text:span><text:span text:style-name="T1881">событие модуля, какое должно быть вызвано на пользовательское<text:s/></text:span><text:span text:style-name="T1882"><text:tab/></text:span><text:span text:style-name="T1883"><text:tab/></text:span><text:span text:style-name="T1884"><text:tab/></text:span><text:span text:style-name="T1885"><text:tab/>событие</text:span></text:p>
      <text:p text:style-name="P1886"><text:line-break/><text:s text:c="9"/>Генерирует события :</text:p>
      <text:p text:style-name="Standard"><text:span text:style-name="T1887"><text:tab/></text:span><text:span text:style-name="T1888"><text:tab/></text:span><text:span text:style-name="T1889"><text:tab/></text:span><text:span text:style-name="T1890">beforeAdd</text:span><text:span text:style-name="T1891">View</text:span><text:span text:style-name="T1892">Event</text:span><text:span text:style-name="T1893"><text:line-break/></text:span><text:span text:style-name="T1894"><text:tab/></text:span><text:span text:style-name="T1895"><text:tab/></text:span><text:span text:style-name="T1896"><text:tab/></text:span><text:span text:style-name="T1897">afterAdd</text:span><text:span text:style-name="T1898">View</text:span><text:span text:style-name="T1899">Event</text:span><text:span text:style-name="T1900"><text:line-break/></text:span><text:span text:style-name="T1901"><text:line-break/></text:span><text:span text:style-name="T1902"><text:tab/></text:span><text:span text:style-name="T1903">Возвращает ссылку на модуль -возможен вызов по цеп</text:span><text:span text:style-name="T1904">очке</text:span><text:bookmark-end text:name="__DdeLink__3454_643355948"/></text:p>
      <text:p text:style-name="P1905"/>
      <text:p text:style-name="P1906"/>
      <text:p text:style-name="Standard"><text:bookmark-start text:name="__DdeLink__3456_643355948"/><text:span text:style-name="T1907">Modules</text:span><text:span text:style-name="T1908">.имя модуля.</text:span><text:span text:style-name="T1909">remove</text:span><text:span text:style-name="T1910">View</text:span><text:span text:style-name="T1911">EventListenerFromElement</text:span><text:span text:style-name="T1912">(</text:span><text:span text:style-name="T1913">eLement</text:span><text:span text:style-name="T1914">,<text:s/></text:span><text:span text:style-name="T1915">userEvent</text:span><text:span text:style-name="T1916">) –<text:s/></text:span><text:span text:style-name="T1917">удаляет<text:s/></text:span><text:span text:style-name="T1918"><text:tab/></text:span><text:bookmark-end text:name="__DdeLink__3456_643355948"/><text:span text:style-name="T1919"><text:tab/>прослушивание событий элемента<text:s/></text:span>view<text:span text:style-name="T1920"><text:line-break/></text:span><text:span text:style-name="T1921"><text:line-break/></text:span><text:span text:style-name="T1922"><text:tab/>Где :</text:span></text:p>
      <text:p text:style-name="Standard"><text:span text:style-name="T1923"><text:tab/></text:span><text:span text:style-name="T1924"><text:tab/></text:span><text:span text:style-name="T1925">eLement</text:span><text:span text:style-name="T1926">-<text:s/></text:span><text:span text:style-name="T1927">имя элемента<text:s/></text:span>view<text:span text:style-name="T1928"><text:s/>, извлекается из<text:s/></text:span>data<text:span text:style-name="T1929">-</text:span>actionElem<text:span text:style-name="T1930"><text:s/>элемента</text:span><text:span text:style-name="T1931"><text:line-break/></text:span><text:span text:style-name="T1932"><text:s text:c="24"/></text:span><text:span text:style-name="T1933">userEvent</text:span><text:span text:style-name="T1934"><text:s/></text:span><text:span text:style-name="T1935">-тип пользовательского события , передаётся в свойстве <text:s/></text:span>typeEvent<text:span text:style-name="T1936"><text:s/></text:span><text:span text:style-name="T1937"><text:tab/></text:span><text:span text:style-name="T1938"><text:tab/></text:span><text:span text:style-name="T1939"><text:tab/></text:span><text:span text:style-name="T1940"><text:tab/>объекта события <text:s text:c="5"/></text:span><text:span text:style-name="T1941"><text:line-break/></text:span><text:span text:style-name="T1942"><text:tab/></text:span><text:span text:style-name="T1943"><text:tab/></text:span><text:span text:style-name="T1944"><text:tab/></text:span><text:span text:style-name="T1945"><text:tab/></text:span><text:span text:style-name="T1946"><text:tab/></text:span></text:p>
      <text:p text:style-name="P1947"><text:line-break/><text:s text:c="9"/><text:bookmark-start text:name="__DdeLink__3459_643355948"/>Генерирует события :</text:p>
      <text:p text:style-name="Standard"><text:span text:style-name="T1948"><text:tab/></text:span><text:span text:style-name="T1949"><text:tab/></text:span><text:span text:style-name="T1950"><text:tab/></text:span><text:span text:style-name="T1951">beforeRemove</text:span><text:span text:style-name="T1952">View</text:span><text:span text:style-name="T1953">Event</text:span><text:span text:style-name="T1954"><text:line-break/></text:span><text:span text:style-name="T1955"><text:tab/></text:span><text:span text:style-name="T1956"><text:tab/></text:span><text:span text:style-name="T1957"><text:tab/></text:span><text:span text:style-name="T1958">afterRemove</text:span><text:span text:style-name="T1959">View</text:span><text:span text:style-name="T1960">Event</text:span><text:span text:style-name="T1961"><text:line-break/></text:span><text:span text:style-name="T1962"><text:line-break/></text:span><text:span text:style-name="T1963"><text:tab/></text:span><text:span text:style-name="T1964">Возвращает ссылку на модуль -возможен вызо</text:span><text:span text:style-name="T1965">в по цепочке</text:span><text:bookmark-end text:name="__DdeLink__3459_643355948"/><text:span text:style-name="T1966"><text:line-break/></text:span></text:p>
      <text:p text:style-name="Standard"><text:span text:style-name="T1967">Modules</text:span><text:span text:style-name="T1968">.имя модуля.</text:span><text:span text:style-name="T1969">remove</text:span><text:span text:style-name="T1970">View</text:span><text:span text:style-name="T1971">AllEventListenersFromElement</text:span><text:span text:style-name="T1972">(</text:span><text:span text:style-name="T1973">eLement</text:span><text:span text:style-name="T1974">)</text:span><text:span text:style-name="T1975"><text:s/>–<text:s/></text:span><text:span text:style-name="T1976"><text:tab/></text:span><text:span text:style-name="T1977">удаляет<text:s/></text:span><text:span text:style-name="T1978"><text:tab/>прослушивание всех событий элемента<text:s/></text:span>view</text:p>
      <text:p text:style-name="P1979"/>
      <text:p text:style-name="P1980"><text:tab/><text:s/>Где :</text:p>
      <text:p text:style-name="Standard"><text:span text:style-name="T1981"><text:tab/></text:span><text:span text:style-name="T1982"><text:tab/></text:span><text:span text:style-name="T1983">eLement</text:span><text:span text:style-name="T1984">-<text:s/></text:span><text:span text:style-name="T1985">имя элемента<text:s/></text:span>view<text:span text:style-name="T1986"><text:s/>, извлекается из<text:s/></text:span>data<text:span text:style-name="T1987">-</text:span>actionElem<text:span text:style-name="T1988"><text:s/>элемента</text:span></text:p>
      <text:p text:style-name="P1989"><text:tab/></text:p>
      <text:p text:style-name="P1990"><text:tab/><text:s/>Генерирует события :</text:p>
      <text:p text:style-name="Standard"><text:span text:style-name="T1991"><text:tab/></text:span><text:span text:style-name="T1992"><text:tab/></text:span><text:span text:style-name="T1993"><text:tab/></text:span><text:span text:style-name="T1994">beforeRemove</text:span><text:span text:style-name="T1995">View</text:span><text:span text:style-name="T1996">AllEvents</text:span><text:span text:style-name="T1997"><text:line-break/></text:span><text:span text:style-name="T1998"><text:tab/></text:span><text:span text:style-name="T1999"><text:tab/></text:span><text:span text:style-name="T2000"><text:tab/></text:span><text:span text:style-name="T2001">afterRemove</text:span><text:span text:style-name="T2002">View</text:span><text:span text:style-name="T2003">AllEvents</text:span><text:span text:style-name="T2004"><text:line-break/></text:span><text:span text:style-name="T2005"><text:line-break/></text:span><text:span text:style-name="T2006"><text:tab/></text:span><text:span text:style-name="T2007">Возвращает ссылку на модуль -возможен вызов по цепочке</text:span></text:p>
      <text:p text:style-name="P2008"/>
      <text:p text:style-name="Standard"><text:span text:style-name="T2009">Modules</text:span><text:span text:style-name="T2010">.имя модуля</text:span><text:span text:style-name="T2011"><text:s/></text:span><text:span text:style-name="T2012">.</text:span><text:span text:style-name="T2013">change</text:span><text:span text:style-name="T2014">View</text:span><text:span text:style-name="T2015">EventListener</text:span><text:span text:style-name="T2016"><text:s/>(</text:span><text:span text:style-name="T2017">eLement</text:span><text:span text:style-name="T2018">,<text:s/></text:span><text:span text:style-name="T2019">userEvent</text:span><text:span text:style-name="T2020">,<text:s/></text:span><text:span text:style-name="T2021">moduleEvent</text:span><text:span text:style-name="T2022">) -заменяет параметры слушателя события <text:s/>для элемента</text:span></text:p>
      <text:p text:style-name="P2023"/>
      <text:p text:style-name="P2024">Где :</text:p>
      <text:p text:style-name="Standard"><text:span text:style-name="T2025"><text:tab/></text:span><text:span text:style-name="T2026"><text:tab/></text:span><text:span text:style-name="T2027">eLement</text:span><text:span text:style-name="T2028">-<text:s/></text:span><text:span text:style-name="T2029">имя элемента<text:s/></text:span>view<text:span text:style-name="T2030"><text:s/>, извлекается из<text:s/></text:span>data<text:span text:style-name="T2031">-</text:span>actionElem<text:span text:style-name="T2032"><text:s/>элемента</text:span><text:span text:style-name="T2033"><text:line-break/><text:s text:c="24"/></text:span><text:span text:style-name="T2034">userEvent</text:span><text:span text:style-name="T2035"><text:s/></text:span><text:span text:style-name="T2036">-тип пользовательского события , передаётся в свойстве <text:s/></text:span>typeEvent<text:span text:style-name="T2037"><text:s/></text:span><text:span text:style-name="T2038"><text:tab/></text:span><text:span text:style-name="T2039"><text:tab/></text:span><text:span text:style-name="T2040"><text:tab/></text:span><text:span text:style-name="T2041"><text:tab/>объекта события <text:s text:c="5"/></text:span><text:span text:style-name="T2042"><text:line-break/></text:span><text:span text:style-name="T2043"><text:tab/></text:span><text:span text:style-name="T2044"><text:tab/></text:span><text:span text:style-name="T2045">moduleEvent</text:span><text:span text:style-name="T2046"><text:s/>–<text:s/></text:span><text:span text:style-name="T2047">событие модуля, какое должно быть вызвано на пользовательское<text:s/></text:span><text:span text:style-name="T2048"><text:tab/></text:span><text:span text:style-name="T2049"><text:tab/></text:span><text:span text:style-name="T2050"><text:tab/></text:span><text:span text:style-name="T2051"><text:tab/>событие</text:span></text:p>
      <text:p text:style-name="P2052"><text:line-break/><text:s text:c="9"/>Генерирует события :</text:p>
      <text:p text:style-name="Standard"><text:span text:style-name="T2053"><text:tab/></text:span><text:span text:style-name="T2054"><text:tab/></text:span><text:span text:style-name="T2055"><text:tab/></text:span><text:span text:style-name="T2056">beforeChange</text:span><text:span text:style-name="T2057">View</text:span><text:span text:style-name="T2058">Event</text:span><text:span text:style-name="T2059"><text:line-break/></text:span><text:span text:style-name="T2060"><text:tab/></text:span><text:span text:style-name="T2061"><text:tab/></text:span><text:span text:style-name="T2062"><text:tab/></text:span><text:span text:style-name="T2063">afterChange</text:span><text:span text:style-name="T2064">View</text:span><text:span text:style-name="T2065">Event</text:span><text:span text:style-name="T2066"><text:line-break/></text:span><text:span text:style-name="T2067"><text:line-break/></text:span><text:span text:style-name="T2068"><text:tab/></text:span><text:span text:style-name="T2069">Возвращает ссылку на модуль -возможен вызов по цепочке</text:span></text:p>
      <text:p text:style-name="P2070"/>
      <text:p text:style-name="P2071"/>
      <text:p text:style-name="Standard"><text:span text:style-name="T2072">Modules</text:span><text:span text:style-name="T2073">.имя модуля</text:span><text:span text:style-name="T2074"><text:s/></text:span><text:span text:style-name="T2075">.</text:span><text:span text:style-name="T2076">has</text:span><text:span text:style-name="T2077">View</text:span><text:span text:style-name="T2078">EventForElement</text:span><text:span text:style-name="T2079"><text:s/>(</text:span><text:span text:style-name="T2080">eLement</text:span><text:span text:style-name="T2081">,<text:s/></text:span><text:span text:style-name="T2082">userEvent</text:span><text:span text:style-name="T2083">)</text:span><text:span text:style-name="T2084"><text:s/>– проверяет <text:s/>прослушивается ли событие элементом вью</text:span><text:span text:style-name="T2085"><text:line-break/></text:span><text:span text:style-name="T2086"><text:line-break/></text:span><text:span text:style-name="T2087">Возвращает<text:s/></text:span>true<text:span text:style-name="T2088"><text:s/></text:span><text:span text:style-name="T2089">или<text:s/></text:span>false<text:span text:style-name="T2090"><text:line-break/></text:span><text:span text:style-name="T2091"><text:line-break/></text:span></text:p>
      <text:p text:style-name="Standard"><text:span text:style-name="T2092">Modules</text:span><text:span text:style-name="T2093">.имя модуля</text:span><text:span text:style-name="T2094"><text:s/></text:span><text:span text:style-name="T2095">.</text:span><text:span text:style-name="T2096">get</text:span><text:span text:style-name="T2097">View</text:span><text:span text:style-name="T2098">EventListenerForElement</text:span><text:span text:style-name="T2099"><text:s/>(</text:span><text:span text:style-name="T2100">eLement</text:span><text:span text:style-name="T2101">)</text:span><text:span text:style-name="T2102"><text:s/>–возвращает объект в каом перечисленны все слушатели данного элемента<text:s/></text:span><text:span text:style-name="T2103">view</text:span><text:span text:style-name="T2104"><text:line-break/></text:span><text:span text:style-name="T2105"><text:line-break/></text:span><text:span text:style-name="T2106"><text:line-break/></text:span></text:p>
      <text:p text:style-name="P2107"><text:line-break/><text:s text:c="15"/></text:p>
      <text:p text:style-name="Standard"><text:span text:style-name="T2108">Modules</text:span><text:span text:style-name="T2109">.имя модуля.</text:span><text:span text:style-name="T2110">createEvent</text:span><text:span text:style-name="T2111">(</text:span><text:span text:style-name="T2112">event</text:span><text:span text:style-name="T2113">,<text:s/></text:span><text:span text:style-name="T2114">data</text:span><text:span text:style-name="T2115">,<text:s/></text:span><text:span text:style-name="T2116">moduleNameGenerateEvent</text:span><text:span text:style-name="T2117">) -</text:span><text:span text:style-name="T2118">генерирует<text:s/></text:span><text:span text:style-name="T2119"><text:tab/>событие какое будет передано всем прослушивающим модулям</text:span><text:span text:style-name="T2120"><text:s text:c="2"/>после того как ,</text:span><text:span text:style-name="T2121"><text:tab/>отработают другие события стоящие в очереди где:</text:span><text:span text:style-name="T2122"><text:line-break/></text:span><text:span text:style-name="T2123"><text:s text:c="4"/></text:span></text:p>
      <text:p text:style-name="Standard"><text:span text:style-name="T2124"><text:tab/></text:span><text:span text:style-name="T2125">event</text:span><text:span text:style-name="T2126"><text:s/>-</text:span><text:span text:style-name="T2127">имя события</text:span></text:p>
      <text:p text:style-name="Standard"><text:span text:style-name="T2128"><text:line-break/></text:span><text:span text:style-name="T2129"><text:tab/></text:span><text:span text:style-name="T2130">data</text:span><text:span text:style-name="T2131"><text:s/>-</text:span><text:span text:style-name="T2132">информация предаваемая объекте события -будет доступна слушающим<text:s/></text:span><text:span text:style-name="T2133"><text:tab/></text:span><text:span text:style-name="T2134"><text:tab/></text:span><text:span text:style-name="T2135"><text:tab/>модулям</text:span></text:p>
      <text:p text:style-name="Standard"><text:span text:style-name="T2136"><text:line-break/></text:span><text:span text:style-name="T2137"><text:tab/></text:span><text:span text:style-name="T2138">moduleNameGenerateEvent</text:span><text:span text:style-name="T2139"><text:s/>-</text:span><text:span text:style-name="T2140">имя модуля сгенерировавшего события, если не будет<text:s/></text:span><text:span text:style-name="T2141"><text:tab/></text:span><text:span text:style-name="T2142"><text:tab/></text:span><text:span text:style-name="T2143"><text:tab/>указано, полдставится имя текущего<text:s/></text:span><text:span text:style-name="T2144"><text:line-break/></text:span><text:span text:style-name="T2145"><text:line-break/></text:span><text:span text:style-name="T2146"><text:s/>Возвращает ссылку на модуль -возможен вызов по цепочке</text:span></text:p>
      <text:p text:style-name="Standard"><text:span text:style-name="T2147"><text:line-break/></text:span><text:span text:style-name="T2148"><text:line-break/></text:span><text:bookmark-start text:name="__DdeLink__205_1885177823"/><text:span text:style-name="T2149">Modules</text:span><text:span text:style-name="T2150">.имя модуля.</text:span><text:span text:style-name="T2151">doEventForAuditionNow</text:span><text:span text:style-name="T2152">(</text:span><text:span text:style-name="T2153">event</text:span><text:span text:style-name="T2154">,<text:s/></text:span><text:span text:style-name="T2155">data</text:span><text:span text:style-name="T2156">,<text:s/></text:span><text:span text:style-name="T2157">moduleNameGenerateEvent</text:span><text:span text:style-name="T2158">)<text:s/></text:span><text:span text:style-name="T2159"><text:tab/>-</text:span><text:span text:style-name="T2160">генерирует<text:s/></text:span><text:span text:style-name="T2161"><text:tab/>событие какое будет передано всем прослушивающим модулям где:</text:span><text:span text:style-name="T2162"><text:line-break/></text:span><text:span text:style-name="T2163"><text:s text:c="3"/></text:span><text:span text:style-name="T2164"><text:s/></text:span></text:p>
      <text:soft-page-break/>
      <text:p text:style-name="Standard"><text:span text:style-name="T2165"><text:tab/></text:span><text:span text:style-name="T2166">event</text:span><text:span text:style-name="T2167"><text:s/>-</text:span><text:span text:style-name="T2168">имя события</text:span></text:p>
      <text:p text:style-name="Standard"><text:span text:style-name="T2169"><text:line-break/></text:span><text:span text:style-name="T2170"><text:tab/></text:span><text:span text:style-name="T2171">data</text:span><text:span text:style-name="T2172"><text:s/>-</text:span><text:span text:style-name="T2173">информация предаваемая объекте события -будет доступна слушающим<text:s/></text:span><text:span text:style-name="T2174"><text:tab/></text:span><text:span text:style-name="T2175"><text:tab/></text:span><text:span text:style-name="T2176"><text:tab/>модулям</text:span></text:p>
      <text:p text:style-name="Standard"><text:span text:style-name="T2177"><text:line-break/></text:span><text:span text:style-name="T2178"><text:tab/></text:span><text:span text:style-name="T2179">moduleNameGenerateEvent</text:span><text:span text:style-name="T2180"><text:s/>-</text:span><text:span text:style-name="T2181">имя модуля сгенерировавшего события, если не будет<text:s/></text:span><text:span text:style-name="T2182"><text:tab/></text:span><text:span text:style-name="T2183"><text:tab/></text:span><text:span text:style-name="T2184"><text:tab/>указано, полдставится имя текущего<text:s/></text:span><text:span text:style-name="T2185"><text:line-break/></text:span><text:span text:style-name="T2186"><text:line-break/></text:span><text:span text:style-name="T2187"><text:s/>Возвращает ссылку на модуль -возможен вызов по цепочке</text:span><text:bookmark-end text:name="__DdeLink__205_1885177823"/><text:span text:style-name="T2188"><text:line-break/></text:span><text:span text:style-name="T2189"><text:line-break/></text:span><text:bookmark-start text:name="__DdeLink__207_1885177823"/><text:span text:style-name="T2190">Modules</text:span><text:span text:style-name="T2191">.имя модуля.</text:span><text:span text:style-name="T2192">doEvent</text:span><text:span text:style-name="T2193">(</text:span><text:span text:style-name="T2194">event</text:span><text:span text:style-name="T2195">,<text:s/></text:span><text:span text:style-name="T2196">data</text:span><text:span text:style-name="T2197">)</text:span><text:bookmark-end text:name="__DdeLink__207_1885177823"/><text:span text:style-name="T2198"><text:s/></text:span><text:span text:style-name="T2199"><text:tab/>-</text:span><text:span text:style-name="T2200">генерирует<text:s/></text:span><text:span text:style-name="T2201"><text:tab/>событие какое будет выполнено в данном модуле</text:span><text:span text:style-name="T2202"><text:line-break/></text:span><text:span text:style-name="T2203"><text:s text:c="4"/></text:span></text:p>
      <text:p text:style-name="Standard"><text:span text:style-name="T2204"><text:tab/></text:span><text:span text:style-name="T2205">event</text:span><text:span text:style-name="T2206"><text:s/>-</text:span><text:span text:style-name="T2207">имя события</text:span></text:p>
      <text:p text:style-name="Standard"><text:span text:style-name="T2208"><text:line-break/></text:span><text:span text:style-name="T2209"><text:tab/></text:span><text:span text:style-name="T2210">data</text:span><text:span text:style-name="T2211"><text:s/>-</text:span><text:span text:style-name="T2212">информация предаваемая объекте события -будет доступна слушающим<text:s/></text:span><text:span text:style-name="T2213"><text:tab/></text:span><text:span text:style-name="T2214"><text:tab/></text:span><text:span text:style-name="T2215"><text:tab/>модулям</text:span></text:p>
      <text:p text:style-name="Standard"><text:span text:style-name="T2216"><text:line-break/></text:span><text:span text:style-name="T2217"><text:line-break/></text:span><text:span text:style-name="T2218"><text:s/></text:span><text:bookmark-start text:name="__DdeLink__242_1885177823"/><text:span text:style-name="T2219">Возвращает ссылку на модуль -возможен вызов по цепочке</text:span><text:span text:style-name="T2220"><text:line-break/></text:span><text:bookmark-end text:name="__DdeLink__242_1885177823"/><text:span text:style-name="T2221"><text:line-break/></text:span><text:span text:style-name="T2222"><text:line-break/></text:span><text:span text:style-name="T2223">6 Работа с атрибутами модуля</text:span></text:p>
      <text:p text:style-name="P2224"/>
      <text:p text:style-name="Standard"><text:bookmark-start text:name="__DdeLink__212_1885177823"/><text:span text:style-name="T2225">Modules</text:span><text:span text:style-name="T2226">.имя модуля.</text:span><text:span text:style-name="T2227">set</text:span><text:span text:style-name="T2228">(<text:s/></text:span><text:span text:style-name="T2229">data</text:span><text:span text:style-name="T2230">)</text:span><text:bookmark-end text:name="__DdeLink__212_1885177823"/><text:span text:style-name="T2231"><text:s/>-<text:s/></text:span><text:span text:style-name="T2232"><text:s/>устанавливает атрибуты модуля переданными где:</text:span><text:span text:style-name="T2233"><text:line-break/></text:span><text:span text:style-name="T2234"><text:tab/><text:s text:c="32"/></text:span><text:span text:style-name="T2235"><text:line-break/></text:span><text:span text:style-name="T2236"><text:tab/></text:span><text:span text:style-name="T2237"><text:tab/></text:span><text:span text:style-name="T2238">data</text:span><text:span text:style-name="T2239"><text:s/></text:span><text:span text:style-name="T2240">-объект содержащий атрибуты</text:span><text:span text:style-name="T2241"><text:line-break/></text:span><text:span text:style-name="T2242"><text:tab/></text:span><text:span text:style-name="T2243"><text:tab/></text:span><text:span text:style-name="T2244"><text:tab/></text:span><text:span text:style-name="T2245"><text:tab/></text:span></text:p>
      <text:p text:style-name="Standard"><text:span text:style-name="T2246"><text:tab/></text:span><text:span text:style-name="T2247">Генерирует события:</text:span><text:span text:style-name="T2248"><text:line-break/></text:span><text:span text:style-name="T2249"><text:s text:c="17"/></text:span><text:span text:style-name="T2250">beforeChange</text:span><text:span text:style-name="T2251"><text:s/>-перед изменением атрибутов</text:span><text:span text:style-name="T2252"><text:line-break/></text:span><text:span text:style-name="T2253"><text:s text:c="17"/></text:span><text:span text:style-name="T2254">beforeChildChange</text:span><text:span text:style-name="T2255"><text:s/>-атрибуты потомка будут изменены</text:span></text:p>
      <text:p text:style-name="P2256"><text:tab/><text:tab/></text:p>
      <text:p text:style-name="Standard"><text:span text:style-name="T2257"><text:tab/><text:s text:c="5"/></text:span><text:span text:style-name="T2258">afterChildChange</text:span><text:span text:style-name="T2259"><text:s/>-после измения атрибутов в потомке, а не замены на такие же как<text:s/></text:span><text:span text:style-name="T2260"><text:tab/></text:span><text:span text:style-name="T2261"><text:tab/></text:span><text:span text:style-name="T2262"><text:tab/></text:span><text:span text:style-name="T2263"><text:tab/>и были</text:span><text:span text:style-name="T2264"><text:line-break/></text:span><text:span text:style-name="T2265"><text:tab/><text:s text:c="5"/></text:span><text:span text:style-name="T2266">aft</text:span><text:span text:style-name="T2267">erChange</text:span><text:span text:style-name="T2268"><text:s text:c="3"/>после измения атрибутов , а не замены на такие же как и были</text:span><text:span text:style-name="T2269"><text:line-break/></text:span><text:span text:style-name="T2270"><text:line-break/></text:span><text:span text:style-name="T2271"><text:s/></text:span><text:span text:style-name="T2272"><text:tab/>Возвращает ссылку на модуль -возможен вызов по цепочке</text:span><text:span text:style-name="T2273"><text:line-break/></text:span><text:span text:style-name="T2274"><text:line-break/></text:span></text:p>
      <text:p text:style-name="Standard"><text:bookmark-start text:name="__DdeLink__215_1885177823"/><text:span text:style-name="T2275">Modules</text:span><text:span text:style-name="T2276">.имя модуля.</text:span><text:span text:style-name="T2277">has</text:span><text:span text:style-name="T2278">(</text:span><text:span text:style-name="T2279"><text:s/></text:span><text:span text:style-name="T2280">name</text:span><text:span text:style-name="T2281">)<text:s/></text:span><text:bookmark-end text:name="__DdeLink__215_1885177823"/><text:span text:style-name="T2282"><text:s/></text:span><text:span text:style-name="T2283">-проверяет есть ли у модуля данный атрибут</text:span></text:p>
      <text:p text:style-name="Standard"><text:span text:style-name="T2284"><text:line-break/></text:span><text:span text:style-name="T2285"><text:tab/><text:s/>Возвращает<text:s/></text:span>true<text:span text:style-name="T2286"><text:s/>или<text:s/></text:span>false<text:span text:style-name="T2287"><text:line-break/></text:span><text:span text:style-name="T2288"><text:line-break/></text:span><text:bookmark-start text:name="__DdeLink__217_1885177823"/><text:span text:style-name="T2289">Modules</text:span><text:span text:style-name="T2290">.имя модуля.</text:span><text:bookmark-end text:name="__DdeLink__217_1885177823"/><text:span text:style-name="T2291">get</text:span><text:span text:style-name="T2292">(<text:s/></text:span><text:span text:style-name="T2293">name</text:span><text:span text:style-name="T2294">)<text:s/></text:span><text:span text:style-name="T2295"><text:s/>-возвращает значение либо указанного арибута либо всех</text:span><text:span text:style-name="T2296"><text:line-break/></text:span><text:span text:style-name="T2297"><text:line-break/></text:span><text:bookmark-start text:name="__DdeLink__219_1885177823"/><text:span text:style-name="T2298">Modules</text:span><text:span text:style-name="T2299">.имя модуля.</text:span><text:span text:style-name="T2300">getChanged</text:span><text:bookmark-end text:name="__DdeLink__219_1885177823"/><text:span text:style-name="T2301"><text:s text:c="3"/>-<text:s/></text:span><text:span text:style-name="T2302">возвращает объект с атрибутами изменёнными при<text:s/></text:span><text:span text:style-name="T2303"><text:tab/>послед</text:span><text:span text:style-name="T2304">нем изменении</text:span><text:span text:style-name="T2305"><text:line-break/></text:span><text:span text:style-name="T2306"><text:line-break/></text:span><text:soft-page-break/><text:span text:style-name="T2307"><text:s/></text:span><text:bookmark-start text:name="__DdeLink__222_1885177823"/><text:span text:style-name="T2308">Modules</text:span><text:span text:style-name="T2309">.имя модуля.</text:span><text:span text:style-name="T2310">isChanged</text:span><text:span text:style-name="T2311">()<text:s/></text:span><text:bookmark-end text:name="__DdeLink__222_1885177823"/><text:span text:style-name="T2312">- проверяет были ли изменены атрибуты после <text:s/>последнего<text:s/></text:span><text:span text:style-name="T2313"><text:tab/>изменения</text:span></text:p>
      <text:p text:style-name="P2314"><text:tab/></text:p>
      <text:p text:style-name="Standard"><text:span text:style-name="T2315"><text:tab/><text:s/>Возвращает<text:s/></text:span>true<text:span text:style-name="T2316"><text:s/>или<text:s/></text:span>false<text:span text:style-name="T2317"><text:line-break/></text:span><text:span text:style-name="T2318"><text:line-break/></text:span><text:bookmark-start text:name="__DdeLink__224_1885177823"/><text:span text:style-name="T2319">Modules</text:span><text:span text:style-name="T2320">.имя модуля.</text:span><text:span text:style-name="T2321">getOldData</text:span><text:span text:style-name="T2322">(</text:span><text:span text:style-name="T2323">data</text:span><text:span text:style-name="T2324">)</text:span><text:bookmark-end text:name="__DdeLink__224_1885177823"/><text:span text:style-name="T2325"><text:s/>-<text:s/></text:span><text:span text:style-name="T2326">возвращает объект содержащий все атрибуты какие<text:s/></text:span><text:span text:style-name="T2327"><text:tab/>подверглись изменению. А</text:span><text:span text:style-name="T2328">триьбуты какие изменялись неоднократно будут возвращены в<text:s/></text:span><text:span text:style-name="T2329"><text:tab/>состоянии перед последним изменением</text:span><text:span text:style-name="T2330"><text:line-break/></text:span><text:span text:style-name="T2331"><text:line-break/></text:span><text:bookmark-start text:name="__DdeLink__227_1885177823"/><text:span text:style-name="T2332">Modules</text:span><text:span text:style-name="T2333">.имя модуля.</text:span><text:span text:style-name="T2334">setWithValidate</text:span><text:span text:style-name="T2335">(<text:s/></text:span><text:span text:style-name="T2336">data</text:span><text:span text:style-name="T2337">) <text:s/>-<text:s/></text:span><text:span text:style-name="T2338">установить значения атрибутам с<text:s/></text:span><text:span text:style-name="T2339"><text:tab/>предварительной<text:s/></text:span><text:span text:style-name="T2340"><text:tab/>валидацией. Если хоть один из атрибутов не пройдёт валидацию ,<text:s/></text:span><text:span text:style-name="T2341"><text:tab/></text:span><text:span text:style-name="T2342">значения всех атрибутов не будут установлены</text:span><text:bookmark-end text:name="__DdeLink__227_1885177823"/><text:span text:style-name="T2343"><text:line-break/></text:span><text:span text:style-name="T2344"><text:line-break/></text:span><text:span text:style-name="T2345"><text:s/></text:span><text:span text:style-name="T2346">Modules</text:span><text:span text:style-name="T2347">.имя модуля.</text:span><text:span text:style-name="T2348">setWithValidateAndSelective</text:span><text:span text:style-name="T2349">(<text:s/></text:span><text:span text:style-name="T2350">data</text:span><text:span text:style-name="T2351">,<text:s/></text:span><text:span text:style-name="T2352">selectors</text:span><text:span text:style-name="T2353">) <text:s/>-<text:s/></text:span><text:span text:style-name="T2354">установить значения<text:s/></text:span><text:span text:style-name="T2355"><text:tab/>атрибутам с<text:s/></text:span><text:span text:style-name="T2356"><text:tab/>предварительной<text:s/></text:span><text:span text:style-name="T2357"><text:tab/>валидацией , будут валидироватся только атрибуты<text:s/></text:span><text:span text:style-name="T2358"><text:tab/>соответсвующие селектору. Если хоть один</text:span><text:span text:style-name="T2359"><text:s/>из атрибутов не пройдёт<text:s/></text:span><text:span text:style-name="T2360"><text:tab/>валидацию ,<text:s/></text:span><text:span text:style-name="T2361"><text:tab/>значения всех атрибутов не будут установлены. Где :<text:s/></text:span><text:span text:style-name="T2362"><text:line-break/></text:span><text:span text:style-name="T2363"><text:s text:c="33"/></text:span></text:p>
      <text:p text:style-name="Standard"><text:span text:style-name="T2364"><text:s text:c="33"/></text:span><text:bookmark-start text:name="__DdeLink__230_1885177823"/><text:span text:style-name="T2365">data</text:span><text:span text:style-name="T2366"><text:s/>-объект для валидации</text:span></text:p>
      <text:p text:style-name="Standard"><text:span text:style-name="T2367"><text:s text:c="33"/></text:span><text:span text:style-name="T2368">selectors</text:span><text:span text:style-name="T2369"><text:s/></text:span><text:span text:style-name="T2370"><text:s/>-объект где валидируемым с</text:span><text:span text:style-name="T2371">войствам присвоенно значение<text:s/></text:span>true<text:bookmark-end text:name="__DdeLink__230_1885177823"/><text:span text:style-name="T2372"><text:line-break/></text:span></text:p>
      <text:p text:style-name="P2373"><text:line-break/><text:tab/><text:tab/></text:p>
      <text:p text:style-name="P2374"/>
      <text:p text:style-name="P2375"/>
      <text:p text:style-name="Standard"><text:bookmark-start text:name="__DdeLink__238_1885177823"/><text:span text:style-name="T2376">Modules.имя модуля.Validate( data, selectors) –<text:s/></text:span>валидация данных.<text:s/><text:span text:style-name="T2377">Где:</text:span></text:p>
      <text:p text:style-name="P2378"><text:tab/></text:p>
      <text:p text:style-name="Standard"><text:span text:style-name="T2379"><text:tab/></text:span><text:span text:style-name="T2380"><text:tab/><text:s/></text:span><text:span text:style-name="T2381">data</text:span><text:span text:style-name="T2382"><text:s/>-объект для валидации</text:span></text:p>
      <text:p text:style-name="Standard"><text:span text:style-name="T2383"><text:s text:c="26"/></text:span><text:span text:style-name="T2384">selectors</text:span><text:span text:style-name="T2385"><text:s/></text:span><text:span text:style-name="T2386"><text:s/>-объект где валидируемым свойствам присвоенно значение<text:s/></text:span>true<text:bookmark-end text:name="__DdeLink__238_1885177823"/><text:span text:style-name="T2387"><text:line-break/></text:span><text:span text:style-name="T2388"><text:line-break/></text:span><text:span text:style-name="T2389"><text:s text:c="4"/>Для каждог</text:span><text:span text:style-name="T2390">о валидируемого свойства будет применена функция указанная как валидатор, если она есть, данного свойства. Если функция возвращает<text:s/></text:span>true<text:span text:style-name="T2391"><text:s/>валидация прошла успешно, если<text:s/></text:span>false<text:span text:style-name="T2392"><text:s/>то нет</text:span><text:span text:style-name="T2393"><text:line-break/></text:span><text:span text:style-name="T2394"><text:line-break/></text:span><text:span text:style-name="T2395"><text:line-break/></text:span><text:span text:style-name="T2396"><text:tab/></text:span><text:span text:style-name="T2397"><text:tab/>События :</text:span></text:p>
      <text:p text:style-name="Standard"><text:span text:style-name="T2398"><text:tab/></text:span><text:span text:style-name="T2399"><text:tab/></text:span><text:span text:style-name="T2400"><text:tab/></text:span><text:span text:style-name="T2401">beforeValidation</text:span><text:span text:style-name="T2402"><text:s/>-перед валидацией всех данных</text:span><text:span text:style-name="T2403"><text:line-break/></text:span><text:span text:style-name="T2404"><text:tab/></text:span><text:span text:style-name="T2405"><text:tab/></text:span><text:span text:style-name="T2406"><text:tab/></text:span><text:span text:style-name="T2407">beforeValidation</text:span><text:span text:style-name="T2408">_</text:span><text:bookmark-start text:name="__DdeLink__232_1885177823"/><text:bookmark-start text:name="__DdeLink__234_1885177823"/><text:span text:style-name="T2409">имясвойства<text:s/></text:span><text:span text:style-name="T2410">-вызывается перед валидацией свойства</text:span><text:bookmark-end text:name="__DdeLink__232_1885177823"/><text:bookmark-end text:name="__DdeLink__234_1885177823"/></text:p>
      <text:p text:style-name="Standard"><text:span text:style-name="T2411"><text:tab/></text:span><text:span text:style-name="T2412"><text:tab/></text:span><text:span text:style-name="T2413"><text:tab/></text:span><text:span text:style-name="T2414">Su</text:span><text:span text:style-name="T2415">сс</text:span><text:span text:style-name="T2416">essValidation</text:span><text:bookmark-start text:name="__DdeLink__236_1885177823"/><text:span text:style-name="T2417">_имясвойства</text:span><text:span text:style-name="T2418"><text:s/>-вызывается если валидация свойства<text:s/></text:span><text:span text:style-name="T2419"><text:tab/></text:span><text:span text:style-name="T2420"><text:tab/></text:span><text:span text:style-name="T2421"><text:tab/></text:span><text:span text:style-name="T2422"><text:tab/></text:span><text:span text:style-name="T2423"><text:tab/>успешна</text:span><text:bookmark-end text:name="__DdeLink__236_1885177823"/><text:span text:style-name="T2424"><text:line-break/></text:span><text:span text:style-name="T2425"><text:tab/></text:span><text:span text:style-name="T2426"><text:tab/></text:span><text:span text:style-name="T2427"><text:tab/></text:span><text:span text:style-name="T2428">ErrorValidation</text:span><text:span text:style-name="T2429">__имясвойства</text:span><text:span text:style-name="T2430"><text:s/>-вызывается если валидация свойства<text:s/></text:span><text:span text:style-name="T2431"><text:tab/></text:span><text:span text:style-name="T2432"><text:tab/></text:span><text:span text:style-name="T2433"><text:tab/></text:span><text:span text:style-name="T2434"><text:tab/></text:span><text:span text:style-name="T2435"><text:tab/></text:span><text:span text:style-name="T2436"><text:s/></text:span><text:span text:style-name="T2437"><text:tab/>не успешна</text:span><text:span text:style-name="T2438"><text:tab/></text:span></text:p>
      <text:p text:style-name="Standard"><text:span text:style-name="T2439"><text:tab/></text:span><text:span text:style-name="T2440"><text:tab/></text:span><text:span text:style-name="T2441"><text:tab/></text:span><text:span text:style-name="T2442">afterValidation</text:span><text:span text:style-name="T2443">_имясвойства<text:s/></text:span><text:span text:style-name="T2444">-вызывается после валидации свойства</text:span><text:span text:style-name="T2445"><text:line-break/></text:span><text:span text:style-name="T2446"><text:tab/></text:span><text:span text:style-name="T2447"><text:tab/></text:span><text:span text:style-name="T2448"><text:tab/></text:span><text:span text:style-name="T2449">Su</text:span><text:span text:style-name="T2450">сс</text:span><text:span text:style-name="T2451">essValidation</text:span><text:span text:style-name="T2452"><text:s/></text:span><text:span text:style-name="T2453">-если вся валидация прошла успешно</text:span></text:p>
      <text:p text:style-name="Standard"><text:span text:style-name="T2454"><text:tab/></text:span><text:span text:style-name="T2455"><text:tab/></text:span><text:span text:style-name="T2456"><text:tab/></text:span><text:span text:style-name="T2457">ErrorValidation</text:span><text:span text:style-name="T2458"><text:s/>- если вся валидация прошла не успешно</text:span><text:span text:style-name="T2459"><text:line-break/></text:span><text:span text:style-name="T2460"><text:tab/></text:span><text:span text:style-name="T2461"><text:tab/></text:span><text:span text:style-name="T2462"><text:tab/></text:span><text:span text:style-name="T2463">afterValidation</text:span><text:span text:style-name="T2464"><text:s/></text:span><text:span text:style-name="T2465">-после валидации всех данных</text:span></text:p>
      <text:p text:style-name="P2466"/>
      <text:p text:style-name="Standard"><text:bookmark-start text:name="__DdeLink__244_1885177823"/><text:span text:style-name="T2467">Modules</text:span><text:span text:style-name="T2468">.имя</text:span><text:span text:style-name="T2469"><text:s/>модуля.</text:span><text:span text:style-name="T2470">addValidateFunction</text:span><text:span text:style-name="T2471">(</text:span><text:span text:style-name="T2472">name</text:span><text:span text:style-name="T2473">,<text:s/></text:span><text:span text:style-name="T2474">functionToValidate</text:span><text:span text:style-name="T2475">)–<text:s/></text:span><text:span text:style-name="T2476">назначение функции<text:s/></text:span><text:span text:style-name="T2477"><text:tab/>валидатора.Где:</text:span></text:p>
      <text:soft-page-break/>
      <text:p text:style-name="P2478"><text:tab/></text:p>
      <text:p text:style-name="Standard"><text:span text:style-name="T2479"><text:tab/></text:span><text:span text:style-name="T2480"><text:tab/><text:s/></text:span><text:span text:style-name="T2481">name</text:span><text:span text:style-name="T2482"><text:s/>-имя валидируемого свойства</text:span></text:p>
      <text:p text:style-name="Standard"><text:span text:style-name="T2483"><text:s text:c="25"/></text:span><text:span text:style-name="T2484">functionToValidate</text:span><text:span text:style-name="T2485"><text:s/>-функция валидатор</text:span></text:p>
      <text:p text:style-name="P2486"/>
      <text:p text:style-name="P2487">Возвращает ссылку на модуль -возможен вызов по цепочке<text:bookmark-end text:name="__DdeLink__244_1885177823"/><text:line-break/></text:p>
      <text:p text:style-name="P2488"/>
      <text:p text:style-name="Standard"><text:bookmark-start text:name="__DdeLink__247_1885177823"/><text:span text:style-name="T2489">Module</text:span><text:span text:style-name="T2490">s</text:span><text:span text:style-name="T2491">.имя модуля.</text:span><text:span text:style-name="T2492">removeValidateFunction</text:span><text:span text:style-name="T2493">(</text:span><text:span text:style-name="T2494">name</text:span><text:span text:style-name="T2495">)</text:span><text:bookmark-end text:name="__DdeLink__247_1885177823"/><text:span text:style-name="T2496">–<text:s/></text:span><text:span text:style-name="T2497">удаление функции<text:s/></text:span><text:span text:style-name="T2498"><text:tab/>валидатора.Где:</text:span></text:p>
      <text:p text:style-name="P2499"><text:tab/></text:p>
      <text:p text:style-name="Standard"><text:span text:style-name="T2500"><text:tab/></text:span><text:span text:style-name="T2501"><text:tab/><text:s/></text:span><text:span text:style-name="T2502">name</text:span><text:span text:style-name="T2503"><text:s/>-имя валидируемого свойства</text:span></text:p>
      <text:p text:style-name="P2504"><text:s text:c="24"/></text:p>
      <text:p text:style-name="P2505">Возвращает ссылку на модуль -возможен вызов по цепочке</text:p>
      <text:p text:style-name="P2506"/>
      <text:p text:style-name="P2507"/>
      <text:p text:style-name="P2508"/>
      <text:p text:style-name="Standard"><text:span text:style-name="T2509">7 Работа с<text:s/></text:span><text:span text:style-name="T2510">VIEW</text:span><text:span text:style-name="T2511"><text:line-break/></text:span><text:span text:style-name="T2512"><text:line-break/></text:span><text:bookmark-start text:name="__DdeLink__250_1885177823"/><text:span text:style-name="T2513">Modules</text:span><text:span text:style-name="T2514">.имя модуля.</text:span><text:span text:style-name="T2515">setShablonUrl</text:span><text:span text:style-name="T2516">(</text:span><text:span text:style-name="T2517">urlHTML</text:span><text:span text:style-name="T2518">,</text:span><text:span text:style-name="T2519"><text:s/></text:span><text:span text:style-name="T2520">urlCSS</text:span><text:span text:style-name="T2521">) –<text:s/></text:span><text:span text:style-name="T2522">привязывает адреса шаблонов к модулю</text:span><text:bookmark-end text:name="__DdeLink__250_1885177823"/><text:span text:style-name="T2523"><text:line-break/></text:span></text:p>
      <text:p text:style-name="P2524"><text:tab/>Возвращает ссылку на модуль -возможен вызов по цепочке</text:p>
      <text:p text:style-name="P2525"/>
      <text:p text:style-name="P2526"/>
      <text:p text:style-name="Standard"><text:span text:style-name="T2527">Modules</text:span><text:span text:style-name="T2528">.имя модуля.</text:span><text:span text:style-name="T2529">preRenderurl</text:span><text:span text:style-name="T2530">(</text:span><text:span text:style-name="T2531">type</text:span><text:span text:style-name="T2532">)<text:s/></text:span><text:span text:style-name="T2533">– подгружает шаблоны<text:s/></text:span>view<text:span text:style-name="T2534"><text:s/>если они не загружены и<text:s/></text:span><text:span text:style-name="T2535"><text:tab/>запускает рендер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ima</meta:initial-creator>
    <dc:creator>dima</dc:creator>
    <meta:creation-date>2013-07-12T12:11:00Z</meta:creation-date>
    <dc:date>2013-07-15T09:53:00Z</dc:date>
    <meta:template xlink:href="Normal" xlink:type="simple"/>
    <meta:editing-cycles>2</meta:editing-cycles>
    <meta:editing-duration>PT20940S</meta:editing-duration>
    <meta:document-statistic meta:page-count="17" meta:paragraph-count="56" meta:word-count="4195" meta:character-count="28057" meta:row-count="199" meta:non-whitespace-character-count="23918"/>
  </office:meta>
</office:document-meta>
</file>